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8" style:family="paragraph" style:parent-style-name="Predeterminado">
      <style:paragraph-properties fo:margin-top="0cm" fo:margin-bottom="0cm" style:contextual-spacing="false" style:line-height-at-least="0.176cm"/>
      <style:text-properties officeooo:paragraph-rsid="00467573"/>
    </style:style>
    <style:style style:name="P59" style:family="paragraph" style:parent-style-name="Predeterminado">
      <style:paragraph-properties fo:margin-top="0cm" fo:margin-bottom="0cm" style:contextual-spacing="false" style:line-height-at-least="0.176cm"/>
      <style:text-properties officeooo:paragraph-rsid="0052d04f"/>
    </style:style>
    <style:style style:name="P60" style:family="paragraph" style:parent-style-name="Predeterminado">
      <style:paragraph-properties fo:margin-top="0cm" fo:margin-bottom="0cm" style:contextual-spacing="false" style:line-height-at-least="0.176cm"/>
      <style:text-properties officeooo:paragraph-rsid="00617597"/>
    </style:style>
    <style:style style:name="P61" style:family="paragraph" style:parent-style-name="Predeterminado">
      <style:paragraph-properties fo:margin-top="0cm" fo:margin-bottom="0cm" style:contextual-spacing="false" style:line-height-at-least="0.176cm"/>
      <style:text-properties officeooo:paragraph-rsid="0063677a"/>
    </style:style>
    <style:style style:name="P62" style:family="paragraph" style:parent-style-name="Predeterminado">
      <style:paragraph-properties fo:margin-top="0cm" fo:margin-bottom="0cm" style:contextual-spacing="false" style:line-height-at-least="0.176cm"/>
      <style:text-properties officeooo:paragraph-rsid="006f6e40"/>
    </style:style>
    <style:style style:name="P63" style:family="paragraph" style:parent-style-name="Predeterminado">
      <style:paragraph-properties fo:margin-top="0cm" fo:margin-bottom="0cm" style:contextual-spacing="false" style:line-height-at-least="0.176cm"/>
      <style:text-properties officeooo:paragraph-rsid="006f9b24"/>
    </style:style>
    <style:style style:name="P64" style:family="paragraph" style:parent-style-name="Predeterminado">
      <style:paragraph-properties fo:margin-top="0cm" fo:margin-bottom="0cm" style:contextual-spacing="false" style:line-height-at-least="0.176cm"/>
      <style:text-properties officeooo:paragraph-rsid="00756e2b"/>
    </style:style>
    <style:style style:name="P65" style:family="paragraph" style:parent-style-name="Predeterminado">
      <style:paragraph-properties fo:margin-top="0cm" fo:margin-bottom="0cm" style:contextual-spacing="false" style:line-height-at-least="0.176cm"/>
      <style:text-properties officeooo:paragraph-rsid="0082fd5c"/>
    </style:style>
    <style:style style:name="P66" style:family="paragraph" style:parent-style-name="Predeterminado">
      <style:paragraph-properties fo:margin-top="0cm" fo:margin-bottom="0cm" style:contextual-spacing="false" style:line-height-at-least="0.176cm"/>
      <style:text-properties officeooo:paragraph-rsid="008cb2f9"/>
    </style:style>
    <style:style style:name="P67" style:family="paragraph" style:parent-style-name="Predeterminado">
      <style:paragraph-properties fo:margin-top="0cm" fo:margin-bottom="0cm" style:contextual-spacing="false" style:line-height-at-least="0.176cm"/>
      <style:text-properties officeooo:paragraph-rsid="00995c34"/>
    </style:style>
    <style:style style:name="P68" style:family="paragraph" style:parent-style-name="Predeterminado">
      <style:paragraph-properties fo:margin-top="0cm" fo:margin-bottom="0cm" style:contextual-spacing="false" style:line-height-at-least="0.176cm"/>
      <style:text-properties officeooo:paragraph-rsid="00c25f91"/>
    </style:style>
    <style:style style:name="P69" style:family="paragraph" style:parent-style-name="Predeterminado">
      <style:paragraph-properties fo:margin-top="0cm" fo:margin-bottom="0cm" style:contextual-spacing="false" style:line-height-at-least="0.176cm"/>
      <style:text-properties officeooo:paragraph-rsid="00c36180"/>
    </style:style>
    <style:style style:name="P70" style:family="paragraph" style:parent-style-name="Predeterminado">
      <style:paragraph-properties fo:margin-top="0cm" fo:margin-bottom="0cm" style:contextual-spacing="false" style:line-height-at-least="0.176cm"/>
      <style:text-properties officeooo:paragraph-rsid="00d1a8c1"/>
    </style:style>
    <style:style style:name="P7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4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47"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4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51"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60"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05"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0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1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2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3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5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27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27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8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8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8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8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343"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364"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3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36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3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3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370"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371"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382"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83"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84"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85"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86"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387"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9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9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9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98"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99"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403"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406"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407"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408"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409"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10"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411"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41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1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14" style:family="paragraph" style:parent-style-name="Predeterminado">
      <style:paragraph-properties fo:margin-top="0cm" fo:margin-bottom="0cm" style:contextual-spacing="false" style:line-height-at-least="0.176cm"/>
      <style:text-properties officeooo:rsid="006f6e40" officeooo:paragraph-rsid="006f6e40"/>
    </style:style>
    <style:style style:name="P41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1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19" style:family="paragraph" style:parent-style-name="Predeterminado">
      <style:paragraph-properties fo:margin-top="0cm" fo:margin-bottom="0cm" style:contextual-spacing="false" style:line-height-at-least="0.176cm"/>
      <style:text-properties officeooo:rsid="0073dfa9" officeooo:paragraph-rsid="0073dfa9"/>
    </style:style>
    <style:style style:name="P42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42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42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42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42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42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42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427" style:family="paragraph" style:parent-style-name="Predeterminado">
      <style:paragraph-properties fo:margin-top="0cm" fo:margin-bottom="0cm" style:contextual-spacing="false" style:line-height-at-least="0.176cm"/>
      <style:text-properties officeooo:rsid="00d0a4c5" officeooo:paragraph-rsid="00d0a4c5"/>
    </style:style>
    <style:style style:name="P428" style:family="paragraph" style:parent-style-name="Predeterminado">
      <style:paragraph-properties fo:margin-top="0cm" fo:margin-bottom="0cm" style:contextual-spacing="false" style:line-height-at-least="0.176cm"/>
      <style:text-properties officeooo:rsid="00d24b3a" officeooo:paragraph-rsid="00d24b3a"/>
    </style:style>
    <style:style style:name="P42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43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43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4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43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43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43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43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437"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438"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439"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440"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44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4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4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4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4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4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4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4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4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45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45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45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45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45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45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5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45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45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45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46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46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46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46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46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46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4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6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6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7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47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4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47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48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8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8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488" style:family="paragraph" style:parent-style-name="HTML_20_Preformatted">
      <style:text-properties fo:font-size="10.5pt" fo:language="es" fo:country="EC" officeooo:rsid="00919e16" officeooo:paragraph-rsid="00995c34" style:font-size-asian="10.5pt" style:font-size-complex="10.5pt"/>
    </style:style>
    <style:style style:name="P489" style:family="paragraph" style:parent-style-name="HTML_20_Preformatted">
      <style:paragraph-properties fo:text-align="justify" style:justify-single-word="false"/>
      <style:text-properties officeooo:paragraph-rsid="00995c34"/>
    </style:style>
    <style:style style:name="P490" style:family="paragraph" style:parent-style-name="HTML_20_Preformatted">
      <style:text-properties officeooo:paragraph-rsid="00995c34"/>
    </style:style>
    <style:style style:name="P491" style:family="paragraph" style:parent-style-name="HTML_20_Preformatted">
      <style:text-properties officeooo:paragraph-rsid="00c25f91"/>
    </style:style>
    <style:style style:name="P4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4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4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4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4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9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9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50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5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5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5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5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5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5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5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5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5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5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518"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9"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2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52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2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523"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524" style:family="paragraph" style:parent-style-name="Preformatted_20_Text">
      <style:paragraph-properties fo:background-color="#ffffff">
        <style:background-image/>
      </style:paragraph-properties>
    </style:style>
    <style:style style:name="P525" style:family="paragraph" style:parent-style-name="Preformatted_20_Text">
      <style:paragraph-properties fo:background-color="#ffffff">
        <style:background-image/>
      </style:paragraph-properties>
      <style:text-properties fo:color="#000000"/>
    </style:style>
    <style:style style:name="P526" style:family="paragraph" style:parent-style-name="Preformatted_20_Text">
      <style:paragraph-properties fo:background-color="#ffffff">
        <style:background-image/>
      </style:paragraph-properties>
      <style:text-properties fo:color="#000000" style:font-name="Courier New1"/>
    </style:style>
    <style:style style:name="P52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52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52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530" style:family="paragraph" style:parent-style-name="Preformatted_20_Text">
      <style:paragraph-properties fo:background-color="#ffffff">
        <style:background-image/>
      </style:paragraph-properties>
      <style:text-properties style:font-name="Courier New1"/>
    </style:style>
    <style:style style:name="P531"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532" style:family="paragraph" style:parent-style-name="Preformatted_20_Text">
      <style:paragraph-properties fo:background-color="#ffffff">
        <style:background-image/>
      </style:paragraph-properties>
      <style:text-properties fo:color="#696969"/>
    </style:style>
    <style:style style:name="P533" style:family="paragraph" style:parent-style-name="Preformatted_20_Text">
      <style:paragraph-properties fo:background-color="#ffffff">
        <style:background-image/>
      </style:paragraph-properties>
      <style:text-properties fo:color="#696969" fo:background-color="#ffffe8"/>
    </style:style>
    <style:style style:name="P534"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535" style:family="paragraph" style:parent-style-name="Preformatted_20_Text">
      <style:paragraph-properties fo:background-color="#ffffff">
        <style:background-image/>
      </style:paragraph-properties>
      <style:text-properties fo:color="#800080" style:font-name="Courier New1" fo:background-color="transparent"/>
    </style:style>
    <style:style style:name="P536"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37"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38"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53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4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54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54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54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54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548"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54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55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551"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55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163e4"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55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806cb5"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ebd6e"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57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57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57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7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57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577" style:family="paragraph" style:parent-style-name="Predeterminado">
      <style:paragraph-properties fo:margin-top="0cm" fo:margin-bottom="0cm" style:contextual-spacing="false" style:line-height-at-least="0.176cm"/>
      <style:text-properties fo:font-size="10.5pt" fo:language="es" fo:country="EC" fo:font-weight="bold" officeooo:rsid="01784684" officeooo:paragraph-rsid="017ebd6e" style:font-size-asian="10.5pt" style:font-weight-asian="bold" style:font-size-complex="10.5pt" style:font-weight-complex="bold"/>
    </style:style>
    <style:style style:name="P578" style:family="paragraph" style:parent-style-name="Predeterminado">
      <style:paragraph-properties fo:margin-top="0cm" fo:margin-bottom="0cm" style:contextual-spacing="false" style:line-height-at-least="0.176cm"/>
      <style:text-properties fo:font-size="10.5pt" fo:language="es" fo:country="EC" fo:font-weight="bold" officeooo:rsid="01784684" officeooo:paragraph-rsid="017fe594"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style:text-properties fo:font-size="10.5pt" fo:language="es" fo:country="EC" fo:font-weight="bold" officeooo:paragraph-rsid="01859117" style:font-size-asian="10.5pt" style:font-weight-asian="bold" style:font-size-complex="10.5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font-weight-complex="bold"/>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0f486" style:font-size-asian="10.5pt" style:font-weight-asian="bold" style:font-size-complex="10.5pt" style:font-weight-complex="bold"/>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584"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585"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ebd6e" style:font-size-asian="10.5pt" style:font-weight-asian="bold" style:font-size-complex="10.5pt"/>
    </style:style>
    <style:style style:name="P586" style:family="paragraph" style:parent-style-name="Predeterminado">
      <style:paragraph-properties fo:margin-top="0cm" fo:margin-bottom="0cm" style:contextual-spacing="false" style:line-height-at-least="0.176cm"/>
      <style:text-properties fo:font-size="10.5pt" fo:language="es" fo:country="EC" fo:font-weight="bold" officeooo:paragraph-rsid="01859117" style:font-size-asian="10.5pt" style:font-weight-asian="bold"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163e4" style:font-size-asian="10.5pt" style:font-weight-asian="bold"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ceb00" fo:background-color="transparent" style:font-size-asian="10.5pt" style:font-weight-asian="bold" style:font-size-complex="10.5pt"/>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a25da" fo:background-color="transparent" style:font-size-asian="10.5pt" style:font-weight-asian="bold" style:font-size-complex="10.5pt" style:font-weight-complex="bold"/>
    </style:style>
    <style:style style:name="P597" style:family="paragraph" style:parent-style-name="Predeterminado" style:list-style-name="L2">
      <style:paragraph-properties fo:margin-top="0cm" fo:margin-bottom="0cm" style:contextual-spacing="false" style:line-height-at-least="0.176cm"/>
    </style:style>
    <style:style style:name="P598" style:family="paragraph" style:parent-style-name="Predeterminado">
      <style:paragraph-properties fo:margin-top="0cm" fo:margin-bottom="0cm" style:contextual-spacing="false" style:line-height-at-least="0.176cm" fo:text-align="justify" style:justify-single-word="false"/>
    </style:style>
    <style:style style:name="P59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60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60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602"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603"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60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605" style:family="paragraph" style:parent-style-name="Predeterminado" style:list-style-name="L6">
      <style:paragraph-properties fo:margin-top="0cm" fo:margin-bottom="0cm" style:contextual-spacing="false" style:line-height-at-least="0.176cm"/>
      <style:text-properties officeooo:paragraph-rsid="00c25f91"/>
    </style:style>
    <style:style style:name="P60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60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08"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609"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83bd1c" style:font-size-asian="10pt" style:font-weight-asian="normal" style:font-size-complex="10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bold" officeooo:paragraph-rsid="0183bd1c" style:font-size-asian="10pt" style:font-weight-asian="bold" style:font-size-complex="10pt" style:font-weight-complex="bold"/>
    </style:style>
    <style:style style:name="P616"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17"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618"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19"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6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62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63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63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63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63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6"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637"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63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639"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64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64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642"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643" style:family="paragraph" style:parent-style-name="List_20_Paragraph">
      <style:paragraph-properties fo:margin-top="0cm" fo:margin-bottom="0cm" style:contextual-spacing="true" style:line-height-at-least="0.176cm" fo:text-align="justify" style:justify-single-word="false"/>
    </style:style>
    <style:style style:name="P64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64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646" style:family="paragraph" style:parent-style-name="List_20_Paragraph" style:list-style-name="WWNum2">
      <style:paragraph-properties fo:margin-top="0cm" fo:margin-bottom="0cm" style:contextual-spacing="true" style:line-height-at-least="0.176cm" fo:text-align="justify" style:justify-single-word="false"/>
    </style:style>
    <style:style style:name="P64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64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64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650" style:family="paragraph" style:parent-style-name="Subtitle" style:master-page-name="Standard">
      <style:paragraph-properties style:page-number="auto"/>
      <style:text-properties fo:font-size="10.5pt" fo:language="es" fo:country="EC" style:font-size-asian="10.5pt" style:font-size-complex="10.5pt"/>
    </style:style>
    <style:style style:name="P65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54"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paragraph-rsid="0183bd1c" fo:background-color="transparent" style:font-size-asian="10pt" style:font-weight-asian="normal" style:font-size-complex="10pt" style:font-weight-complex="normal"/>
    </style:style>
    <style:style style:name="P660"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61"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62"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63"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64"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65"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66"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fo:background-color="transparent"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style:font-size-asian="10.5pt" style:font-weight-asian="bold" style:font-size-complex="10.5pt"/>
    </style:style>
    <style:style style:name="T186" style:family="text">
      <style:text-properties fo:font-size="10.5pt" fo:font-weight="bold" officeooo:rsid="00ad2dd6" style:font-size-asian="10.5pt" style:font-weight-asian="bold" style:font-size-complex="10.5pt"/>
    </style:style>
    <style:style style:name="T187" style:family="text">
      <style:text-properties fo:font-size="10.5pt" fo:font-weight="bold" officeooo:rsid="0181d9d3" style:font-size-asian="10.5pt" style:font-weight-asian="bold" style:font-size-complex="10.5pt"/>
    </style:style>
    <style:style style:name="T188" style:family="text">
      <style:text-properties fo:font-size="10.5pt" fo:font-weight="bold" officeooo:rsid="0183bd1c" style:font-size-asian="10.5pt" style:font-weight-asian="bold" style:font-size-complex="10.5pt" style:font-weight-complex="bold"/>
    </style:style>
    <style:style style:name="T189" style:family="text">
      <style:text-properties fo:language="es" fo:country="EC" fo:font-weight="normal" style:font-weight-asian="normal" style:font-weight-complex="normal"/>
    </style:style>
    <style:style style:name="T190" style:family="text">
      <style:text-properties fo:language="es" fo:country="EC" fo:font-weight="normal" officeooo:rsid="007b9823" style:font-weight-asian="normal" style:font-weight-complex="normal"/>
    </style:style>
    <style:style style:name="T191" style:family="text">
      <style:text-properties fo:language="es" fo:country="EC" fo:font-style="normal" style:font-style-asian="normal" style:font-style-complex="normal"/>
    </style:style>
    <style:style style:name="T192" style:family="text">
      <style:text-properties fo:language="es" fo:country="EC" officeooo:rsid="013f7438"/>
    </style:style>
    <style:style style:name="T193" style:family="text">
      <style:text-properties fo:language="es" fo:country="EC" fo:font-weight="bold" officeooo:rsid="01460d94" style:font-weight-asian="bold"/>
    </style:style>
    <style:style style:name="T194" style:family="text">
      <style:text-properties fo:language="es" fo:country="EC" fo:font-weight="bold" officeooo:rsid="0148bc9b" style:font-weight-asian="bold"/>
    </style:style>
    <style:style style:name="T195" style:family="text">
      <style:text-properties fo:language="es" fo:country="EC" officeooo:rsid="01454982"/>
    </style:style>
    <style:style style:name="T196" style:family="text">
      <style:text-properties fo:font-weight="bold" style:font-weight-asian="bold" style:font-weight-complex="bold"/>
    </style:style>
    <style:style style:name="T197" style:family="text">
      <style:text-properties fo:font-weight="bold" officeooo:rsid="009f44ef" style:font-weight-asian="bold" style:font-weight-complex="bold"/>
    </style:style>
    <style:style style:name="T198" style:family="text">
      <style:text-properties fo:font-weight="bold" officeooo:rsid="009e4509" style:font-weight-asian="bold" style:font-weight-complex="bold"/>
    </style:style>
    <style:style style:name="T199" style:family="text">
      <style:text-properties fo:font-weight="bold" officeooo:rsid="00adf3ac" style:font-weight-asian="bold" style:font-weight-complex="bold"/>
    </style:style>
    <style:style style:name="T200" style:family="text">
      <style:text-properties fo:font-weight="bold" officeooo:rsid="00af23e0" style:font-weight-asian="bold" style:font-weight-complex="bold"/>
    </style:style>
    <style:style style:name="T201" style:family="text">
      <style:text-properties fo:font-weight="bold" officeooo:rsid="00af66d3" style:font-weight-asian="bold" style:font-weight-complex="bold"/>
    </style:style>
    <style:style style:name="T202" style:family="text">
      <style:text-properties fo:font-weight="bold" officeooo:rsid="00b17220" style:font-weight-asian="bold" style:font-weight-complex="bold"/>
    </style:style>
    <style:style style:name="T203" style:family="text">
      <style:text-properties fo:font-weight="bold" officeooo:rsid="00b3fd4f" style:font-weight-asian="bold" style:font-weight-complex="bold"/>
    </style:style>
    <style:style style:name="T204" style:family="text">
      <style:text-properties fo:font-weight="bold" officeooo:rsid="00bab692" style:font-weight-asian="bold" style:font-weight-complex="bold"/>
    </style:style>
    <style:style style:name="T205" style:family="text">
      <style:text-properties fo:font-weight="bold" officeooo:rsid="00bca8d4" style:font-weight-asian="bold" style:font-weight-complex="bold"/>
    </style:style>
    <style:style style:name="T206" style:family="text">
      <style:text-properties fo:font-weight="bold" officeooo:rsid="00be9cd0" style:font-weight-asian="bold" style:font-weight-complex="bold"/>
    </style:style>
    <style:style style:name="T207" style:family="text">
      <style:text-properties fo:font-weight="bold" officeooo:rsid="00c02496" style:font-weight-asian="bold" style:font-weight-complex="bold"/>
    </style:style>
    <style:style style:name="T208" style:family="text">
      <style:text-properties fo:font-weight="bold" officeooo:rsid="00e7465d" style:font-weight-asian="bold" style:font-weight-complex="bold"/>
    </style:style>
    <style:style style:name="T209" style:family="text">
      <style:text-properties fo:font-weight="bold" officeooo:rsid="00ea124d" style:font-weight-asian="bold" style:font-weight-complex="bold"/>
    </style:style>
    <style:style style:name="T210" style:family="text">
      <style:text-properties fo:font-weight="bold" officeooo:rsid="00ea5f1c" style:font-weight-asian="bold" style:font-weight-complex="bold"/>
    </style:style>
    <style:style style:name="T211" style:family="text">
      <style:text-properties fo:font-weight="bold" officeooo:rsid="00ea7874" style:font-weight-asian="bold" style:font-weight-complex="bold"/>
    </style:style>
    <style:style style:name="T212" style:family="text">
      <style:text-properties fo:font-weight="bold" officeooo:rsid="00f87ca8" style:font-weight-asian="bold" style:font-weight-complex="bold"/>
    </style:style>
    <style:style style:name="T213" style:family="text">
      <style:text-properties fo:font-weight="bold" officeooo:rsid="00fcacc9" style:font-weight-asian="bold" style:font-weight-complex="bold"/>
    </style:style>
    <style:style style:name="T214" style:family="text">
      <style:text-properties fo:font-weight="bold" officeooo:rsid="0105a407" style:font-weight-asian="bold" style:font-weight-complex="bold"/>
    </style:style>
    <style:style style:name="T215" style:family="text">
      <style:text-properties fo:font-weight="bold" officeooo:rsid="01209afe" style:font-weight-asian="bold" style:font-weight-complex="bold"/>
    </style:style>
    <style:style style:name="T216" style:family="text">
      <style:text-properties fo:font-weight="bold" officeooo:rsid="0123024e" style:font-weight-asian="bold" style:font-weight-complex="bold"/>
    </style:style>
    <style:style style:name="T217" style:family="text">
      <style:text-properties fo:font-weight="bold" officeooo:rsid="012123a7" style:font-weight-asian="bold" style:font-weight-complex="bold"/>
    </style:style>
    <style:style style:name="T218" style:family="text">
      <style:text-properties fo:font-weight="bold" officeooo:rsid="0124e4d4" style:font-weight-asian="bold" style:font-weight-complex="bold"/>
    </style:style>
    <style:style style:name="T219" style:family="text">
      <style:text-properties fo:font-weight="bold" officeooo:rsid="01268a48" style:font-weight-asian="bold" style:font-weight-complex="bold"/>
    </style:style>
    <style:style style:name="T220" style:family="text">
      <style:text-properties fo:font-weight="bold" officeooo:rsid="012f146e" style:font-weight-asian="bold" style:font-weight-complex="bold"/>
    </style:style>
    <style:style style:name="T221" style:family="text">
      <style:text-properties fo:font-weight="bold" officeooo:rsid="013b3f57" style:font-weight-asian="bold" style:font-weight-complex="bold"/>
    </style:style>
    <style:style style:name="T222" style:family="text">
      <style:text-properties fo:font-weight="bold" officeooo:rsid="01454982" style:font-weight-asian="bold" style:font-weight-complex="bold"/>
    </style:style>
    <style:style style:name="T223" style:family="text">
      <style:text-properties fo:font-weight="bold" officeooo:rsid="0157a722" style:font-weight-asian="bold" style:font-weight-complex="bold"/>
    </style:style>
    <style:style style:name="T224" style:family="text">
      <style:text-properties fo:font-weight="bold" officeooo:rsid="015cd498" style:font-weight-asian="bold" style:font-weight-complex="bold"/>
    </style:style>
    <style:style style:name="T225" style:family="text">
      <style:text-properties fo:font-weight="bold" officeooo:rsid="015dd836" style:font-weight-asian="bold" style:font-weight-complex="bold"/>
    </style:style>
    <style:style style:name="T226" style:family="text">
      <style:text-properties fo:font-weight="bold" officeooo:rsid="01735265" style:font-weight-asian="bold" style:font-weight-complex="bold"/>
    </style:style>
    <style:style style:name="T227" style:family="text">
      <style:text-properties fo:font-weight="bold" officeooo:rsid="017651f9" style:font-weight-asian="bold" style:font-weight-complex="bold"/>
    </style:style>
    <style:style style:name="T228" style:family="text">
      <style:text-properties fo:font-weight="bold" officeooo:rsid="017a2854" style:font-weight-asian="bold" style:font-weight-complex="bold"/>
    </style:style>
    <style:style style:name="T229" style:family="text">
      <style:text-properties fo:font-weight="bold" officeooo:rsid="017eac89" style:font-weight-asian="bold" style:font-weight-complex="bold"/>
    </style:style>
    <style:style style:name="T230" style:family="text">
      <style:text-properties fo:font-weight="bold" officeooo:rsid="017ebd6e" style:font-weight-asian="bold" style:font-weight-complex="bold"/>
    </style:style>
    <style:style style:name="T231" style:family="text">
      <style:text-properties fo:font-weight="bold" officeooo:rsid="01806cb5" style:font-weight-asian="bold" style:font-weight-complex="bold"/>
    </style:style>
    <style:style style:name="T232" style:family="text">
      <style:text-properties fo:font-weight="bold" officeooo:rsid="0187721a" style:font-weight-asian="bold" style:font-weight-complex="bold"/>
    </style:style>
    <style:style style:name="T233" style:family="text">
      <style:text-properties fo:font-weight="bold" officeooo:rsid="01878db6" style:font-weight-asian="bold" style:font-weight-complex="bold"/>
    </style:style>
    <style:style style:name="T234" style:family="text">
      <style:text-properties fo:font-weight="bold" officeooo:rsid="0190f486" style:font-weight-asian="bold" style:font-weight-complex="bold"/>
    </style:style>
    <style:style style:name="T235" style:family="text">
      <style:text-properties fo:font-weight="bold" officeooo:rsid="01934d99" style:font-weight-asian="bold" style:font-weight-complex="bold"/>
    </style:style>
    <style:style style:name="T236" style:family="text">
      <style:text-properties fo:font-weight="bold" officeooo:rsid="01938117" style:font-weight-asian="bold" style:font-weight-complex="bold"/>
    </style:style>
    <style:style style:name="T237" style:family="text">
      <style:text-properties fo:font-weight="bold" officeooo:rsid="0195302c" style:font-weight-asian="bold" style:font-weight-complex="bold"/>
    </style:style>
    <style:style style:name="T238" style:family="text">
      <style:text-properties fo:font-weight="bold" officeooo:rsid="01328ef2"/>
    </style:style>
    <style:style style:name="T239" style:family="text">
      <style:text-properties fo:color="#808080" fo:font-size="10.5pt" fo:language="es" fo:country="EC" style:font-size-asian="10.5pt" style:font-size-complex="10.5pt"/>
    </style:style>
    <style:style style:name="T240" style:family="text">
      <style:text-properties fo:color="#808080" style:font-name="Calibri" fo:font-size="10.5pt" fo:language="es" fo:country="EC" style:font-size-asian="10.5pt" style:font-name-complex="Calibri2" style:font-size-complex="10.5pt"/>
    </style:style>
    <style:style style:name="T241" style:family="text">
      <style:text-properties style:font-name="Calibri" fo:font-size="10.5pt" fo:language="es" fo:country="EC" style:font-size-asian="10.5pt" style:font-name-complex="Calibri2" style:font-size-complex="10.5pt"/>
    </style:style>
    <style:style style:name="T242" style:family="text">
      <style:text-properties style:font-name="Calibri" fo:font-size="10.5pt" fo:language="es" fo:country="EC" officeooo:rsid="00927172" style:font-size-asian="10.5pt" style:font-name-complex="Calibri2" style:font-size-complex="10.5pt"/>
    </style:style>
    <style:style style:name="T243"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44"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45"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46"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47" style:family="text">
      <style:text-properties fo:font-weight="normal" style:font-weight-asian="normal" style:font-weight-complex="normal"/>
    </style:style>
    <style:style style:name="T248" style:family="text">
      <style:text-properties fo:font-weight="normal" officeooo:rsid="0039ba5a" style:font-weight-asian="normal" style:font-weight-complex="normal"/>
    </style:style>
    <style:style style:name="T249" style:family="text">
      <style:text-properties fo:font-weight="normal" officeooo:rsid="0055efa7" style:font-weight-asian="normal" style:font-weight-complex="normal"/>
    </style:style>
    <style:style style:name="T250" style:family="text">
      <style:text-properties fo:font-weight="normal" officeooo:rsid="00876289" style:font-weight-asian="normal" style:font-weight-complex="normal"/>
    </style:style>
    <style:style style:name="T251" style:family="text">
      <style:text-properties fo:font-weight="normal" officeooo:rsid="00879901" style:font-weight-asian="normal" style:font-weight-complex="normal"/>
    </style:style>
    <style:style style:name="T252" style:family="text">
      <style:text-properties fo:font-weight="normal" officeooo:rsid="00898797" style:font-weight-asian="normal" style:font-weight-complex="normal"/>
    </style:style>
    <style:style style:name="T253" style:family="text">
      <style:text-properties fo:font-weight="normal" officeooo:rsid="008a2acf" style:font-weight-asian="normal" style:font-weight-complex="normal"/>
    </style:style>
    <style:style style:name="T254" style:family="text">
      <style:text-properties fo:font-weight="normal" officeooo:rsid="00adf3ac" style:font-weight-asian="normal" style:font-weight-complex="normal"/>
    </style:style>
    <style:style style:name="T255" style:family="text">
      <style:text-properties fo:font-weight="normal" officeooo:rsid="00ad2dd6" style:font-weight-asian="normal" style:font-weight-complex="normal"/>
    </style:style>
    <style:style style:name="T256" style:family="text">
      <style:text-properties fo:font-weight="normal" officeooo:rsid="00af23e0" style:font-weight-asian="normal" style:font-weight-complex="normal"/>
    </style:style>
    <style:style style:name="T257" style:family="text">
      <style:text-properties fo:font-weight="normal" officeooo:rsid="00af66d3" style:font-weight-asian="normal" style:font-weight-complex="normal"/>
    </style:style>
    <style:style style:name="T258" style:family="text">
      <style:text-properties fo:font-weight="normal" officeooo:rsid="00b10bfc" style:font-weight-asian="normal" style:font-weight-complex="normal"/>
    </style:style>
    <style:style style:name="T259" style:family="text">
      <style:text-properties fo:font-weight="normal" officeooo:rsid="00ba422b" style:font-weight-asian="normal" style:font-weight-complex="normal"/>
    </style:style>
    <style:style style:name="T260" style:family="text">
      <style:text-properties fo:font-weight="normal" officeooo:rsid="00bab692" style:font-weight-asian="normal" style:font-weight-complex="normal"/>
    </style:style>
    <style:style style:name="T261" style:family="text">
      <style:text-properties fo:font-weight="normal" officeooo:rsid="00bca8d4" style:font-weight-asian="normal" style:font-weight-complex="normal"/>
    </style:style>
    <style:style style:name="T262" style:family="text">
      <style:text-properties fo:font-weight="normal" officeooo:rsid="00be9cd0" style:font-weight-asian="normal" style:font-weight-complex="normal"/>
    </style:style>
    <style:style style:name="T263" style:family="text">
      <style:text-properties fo:font-weight="normal" officeooo:rsid="00c02496" style:font-weight-asian="normal" style:font-weight-complex="normal"/>
    </style:style>
    <style:style style:name="T264" style:family="text">
      <style:text-properties fo:font-weight="normal" officeooo:rsid="00c0440f" style:font-weight-asian="normal" style:font-weight-complex="normal"/>
    </style:style>
    <style:style style:name="T265" style:family="text">
      <style:text-properties fo:font-weight="normal" officeooo:rsid="00c1e30b" style:font-weight-asian="normal" style:font-weight-complex="normal"/>
    </style:style>
    <style:style style:name="T266" style:family="text">
      <style:text-properties fo:font-weight="normal" officeooo:rsid="00d8dee4" style:font-weight-asian="normal" style:font-weight-complex="normal"/>
    </style:style>
    <style:style style:name="T267" style:family="text">
      <style:text-properties fo:font-weight="normal" officeooo:rsid="00dad57b" style:font-weight-asian="normal" style:font-weight-complex="normal"/>
    </style:style>
    <style:style style:name="T268" style:family="text">
      <style:text-properties fo:font-weight="normal" officeooo:rsid="00e7465d" style:font-weight-asian="normal" style:font-weight-complex="normal"/>
    </style:style>
    <style:style style:name="T269" style:family="text">
      <style:text-properties fo:font-weight="normal" officeooo:rsid="00ea124d" style:font-weight-asian="normal" style:font-weight-complex="normal"/>
    </style:style>
    <style:style style:name="T270" style:family="text">
      <style:text-properties fo:font-weight="normal" officeooo:rsid="00ea5f1c" style:font-weight-asian="normal" style:font-weight-complex="normal"/>
    </style:style>
    <style:style style:name="T271" style:family="text">
      <style:text-properties fo:font-weight="normal" officeooo:rsid="00ea7874" style:font-weight-asian="normal" style:font-weight-complex="normal"/>
    </style:style>
    <style:style style:name="T272" style:family="text">
      <style:text-properties fo:font-weight="normal" officeooo:rsid="00fc37ca" style:font-weight-asian="normal" style:font-weight-complex="normal"/>
    </style:style>
    <style:style style:name="T273" style:family="text">
      <style:text-properties fo:font-weight="normal" officeooo:rsid="00fcacc9" style:font-weight-asian="normal" style:font-weight-complex="normal"/>
    </style:style>
    <style:style style:name="T274" style:family="text">
      <style:text-properties fo:font-weight="normal" officeooo:rsid="00fe0396" style:font-weight-asian="normal" style:font-weight-complex="normal"/>
    </style:style>
    <style:style style:name="T275" style:family="text">
      <style:text-properties fo:font-weight="normal" officeooo:rsid="00fecaaa" style:font-weight-asian="normal" style:font-weight-complex="normal"/>
    </style:style>
    <style:style style:name="T276" style:family="text">
      <style:text-properties fo:font-weight="normal" officeooo:rsid="0105a407" style:font-weight-asian="normal" style:font-weight-complex="normal"/>
    </style:style>
    <style:style style:name="T277" style:family="text">
      <style:text-properties fo:font-weight="normal" officeooo:rsid="00f87ca8" style:font-weight-asian="normal" style:font-weight-complex="normal"/>
    </style:style>
    <style:style style:name="T278" style:family="text">
      <style:text-properties fo:font-weight="normal" officeooo:rsid="011cecc4" style:font-weight-asian="normal" style:font-weight-complex="normal"/>
    </style:style>
    <style:style style:name="T279" style:family="text">
      <style:text-properties fo:font-weight="normal" officeooo:rsid="00f94797" style:font-weight-asian="normal" style:font-weight-complex="normal"/>
    </style:style>
    <style:style style:name="T280" style:family="text">
      <style:text-properties fo:font-weight="normal" officeooo:rsid="01209afe" style:font-weight-asian="normal" style:font-weight-complex="normal"/>
    </style:style>
    <style:style style:name="T281" style:family="text">
      <style:text-properties fo:font-weight="normal" officeooo:rsid="012123a7" style:font-weight-asian="normal" style:font-weight-complex="normal"/>
    </style:style>
    <style:style style:name="T282" style:family="text">
      <style:text-properties fo:font-weight="normal" officeooo:rsid="0123024e" style:font-weight-asian="normal" style:font-weight-complex="normal"/>
    </style:style>
    <style:style style:name="T283" style:family="text">
      <style:text-properties fo:font-weight="normal" officeooo:rsid="0124e4d4" style:font-weight-asian="normal" style:font-weight-complex="normal"/>
    </style:style>
    <style:style style:name="T284" style:family="text">
      <style:text-properties fo:font-weight="normal" officeooo:rsid="01268a48" style:font-weight-asian="normal" style:font-weight-complex="normal"/>
    </style:style>
    <style:style style:name="T285" style:family="text">
      <style:text-properties fo:font-weight="normal" officeooo:rsid="01280629" style:font-weight-asian="normal" style:font-weight-complex="normal"/>
    </style:style>
    <style:style style:name="T286" style:family="text">
      <style:text-properties fo:font-weight="normal" officeooo:rsid="0129aac3" style:font-weight-asian="normal" style:font-weight-complex="normal"/>
    </style:style>
    <style:style style:name="T287" style:family="text">
      <style:text-properties fo:font-weight="normal" officeooo:rsid="012b5440" style:font-weight-asian="normal" style:font-weight-complex="normal"/>
    </style:style>
    <style:style style:name="T288" style:family="text">
      <style:text-properties fo:font-weight="normal" officeooo:rsid="012ee42d" style:font-weight-asian="normal" style:font-weight-complex="normal"/>
    </style:style>
    <style:style style:name="T289" style:family="text">
      <style:text-properties fo:font-weight="normal" officeooo:rsid="012f146e" style:font-weight-asian="normal" style:font-weight-complex="normal"/>
    </style:style>
    <style:style style:name="T290" style:family="text">
      <style:text-properties fo:font-weight="normal" officeooo:rsid="013b3f57" style:font-weight-asian="normal" style:font-weight-complex="normal"/>
    </style:style>
    <style:style style:name="T291" style:family="text">
      <style:text-properties fo:font-weight="normal" officeooo:rsid="013d5895" style:font-weight-asian="normal" style:font-weight-complex="normal"/>
    </style:style>
    <style:style style:name="T292" style:family="text">
      <style:text-properties fo:font-weight="normal" officeooo:rsid="01583652" style:font-weight-asian="normal" style:font-weight-complex="normal"/>
    </style:style>
    <style:style style:name="T293" style:family="text">
      <style:text-properties fo:font-weight="normal" officeooo:rsid="015a3a8b" style:font-weight-asian="normal" style:font-weight-complex="normal"/>
    </style:style>
    <style:style style:name="T294" style:family="text">
      <style:text-properties fo:font-weight="normal" officeooo:rsid="015b386c" style:font-weight-asian="normal" style:font-weight-complex="normal"/>
    </style:style>
    <style:style style:name="T295" style:family="text">
      <style:text-properties fo:font-weight="normal" officeooo:rsid="015dd836" style:font-weight-asian="normal" style:font-weight-complex="normal"/>
    </style:style>
    <style:style style:name="T296" style:family="text">
      <style:text-properties fo:font-weight="normal" officeooo:rsid="015efc01" style:font-weight-asian="normal" style:font-weight-complex="normal"/>
    </style:style>
    <style:style style:name="T297" style:family="text">
      <style:text-properties fo:font-weight="normal" officeooo:rsid="016162e4" style:font-weight-asian="normal" style:font-weight-complex="normal"/>
    </style:style>
    <style:style style:name="T298" style:family="text">
      <style:text-properties fo:font-weight="normal" officeooo:rsid="0165e23f" style:font-weight-asian="normal" style:font-weight-complex="normal"/>
    </style:style>
    <style:style style:name="T299" style:family="text">
      <style:text-properties fo:font-weight="normal" officeooo:rsid="0167a9ab" style:font-weight-asian="normal" style:font-weight-complex="normal"/>
    </style:style>
    <style:style style:name="T300" style:family="text">
      <style:text-properties fo:font-weight="normal" officeooo:rsid="0168f1df" style:font-weight-asian="normal" style:font-weight-complex="normal"/>
    </style:style>
    <style:style style:name="T301" style:family="text">
      <style:text-properties fo:font-weight="normal" officeooo:rsid="016a1dcb" style:font-weight-asian="normal" style:font-weight-complex="normal"/>
    </style:style>
    <style:style style:name="T302" style:family="text">
      <style:text-properties fo:font-weight="normal" officeooo:rsid="016b0417" style:font-weight-asian="normal" style:font-weight-complex="normal"/>
    </style:style>
    <style:style style:name="T303" style:family="text">
      <style:text-properties fo:font-weight="normal" officeooo:rsid="016b0a45" style:font-weight-asian="normal" style:font-weight-complex="normal"/>
    </style:style>
    <style:style style:name="T304" style:family="text">
      <style:text-properties fo:font-weight="normal" officeooo:rsid="016ca7c6" style:font-weight-asian="normal" style:font-weight-complex="normal"/>
    </style:style>
    <style:style style:name="T305" style:family="text">
      <style:text-properties fo:font-weight="normal" officeooo:rsid="01735265" style:font-weight-asian="normal" style:font-weight-complex="normal"/>
    </style:style>
    <style:style style:name="T306" style:family="text">
      <style:text-properties fo:font-weight="normal" officeooo:rsid="017a2854" style:font-weight-asian="normal" style:font-weight-complex="normal"/>
    </style:style>
    <style:style style:name="T307" style:family="text">
      <style:text-properties fo:font-weight="normal" officeooo:rsid="01859117" style:font-weight-asian="normal" style:font-weight-complex="normal"/>
    </style:style>
    <style:style style:name="T308" style:family="text">
      <style:text-properties fo:font-weight="normal" officeooo:rsid="01878db6" style:font-weight-asian="normal" style:font-weight-complex="normal"/>
    </style:style>
    <style:style style:name="T309" style:family="text">
      <style:text-properties fo:font-weight="normal" officeooo:rsid="018a25da" style:font-weight-asian="normal" style:font-weight-complex="normal"/>
    </style:style>
    <style:style style:name="T310" style:family="text">
      <style:text-properties fo:font-weight="normal" officeooo:rsid="018bbfbf" style:font-weight-asian="normal" style:font-weight-complex="normal"/>
    </style:style>
    <style:style style:name="T311" style:family="text">
      <style:text-properties fo:font-weight="normal" officeooo:rsid="018ceb00" style:font-weight-asian="normal" style:font-weight-complex="normal"/>
    </style:style>
    <style:style style:name="T312" style:family="text">
      <style:text-properties fo:font-weight="normal" officeooo:rsid="018e2456" style:font-weight-asian="normal" style:font-weight-complex="normal"/>
    </style:style>
    <style:style style:name="T313" style:family="text">
      <style:text-properties fo:font-weight="normal" officeooo:rsid="018fb59a" style:font-weight-asian="normal" style:font-weight-complex="normal"/>
    </style:style>
    <style:style style:name="T314" style:family="text">
      <style:text-properties fo:font-weight="normal" officeooo:rsid="0195302c" style:font-weight-asian="normal" style:font-weight-complex="normal"/>
    </style:style>
    <style:style style:name="T315" style:family="text">
      <style:text-properties fo:font-weight="normal" officeooo:rsid="018fb59a" fo:background-color="transparent" style:font-weight-asian="normal" style:font-weight-complex="normal"/>
    </style:style>
    <style:style style:name="T316" style:family="text">
      <style:text-properties fo:color="#000000" style:font-name="Currier New" fo:font-size="10.5pt" officeooo:rsid="007169a4" style:font-size-asian="10.5pt" style:font-size-complex="10.5pt"/>
    </style:style>
    <style:style style:name="T317" style:family="text">
      <style:text-properties fo:color="#000000" officeooo:rsid="01128c82"/>
    </style:style>
    <style:style style:name="T318" style:family="text">
      <style:text-properties fo:color="#000000" style:font-name="Courier New1" fo:font-size="10.5pt" officeooo:rsid="00630e07" fo:background-color="transparent" style:font-size-asian="10.5pt" style:font-size-complex="10.5pt"/>
    </style:style>
    <style:style style:name="T319" style:family="text">
      <style:text-properties fo:color="#000000" style:font-name="Courier New1" fo:font-size="10pt" fo:font-weight="normal" officeooo:rsid="0168f1df" style:font-size-asian="10pt" style:font-weight-asian="normal" style:font-size-complex="10pt" style:font-weight-complex="normal"/>
    </style:style>
    <style:style style:name="T320" style:family="text">
      <style:text-properties fo:color="#000000" style:font-name="Courier New1" fo:font-size="10pt" fo:font-weight="normal" officeooo:rsid="0168f1df" style:font-size-asian="10pt" style:font-weight-asian="normal" style:font-size-complex="10pt"/>
    </style:style>
    <style:style style:name="T321" style:family="text">
      <style:text-properties fo:color="#000000" style:font-name="Courier New1" fo:font-size="10pt" fo:font-weight="normal" officeooo:rsid="016b0417" style:font-size-asian="10pt" style:font-weight-asian="normal" style:font-size-complex="10pt"/>
    </style:style>
    <style:style style:name="T322"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23"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24" style:family="text">
      <style:text-properties officeooo:rsid="001c980b"/>
    </style:style>
    <style:style style:name="T325" style:family="text">
      <style:text-properties officeooo:rsid="001e11b5"/>
    </style:style>
    <style:style style:name="T326" style:family="text">
      <style:text-properties fo:font-style="normal" officeooo:rsid="0020aad7" style:font-style-asian="normal" style:font-style-complex="normal"/>
    </style:style>
    <style:style style:name="T327" style:family="text">
      <style:text-properties officeooo:rsid="0029ad37"/>
    </style:style>
    <style:style style:name="T328" style:family="text">
      <style:text-properties officeooo:rsid="002cee96"/>
    </style:style>
    <style:style style:name="T329" style:family="text">
      <style:text-properties fo:font-size="7pt" officeooo:rsid="002cee96" style:font-size-asian="7pt" style:font-size-complex="7pt"/>
    </style:style>
    <style:style style:name="T330" style:family="text">
      <style:text-properties fo:font-size="7pt" officeooo:rsid="00f87ca8" style:font-size-asian="7pt" style:font-size-complex="7pt"/>
    </style:style>
    <style:style style:name="T331" style:family="text">
      <style:text-properties fo:font-size="7pt" fo:font-style="normal" officeooo:rsid="002cee96" style:font-size-asian="7pt" style:font-style-asian="normal" style:font-size-complex="7pt" style:font-style-complex="normal"/>
    </style:style>
    <style:style style:name="T332" style:family="text">
      <style:text-properties fo:font-size="7pt" fo:font-style="normal" officeooo:rsid="0020aad7" style:font-size-asian="7pt" style:font-style-asian="normal" style:font-size-complex="7pt" style:font-style-complex="normal"/>
    </style:style>
    <style:style style:name="T333" style:family="text">
      <style:text-properties officeooo:rsid="00315afd"/>
    </style:style>
    <style:style style:name="T334" style:family="text">
      <style:text-properties officeooo:rsid="0033501f"/>
    </style:style>
    <style:style style:name="T335" style:family="text">
      <style:text-properties officeooo:rsid="00347e3a"/>
    </style:style>
    <style:style style:name="T336" style:family="text">
      <style:text-properties officeooo:rsid="0037aaf6"/>
    </style:style>
    <style:style style:name="T337" style:family="text">
      <style:text-properties officeooo:rsid="003a48cc"/>
    </style:style>
    <style:style style:name="T338" style:family="text">
      <style:text-properties officeooo:rsid="003ca0e6"/>
    </style:style>
    <style:style style:name="T339" style:family="text">
      <style:text-properties fo:font-size="6pt" officeooo:rsid="003ca0e6" style:font-size-asian="6pt" style:font-size-complex="6pt"/>
    </style:style>
    <style:style style:name="T340" style:family="text">
      <style:text-properties fo:font-size="9pt" officeooo:rsid="003ca0e6" style:font-size-asian="9pt" style:font-size-complex="9pt"/>
    </style:style>
    <style:style style:name="T341" style:family="text">
      <style:text-properties officeooo:rsid="003d4c1e"/>
    </style:style>
    <style:style style:name="T342" style:family="text">
      <style:text-properties officeooo:rsid="003dd08d"/>
    </style:style>
    <style:style style:name="T343" style:family="text">
      <style:text-properties officeooo:rsid="003f27a7"/>
    </style:style>
    <style:style style:name="T344" style:family="text">
      <style:text-properties officeooo:rsid="003fcf52"/>
    </style:style>
    <style:style style:name="T345" style:family="text">
      <style:text-properties fo:font-style="italic" style:font-style-asian="italic" style:font-style-complex="italic"/>
    </style:style>
    <style:style style:name="T346" style:family="text">
      <style:text-properties officeooo:rsid="003ffabf"/>
    </style:style>
    <style:style style:name="T347" style:family="text">
      <style:text-properties officeooo:rsid="00482490"/>
    </style:style>
    <style:style style:name="T348" style:family="text">
      <style:text-properties officeooo:rsid="0049b0b9"/>
    </style:style>
    <style:style style:name="T349" style:family="text">
      <style:text-properties fo:background-color="transparent"/>
    </style:style>
    <style:style style:name="T350" style:family="text">
      <style:text-properties officeooo:rsid="018fb59a" fo:background-color="transparent"/>
    </style:style>
    <style:style style:name="T351" style:family="text">
      <style:text-properties officeooo:rsid="0051a89f"/>
    </style:style>
    <style:style style:name="T352" style:family="text">
      <style:text-properties style:font-name="Currier New" fo:font-size="10.5pt" officeooo:rsid="007169a4" style:font-size-asian="10.5pt" style:font-size-complex="10.5pt"/>
    </style:style>
    <style:style style:name="T353" style:family="text">
      <style:text-properties style:font-name="Courier New1" fo:font-size="10.5pt" style:font-size-asian="10.5pt" style:font-size-complex="10.5pt"/>
    </style:style>
    <style:style style:name="T354" style:family="text">
      <style:text-properties style:font-name="Courier New1" fo:font-size="8pt" officeooo:rsid="00c240f6" style:font-size-asian="8pt" style:font-size-complex="8pt"/>
    </style:style>
    <style:style style:name="T355" style:family="text">
      <style:text-properties officeooo:rsid="00528a18"/>
    </style:style>
    <style:style style:name="T356" style:family="text">
      <style:text-properties officeooo:rsid="0055efa7"/>
    </style:style>
    <style:style style:name="T357" style:family="text">
      <style:text-properties officeooo:rsid="005917a4"/>
    </style:style>
    <style:style style:name="T358" style:family="text">
      <style:text-properties officeooo:rsid="0059befd"/>
    </style:style>
    <style:style style:name="T359" style:family="text">
      <style:text-properties officeooo:rsid="005b6b8e"/>
    </style:style>
    <style:style style:name="T360" style:family="text">
      <style:text-properties officeooo:rsid="005cada9"/>
    </style:style>
    <style:style style:name="T361" style:family="text">
      <style:text-properties officeooo:rsid="005cafab"/>
    </style:style>
    <style:style style:name="T362" style:family="text">
      <style:text-properties officeooo:rsid="0060071a"/>
    </style:style>
    <style:style style:name="T363" style:family="text">
      <style:text-properties officeooo:rsid="00617597"/>
    </style:style>
    <style:style style:name="T364" style:family="text">
      <style:text-properties officeooo:rsid="0063677a"/>
    </style:style>
    <style:style style:name="T365" style:family="text">
      <style:text-properties officeooo:rsid="006887b6"/>
    </style:style>
    <style:style style:name="T366" style:family="text">
      <style:text-properties officeooo:rsid="006d834d"/>
    </style:style>
    <style:style style:name="T367" style:family="text">
      <style:text-properties officeooo:rsid="006f6e40"/>
    </style:style>
    <style:style style:name="T368" style:family="text">
      <style:text-properties officeooo:rsid="00720a57"/>
    </style:style>
    <style:style style:name="T369" style:family="text">
      <style:text-properties officeooo:rsid="0073dfa9"/>
    </style:style>
    <style:style style:name="T370" style:family="text">
      <style:text-properties officeooo:rsid="00756e2b"/>
    </style:style>
    <style:style style:name="T371" style:family="text">
      <style:text-properties officeooo:rsid="007ba28c"/>
    </style:style>
    <style:style style:name="T372" style:family="text">
      <style:text-properties officeooo:rsid="007da09d"/>
    </style:style>
    <style:style style:name="T373" style:family="text">
      <style:text-properties officeooo:rsid="007ff7bd"/>
    </style:style>
    <style:style style:name="T374" style:family="text">
      <style:text-properties officeooo:rsid="00816dbb"/>
    </style:style>
    <style:style style:name="T375" style:family="text">
      <style:text-properties officeooo:rsid="00832ebe"/>
    </style:style>
    <style:style style:name="T376" style:family="text">
      <style:text-properties officeooo:rsid="00861547"/>
    </style:style>
    <style:style style:name="T377" style:family="text">
      <style:text-properties officeooo:rsid="00876289"/>
    </style:style>
    <style:style style:name="T378" style:family="text">
      <style:text-properties officeooo:rsid="00879901"/>
    </style:style>
    <style:style style:name="T379" style:family="text">
      <style:text-properties officeooo:rsid="008abbbf"/>
    </style:style>
    <style:style style:name="T380" style:family="text">
      <style:text-properties officeooo:rsid="008cb2f9"/>
    </style:style>
    <style:style style:name="T381" style:family="text">
      <style:text-properties officeooo:rsid="008fdb4d"/>
    </style:style>
    <style:style style:name="T382" style:family="text">
      <style:text-properties officeooo:rsid="008fe5b2"/>
    </style:style>
    <style:style style:name="T383" style:family="text">
      <style:text-properties officeooo:rsid="00919e16"/>
    </style:style>
    <style:style style:name="T384" style:family="text">
      <style:text-properties officeooo:rsid="00927172"/>
    </style:style>
    <style:style style:name="T385" style:family="text">
      <style:text-properties officeooo:rsid="0093c434"/>
    </style:style>
    <style:style style:name="T386" style:family="text">
      <style:text-properties officeooo:rsid="009587a4"/>
    </style:style>
    <style:style style:name="T387" style:family="text">
      <style:text-properties officeooo:rsid="00984c19"/>
    </style:style>
    <style:style style:name="T388" style:family="text">
      <style:text-properties officeooo:rsid="009a1e56"/>
    </style:style>
    <style:style style:name="T389" style:family="text">
      <style:text-properties officeooo:rsid="009b0ae0"/>
    </style:style>
    <style:style style:name="T390" style:family="text">
      <style:text-properties officeooo:rsid="009b1a39"/>
    </style:style>
    <style:style style:name="T391" style:family="text">
      <style:text-properties officeooo:rsid="009c9e80"/>
    </style:style>
    <style:style style:name="T392" style:family="text">
      <style:text-properties officeooo:rsid="009d0e7a"/>
    </style:style>
    <style:style style:name="T393" style:family="text">
      <style:text-properties officeooo:rsid="009e4509"/>
    </style:style>
    <style:style style:name="T394" style:family="text">
      <style:text-properties officeooo:rsid="009f44ef"/>
    </style:style>
    <style:style style:name="T395" style:family="text">
      <style:text-properties officeooo:rsid="00ace5f7"/>
    </style:style>
    <style:style style:name="T396" style:family="text">
      <style:text-properties officeooo:rsid="00acf7b3"/>
    </style:style>
    <style:style style:name="T397" style:family="text">
      <style:text-properties officeooo:rsid="00ad2dd6"/>
    </style:style>
    <style:style style:name="T398" style:family="text">
      <style:text-properties officeooo:rsid="00adf3ac"/>
    </style:style>
    <style:style style:name="T399" style:family="text">
      <style:text-properties officeooo:rsid="00af66d3"/>
    </style:style>
    <style:style style:name="T400" style:family="text">
      <style:text-properties officeooo:rsid="00b17220"/>
    </style:style>
    <style:style style:name="T401" style:family="text">
      <style:text-properties officeooo:rsid="00b3fd4f"/>
    </style:style>
    <style:style style:name="T402" style:family="text">
      <style:text-properties officeooo:rsid="00b427de"/>
    </style:style>
    <style:style style:name="T403" style:family="text">
      <style:text-properties officeooo:rsid="00b4616e"/>
    </style:style>
    <style:style style:name="T404" style:family="text">
      <style:text-properties officeooo:rsid="00b9ea05"/>
    </style:style>
    <style:style style:name="T405" style:family="text">
      <style:text-properties officeooo:rsid="00ba422b"/>
    </style:style>
    <style:style style:name="T406" style:family="text">
      <style:text-properties officeooo:rsid="00bab692"/>
    </style:style>
    <style:style style:name="T407" style:family="text">
      <style:text-properties officeooo:rsid="00be9cd0"/>
    </style:style>
    <style:style style:name="T408" style:family="text">
      <style:text-properties officeooo:rsid="00c02496"/>
    </style:style>
    <style:style style:name="T409" style:family="text">
      <style:text-properties officeooo:rsid="00c0440f"/>
    </style:style>
    <style:style style:name="T410" style:family="text">
      <style:text-properties officeooo:rsid="00c1e30b"/>
    </style:style>
    <style:style style:name="T411" style:family="text">
      <style:text-properties officeooo:rsid="00c36180"/>
    </style:style>
    <style:style style:name="T412" style:family="text">
      <style:text-properties officeooo:rsid="00c898a8"/>
    </style:style>
    <style:style style:name="T413" style:family="text">
      <style:text-properties officeooo:rsid="00c98053"/>
    </style:style>
    <style:style style:name="T414" style:family="text">
      <style:text-properties officeooo:rsid="00d1a8c1"/>
    </style:style>
    <style:style style:name="T415" style:family="text">
      <style:text-properties officeooo:rsid="00d44018"/>
    </style:style>
    <style:style style:name="T416" style:family="text">
      <style:text-properties officeooo:rsid="00d5bf74"/>
    </style:style>
    <style:style style:name="T417" style:family="text">
      <style:text-properties officeooo:rsid="00d72b66"/>
    </style:style>
    <style:style style:name="T418" style:family="text">
      <style:text-properties officeooo:rsid="00d78c41"/>
    </style:style>
    <style:style style:name="T419" style:family="text">
      <style:text-properties officeooo:rsid="00d7ba0a"/>
    </style:style>
    <style:style style:name="T420" style:family="text">
      <style:text-properties officeooo:rsid="00dad57b"/>
    </style:style>
    <style:style style:name="T421" style:family="text">
      <style:text-properties officeooo:rsid="00db9b07"/>
    </style:style>
    <style:style style:name="T422" style:family="text">
      <style:text-properties officeooo:rsid="00de4ff5"/>
    </style:style>
    <style:style style:name="T423" style:family="text">
      <style:text-properties officeooo:rsid="00e09c21"/>
    </style:style>
    <style:style style:name="T424" style:family="text">
      <style:text-properties officeooo:rsid="00e22f64"/>
    </style:style>
    <style:style style:name="T425" style:family="text">
      <style:text-properties officeooo:rsid="00e7465d"/>
    </style:style>
    <style:style style:name="T426" style:family="text">
      <style:text-properties officeooo:rsid="00e7c57a"/>
    </style:style>
    <style:style style:name="T427" style:family="text">
      <style:text-properties officeooo:rsid="00ea5f1c"/>
    </style:style>
    <style:style style:name="T428" style:family="text">
      <style:text-properties officeooo:rsid="00ea7874"/>
    </style:style>
    <style:style style:name="T429" style:family="text">
      <style:text-properties officeooo:rsid="00ec689a"/>
    </style:style>
    <style:style style:name="T430" style:family="text">
      <style:text-properties officeooo:rsid="00f14baf"/>
    </style:style>
    <style:style style:name="T431" style:family="text">
      <style:text-properties officeooo:rsid="00f2cedd"/>
    </style:style>
    <style:style style:name="T432" style:family="text">
      <style:text-properties officeooo:rsid="00f6213e"/>
    </style:style>
    <style:style style:name="T433" style:family="text">
      <style:text-properties officeooo:rsid="00f683e1"/>
    </style:style>
    <style:style style:name="T434" style:family="text">
      <style:text-properties officeooo:rsid="00f87ca8"/>
    </style:style>
    <style:style style:name="T435" style:family="text">
      <style:text-properties officeooo:rsid="00fc37ca"/>
    </style:style>
    <style:style style:name="T436" style:family="text">
      <style:text-properties officeooo:rsid="00fcacc9"/>
    </style:style>
    <style:style style:name="T437" style:family="text">
      <style:text-properties officeooo:rsid="0105a407"/>
    </style:style>
    <style:style style:name="T438" style:family="text">
      <style:text-properties officeooo:rsid="0106834b"/>
    </style:style>
    <style:style style:name="T439" style:family="text">
      <style:text-properties officeooo:rsid="01083dd9"/>
    </style:style>
    <style:style style:name="T440" style:family="text">
      <style:text-properties officeooo:rsid="01084d92"/>
    </style:style>
    <style:style style:name="T441" style:family="text">
      <style:text-properties officeooo:rsid="010a3610"/>
    </style:style>
    <style:style style:name="T442" style:family="text">
      <style:text-properties officeooo:rsid="010b7c10"/>
    </style:style>
    <style:style style:name="T443" style:family="text">
      <style:text-properties officeooo:rsid="010c766c"/>
    </style:style>
    <style:style style:name="T444" style:family="text">
      <style:text-properties officeooo:rsid="010e265d"/>
    </style:style>
    <style:style style:name="T445" style:family="text">
      <style:text-properties officeooo:rsid="011237bc"/>
    </style:style>
    <style:style style:name="T446" style:family="text">
      <style:text-properties officeooo:rsid="011613a7"/>
    </style:style>
    <style:style style:name="T447" style:family="text">
      <style:text-properties officeooo:rsid="01179c13"/>
    </style:style>
    <style:style style:name="T448" style:family="text">
      <style:text-properties officeooo:rsid="0119447e"/>
    </style:style>
    <style:style style:name="T449" style:family="text">
      <style:text-properties fo:color="#800000"/>
    </style:style>
    <style:style style:name="T450" style:family="text">
      <style:text-properties fo:color="#800000" fo:font-weight="bold"/>
    </style:style>
    <style:style style:name="T451" style:family="text">
      <style:text-properties fo:color="#800000" fo:font-weight="bold" officeooo:rsid="01128c82"/>
    </style:style>
    <style:style style:name="T452" style:family="text">
      <style:text-properties fo:color="#800000" fo:font-weight="bold" fo:background-color="#ffffe8"/>
    </style:style>
    <style:style style:name="T453" style:family="text">
      <style:text-properties fo:color="#800000" fo:font-weight="bold" officeooo:rsid="01735265" fo:background-color="#ffffe8"/>
    </style:style>
    <style:style style:name="T454" style:family="text">
      <style:text-properties fo:color="#800000" fo:font-weight="bold" officeooo:rsid="01209afe"/>
    </style:style>
    <style:style style:name="T455" style:family="text">
      <style:text-properties fo:color="#800000" fo:font-weight="bold" officeooo:rsid="012edbff"/>
    </style:style>
    <style:style style:name="T456" style:family="text">
      <style:text-properties fo:color="#800000" fo:font-weight="bold" officeooo:rsid="01328ef2"/>
    </style:style>
    <style:style style:name="T457" style:family="text">
      <style:text-properties fo:color="#800000" fo:font-weight="bold" officeooo:rsid="013cc982"/>
    </style:style>
    <style:style style:name="T458" style:family="text">
      <style:text-properties fo:color="#800000" fo:font-weight="bold" officeooo:rsid="01460d94"/>
    </style:style>
    <style:style style:name="T459" style:family="text">
      <style:text-properties fo:color="#800000" fo:font-weight="bold" officeooo:rsid="01784684"/>
    </style:style>
    <style:style style:name="T460" style:family="text">
      <style:text-properties fo:color="#800000" fo:font-weight="bold" officeooo:rsid="0190f486"/>
    </style:style>
    <style:style style:name="T461" style:family="text">
      <style:text-properties fo:color="#800000" style:font-name="Courier New1" fo:font-size="10.5pt" fo:font-weight="bold" officeooo:rsid="00630e07" fo:background-color="transparent" style:font-size-asian="10.5pt" style:font-size-complex="10.5pt"/>
    </style:style>
    <style:style style:name="T462" style:family="text">
      <style:text-properties fo:color="#800000" style:font-name="Courier New1" fo:font-size="10pt" officeooo:rsid="01735265" fo:background-color="#ffffe8" style:font-size-asian="10pt" style:font-weight-asian="normal" style:font-size-complex="10pt" style:font-weight-complex="normal"/>
    </style:style>
    <style:style style:name="T463" style:family="text">
      <style:text-properties fo:color="#800000" fo:font-size="10.5pt" fo:language="es" fo:country="EC" fo:font-weight="bold" officeooo:rsid="012edbff" style:font-size-asian="10.5pt" style:font-size-complex="10.5pt"/>
    </style:style>
    <style:style style:name="T464" style:family="text">
      <style:text-properties fo:color="#800000" fo:language="es" fo:country="EC" fo:font-weight="bold" officeooo:rsid="013f7438"/>
    </style:style>
    <style:style style:name="T465" style:family="text">
      <style:text-properties fo:color="#800000" fo:language="es" fo:country="EC" fo:font-weight="bold" officeooo:rsid="01454982"/>
    </style:style>
    <style:style style:name="T466" style:family="text">
      <style:text-properties fo:color="#800000" fo:language="es" fo:country="EC" fo:font-weight="bold" officeooo:rsid="01460d94" style:font-weight-asian="bold"/>
    </style:style>
    <style:style style:name="T467" style:family="text">
      <style:text-properties fo:color="#800000" fo:language="es" fo:country="EC" fo:font-weight="bold" officeooo:rsid="0148bc9b" style:font-weight-asian="bold"/>
    </style:style>
    <style:style style:name="T468" style:family="text">
      <style:text-properties fo:color="#800000" officeooo:rsid="01859117" style:font-weight-asian="normal" style:font-weight-complex="normal"/>
    </style:style>
    <style:style style:name="T469" style:family="text">
      <style:text-properties fo:color="#800000" officeooo:rsid="01878db6" style:font-weight-asian="normal" style:font-weight-complex="normal"/>
    </style:style>
    <style:style style:name="T470" style:family="text">
      <style:text-properties fo:color="#800000" officeooo:rsid="018a25da" style:font-weight-asian="normal" style:font-weight-complex="normal"/>
    </style:style>
    <style:style style:name="T471" style:family="text">
      <style:text-properties fo:color="#800000" officeooo:rsid="018ceb00" style:font-weight-asian="normal" style:font-weight-complex="normal"/>
    </style:style>
    <style:style style:name="T472" style:family="text">
      <style:text-properties fo:color="#800000" officeooo:rsid="018fb59a" style:font-weight-asian="normal" style:font-weight-complex="normal"/>
    </style:style>
    <style:style style:name="T473" style:family="text">
      <style:text-properties fo:color="#800000" officeooo:rsid="0195302c" style:font-weight-asian="normal" style:font-weight-complex="normal"/>
    </style:style>
    <style:style style:name="T474" style:family="text">
      <style:text-properties fo:color="#808030"/>
    </style:style>
    <style:style style:name="T475" style:family="text">
      <style:text-properties fo:color="#808030" officeooo:rsid="01128c82"/>
    </style:style>
    <style:style style:name="T476" style:family="text">
      <style:text-properties fo:color="#808030" fo:background-color="#ffffe8"/>
    </style:style>
    <style:style style:name="T477" style:family="text">
      <style:text-properties fo:color="#808030" officeooo:rsid="01735265" fo:background-color="#ffffe8"/>
    </style:style>
    <style:style style:name="T478" style:family="text">
      <style:text-properties fo:color="#808030" style:font-name="Courier New1" fo:font-size="10.5pt" officeooo:rsid="00630e07" fo:background-color="transparent" style:font-size-asian="10.5pt" style:font-size-complex="10.5pt"/>
    </style:style>
    <style:style style:name="T479"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480" style:family="text">
      <style:text-properties fo:color="#808030" fo:font-size="10.5pt" fo:language="es" fo:country="EC" officeooo:rsid="012d3c2f" style:font-size-asian="10.5pt" style:font-size-complex="10.5pt"/>
    </style:style>
    <style:style style:name="T481" style:family="text">
      <style:text-properties fo:color="#808030" fo:font-weight="normal" officeooo:rsid="01209afe" style:font-weight-asian="normal" style:font-weight-complex="normal"/>
    </style:style>
    <style:style style:name="T482" style:family="text">
      <style:text-properties fo:color="#808030" fo:font-weight="normal" officeooo:rsid="01859117" style:font-weight-asian="normal" style:font-weight-complex="normal"/>
    </style:style>
    <style:style style:name="T483" style:family="text">
      <style:text-properties fo:color="#808030" fo:font-weight="normal" officeooo:rsid="01878db6" style:font-weight-asian="normal" style:font-weight-complex="normal"/>
    </style:style>
    <style:style style:name="T484" style:family="text">
      <style:text-properties fo:color="#808030" fo:font-weight="normal" officeooo:rsid="018a25da" style:font-weight-asian="normal" style:font-weight-complex="normal"/>
    </style:style>
    <style:style style:name="T485" style:family="text">
      <style:text-properties fo:color="#808030" fo:font-weight="normal" officeooo:rsid="018ceb00" style:font-weight-asian="normal" style:font-weight-complex="normal"/>
    </style:style>
    <style:style style:name="T486" style:family="text">
      <style:text-properties fo:color="#808030" fo:font-weight="normal" officeooo:rsid="018fb59a" style:font-weight-asian="normal" style:font-weight-complex="normal"/>
    </style:style>
    <style:style style:name="T487" style:family="text">
      <style:text-properties fo:color="#808030" fo:font-weight="normal" officeooo:rsid="0195302c" style:font-weight-asian="normal" style:font-weight-complex="normal"/>
    </style:style>
    <style:style style:name="T488" style:family="text">
      <style:text-properties fo:color="#808030" fo:language="es" fo:country="EC" officeooo:rsid="01454982"/>
    </style:style>
    <style:style style:name="T489" style:family="text">
      <style:text-properties fo:color="#808030" officeooo:rsid="01784684"/>
    </style:style>
    <style:style style:name="T490" style:family="text">
      <style:text-properties fo:color="#808030" officeooo:rsid="0190f486"/>
    </style:style>
    <style:style style:name="T491" style:family="text">
      <style:text-properties fo:color="#808030" officeooo:rsid="01915411"/>
    </style:style>
    <style:style style:name="T492" style:family="text">
      <style:text-properties fo:color="#008c00"/>
    </style:style>
    <style:style style:name="T493" style:family="text">
      <style:text-properties fo:color="#008c00" fo:font-size="10.5pt" fo:language="es" fo:country="EC" officeooo:rsid="012d3c2f" style:font-size-asian="10.5pt" style:font-size-complex="10.5pt"/>
    </style:style>
    <style:style style:name="T494" style:family="text">
      <style:text-properties fo:background-color="#ffffe8"/>
    </style:style>
    <style:style style:name="T495" style:family="text">
      <style:text-properties officeooo:rsid="01735265" fo:background-color="#ffffe8"/>
    </style:style>
    <style:style style:name="T496" style:family="text">
      <style:text-properties officeooo:rsid="01784684" fo:background-color="#ffffe8"/>
    </style:style>
    <style:style style:name="T497" style:family="text">
      <style:text-properties fo:color="#5f5035"/>
    </style:style>
    <style:style style:name="T498" style:family="text">
      <style:text-properties fo:color="#5f5035" fo:font-size="10pt" fo:font-weight="normal" officeooo:rsid="0068ae1e" fo:background-color="#ffffe8" style:font-size-asian="10pt" style:font-weight-asian="normal" style:font-size-complex="10pt" style:font-weight-complex="normal"/>
    </style:style>
    <style:style style:name="T499" style:family="text">
      <style:text-properties fo:color="#5f5035" officeooo:rsid="01735265" fo:background-color="#ffffe8"/>
    </style:style>
    <style:style style:name="T500" style:family="text">
      <style:text-properties fo:color="#5f5035" officeooo:rsid="01784684"/>
    </style:style>
    <style:style style:name="T501" style:family="text">
      <style:text-properties fo:color="#5f5035" fo:font-weight="normal" officeooo:rsid="01859117" style:font-weight-asian="normal" style:font-weight-complex="normal"/>
    </style:style>
    <style:style style:name="T502" style:family="text">
      <style:text-properties fo:color="#5f5035" fo:font-weight="normal" officeooo:rsid="01878db6" style:font-weight-asian="normal" style:font-weight-complex="normal"/>
    </style:style>
    <style:style style:name="T503" style:family="text">
      <style:text-properties fo:color="#5f5035" fo:font-weight="normal" officeooo:rsid="018a25da" style:font-weight-asian="normal" style:font-weight-complex="normal"/>
    </style:style>
    <style:style style:name="T504" style:family="text">
      <style:text-properties fo:color="#5f5035" fo:font-weight="normal" officeooo:rsid="018ceb00" style:font-weight-asian="normal" style:font-weight-complex="normal"/>
    </style:style>
    <style:style style:name="T505" style:family="text">
      <style:text-properties fo:color="#5f5035" fo:font-weight="normal" officeooo:rsid="018fb59a" style:font-weight-asian="normal" style:font-weight-complex="normal"/>
    </style:style>
    <style:style style:name="T506" style:family="text">
      <style:text-properties fo:color="#5f5035" fo:font-weight="normal" officeooo:rsid="0195302c" style:font-weight-asian="normal" style:font-weight-complex="normal"/>
    </style:style>
    <style:style style:name="T507" style:family="text">
      <style:text-properties fo:color="#5f5035" officeooo:rsid="0190f486"/>
    </style:style>
    <style:style style:name="T508" style:family="text">
      <style:text-properties fo:color="#797997"/>
    </style:style>
    <style:style style:name="T509" style:family="text">
      <style:text-properties fo:color="#797997" fo:background-color="#ffffe8"/>
    </style:style>
    <style:style style:name="T510" style:family="text">
      <style:text-properties fo:color="#797997" officeooo:rsid="011b29c5" fo:background-color="#ffffe8"/>
    </style:style>
    <style:style style:name="T511" style:family="text">
      <style:text-properties fo:color="#797997" fo:font-size="10.5pt" fo:language="es" fo:country="EC" officeooo:rsid="012d3c2f" style:font-size-asian="10.5pt" style:font-size-complex="10.5pt"/>
    </style:style>
    <style:style style:name="T512" style:family="text">
      <style:text-properties fo:color="#797997" officeooo:rsid="01915411"/>
    </style:style>
    <style:style style:name="T513" style:family="text">
      <style:text-properties fo:color="#0000e6"/>
    </style:style>
    <style:style style:name="T514" style:family="text">
      <style:text-properties fo:color="#0000e6" fo:background-color="#ffffe8"/>
    </style:style>
    <style:style style:name="T515" style:family="text">
      <style:text-properties fo:color="#0000e6" officeooo:rsid="01735265" fo:background-color="#ffffe8"/>
    </style:style>
    <style:style style:name="T516"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17" style:family="text">
      <style:text-properties fo:color="#0000e6" officeooo:rsid="01784684"/>
    </style:style>
    <style:style style:name="T518" style:family="text">
      <style:text-properties fo:color="#0000e6" fo:font-weight="normal" officeooo:rsid="01859117" style:font-weight-asian="normal" style:font-weight-complex="normal"/>
    </style:style>
    <style:style style:name="T519" style:family="text">
      <style:text-properties fo:color="#0000e6" fo:font-weight="normal" officeooo:rsid="01878db6" style:font-weight-asian="normal" style:font-weight-complex="normal"/>
    </style:style>
    <style:style style:name="T520" style:family="text">
      <style:text-properties fo:color="#0000e6" fo:font-weight="normal" officeooo:rsid="018a25da" style:font-weight-asian="normal" style:font-weight-complex="normal"/>
    </style:style>
    <style:style style:name="T521" style:family="text">
      <style:text-properties fo:color="#0000e6" fo:font-weight="normal" officeooo:rsid="018ceb00" style:font-weight-asian="normal" style:font-weight-complex="normal"/>
    </style:style>
    <style:style style:name="T522" style:family="text">
      <style:text-properties fo:color="#0000e6" fo:font-weight="normal" officeooo:rsid="018fb59a" style:font-weight-asian="normal" style:font-weight-complex="normal"/>
    </style:style>
    <style:style style:name="T523" style:family="text">
      <style:text-properties fo:color="#0000e6" fo:font-weight="normal" officeooo:rsid="0195302c" style:font-weight-asian="normal" style:font-weight-complex="normal"/>
    </style:style>
    <style:style style:name="T524" style:family="text">
      <style:text-properties fo:color="#0000e6" officeooo:rsid="0190f486"/>
    </style:style>
    <style:style style:name="T525" style:family="text">
      <style:text-properties fo:color="#0000e6" officeooo:rsid="01915411"/>
    </style:style>
    <style:style style:name="T526" style:family="text">
      <style:text-properties fo:color="#0000e6" officeooo:rsid="019163e4"/>
    </style:style>
    <style:style style:name="T527" style:family="text">
      <style:text-properties fo:color="#800080"/>
    </style:style>
    <style:style style:name="T528" style:family="text">
      <style:text-properties fo:color="#800080" fo:background-color="#ffffe8"/>
    </style:style>
    <style:style style:name="T529" style:family="text">
      <style:text-properties fo:color="#800080" officeooo:rsid="01735265" fo:background-color="#ffffe8"/>
    </style:style>
    <style:style style:name="T530" style:family="text">
      <style:text-properties fo:color="#800080" style:font-name="Courier New1" fo:font-size="10.5pt" officeooo:rsid="00630e07" fo:background-color="transparent" style:font-size-asian="10.5pt" style:font-size-complex="10.5pt"/>
    </style:style>
    <style:style style:name="T53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32" style:family="text">
      <style:text-properties fo:color="#800080" fo:font-size="10.5pt" fo:language="es" fo:country="EC" officeooo:rsid="012d3c2f" style:font-size-asian="10.5pt" style:font-size-complex="10.5pt"/>
    </style:style>
    <style:style style:name="T533" style:family="text">
      <style:text-properties fo:color="#800080" officeooo:rsid="013cc982"/>
    </style:style>
    <style:style style:name="T534" style:family="text">
      <style:text-properties fo:color="#800080" officeooo:rsid="01784684"/>
    </style:style>
    <style:style style:name="T535" style:family="text">
      <style:text-properties fo:color="#800080" fo:font-weight="normal" officeooo:rsid="01859117" style:font-weight-asian="normal" style:font-weight-complex="normal"/>
    </style:style>
    <style:style style:name="T536" style:family="text">
      <style:text-properties fo:color="#800080" fo:font-weight="normal" officeooo:rsid="01878db6" style:font-weight-asian="normal" style:font-weight-complex="normal"/>
    </style:style>
    <style:style style:name="T537" style:family="text">
      <style:text-properties fo:color="#800080" fo:font-weight="normal" officeooo:rsid="018a25da" style:font-weight-asian="normal" style:font-weight-complex="normal"/>
    </style:style>
    <style:style style:name="T538" style:family="text">
      <style:text-properties fo:color="#800080" fo:font-weight="normal" officeooo:rsid="018ceb00" style:font-weight-asian="normal" style:font-weight-complex="normal"/>
    </style:style>
    <style:style style:name="T539" style:family="text">
      <style:text-properties fo:color="#800080" fo:font-weight="normal" officeooo:rsid="018fb59a" style:font-weight-asian="normal" style:font-weight-complex="normal"/>
    </style:style>
    <style:style style:name="T540" style:family="text">
      <style:text-properties fo:color="#800080" fo:font-weight="normal" officeooo:rsid="0195302c" style:font-weight-asian="normal" style:font-weight-complex="normal"/>
    </style:style>
    <style:style style:name="T541" style:family="text">
      <style:text-properties fo:color="#800080" officeooo:rsid="0190f486"/>
    </style:style>
    <style:style style:name="T542" style:family="text">
      <style:text-properties fo:color="#800080" officeooo:rsid="01915411"/>
    </style:style>
    <style:style style:name="T543" style:family="text">
      <style:text-properties fo:color="#bb7977"/>
    </style:style>
    <style:style style:name="T544" style:family="text">
      <style:text-properties fo:color="#bb7977" fo:background-color="#ffffe8"/>
    </style:style>
    <style:style style:name="T545" style:family="text">
      <style:text-properties officeooo:rsid="011b29c5"/>
    </style:style>
    <style:style style:name="T546" style:family="text">
      <style:text-properties officeooo:rsid="01209afe"/>
    </style:style>
    <style:style style:name="T547" style:family="text">
      <style:text-properties officeooo:rsid="01328ef2"/>
    </style:style>
    <style:style style:name="T548" style:family="text">
      <style:text-properties fo:color="#400000"/>
    </style:style>
    <style:style style:name="T549" style:family="text">
      <style:text-properties fo:color="#400000" fo:background-color="#ffffe8"/>
    </style:style>
    <style:style style:name="T550" style:family="text">
      <style:text-properties fo:color="#400000" officeooo:rsid="01735265" fo:background-color="#ffffe8"/>
    </style:style>
    <style:style style:name="T55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552" style:family="text">
      <style:text-properties fo:color="#400000" officeooo:rsid="01784684"/>
    </style:style>
    <style:style style:name="T553" style:family="text">
      <style:text-properties fo:color="#400000" fo:font-weight="normal" officeooo:rsid="01859117" style:font-weight-asian="normal" style:font-weight-complex="normal"/>
    </style:style>
    <style:style style:name="T554" style:family="text">
      <style:text-properties fo:color="#400000" fo:font-weight="normal" officeooo:rsid="01878db6" style:font-weight-asian="normal" style:font-weight-complex="normal"/>
    </style:style>
    <style:style style:name="T555" style:family="text">
      <style:text-properties fo:color="#400000" fo:font-weight="normal" officeooo:rsid="018a25da" style:font-weight-asian="normal" style:font-weight-complex="normal"/>
    </style:style>
    <style:style style:name="T556" style:family="text">
      <style:text-properties fo:color="#400000" fo:font-weight="normal" officeooo:rsid="018ceb00" style:font-weight-asian="normal" style:font-weight-complex="normal"/>
    </style:style>
    <style:style style:name="T557" style:family="text">
      <style:text-properties fo:color="#400000" fo:font-weight="normal" officeooo:rsid="018fb59a" style:font-weight-asian="normal" style:font-weight-complex="normal"/>
    </style:style>
    <style:style style:name="T558" style:family="text">
      <style:text-properties fo:color="#400000" fo:font-weight="normal" officeooo:rsid="0195302c" style:font-weight-asian="normal" style:font-weight-complex="normal"/>
    </style:style>
    <style:style style:name="T559" style:family="text">
      <style:text-properties fo:color="#400000" officeooo:rsid="0190f486"/>
    </style:style>
    <style:style style:name="T560" style:family="text">
      <style:text-properties fo:color="#074726"/>
    </style:style>
    <style:style style:name="T561" style:family="text">
      <style:text-properties officeooo:rsid="01345669"/>
    </style:style>
    <style:style style:name="T562" style:family="text">
      <style:text-properties fo:background-color="#ffffff"/>
    </style:style>
    <style:style style:name="T563" style:family="text">
      <style:text-properties fo:color="#696969"/>
    </style:style>
    <style:style style:name="T564"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565" style:family="text">
      <style:text-properties officeooo:rsid="0137d7d3"/>
    </style:style>
    <style:style style:name="T566" style:family="text">
      <style:text-properties officeooo:rsid="013b3f57"/>
    </style:style>
    <style:style style:name="T567" style:family="text">
      <style:text-properties officeooo:rsid="013cc982"/>
    </style:style>
    <style:style style:name="T568" style:family="text">
      <style:text-properties officeooo:rsid="013d263b"/>
    </style:style>
    <style:style style:name="T569" style:family="text">
      <style:text-properties fo:color="#008000"/>
    </style:style>
    <style:style style:name="T570" style:family="text">
      <style:text-properties officeooo:rsid="013d5895"/>
    </style:style>
    <style:style style:name="T571" style:family="text">
      <style:text-properties officeooo:rsid="01454982"/>
    </style:style>
    <style:style style:name="T572" style:family="text">
      <style:text-properties officeooo:rsid="01460d94"/>
    </style:style>
    <style:style style:name="T573" style:family="text">
      <style:text-properties officeooo:rsid="014e7d47" style:font-weight-complex="normal"/>
    </style:style>
    <style:style style:name="T574" style:family="text">
      <style:text-properties officeooo:rsid="0150a9aa" style:font-weight-complex="normal"/>
    </style:style>
    <style:style style:name="T575" style:family="text">
      <style:text-properties officeooo:rsid="0151b6c1" style:font-weight-complex="normal"/>
    </style:style>
    <style:style style:name="T576" style:family="text">
      <style:text-properties officeooo:rsid="01535433" style:font-weight-complex="normal"/>
    </style:style>
    <style:style style:name="T577" style:family="text">
      <style:text-properties officeooo:rsid="0154eb63" style:font-weight-complex="normal"/>
    </style:style>
    <style:style style:name="T578" style:family="text">
      <style:text-properties officeooo:rsid="0155e178" style:font-weight-complex="normal"/>
    </style:style>
    <style:style style:name="T579" style:family="text">
      <style:text-properties officeooo:rsid="01572961" style:font-weight-complex="normal"/>
    </style:style>
    <style:style style:name="T580" style:family="text">
      <style:text-properties officeooo:rsid="0174b4d1" style:font-weight-complex="normal"/>
    </style:style>
    <style:style style:name="T581" style:family="text">
      <style:text-properties officeooo:rsid="017651f9" style:font-weight-complex="normal"/>
    </style:style>
    <style:style style:name="T582" style:family="text">
      <style:text-properties officeooo:rsid="0177805e" style:font-weight-complex="normal"/>
    </style:style>
    <style:style style:name="T583" style:family="text">
      <style:text-properties officeooo:rsid="0157a722"/>
    </style:style>
    <style:style style:name="T584" style:family="text">
      <style:text-properties officeooo:rsid="015815f5"/>
    </style:style>
    <style:style style:name="T585" style:family="text">
      <style:text-properties officeooo:rsid="01583652"/>
    </style:style>
    <style:style style:name="T586" style:family="text">
      <style:text-properties officeooo:rsid="015bd5c3"/>
    </style:style>
    <style:style style:name="T587" style:family="text">
      <style:text-properties officeooo:rsid="015cd498"/>
    </style:style>
    <style:style style:name="T588" style:family="text">
      <style:text-properties officeooo:rsid="015dd836"/>
    </style:style>
    <style:style style:name="T589" style:family="text">
      <style:text-properties officeooo:rsid="015efc01"/>
    </style:style>
    <style:style style:name="T590" style:family="text">
      <style:text-properties officeooo:rsid="015fe4c0"/>
    </style:style>
    <style:style style:name="T591" style:family="text">
      <style:text-properties officeooo:rsid="016162e4"/>
    </style:style>
    <style:style style:name="T592" style:family="text">
      <style:text-properties officeooo:rsid="01637250"/>
    </style:style>
    <style:style style:name="T593" style:family="text">
      <style:text-properties officeooo:rsid="0165e23f"/>
    </style:style>
    <style:style style:name="T594" style:family="text">
      <style:text-properties fo:color="#2323dc" style:font-name="Courier New1" fo:font-size="10pt" fo:font-weight="normal" officeooo:rsid="0168f1df" style:font-size-asian="10pt" style:font-weight-asian="normal" style:font-size-complex="10pt" style:font-weight-complex="normal"/>
    </style:style>
    <style:style style:name="T595" style:family="text">
      <style:text-properties fo:color="#2323dc" style:font-name="Courier New1" fo:font-size="10pt" fo:font-weight="normal" officeooo:rsid="016b0417" style:font-size-asian="10pt" style:font-weight-asian="normal" style:font-size-complex="10pt"/>
    </style:style>
    <style:style style:name="T596" style:family="text">
      <style:text-properties fo:color="#b84700" style:font-name="Courier New1" fo:font-size="10pt" fo:font-weight="normal" officeooo:rsid="0168f1df" style:font-size-asian="10pt" style:font-weight-asian="normal" style:font-size-complex="10pt" style:font-weight-complex="normal"/>
    </style:style>
    <style:style style:name="T597" style:family="text">
      <style:text-properties fo:color="#b84700" style:font-name="Courier New1" fo:font-size="10pt" fo:font-weight="normal" officeooo:rsid="016b0417" style:font-size-asian="10pt" style:font-weight-asian="normal" style:font-size-complex="10pt"/>
    </style:style>
    <style:style style:name="T598" style:family="text">
      <style:text-properties fo:color="#004a4a" style:font-name="Courier New1" fo:font-size="10pt" fo:font-weight="normal" officeooo:rsid="0168f1df" style:font-size-asian="10pt" style:font-weight-asian="normal" style:font-size-complex="10pt" style:font-weight-complex="normal"/>
    </style:style>
    <style:style style:name="T599" style:family="text">
      <style:text-properties fo:color="#004a4a" style:font-name="Courier New1" fo:font-size="10pt" fo:font-weight="normal" officeooo:rsid="0168f1df" style:font-size-asian="10pt" style:font-weight-asian="normal" style:font-size-complex="10pt"/>
    </style:style>
    <style:style style:name="T600" style:family="text">
      <style:text-properties fo:color="#004a4a" style:font-name="Courier New1" fo:font-size="10pt" fo:font-weight="normal" officeooo:rsid="016b0417" style:font-size-asian="10pt" style:font-weight-asian="normal" style:font-size-complex="10pt"/>
    </style:style>
    <style:style style:name="T601" style:family="text">
      <style:text-properties officeooo:rsid="016b0417" style:font-weight-complex="bold"/>
    </style:style>
    <style:style style:name="T602" style:family="text">
      <style:text-properties officeooo:rsid="017a2854" style:font-weight-complex="bold"/>
    </style:style>
    <style:style style:name="T603" style:family="text">
      <style:text-properties officeooo:rsid="01859117" style:font-weight-complex="bold"/>
    </style:style>
    <style:style style:name="T604" style:family="text">
      <style:text-properties officeooo:rsid="018a25da" style:font-weight-complex="bold"/>
    </style:style>
    <style:style style:name="T605" style:family="text">
      <style:text-properties officeooo:rsid="018e2456" style:font-weight-complex="bold"/>
    </style:style>
    <style:style style:name="T606" style:family="text">
      <style:text-properties officeooo:rsid="018fb59a" style:font-weight-complex="bold"/>
    </style:style>
    <style:style style:name="T607" style:family="text">
      <style:text-properties officeooo:rsid="01735265"/>
    </style:style>
    <style:style style:name="T608" style:family="text">
      <style:text-properties officeooo:rsid="01784684"/>
    </style:style>
    <style:style style:name="T609" style:family="text">
      <style:text-properties officeooo:rsid="0179055c"/>
    </style:style>
    <style:style style:name="T610" style:family="text">
      <style:text-properties officeooo:rsid="017a2854"/>
    </style:style>
    <style:style style:name="T611" style:family="text">
      <style:text-properties officeooo:rsid="017af335"/>
    </style:style>
    <style:style style:name="T612" style:family="text">
      <style:text-properties officeooo:rsid="017cc4da"/>
    </style:style>
    <style:style style:name="T613" style:family="text">
      <style:text-properties officeooo:rsid="017eac89"/>
    </style:style>
    <style:style style:name="T614" style:family="text">
      <style:text-properties officeooo:rsid="017ebd6e"/>
    </style:style>
    <style:style style:name="T615" style:family="text">
      <style:text-properties officeooo:rsid="017fe594"/>
    </style:style>
    <style:style style:name="T616" style:family="text">
      <style:text-properties officeooo:rsid="01806cb5"/>
    </style:style>
    <style:style style:name="T617" style:family="text">
      <style:text-properties officeooo:rsid="0181d9d3"/>
    </style:style>
    <style:style style:name="T618" style:family="text">
      <style:text-properties officeooo:rsid="0183bd1c"/>
    </style:style>
    <style:style style:name="T619" style:family="text">
      <style:text-properties officeooo:rsid="01859117"/>
    </style:style>
    <style:style style:name="T620" style:family="text">
      <style:text-properties officeooo:rsid="0187721a"/>
    </style:style>
    <style:style style:name="T621" style:family="text">
      <style:text-properties officeooo:rsid="01878db6"/>
    </style:style>
    <style:style style:name="T622" style:family="text">
      <style:text-properties officeooo:rsid="018a25da"/>
    </style:style>
    <style:style style:name="T623" style:family="text">
      <style:text-properties officeooo:rsid="018ceb00"/>
    </style:style>
    <style:style style:name="T624" style:family="text">
      <style:text-properties officeooo:rsid="018fb59a"/>
    </style:style>
    <style:style style:name="T625" style:family="text">
      <style:text-properties officeooo:rsid="0190f486"/>
    </style:style>
    <style:style style:name="T626" style:family="text">
      <style:text-properties officeooo:rsid="01915411"/>
    </style:style>
    <style:style style:name="T627" style:family="text">
      <style:text-properties officeooo:rsid="019163e4"/>
    </style:style>
    <style:style style:name="T628" style:family="text">
      <style:text-properties officeooo:rsid="01934d99"/>
    </style:style>
    <style:style style:name="T629" style:family="text">
      <style:text-properties officeooo:rsid="01938117"/>
    </style:style>
    <style:style style:name="T630" style:family="text">
      <style:text-properties officeooo:rsid="019530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0">P2Convenciones:</text:p>
      <text:list xml:id="list4390613176249672833" text:style-name="WWNum1">
        <text:list-item>
          <text:p text:style-name="P616">Las referencias vyan entre corchetes <text:s/>y en una barra verde a la derecha</text:p>
        </text:list-item>
        <text:list-item>
          <text:p text:style-name="P617">El código fuente debe ir formateado y coloreado y con fuente <text:span text:style-name="T355">Courier New a 10.5 </text:span><text:s/><text:span text:style-name="T351">el codigo php esta formateado como basic y html como xml</text:span></text:p>
        </text:list-item>
        <text:list-item>
          <text:p text:style-name="P616">Notas aparecen rodeada de dos líneas <text:s/>con letras azules</text:p>
        </text:list-item>
        <text:list-item>
          <text:p text:style-name="P616">Todas las clases tienen nombres con la primera en mayúsculas</text:p>
        </text:list-item>
        <text:list-item>
          <text:p text:style-name="P616">El nombre de las funciones o métodos siguen la regla de estilo camelCase a excepción los de los controladores </text:p>
        </text:list-item>
        <text:list-item>
          <text:p text:style-name="P616">Las observaciones dela vida real están en plomo y empiezan con la palabra Observacion</text:p>
        </text:list-item>
      </text:list>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mario.</text:p>
      <text:p text:style-name="P109">1. Primer Capítulo</text:p>
      <text:p text:style-name="P109">1.1. Definición Y Origen De Internet</text:p>
      <text:p text:style-name="P109"/>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1.<text:tab/>Capítulo I</text:p>
      <text:p text:style-name="P73"/>
      <text:p text:style-name="P163">En este capítulo he tratado de dar una introducción a los temas que sientan las bases para iniciar el desarrollo de CMS, <text:span text:style-name="T324">se enfoca en conceptos sencillos y </text:span><text:s/>lo más claro<text:span text:style-name="T324">s </text:span>posible con ejemplos prácticos y completamente válidos, gran parte de este capítulo está dedicada meramente a los conceptos, <text:span text:style-name="T324">y la </text:span><text:span text:style-name="T325">comprensión</text:span><text:span text:style-name="T324"> inicial del problema.</text:span></text:p>
      <text:p text:style-name="P16"/>
      <text:p text:style-name="P73">1.1.<text:tab/>Definición Y Origen De Internet</text:p>
      <text:p text:style-name="P163"><text:span text:style-name="T325">Un buen inicio sería</text:span> citar la definición que Wikipedia da a la palabra Internet:</text:p>
      <text:p text:style-name="P17"/>
      <text:p text:style-name="P494">Internet es un conjunto descentralizado de redes de comunicación interconectadas que utilizan la familia de protocolos TCP/IP, garantizando que las redes físicas heterogéneas que la componen funcionen como una red lógica única, de alcance mundial. </text:p>
      <text:p text:style-name="P492"><text:span text:style-name="T159">(</text:span><text:a xlink:type="simple" xlink:href="https://es.wikipedia.org/wiki/Internet"><text:span text:style-name="T326">https://es.wikipedia.org/wiki/Internet</text:span></text:a><text:span text:style-name="T326"> </text:span><text:span text:style-name="T331">j</text:span><text:span text:style-name="T332">ulio-2013</text:span><text:span text:style-name="T159">).</text:span></text:p>
      <text:p text:style-name="P497"/>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1">C</text:span><text:span text:style-name="T72">omputador:</text:span></text:p>
      <text:p text:style-name="P25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59"/>
      <text:p text:style-name="P18"><text:span text:style-name="T72">Navegador</text:span><text:span text:style-name="T71"> W</text:span><text:span text:style-name="T72">eb:</text:span></text:p>
      <text:p text:style-name="P372"><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0"/>
      <text:p text:style-name="P110"/>
      <text:p text:style-name="P110"/>
      <text:p text:style-name="P18"><text:span text:style-name="T71">D</text:span><text:span text:style-name="T72">irección</text:span><text:span text:style-name="T71"> IP:</text:span></text:p>
      <text:p text:style-name="P19"><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60"/>
      <text:p text:style-name="P18"><text:span text:style-name="T71">R</text:span><text:span text:style-name="T72">outer:</text:span></text:p>
      <text:p text:style-name="P19"><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60"/>
      <text:p text:style-name="P19"><text:span text:style-name="T71">R</text:span><text:span text:style-name="T72">ed:</text:span></text:p>
      <text:p text:style-name="P337">Es la unión de equipos conectados a un router, una de las principales características de una red es la de compartir información por ende la de trabajar por un objetivo común.</text:p>
      <text:p text:style-name="P337"/>
      <text:p text:style-name="P110">P<text:span text:style-name="T327">rotocolos</text:span> D<text:span text:style-name="T327">e</text:span> <text:span text:style-name="T327">Comunicación:</text:span></text:p>
      <text:p text:style-name="P261">Son técnicas que permiten transportar información de un sitio a otro usando algoritmos matemáticos complejos, la mayoría de los protocolos encriptan (codificar) la información y la dividen en bloques para hacerla más transportable. </text:p>
      <text:p text:style-name="P262"/>
      <text:p text:style-name="P17"><text:span text:style-name="T70">S</text:span><text:span text:style-name="T73">ervidor:</text:span></text:p>
      <text:p text:style-name="P373"><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62">Los servidores son equipos que van desde el tamaño de un computador normal hasta tan grandes como una habitación (Google tiene un datacenter del tamaño de 9 canchas de fútbol).</text:p>
      <text:p text:style-name="P111"/>
      <text:p text:style-name="P74">H<text:span text:style-name="T327">ipertexto:</text:span></text:p>
      <text:p text:style-name="P262">Al ser este un termino esencial para la web prefiero citar a Wikipedia.</text:p>
      <text:p text:style-name="P262"/>
      <text:p text:style-name="P49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495"><text:span text:style-name="T328">(</text:span><text:a xlink:type="simple" xlink:href="http://es.wikipedia.org/wiki/Hipertexto"><text:span text:style-name="T328">http://es.wikipedia.org/wiki/Hipertexto</text:span></text:a><text:span text:style-name="T328"> </text:span><text:span text:style-name="T329">julio-2013</text:span><text:span text:style-name="T328">)</text:span></text:p>
      <text:p text:style-name="P500"/>
      <text:p text:style-name="P500">Un claro ejemplo de hipertexto sería el enlace de la cita de Wikipedia. Cuando se crea un sitio en internet lo hacemos con hipertexto todo el sitio está enlazado y funciona a partir de códigos informáticos.</text:p>
      <text:p text:style-name="P262"/>
      <text:p text:style-name="P18"><text:span text:style-name="T71">W</text:span><text:span text:style-name="T73">eb:</text:span></text:p>
      <text:p text:style-name="P374"><text:span text:style-name="T9">Se lo conoce como World Wide Web (WWW) o Red informática mundial, e</text:span><text:span text:style-name="T8">s la unión de todos los elementos que hemos visto, con la ayuda de los seres humanos claro está.</text:span></text:p>
      <text:p text:style-name="P112"/>
      <text:p text:style-name="P112"/>
      <text:p text:style-name="P112"/>
      <text:p text:style-name="P112"/>
      <text:p text:style-name="P112"/>
      <text:p text:style-name="P112"/>
      <text:p text:style-name="P112"><text:soft-page-break/></text:p>
      <text:list xml:id="list4514927223740187395" text:style-name="WWNum3">
        <text:list-item>
          <text:list>
            <text:list-item>
              <text:list>
                <text:list-item>
                  <text:p text:style-name="P619">Orígenes</text:p>
                </text:list-item>
              </text:list>
            </text:list-item>
          </text:list>
        </text:list-item>
      </text:list>
      <text:p text:style-name="P163">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1310317329" text:continue-numbering="true" text:style-name="WWNum3">
        <text:list-item>
          <text:list>
            <text:list-item>
              <text:list>
                <text:list-item>
                  <text:p text:style-name="P618">Internet En La Actualidad</text:p>
                </text:list-item>
              </text:list>
            </text:list-item>
          </text:list>
        </text:list-item>
      </text:list>
      <text:p text:style-name="P16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63">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163">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1016411171" text:continue-numbering="true" text:style-name="WWNum3">
        <text:list-item>
          <text:list>
            <text:list-item>
              <text:p text:style-name="P618">Definición De Sitios Web, Su Estructura E Importancia</text:p>
            </text:list-item>
          </text:list>
        </text:list-item>
      </text:list>
      <text:p text:style-name="P16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63"/>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163">Un sitio tiene los siguientes elementos:</text:p>
      <text:p text:style-name="P16"/>
      <text:list xml:id="list724912082404173579" text:style-name="WWNum4">
        <text:list-item>
          <text:p text:style-name="P621">Dirección IP única, la de Google.com es 74.125.130.99</text:p>
        </text:list-item>
        <text:list-item>
          <text:p text:style-name="P621">Nombre de Dominio asignado a la IP www.google.com (dirección web)</text:p>
        </text:list-item>
        <text:list-item>
          <text:p text:style-name="P621"><text:soft-page-break/>Estructura de árbol o jerárquica: A partir de una página de bienvenida o portal (raíz) se abren unas secciones (ramas) que a su vez contienen múltiples páginas web (hojas) </text:p>
        </text:list-item>
        <text:list-item>
          <text:p text:style-name="P621">Estructura lineal: a partir de una página de bienvenida o portal se suceden las siguientes páginas una tras otra como si se tratara de un libro. </text:p>
        </text:list-item>
        <text:list-item>
          <text:p text:style-name="P621">Estructura en red: Las páginas que forman el sitio web se enlazan unas con otras según sus contenidos en una especie de red en la que no se aprecia ningún tipo de jerarquía.</text:p>
        </text:list-item>
      </text:list>
      <text:p text:style-name="P464"/>
      <text:p text:style-name="P163">Existen dos tipos de Sitios Web:</text:p>
      <text:p text:style-name="P163"/>
      <text:p text:style-name="P93">Página Web:</text:p>
      <text:p text:style-name="P20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09"/>
      <text:p text:style-name="P209">La estructura más básica de una pagina web <text:span text:style-name="T336">esta basado en etiquetas,</text:span> código <text:span text:style-name="T336">de una pagina sencilla</text:span>:</text:p>
      <text:p text:style-name="P390"/>
      <text:p text:style-name="P390"><text:span text:style-name="_5f_XMLBracket"><text:span text:style-name="T353">&lt;</text:span></text:span><text:span text:style-name="_5f_XMLElement"><text:span text:style-name="T353">html</text:span></text:span><text:span text:style-name="_5f_XMLBracket"><text:span text:style-name="T353">&gt;</text:span></text:span></text:p>
      <text:p text:style-name="P390"><text:span text:style-name="T353"><text:tab/></text:span><text:span text:style-name="_5f_XMLBracket"><text:span text:style-name="T353">&lt;</text:span></text:span><text:span text:style-name="_5f_XMLElement"><text:span text:style-name="T353">head</text:span></text:span><text:span text:style-name="_5f_XMLBracket"><text:span text:style-name="T353">&gt;</text:span></text:span></text:p>
      <text:p text:style-name="P390"><text:span text:style-name="T353"><text:tab/><text:tab/></text:span><text:span text:style-name="_5f_XMLBracket"><text:span text:style-name="T353">&lt;</text:span></text:span><text:span text:style-name="_5f_XMLKeyWord"><text:span text:style-name="T353">title</text:span></text:span><text:span text:style-name="_5f_XMLBracket"><text:span text:style-name="T353">&gt;</text:span></text:span><text:span text:style-name="_5f_XMLContent"><text:span text:style-name="T353">Mi primer sitio Web</text:span></text:span><text:span text:style-name="_5f_XMLBracket"><text:span text:style-name="T353">&lt;/</text:span></text:span><text:span text:style-name="_5f_XMLKeyWord"><text:span text:style-name="T353">title</text:span></text:span><text:span text:style-name="_5f_XMLBracket"><text:span text:style-name="T353">&gt;</text:span></text:span></text:p>
      <text:p text:style-name="P390"><text:span text:style-name="T353"><text:tab/></text:span><text:span text:style-name="_5f_XMLBracket"><text:span text:style-name="T353">&lt;/</text:span></text:span><text:span text:style-name="_5f_XMLElement"><text:span text:style-name="T353">head</text:span></text:span><text:span text:style-name="_5f_XMLBracket"><text:span text:style-name="T353">&gt;</text:span></text:span></text:p>
      <text:p text:style-name="P390"><text:span text:style-name="T353"><text:tab/></text:span><text:span text:style-name="_5f_XMLBracket"><text:span text:style-name="T353">&lt;</text:span></text:span><text:span text:style-name="_5f_XMLElement"><text:span text:style-name="T353">body</text:span></text:span><text:span text:style-name="_5f_XMLBracket"><text:span text:style-name="T353">&gt;</text:span></text:span></text:p>
      <text:p text:style-name="P390"><text:span text:style-name="T353"><text:tab/><text:tab/></text:span><text:span text:style-name="_5f_XMLBracket"><text:span text:style-name="T353">&lt;</text:span></text:span><text:span text:style-name="_5f_XMLElement"><text:span text:style-name="T353">p</text:span></text:span><text:span text:style-name="_5f_XMLBracket"><text:span text:style-name="T353">&gt;</text:span></text:span><text:span text:style-name="_5f_XMLContent"><text:span text:style-name="T353">Hola mundo</text:span></text:span><text:span text:style-name="_5f_XMLBracket"><text:span text:style-name="T353">&lt;/</text:span></text:span><text:span text:style-name="_5f_XMLElement"><text:span text:style-name="T353">p</text:span></text:span><text:span text:style-name="_5f_XMLBracket"><text:span text:style-name="T353">&gt;</text:span></text:span></text:p>
      <text:p text:style-name="P390"><text:span text:style-name="T353"><text:tab/></text:span><text:span text:style-name="_5f_XMLBracket"><text:span text:style-name="T353">&lt;/</text:span></text:span><text:span text:style-name="_5f_XMLElement"><text:span text:style-name="T353">body</text:span></text:span><text:span text:style-name="_5f_XMLBracket"><text:span text:style-name="T353">&gt;</text:span></text:span></text:p>
      <text:p text:style-name="P390"><text:span text:style-name="_5f_XMLBracket"><text:span text:style-name="T353">&lt;/</text:span></text:span><text:span text:style-name="_5f_XMLElement"><text:span text:style-name="T353">html</text:span></text:span><text:span text:style-name="_5f_XMLBracket"><text:span text:style-name="T353">&gt;</text:span></text:span></text:p>
      <text:p text:style-name="P209"/>
      <text:p text:style-name="P165"><text:span text:style-name="T336">Todo el contenido de una página web va entre las etiquetas </text:span><text:span text:style-name="_5f_XMLBracket"><text:span text:style-name="T336">&lt;</text:span></text:span><text:span text:style-name="_5f_XMLElement"><text:span text:style-name="T336">html</text:span></text:span><text:span text:style-name="_5f_XMLBracket"><text:span text:style-name="T336">&gt; &lt;/</text:span></text:span><text:span text:style-name="_5f_XMLElement"><text:span text:style-name="T336">html</text:span></text:span><text:span text:style-name="_5f_XMLBracket"><text:span text:style-name="T336">&gt; </text:span></text:span><text:span text:style-name="T248">estas etiquetas es el inicio de la estructura de una pagina, una pagina es esta compuesta por cabecera, cuerpo y pie de página.</text:span></text:p>
      <text:p text:style-name="P74"/>
      <text:p text:style-name="P74">Sitios Estáticos:</text:p>
      <text:p text:style-name="P16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33">o al desconocimiento del administrador ya que existen herramientas que permiten crear un sitio dinámico de forma fácil y personalizable</text:span>.</text:p>
      <text:p text:style-name="P464"/>
      <text:p text:style-name="P74">Sitios Dinámicos</text:p>
      <text:p text:style-name="P164">Estos sitios aparecen gracias a la creación de <text:span text:style-name="T334">herramientas</text:span> informátic<text:span text:style-name="T334">a</text:span>s desarrollad<text:span text:style-name="T334">a</text:span>s para el manejo de información del lado del servidor, <text:span text:style-name="T335">con el </text:span>aparecimiento de <text:span text:style-name="T335">los </text:span>lenguajes de programación <text:span text:style-name="T335">para servidores</text:span>, <text:span text:style-name="T335">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09"/>
      <text:p text:style-name="P209"><text:soft-page-break/>Para concluir diré que un sitio dinámico es aquel que tiene la capacidad de responder a un evento ocasionado por un ente ajeno a si mismo, tiene la capacidad de procesar datos y transfórmalos en información.</text:p>
      <text:p text:style-name="P464"/>
      <text:p text:style-name="P74">Importancia de los Sitios WEB</text:p>
      <text:p text:style-name="P163">La importancia de los sitios web está en lo que las empresas y personas pueden hacer con ellos, existes sitios <text:span text:style-name="T335">de comercio, entretenimiento, publicidad, encuentros, buscadores. </text:span></text:p>
      <text:p text:style-name="P208"/>
      <text:p text:style-name="P209">Los sitios web es uno de los muchos canales que existen para comunicarse con el cliente y dar a conocer no solo nuestros servicios sino también nuestras necesidades, el internet es parte importante de las empresas.</text:p>
      <text:p text:style-name="P46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300404313" text:continue-list="list1016411171" text:style-name="WWNum3">
        <text:list-item>
          <text:list>
            <text:list-item>
              <text:p text:style-name="P618">Introducción A los Frameworks</text:p>
            </text:list-item>
          </text:list>
        </text:list-item>
      </text:list>
      <text:p text:style-name="P15"/>
      <text:list xml:id="list2009007312" text:continue-numbering="true" text:style-name="WWNum3">
        <text:list-item>
          <text:list>
            <text:list-item>
              <text:list>
                <text:list-item>
                  <text:p text:style-name="P618">Introducción</text:p>
                </text:list-item>
              </text:list>
            </text:list-item>
          </text:list>
        </text:list-item>
      </text:list>
      <text:p text:style-name="P163">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37">menos tiempo</text:span>, podemos decir que un Framework es un esqueleto o esquema del sistema <text:span text:style-name="T337">en donde se implementa una aplicación.</text:span></text:p>
      <text:p text:style-name="P17"/>
      <text:p text:style-name="P16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37">Ne</text:span>t <text:span text:style-name="T337">(</text:span>Framework de desarrollo de Microsoft<text:span text:style-name="T337">)</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10"/>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967551793571068836" text:style-name="L1">
        <text:list-item>
          <text:p text:style-name="P539">Falta de soporte </text:p>
        </text:list-item>
        <text:list-item>
          <text:p text:style-name="P539">Falta de rendimiento</text:p>
        </text:list-item>
        <text:list-item>
          <text:p text:style-name="P539">Escalabilidad</text:p>
        </text:list-item>
      </text:list>
      <text:p text:style-name="P211"/>
      <text:p text:style-name="P211"><text:soft-page-break/></text:p>
      <text:p text:style-name="P397">Los Frameworks son una herramienta muy útil es muy recomendable saber usar al menos uno.</text:p>
      <text:p text:style-name="P17"/>
      <text:p text:style-name="P17"/>
      <text:list xml:id="list324781517" text:continue-list="list2009007312" text:style-name="WWNum3">
        <text:list-item>
          <text:list>
            <text:list-item>
              <text:list>
                <text:list-item>
                  <text:p text:style-name="P618">Historia</text:p>
                </text:list-item>
              </text:list>
            </text:list-item>
          </text:list>
        </text:list-item>
      </text:list>
      <text:p text:style-name="P16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63"/>
      <text:p text:style-name="P163"><draw:frame draw:style-name="fr1" draw:name="gráficos6" text:anchor-type="paragraph" svg:width="15.229cm" svg:height="7.721cm" draw:z-index="5"><draw:image xlink:href="Pictures/1000000000000400000001EE73768815.jpg" xlink:type="simple" xlink:show="embed" xlink:actuate="onLoad"/></draw:frame></text:p>
      <text:p text:style-name="P212"/>
      <text:p text:style-name="P166"><text:span text:style-name="T338">(</text:span><text:a xlink:type="simple" xlink:href="http://www.mareosdeungeek.es/wp-content/uploads/2010/02/web-frameworks.jpg"><text:span text:style-name="T340">http://www.mareosdeungeek.es/wp-content/uploads/2010/02/web-frameworks.jpg</text:span></text:a><text:span text:style-name="T338"> <text:s/></text:span><text:span text:style-name="T339">julio-2013</text:span><text:span text:style-name="T338">)</text:span></text:p>
      <text:p text:style-name="P17"/>
      <text:p text:style-name="P17"/>
      <text:list xml:id="list507069722" text:continue-numbering="true" text:style-name="WWNum3">
        <text:list-item>
          <text:list>
            <text:list-item>
              <text:list>
                <text:list-item>
                  <text:p text:style-name="P618">Tipos De Frameworks</text:p>
                </text:list-item>
              </text:list>
            </text:list-item>
          </text:list>
        </text:list-item>
      </text:list>
      <text:p text:style-name="P16"/>
      <text:p text:style-name="P74">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4">Frameworks de Caja Negra:</text:p>
      <text:p text:style-name="P16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4">Frameworks de Caja Gris: </text:p>
      <text:p text:style-name="P163"><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3">1.3.4.<text:tab/>¿Por qué usar un Framework?</text:p>
      <text:p text:style-name="P16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448138504053979740" text:style-name="WWNum5">
        <text:list-item>
          <text:p text:style-name="P622">Manejan la seguridad de la aplicación</text:p>
        </text:list-item>
        <text:list-item>
          <text:p text:style-name="P622">Administran eficientemente una base de datos</text:p>
        </text:list-item>
        <text:list-item>
          <text:p text:style-name="P622">Desarrollo con poco código</text:p>
        </text:list-item>
        <text:list-item>
          <text:p text:style-name="P622">Mejores tiempos de desarrollo</text:p>
        </text:list-item>
        <text:list-item>
          <text:p text:style-name="P622">Evita tareas repetitivas y básicas</text:p>
        </text:list-item>
        <text:list-item>
          <text:p text:style-name="P622">Manejan la interfaz de usuario</text:p>
        </text:list-item>
        <text:list-item>
          <text:p text:style-name="P622">Brindan métodos y funciones generales</text:p>
        </text:list-item>
        <text:list-item>
          <text:p text:style-name="P622">Se aprende patrones de diseño y estilos de programación</text:p>
        </text:list-item>
        <text:list-item>
          <text:p text:style-name="P622">Los productos son más eficientes</text:p>
        </text:list-item>
      </text:list>
      <text:p text:style-name="P12"/>
      <text:p text:style-name="P73">1.4.<text:tab/>Introducción A La Programación Orientada A Objetos (POO)</text:p>
      <text:p text:style-name="P16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16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163">Con la aparición de la POO la informática hace grandes avances rediseñando el lenguaje de programación C para soportar objetos creando así C++, el cual fue aceptado y domino a los demás lenguajes gracias al surgimiento de las interfaces <text:span text:style-name="T341">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163"><text:soft-page-break/>En nuestro caso es lenguaje que nos interesa es PHP el cual en su versión 5 se ha modificado <text:span text:style-name="T342">para </text:span><text:s/>soporta<text:span text:style-name="T342">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3">1.4.1.<text:tab/>Elementos De La POO</text:p>
      <text:p text:style-name="P163">Hay más de un factor que determina la POO los cuales la identifican de otros paradigmas revisemos los principales:</text:p>
      <text:p text:style-name="P17"/>
      <text:p text:style-name="P74">Abstracción</text:p>
      <text:p text:style-name="P16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63">El proceso de abstracción permite seleccionar las características relevantes dentro de un conjunto e identificar comportamientos comunes para definir nuevos tipos de entidades del mundo real. </text:p>
      <text:p text:style-name="P17"/>
      <text:p text:style-name="P163">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4"><text:span text:style-name="T343">Encapsula-miento</text:span>:</text:p>
      <text:p text:style-name="P163">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4">Modularidad:</text:p>
      <text:p text:style-name="P163">Característica que permite dividir a una aplicación en partes pequeñas o varios módulos, las mismas que trabajan de forma independiente pero de manera colaborativa.</text:p>
      <text:p text:style-name="P17"/>
      <text:p text:style-name="P74">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4">Polimorfismo:</text:p>
      <text:p text:style-name="P163">Es la capacidad que da a diferentes objetos del mismo tipo o instancias de la misma clase, la posibilidad de contar con métodos y propiedades con el mismo nombre sin que ello genere problemas entre un objeto y otro igual.</text:p>
      <text:p text:style-name="P17"/>
      <text:p text:style-name="P74">Herencia:</text:p>
      <text:p text:style-name="P163">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4">Recolección de Basura:</text:p>
      <text:p text:style-name="P163">Esta es una técnica que elimina de la memoria a todos los objetos que ya no se están utilizando, los lenguajes de programación tienen esta característica para liberar la memoria.</text:p>
      <text:p text:style-name="P17"/>
      <text:p text:style-name="P73">1.4.2.<text:tab/>Objeto:</text:p>
      <text:p text:style-name="P163">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43">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63"/>
      <text:list xml:id="list3336949496429589700" text:style-name="L2">
        <text:list-item>
          <text:p text:style-name="P597"><text:span text:style-name="T70">Propiedad: </text:span><text:span text:style-name="T2">También conocidos como atributos, son variables que contienen datos asociados a un objeto, son las propiedades quienes guardan la información del objeto.</text:span></text:p>
        </text:list-item>
      </text:list>
      <text:p text:style-name="P73"/>
      <text:list xml:id="list488224985" text:continue-numbering="true" text:style-name="L2">
        <text:list-item>
          <text:p text:style-name="P597"><text:span text:style-name="T70">Método: </text:span><text:span text:style-name="T2">Es un algoritmo asociado a un objeto que trabaja con sus propiedades, indica lo que el objeto está en capacidad de hacer.</text:span></text:p>
        </text:list-item>
      </text:list>
      <text:p text:style-name="P17"/>
      <text:p text:style-name="P163">Dentro de la programación, un objeto es una instancia a una clase y la clase es la descripción de un objeto del mundo real, sea este real (una factura) o imaginario (una venta), veamos un ejemplo de objeto real <text:span text:style-name="T344">h</text:span>e imaginario tomado de la vida real.</text:p>
      <text:p text:style-name="P17"/>
      <text:p text:style-name="P74">Ejemplo de Objeto Real.</text:p>
      <text:p text:style-name="P163">Este ejemplo vamos a ver a una Factura como un objeto y lo llamo objeto real porque es algo que podemos tocar ver y documentar, antes de comenzar demos un vistazo a la siguiente imagen y veamos qué es lo que compone una factura.</text:p>
      <text:p text:style-name="P17"/>
      <text:p text:style-name="P163">Me tome la libertad de incluir números en las características principales de la factura el cual voy a revisar y comentar uno a uno.</text:p>
      <text:p text:style-name="P17"/>
      <text:list xml:id="list7580075474598100376" text:style-name="WWNum6">
        <text:list-item>
          <text:p text:style-name="P623">Nombre del documento, este es el nombre que tiene le documento en este caso se llama factura, ya que existen otros tipos de comprobantes como Recibos o Notas de Venta</text:p>
        </text:list-item>
        <text:list-item>
          <text:p text:style-name="P623">Numero de Factura, este es un número único de factura, es el que identifica a una factura de otra.</text:p>
        </text:list-item>
        <text:list-item>
          <text:p text:style-name="P623">RUC es un numero único que identifica al emisor de las facturas</text:p>
        </text:list-item>
        <text:list-item>
          <text:p text:style-name="P623">Información para contactarse con el emisor</text:p>
        </text:list-item>
        <text:list-item>
          <text:p text:style-name="P623"><text:soft-page-break/>Información del Cliente</text:p>
        </text:list-item>
        <text:list-item>
          <text:p text:style-name="P623"><text:span text:style-name="T344">Ítems </text:span>de venta, contiene<text:span text:style-name="T344">n</text:span> el bien o servicio comercializado entre el emisor y el cliente</text:p>
        </text:list-item>
        <text:list-item>
          <text:p text:style-name="P623">Información de subtotales e impuestos</text:p>
        </text:list-item>
      </text:list>
      <text:p text:style-name="P17"/>
      <text:p text:style-name="P16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6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4">Resumen de propiedades encontrados al objeto Factura</text:p>
      <text:list xml:id="list5125514057754612449" text:style-name="WWNum7">
        <text:list-item>
          <text:p text:style-name="P624">Numero factura</text:p>
        </text:list-item>
        <text:list-item>
          <text:p text:style-name="P624">RUC emisor</text:p>
        </text:list-item>
        <text:list-item>
          <text:p text:style-name="P624">Dirección del emisor</text:p>
        </text:list-item>
        <text:list-item>
          <text:p text:style-name="P624">Teléfono emisor</text:p>
        </text:list-item>
        <text:list-item>
          <text:p text:style-name="P624">Email emisor</text:p>
        </text:list-item>
        <text:list-item>
          <text:p text:style-name="P624">Nombre del cliente</text:p>
        </text:list-item>
        <text:list-item>
          <text:p text:style-name="P624">RUC/CI del cliente</text:p>
        </text:list-item>
        <text:list-item>
          <text:p text:style-name="P624">Fecha de facturación</text:p>
        </text:list-item>
        <text:list-item>
          <text:p text:style-name="P624">Teléfono del cliente</text:p>
        </text:list-item>
        <text:list-item>
          <text:p text:style-name="P624">Ítems de venta</text:p>
        </text:list-item>
      </text:list>
      <text:p text:style-name="P163"/>
      <text:p text:style-name="P167">Como podemos ver no es difícil saber lo que contiene cada una de las propiedades, <text:span text:style-name="T344">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4">Resumen de Métodos encontrados en el objeto Factura</text:p>
      <text:list xml:id="list4109838374186122423" text:style-name="WWNum8">
        <text:list-item>
          <text:p text:style-name="P626">Facturar</text:p>
        </text:list-item>
        <text:list-item>
          <text:p text:style-name="P625">Anular Factura</text:p>
        </text:list-item>
        <text:list-item>
          <text:p text:style-name="P625">Cobrar Factura</text:p>
        </text:list-item>
        <text:list-item>
          <text:p text:style-name="P625">Abonar Factura</text:p>
        </text:list-item>
        <text:list-item>
          <text:p text:style-name="P625">Subtotal</text:p>
        </text:list-item>
        <text:list-item>
          <text:p text:style-name="P625">IVA</text:p>
        </text:list-item>
        <text:list-item>
          <text:p text:style-name="P625">Total</text:p>
        </text:list-item>
      </text:list>
      <text:p text:style-name="P17"/>
      <text:p text:style-name="P163">Se preguntarán porque el <text:span text:style-name="T345">subtotal</text:span>, <text:span text:style-name="T345">total </text:span>e <text:span text:style-name="T345">IVA </text:span>están como métodos en lugar de propiedades, la respuesta es simple el subtotal es la suma del costo de los <text:span text:style-name="T344">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63">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365">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44">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44">referenciarlos</text:span> a la factura con esto ya no habría la necesidad de estar ingresado la descripción o los valores en las líneas de los ítems de la factura.</text:p>
      <text:p text:style-name="P17"/>
      <text:p text:style-name="P74">Ejemplo de Objeto Imaginario.</text:p>
      <text:p text:style-name="P17"/>
      <text:p text:style-name="P163">Para este ejemplo quería mostrarles como se hace el análisis para crear un objeto imaginario básico, este trabajo no pretende ser un manual para nada de ningún tipo, <text:span text:style-name="T344">pero son elementos que un programador debe conocer.</text:span></text:p>
      <text:p text:style-name="P17"/>
      <text:p text:style-name="P163">Pensemos en algo que todos lo que hemos programado necesitamos, un objeto que trabaje con la base de datos, las ventajas de esto, es que para trabajar con la BD solamente hace falta llamar al objeto e indicarle lo que tiene que hacer, <text:span text:style-name="T344">es una entidad que trabaja directamente con la base de datos y sirve de enlace para los demás niveles de la aplicación </text:span><text:span text:style-name="T346">brindando seguridad a los datos</text:span><text:span text:style-name="T344">.</text:span></text:p>
      <text:p text:style-name="P163"/>
      <text:p text:style-name="P162">Al igual que con la factura vamos a revisar las características principales del objeto:</text:p>
      <text:list xml:id="list5053300764760813306" text:style-name="WWNum9">
        <text:list-item>
          <text:p text:style-name="P627">Conectarse con la BD</text:p>
        </text:list-item>
        <text:list-item>
          <text:p text:style-name="P627">Enviar datos a la BD</text:p>
        </text:list-item>
        <text:list-item>
          <text:p text:style-name="P627">Traer datos de la BD</text:p>
        </text:list-item>
        <text:list-item>
          <text:p text:style-name="P627">Recibir órdenes y datos de la aplicación</text:p>
        </text:list-item>
        <text:list-item>
          <text:p text:style-name="P627">Enviar información a la aplicación</text:p>
        </text:list-item>
      </text:list>
      <text:p text:style-name="P17"/>
      <text:p text:style-name="P16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4">Resumen de Propiedades encontrados Objeto</text:p>
      <text:p text:style-name="P163">Para definir las propiedades del objeto primero tememos que ver sus características, las cuales listamos anteriormente.</text:p>
      <text:p text:style-name="P163"><text:soft-page-break/></text:p>
      <text:p text:style-name="P339"/>
      <text:p text:style-name="P339"/>
      <text:p text:style-name="P339">Conectarse con la DB:</text:p>
      <text:p text:style-name="P169">Para realizar una conexión hace falta conocer algunos datos como son:</text:p>
      <text:list xml:id="list7649790448801975798" text:style-name="WWNum10">
        <text:list-item>
          <text:p text:style-name="P628">Dirección del Servidor</text:p>
        </text:list-item>
        <text:list-item>
          <text:p text:style-name="P628">Puerto de Conexión</text:p>
        </text:list-item>
        <text:list-item>
          <text:p text:style-name="P628">Usuario de la BD</text:p>
        </text:list-item>
        <text:list-item>
          <text:p text:style-name="P628">Contraseña de la BD</text:p>
        </text:list-item>
        <text:list-item>
          <text:p text:style-name="P628">Nombre de la BD</text:p>
        </text:list-item>
      </text:list>
      <text:p text:style-name="P12"/>
      <text:p text:style-name="P163">Luego de saber dónde y cómo establecer una conexión con el servidor de bases de datos, empiezo a interactuar con él, analicemos el tipo de información que se va a enviar y recibir. </text:p>
      <text:p text:style-name="P163"/>
      <text:p text:style-name="P163">Se va a enviar cadenas de texto (consultas) y recibir datos, los datos que recibimos por lo general se retornan en forma de matriz o arreglo multidimensional.</text:p>
      <text:list xml:id="list7303756595602619951" text:style-name="WWNum11">
        <text:list-item>
          <text:p text:style-name="P629">Consulta</text:p>
        </text:list-item>
        <text:list-item>
          <text:p text:style-name="P630">Resultados en matriz</text:p>
        </text:list-item>
      </text:list>
      <text:p text:style-name="P17"/>
      <text:p text:style-name="P163">La consulta es la información que la aplicación solicita al objeto y los resultados es lo que la aplicación recibe del objeto.</text:p>
      <text:p text:style-name="P17"/>
      <text:p text:style-name="P263">Resumen de Métodos encontrados Objeto</text:p>
      <text:list xml:id="list6921776809584642565" text:style-name="WWNum12">
        <text:list-item>
          <text:p text:style-name="P639">Conectar y desconectar del servidor</text:p>
        </text:list-item>
        <text:list-item>
          <text:p text:style-name="P639">Controlar consultas</text:p>
        </text:list-item>
        <text:list-item>
          <text:p text:style-name="P639">Leer información de la BD</text:p>
        </text:list-item>
        <text:list-item>
          <text:p text:style-name="P639">Enviar datos a la BD</text:p>
        </text:list-item>
      </text:list>
      <text:p text:style-name="P17"/>
      <text:p text:style-name="P364">Observación: Si bien es cierto se puede conectar directamente la aplicación a la base de datos, no es recomendable ya que sería muy difícil mantener y controlar esa aplicación veamos el ¿por qué?.</text:p>
      <text:p text:style-name="P364"/>
      <text:p text:style-name="P364">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39">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39">código como lo haría normalmente, a esto se le conoce como inyección SQL, con el objeto esto podría ser neutralizado ya que primero depuramos la cadena de </text:span><text:span text:style-name="T239">consulta eliminando comandos que no deberían estar ahí o quitando caracteres de especiales.</text:span></text:p>
      <text:p text:style-name="P17"/>
      <text:p text:style-name="P17"/>
      <text:p text:style-name="P75"><text:soft-page-break/>Tipos De Datos</text:p>
      <text:p text:style-name="P75"/>
      <text:p text:style-name="P27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7774843582744168543" text:style-name="L3">
        <text:list-item>
          <text:p text:style-name="P545">Numéricos</text:p>
        </text:list-item>
        <text:list-item>
          <text:p text:style-name="P545">Texto</text:p>
        </text:list-item>
        <text:list-item>
          <text:p text:style-name="P545">Booleanos</text:p>
        </text:list-item>
      </text:list>
      <text:p text:style-name="P277"/>
      <text:p text:style-name="P278"/>
      <text:list xml:id="list1834618868" text:continue-numbering="true" text:style-name="L3">
        <text:list-header>
          <text:p text:style-name="P545"/>
        </text:list-header>
      </text:list>
      <text:p text:style-name="P95">Numéricos:</text:p>
      <text:p text:style-name="P213">Los datos de este tipo son usados principalmente para operaciones matemáticas, dentro de la programación existe una subdivisión para este tipo de datos, se los divide para optimizar el uso de la memoria y mejorar la precisión los cálculos.</text:p>
      <text:p text:style-name="P213"/>
      <text:p text:style-name="P113"><text:span text:style-name="T356">Enteros.- </text:span><text:span text:style-name="T249">Son números enteros, en algunos lenguajes se dividen en pequeños (short int), normales (int), y grandes (big int), se especifica su tamaño al declarar la variable y el sistema le asigna un espacio de memoria de cuerdo al tipo de entero.</text:span></text:p>
      <text:p text:style-name="P113"><text:span text:style-name="T356">Flotantes.-</text:span><text:span text:style-name="T249"> Estos son números de precisión son números que tienen decimales al igual que los enteros se pueden clasificar en normales, pequeños, y grandes, en determinados lenguajes se puede establecer el numero de decimales que puede tener.</text:span></text:p>
      <text:p text:style-name="P213"/>
      <text:p text:style-name="P59"><text:span text:style-name="T76">C</text:span><text:span text:style-name="T70">adenas</text:span></text:p>
      <text:p text:style-name="P171"><text:span text:style-name="T357">La cadenas </text:span><text:span text:style-name="T358">(</text:span><text:span text:style-name="T357">strings </text:span><text:span text:style-name="T358">| char)</text:span><text:span text:style-name="T357"> por su termino en ingles no son más que el conjunto de letras números y símbolos, </text:span><text:span text:style-name="T358">las cadenas son usadas para almacenar datos como nombres , lugares, etc, </text:span><text:span text:style-name="T357"><text:s/></text:span><text:span text:style-name="T358">la ventaja de los strings es el bajo consumo de memoria, en algunos lenguajes al igual como con los números se puede especificar el tamaño de la cadena como normal, pequeña, grande o muy grande.</text:span></text:p>
      <text:p text:style-name="P59"/>
      <text:p text:style-name="P95">Booleanos</text:p>
      <text:p text:style-name="P170">Este tipo de variable es quizás uno de los más primitivos pero aún es muy útil <text:s/>a la hora de desarrollar, <text:span text:style-name="T358">tiene el nivel más bajo de consumo de memoria a un bit , los posibles valores de estas variables son </text:span>“True” o “False” verdadero o falso.</text:p>
      <text:p text:style-name="P59"/>
      <text:p text:style-name="P278">Existen unos tipos de datos más complejos, pero en esencia es la unión de los anteriores:</text:p>
      <text:list xml:id="list5567268507357706661" text:style-name="L4">
        <text:list-item>
          <text:p text:style-name="P546">Arreglos</text:p>
        </text:list-item>
        <text:list-item>
          <text:p text:style-name="P546">NULL</text:p>
        </text:list-item>
        <text:list-item>
          <text:p text:style-name="P546">Objeto</text:p>
        </text:list-item>
      </text:list>
      <text:p text:style-name="P59"/>
      <text:p text:style-name="P96">Arreglo<text:span text:style-name="T359">s:</text:span></text:p>
      <text:p text:style-name="P214">Este es más una estructura que un tipo de dato, pero en los lenguajes de programación se lo conoce como tipo de dato, los arreglos son colecciones de datos de cualquier tipo inclusive puede ser una colección de objetos.</text:p>
      <text:p text:style-name="P214"/>
      <text:p text:style-name="P214">Definiendo, arreglo seria una lista de de datos que contiene una posición siendo la inicial 0 “cero” y la final n, un arreglo puede contener n elementos.</text:p>
      <text:p text:style-name="P214"/>
      <text:p text:style-name="P24"><text:soft-page-break/></text:p>
      <text:p text:style-name="P75">Nulos:</text:p>
      <text:p text:style-name="P27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9"/>
      <text:p text:style-name="P59"/>
      <text:p text:style-name="P95">Objeto:</text:p>
      <text:p text:style-name="P406">Esta es la forma de dato más compleja que existe en la POO, un objeto es un conjunto de propiedades y métodos instanciados en una variable, convirtiendo a la variable en el tipo de dato que la clase del objeto representa.</text:p>
      <text:p text:style-name="P406"/>
      <text:p text:style-name="P407">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360">el punto “.” y el operador <text:s/></text:span><text:span text:style-name="T361">guión</text:span><text:span text:style-name="T360"> medio mayor que “-&gt;”.</text:span></text:p>
      <text:p text:style-name="P59"/>
      <text:p text:style-name="P95">2.11.6.<text:tab/>Operadores</text:p>
      <text:p text:style-name="P170">Que sería de las variables si no se pudieran <text:span text:style-name="T361">realizar nada</text:span> con ellas, los operadores nos permiten hacer toda clase de tareas con ellas, <text:span text:style-name="T361">operaciones matemáticas</text:span>, <text:span text:style-name="T361">compararlas, asignarlas, o limpiarlas.</text:span></text:p>
      <text:p text:style-name="P215"/>
      <text:p text:style-name="P216">Descripción tipos de operadores:</text:p>
      <text:p text:style-name="P5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59"/>
      <text:p text:style-name="P23"/>
      <text:p text:style-name="P23"/>
      <text:p text:style-name="P400">Estructuras de Control</text:p>
      <text:p text:style-name="P144"/>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17"/>
      <text:p text:style-name="P217"/>
      <text:p text:style-name="P95">Estructura De Control If Else</text:p>
      <text:p text:style-name="P172"><text:span text:style-name="T362">Es una estructura muy </text:span><text:span text:style-name="T363">básica</text:span><text:span text:style-name="T362"> de pero muy </text:span><text:span text:style-name="T363">útil</text:span><text:span text:style-name="T362">, lo que hace es evaluar una </text:span><text:span text:style-name="T363">condición</text:span><text:span text:style-name="T362"> dependiendo del resultado, verdadero o falso ejecuta un bloque de sentencias:</text:span></text:p>
      <text:p text:style-name="P218"/>
      <text:p text:style-name="P59"><text:soft-page-break/></text:p>
      <text:p text:style-name="P95">Ejemplo:</text:p>
      <text:p text:style-name="P59"/>
      <text:p text:style-name="P59"><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0"><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0"><text:span text:style-name="_5f_OOoComputerKeyWord"><text:span text:style-name="T164">else</text:span></text:span></text:p>
      <text:p text:style-name="P60"><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366"/>
      <text:p text:style-name="P9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9"/>
      <text:p text:style-name="P97">Ejemplo:</text:p>
      <text:p text:style-name="P97"/>
      <text:p text:style-name="P454"><text:span text:style-name="_5f_OOoComputerKeyWord"><text:span text:style-name="T461">switch</text:span></text:span><text:span text:style-name="_5f_OOoComputerKeyWord"><text:span text:style-name="T478">(</text:span></text:span><text:span text:style-name="_5f_OOoComputerKeyWord"><text:span text:style-name="T318">valor</text:span></text:span><text:span text:style-name="_5f_OOoComputerKeyWord"><text:span text:style-name="T478">)</text:span></text:span><text:span text:style-name="_5f_OOoComputerKeyWord"><text:span text:style-name="T530">{</text:span></text:span></text:p>
      <text:p text:style-name="P527"><text:s text:c="8"/><text:span text:style-name="T450">case</text:span> <text:span text:style-name="T474">(</text:span>condición<text:span text:style-name="T474">)</text:span><text:span text:style-name="T527">:</text:span></text:p>
      <text:p text:style-name="P527"><text:s text:c="16"/>Sentencias a ejecutar</text:p>
      <text:p text:style-name="P527"><text:s text:c="16"/>romper <text:span text:style-name="T450">switch</text:span></text:p>
      <text:p text:style-name="P527"><text:s text:c="8"/><text:span text:style-name="T450">case</text:span> <text:span text:style-name="T474">(</text:span>otra condición<text:span text:style-name="T474">)</text:span><text:span text:style-name="T527">:</text:span></text:p>
      <text:p text:style-name="P527"><text:s text:c="16"/>Sentencias a ejecutar</text:p>
      <text:p text:style-name="P527"><text:s text:c="16"/>romper <text:span text:style-name="T450">switch</text:span></text:p>
      <text:p text:style-name="P535">}</text:p>
      <text:p text:style-name="P410"/>
      <text:p text:style-name="P219">La diferencia con el If Else es que se tiene la posibilidad de evaluar distintas condiciones y que la estructura solo responde cuando una de las condiciones es verdadera no responde a condiciones que no se cumplan.</text:p>
      <text:p text:style-name="P219"/>
      <text:p text:style-name="P95">Estructura De Control For <text:span text:style-name="T364">y For In</text:span></text:p>
      <text:p text:style-name="P220">Es una estructura que repite un bloque de sentencias siempre y cuando la condición sea verdadera, se los conoce como bucles, el numero de veces que repite un código esta definido por el programador, se puede usar variables para definir el alcance.</text:p>
      <text:p text:style-name="P220"><text:s/></text:p>
      <text:p text:style-name="P98">Ejemplo:</text:p>
      <text:p text:style-name="P98"/>
      <text:p text:style-name="P382"><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382"><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45"/>
      <text:p text:style-name="P28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80"/>
      <text:p text:style-name="P122">Ejemplo:</text:p>
      <text:p text:style-name="P280"/>
      <text:p text:style-name="P382"><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382"><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82"><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80"/>
      <text:p text:style-name="P280"><text:soft-page-break/><text:s/></text:p>
      <text:p text:style-name="P61"><text:span text:style-name="T77">E</text:span><text:span text:style-name="T70">structura De Control While </text:span><text:span text:style-name="T77">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21"/>
      <text:p text:style-name="P95">Ejemplo:</text:p>
      <text:p text:style-name="P95"/>
      <text:p text:style-name="P383"><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83"><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06"/>
      <text:p text:style-name="P94"/>
      <text:p text:style-name="P281">La estructura Do While se usa para que un determinado bloque de sentencias se ejecuten al menos una vez, la diferencia con el While es que evalúa la condición al final de la iteración y no al inicio.</text:p>
      <text:p text:style-name="P281"/>
      <text:p text:style-name="P384"><text:span text:style-name="_5f_OOoComputerKeyWord"><text:span text:style-name="T167">Do</text:span></text:span></text:p>
      <text:p text:style-name="P384"><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84"><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84"><text:span text:style-name="_5f_OOoComputerIdent"><text:span text:style-name="T19"/></text:span></text:p>
      <text:p text:style-name="P94">Introducción a PHP</text:p>
      <text:p text:style-name="P168">Esta es quizás una de las más importantes tecnologías <text:span text:style-name="T347">que se usan en este proyecto</text:span>, <text:span text:style-name="T347">es parte </text:span>central del proyecto, si la base de datos es el alma de toda aplicación este lenguaje hace que se genere el cuerpo de la aplicación, <text:span text:style-name="T347">con la ayuda de este lenguaje se </text:span>crear<text:span text:style-name="T347">á</text:span> un aplicación que estará encargada de gestionar la información ingresada por el usuario <text:span text:style-name="T347">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168">Lo que en realidad se hace es crear un<text:span text:style-name="T348"> conjunto de scripts (textos) que trabajan juntos, mismos que forman una</text:span> aplicación que ayud<text:span text:style-name="T348">a</text:span> al usuario y administradores a usar la base de datos, pero la diferencia es que ese uso esta dictado por <text:span text:style-name="T348">los algoritmos que la componen</text:span>, si pensamos un segundo en la aplicación sabemos que toda la información se va a almacenar en la base de datos incluyendo la estructura del sitio <text:span text:style-name="T348">(en determinadas ocasiones)</text:span>, esta aplicación se encarga de <text:span text:style-name="T348">convertir datos en información útil al usuario.</text:span></text:p>
      <text:p text:style-name="P58"/>
      <text:p text:style-name="P9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168"><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168">El 13 de julio de 2004, fue lanzado PHP 5, utilizando el motor Zend Engine 2.0 (o Zend Engine 2)1 . Incluye todas las ventajas que provee el nuevo Zend Engine 2 como:</text:p>
      <text:p text:style-name="P21"/>
      <text:list xml:id="list4171855849034550288" text:style-name="WWNum23">
        <text:list-item>
          <text:p text:style-name="P631">Mejor soporte para la programación orientada a objetos, que en versiones anteriores era extremadamente rudimentario.</text:p>
        </text:list-item>
        <text:list-item>
          <text:p text:style-name="P631">Mejoras de rendimiento.</text:p>
        </text:list-item>
        <text:list-item>
          <text:p text:style-name="P631">Mejor soporte para MySQL con extensión completamente reescrita.</text:p>
        </text:list-item>
        <text:list-item>
          <text:p text:style-name="P631">Mejor soporte a XML (XPath, DOM, etc.).</text:p>
        </text:list-item>
        <text:list-item>
          <text:p text:style-name="P631">Soporte nativo para SQLite.</text:p>
        </text:list-item>
        <text:list-item>
          <text:p text:style-name="P631">Soporte integrado para SOAP.</text:p>
        </text:list-item>
        <text:list-item>
          <text:p text:style-name="P631">Iteradores de datos.</text:p>
        </text:list-item>
        <text:list-item>
          <text:p text:style-name="P631">Manejo de excepciones.</text:p>
        </text:list-item>
        <text:list-item>
          <text:p text:style-name="P631">Mejoras con la implementación con Oracle.</text:p>
        </text:list-item>
      </text:list>
      <text:p text:style-name="P58"/>
      <text:p text:style-name="P94">2.14.2.<text:tab/>Sintaxis Básica</text:p>
      <text:p text:style-name="P398"><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340"/>
      <text:p text:style-name="P399"><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341"/>
      <text:p text:style-name="P168"><text:span text:style-name="T349">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168">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0">.php”</text:span><text:span text:style-name="T2">, las etiquetas HTML van fuera de las etiquetas de apertura y cierre de PHP).</text:span></text:p>
      <text:p text:style-name="P21"/>
      <text:p text:style-name="P54"><text:span text:style-name="_5f_XMLBracket"><text:span text:style-name="T161">&lt;!</text:span></text:span><text:span text:style-name="_5f_XMLKeyWord"><text:span text:style-name="T161">DOCTYPE</text:span></text:span><text:span text:style-name="symbol0_5f_php"><text:span text:style-name="T244"> </text:span></text:span><text:span text:style-name="_5f_XMLElement"><text:span text:style-name="T161">html</text:span></text:span><text:span text:style-name="_5f_XMLBracket"><text:span text:style-name="T161">&gt;</text:span></text:span></text:p>
      <text:p text:style-name="P54"><text:span text:style-name="symbol0_5f_php"><text:span text:style-name="T244">&lt;</text:span></text:span><text:span text:style-name="_5f_XMLComment"><text:span text:style-name="T122">!-- Cometarios HTML --&gt;</text:span></text:span></text:p>
      <text:p text:style-name="P54"><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4"><text:span text:style-name="symbol0_5f_php"><text:span text:style-name="T244"><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4"><text:span text:style-name="symbol0_5f_php"><text:span text:style-name="T244"><text:s text:c="9"/></text:span></text:span><text:span text:style-name="_5f_XMLBracket"><text:span text:style-name="T161">&lt;</text:span></text:span><text:span text:style-name="_5f_XMLElement"><text:span text:style-name="T161">meta</text:span></text:span><text:span text:style-name="symbol0_5f_php"><text:span text:style-name="T244">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44">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4"><text:span text:style-name="symbol0_5f_php"><text:span text:style-name="T244"><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4"><text:span text:style-name="symbol0_5f_php"><text:span text:style-name="T244"><text:s text:c="13"/></text:span></text:span><text:span text:style-name="_5f_OOoComputerKeyWord"><text:span text:style-name="T161">&lt;</text:span></text:span><text:span text:style-name="_5f_OOoComputerIdent"><text:span text:style-name="T161">?php</text:span></text:span><text:span text:style-name="symbol0_5f_php"><text:span text:style-name="T244"> </text:span></text:span><text:span text:style-name="_5f_OOoComputerKeyWord"><text:span text:style-name="T161">print</text:span></text:span><text:span text:style-name="symbol0_5f_php"><text:span text:style-name="T244">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4"><text:span text:style-name="symbol0_5f_php"><text:span text:style-name="T244"><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4"><text:span text:style-name="symbol0_5f_php"><text:span text:style-name="T244"><text:s text:c="13"/></text:span></text:span><text:span text:style-name="_5f_OOoComputerIdent"><text:span text:style-name="T161">?</text:span></text:span><text:span text:style-name="_5f_OOoComputerKeyWord"><text:span text:style-name="T161">&gt;</text:span></text:span></text:p>
      <text:p text:style-name="P54"><text:span text:style-name="symbol0_5f_php"><text:span text:style-name="T244"><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4"><text:span text:style-name="symbol0_5f_php"><text:span text:style-name="T244"><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4"><text:span text:style-name="symbol0_5f_php"><text:span text:style-name="T244"><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1"/>
      <text:p text:style-name="P168">Ahora veamos como se ve un script que contiene solo PHP.</text:p>
      <text:p text:style-name="P21"><text:span text:style-name="symbol0_5f_php"><text:span text:style-name="T243"/></text:span></text:p>
      <text:p text:style-name="P22"><text:span text:style-name="_5f_OOoComputerKeyWord"><text:span text:style-name="T162">&lt;</text:span></text:span><text:span text:style-name="_5f_OOoComputerIdent"><text:span text:style-name="T123">?php</text:span></text:span></text:p>
      <text:p text:style-name="P22"><text:span text:style-name="symbol0_5f_php"><text:span text:style-name="T245"><text:s text:c="2"/></text:span></text:span><text:span text:style-name="_5f_OOoComputerKeyWord"><text:span text:style-name="T162">//</text:span></text:span><text:span text:style-name="_5f_OOoComputerIdent"><text:span text:style-name="T123">Este</text:span></text:span><text:span text:style-name="symbol0_5f_php"><text:span text:style-name="T245"> </text:span></text:span><text:span text:style-name="_5f_OOoComputerIdent"><text:span text:style-name="T123">es</text:span></text:span><text:span text:style-name="symbol0_5f_php"><text:span text:style-name="T245"> </text:span></text:span><text:span text:style-name="_5f_OOoComputerIdent"><text:span text:style-name="T123">un</text:span></text:span><text:span text:style-name="symbol0_5f_php"><text:span text:style-name="T245"> </text:span></text:span><text:span text:style-name="_5f_OOoComputerIdent"><text:span text:style-name="T123">fichero</text:span></text:span><text:span text:style-name="symbol0_5f_php"><text:span text:style-name="T245"> </text:span></text:span><text:span text:style-name="_5f_OOoComputerIdent"><text:span text:style-name="T123">que</text:span></text:span><text:span text:style-name="symbol0_5f_php"><text:span text:style-name="T245"> </text:span></text:span><text:span text:style-name="_5f_OOoComputerIdent"><text:span text:style-name="T123">solo</text:span></text:span><text:span text:style-name="symbol0_5f_php"><text:span text:style-name="T245"> </text:span></text:span><text:span text:style-name="_5f_OOoComputerIdent"><text:span text:style-name="T123">contiene</text:span></text:span><text:span text:style-name="symbol0_5f_php"><text:span text:style-name="T245"> </text:span></text:span><text:span text:style-name="_5f_OOoComputerIdent"><text:span text:style-name="T123">código</text:span></text:span><text:span text:style-name="symbol0_5f_php"><text:span text:style-name="T245"> </text:span></text:span><text:span text:style-name="_5f_OOoComputerIdent"><text:span text:style-name="T123">PHP</text:span></text:span></text:p>
      <text:p text:style-name="P22"><text:span text:style-name="symbol0_5f_php"><text:span text:style-name="T245"><text:s text:c="2"/></text:span></text:span></text:p>
      <text:p text:style-name="P22"><text:span text:style-name="symbol0_5f_php"><text:span text:style-name="T245"><text:s text:c="2"/></text:span></text:span><text:span text:style-name="_5f_OOoComputerKeyWord"><text:span text:style-name="T162">function</text:span></text:span><text:span text:style-name="symbol0_5f_php"><text:span text:style-name="T245">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2"><text:span text:style-name="symbol0_5f_php"><text:span text:style-name="T245"><text:s text:c="2"/><text:tab/></text:span></text:span><text:span text:style-name="_5f_OOoComputerKeyWord"><text:span text:style-name="T162">if($</text:span></text:span><text:span text:style-name="_5f_OOoComputerIdent"><text:span text:style-name="T123">numm</text:span></text:span><text:span text:style-name="symbol0_5f_php"><text:span text:style-name="T245"> </text:span></text:span><text:span text:style-name="_5f_OOoComputerKeyWord"><text:span text:style-name="T162">==</text:span></text:span><text:span text:style-name="symbol0_5f_php"><text:span text:style-name="T245"> </text:span></text:span><text:span text:style-name="_5f_OOoComputerLiteral"><text:span text:style-name="T123">0</text:span></text:span><text:span text:style-name="_5f_OOoComputerKeyWord"><text:span text:style-name="T162">):</text:span></text:span></text:p>
      <text:p text:style-name="P22"><text:span text:style-name="symbol0_5f_php"><text:span text:style-name="T245"><text:s text:c="2"/><text:tab/><text:tab/></text:span></text:span><text:span text:style-name="_5f_OOoComputerKeyWord"><text:span text:style-name="T162">print</text:span></text:span><text:span text:style-name="symbol0_5f_php"><text:span text:style-name="T245"> </text:span></text:span><text:span text:style-name="_5f_OOoComputerComment"><text:span text:style-name="T123">'Ingrese un valor';</text:span></text:span></text:p>
      <text:p text:style-name="P22"><text:span text:style-name="symbol0_5f_php"><text:span text:style-name="T245"><text:s text:c="2"/><text:tab/></text:span></text:span><text:span text:style-name="_5f_OOoComputerKeyWord"><text:span text:style-name="T162">else:</text:span></text:span></text:p>
      <text:p text:style-name="P22"><text:span text:style-name="symbol0_5f_php"><text:span text:style-name="T245"><text:s text:c="2"/><text:tab/><text:tab/></text:span></text:span><text:span text:style-name="_5f_OOoComputerKeyWord"><text:span text:style-name="T162">print(</text:span></text:span><text:span text:style-name="_5f_OOoComputerComment"><text:span text:style-name="T123">'valor recibido ' . $num);</text:span></text:span></text:p>
      <text:p text:style-name="P22"><text:span text:style-name="symbol0_5f_php"><text:span text:style-name="T245"><text:s text:c="2"/><text:tab/></text:span></text:span><text:span text:style-name="_5f_OOoComputerKeyWord"><text:span text:style-name="T162">endif;</text:span></text:span></text:p>
      <text:p text:style-name="P22"><text:span text:style-name="symbol0_5f_php"><text:span text:style-name="T245"><text:s text:c="2"/></text:span></text:span><text:span text:style-name="_5f_OOoComputerKeyWord"><text:span text:style-name="T162">}</text:span></text:span></text:p>
      <text:p text:style-name="P21"/>
      <text:p text:style-name="P168">Tal vez el ejemplo no es muy elegante o útil, pero funciona, y como se puede apreciar en más fácil mantener.</text:p>
      <text:p text:style-name="P58"><text:span text:style-name="T2">Para concatenar cadenas su usa el signo punto</text:span><text:span text:style-name="T70"> “.”</text:span></text:p>
      <text:p text:style-name="P58"/>
      <text:p text:style-name="P94">2.14.4.<text:tab/>Variables En PHP</text:p>
      <text:p text:style-name="P21"><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401">Ejemplo:</text:p>
      <text:p text:style-name="P401"/>
      <text:p text:style-name="P453"><text:span text:style-name="_5f_OOoComputerKeyWord"><text:span text:style-name="T498">&lt;?php</text:span></text:span></text:p>
      <text:p text:style-name="P533">// <text:span text:style-name="T545">declaración</text:span> y uso de variables</text:p>
      <text:p text:style-name="P525"><text:span text:style-name="T509">$nombre</text:span><text:span text:style-name="T494"> </text:span><text:span text:style-name="T476">=</text:span><text:span text:style-name="T494"> </text:span><text:span text:style-name="T514">'Eduardo'</text:span><text:span text:style-name="T528">;</text:span></text:p>
      <text:p text:style-name="P533">// variable tipo arreglo</text:p>
      <text:p text:style-name="P525"><text:span text:style-name="T509">$alumnos</text:span><text:span text:style-name="T494"> </text:span><text:span text:style-name="T476">=</text:span><text:span text:style-name="T494"> </text:span><text:span text:style-name="T452">array</text:span><text:span text:style-name="T476">(</text:span><text:span text:style-name="T514">'Eduardo'</text:span><text:span text:style-name="T476">,</text:span><text:span text:style-name="T494"> </text:span><text:span text:style-name="T514">'Xavier'</text:span><text:span text:style-name="T476">,</text:span><text:span text:style-name="T514">'Marco'</text:span><text:span text:style-name="T476">,</text:span><text:span text:style-name="T514">'Luis'</text:span><text:span text:style-name="T476">)</text:span><text:span text:style-name="T528">;</text:span></text:p>
      <text:p text:style-name="P533">// forzando <text:span text:style-name="T545">variable</text:span> a entero</text:p>
      <text:p text:style-name="P525"><text:span text:style-name="T476">(</text:span><text:span text:style-name="T544">int</text:span><text:span text:style-name="T476">)</text:span><text:span text:style-name="T494"> </text:span><text:span text:style-name="T509">$nota</text:span><text:span text:style-name="T528">;</text:span></text:p>
      <text:p text:style-name="P533">// declarando variable</text:p>
      <text:p text:style-name="P525"><text:span text:style-name="T509">$curso</text:span><text:span text:style-name="T528">;</text:span></text:p>
      <text:p text:style-name="P533">// variable cadena </text:p>
      <text:p text:style-name="P519"><text:span text:style-name="T509">$a</text:span><text:span text:style-name="T510">ñ0</text:span><text:span text:style-name="T494"> </text:span><text:span text:style-name="T476">=</text:span><text:span text:style-name="T494"> </text:span><text:span text:style-name="T514">'2013'</text:span><text:span text:style-name="T528">;</text:span></text:p>
      <text:p text:style-name="P402"/>
      <text:p text:style-name="P168">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8"/>
      <text:p text:style-name="P168">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65">un listado de las más importantes:</text:span> </text:p>
      <text:p text:style-name="P58"/>
      <text:p text:style-name="P94">$_GET</text:p>
      <text:p text:style-name="P168">Es un arreglo asociativo que pasa la información al script en el que se lo invoca a través de parámetros pasados incrustados en la URL, el uso de este tipo de variables lo veremos más afondo en la sección de formularios.</text:p>
      <text:p text:style-name="P58"/>
      <text:p text:style-name="P94">$_POST</text:p>
      <text:p text:style-name="P168">Es un arreglo asociativo que pasa la información al script al que pertenece a través del método HTTP POST desde formularios web enviados por este medio, al igual que get se verá su uso mas adelante.</text:p>
      <text:p text:style-name="P21"/>
      <text:p text:style-name="P94">$_SESSION</text:p>
      <text:p text:style-name="P168">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68">$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8"/>
      <text:p text:style-name="P94"/>
      <text:p text:style-name="P9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8"/>
      <text:p text:style-name="P94">Constantes En PHP</text:p>
      <text:p text:style-name="P21"><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64"/>
      <text:p text:style-name="P168">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68"/>
      <text:p text:style-name="P173"><text:span text:style-name="_5f_OOoComputerKeyWord"><text:span text:style-name="T366">&lt;</text:span></text:span><text:span text:style-name="_5f_OOoComputerIdent"><text:span text:style-name="T366">?php</text:span></text:span></text:p>
      <text:p text:style-name="P222"/>
      <text:p text:style-name="P173"><text:span text:style-name="_5f_OOoComputerIdent"><text:span text:style-name="T366">define</text:span></text:span><text:span text:style-name="_5f_OOoComputerKeyWord"><text:span text:style-name="T366">(</text:span></text:span><text:span text:style-name="_5f_OOoComputerLiteral"><text:span text:style-name="T366">"CONSTANTE"</text:span></text:span><text:span text:style-name="_5f_OOoComputerKeyWord"><text:span text:style-name="T366">,</text:span></text:span><text:span text:style-name="T366"> </text:span><text:span text:style-name="_5f_OOoComputerLiteral"><text:span text:style-name="T366">"Hola mundo."</text:span></text:span><text:span text:style-name="_5f_OOoComputerKeyWord"><text:span text:style-name="T366">);</text:span></text:span></text:p>
      <text:p text:style-name="P173"><text:span text:style-name="_5f_OOoComputerIdent"><text:span text:style-name="T366">echo</text:span></text:span><text:span text:style-name="T366"> </text:span><text:span text:style-name="_5f_OOoComputerIdent"><text:span text:style-name="T366">Constante</text:span></text:span><text:span text:style-name="_5f_OOoComputerKeyWord"><text:span text:style-name="T366">;</text:span></text:span><text:span text:style-name="T366"> </text:span><text:span text:style-name="_5f_OOoComputerKeyWord"><text:span text:style-name="T366">//</text:span></text:span><text:span text:style-name="T366"> </text:span><text:span text:style-name="_5f_OOoComputerIdent"><text:span text:style-name="T366">imprime</text:span></text:span><text:span text:style-name="T366"> </text:span><text:span text:style-name="_5f_OOoComputerLiteral"><text:span text:style-name="T366">"Constante"</text:span></text:span><text:span text:style-name="T366"> </text:span><text:span text:style-name="_5f_OOoComputerIdent"><text:span text:style-name="T366">y</text:span></text:span><text:span text:style-name="T366"> </text:span><text:span text:style-name="_5f_OOoComputerIdent"><text:span text:style-name="T366">emite</text:span></text:span><text:span text:style-name="T366"> </text:span><text:span text:style-name="_5f_OOoComputerIdent"><text:span text:style-name="T366">un</text:span></text:span><text:span text:style-name="T366"> </text:span><text:span text:style-name="_5f_OOoComputerIdent"><text:span text:style-name="T366">aviso</text:span></text:span><text:span text:style-name="_5f_OOoComputerKeyWord"><text:span text:style-name="T366">.</text:span></text:span></text:p>
      <text:p text:style-name="P173"><text:span text:style-name="_5f_OOoComputerIdent"><text:span text:style-name="T366">echo</text:span></text:span><text:span text:style-name="T366"> </text:span><text:span text:style-name="_5f_OOoComputerIdent"><text:span text:style-name="T366">CONSTANTE</text:span></text:span><text:span text:style-name="_5f_OOoComputerKeyWord"><text:span text:style-name="T366">;</text:span></text:span><text:span text:style-name="T366"> </text:span><text:span text:style-name="_5f_OOoComputerKeyWord"><text:span text:style-name="T366">//</text:span></text:span><text:span text:style-name="T366"> </text:span><text:span text:style-name="_5f_OOoComputerIdent"><text:span text:style-name="T366">imprime</text:span></text:span><text:span text:style-name="T366"> </text:span><text:span text:style-name="_5f_OOoComputerLiteral"><text:span text:style-name="T366">"Hola mundo."</text:span></text:span></text:p>
      <text:p text:style-name="P222"><text:s/></text:p>
      <text:p text:style-name="P173"><text:span text:style-name="_5f_OOoComputerIdent"><text:span text:style-name="T366">define</text:span></text:span><text:span text:style-name="_5f_OOoComputerKeyWord"><text:span text:style-name="T366">(</text:span></text:span><text:span text:style-name="_5f_OOoComputerLiteral"><text:span text:style-name="T366">"SALUDO"</text:span></text:span><text:span text:style-name="_5f_OOoComputerKeyWord"><text:span text:style-name="T366">,</text:span></text:span><text:span text:style-name="T366"> </text:span><text:span text:style-name="_5f_OOoComputerLiteral"><text:span text:style-name="T366">"Hola tú."</text:span></text:span><text:span text:style-name="_5f_OOoComputerKeyWord"><text:span text:style-name="T366">,</text:span></text:span><text:span text:style-name="T366"> </text:span><text:span text:style-name="_5f_OOoComputerIdent"><text:span text:style-name="T366">true</text:span></text:span><text:span text:style-name="_5f_OOoComputerKeyWord"><text:span text:style-name="T366">);</text:span></text:span></text:p>
      <text:p text:style-name="P173"><text:span text:style-name="_5f_OOoComputerIdent"><text:span text:style-name="T366">echo</text:span></text:span><text:span text:style-name="T366"> </text:span><text:span text:style-name="_5f_OOoComputerIdent"><text:span text:style-name="T366">SALUDO</text:span></text:span><text:span text:style-name="_5f_OOoComputerKeyWord"><text:span text:style-name="T366">;</text:span></text:span><text:span text:style-name="T366"> </text:span><text:span text:style-name="_5f_OOoComputerKeyWord"><text:span text:style-name="T366">//</text:span></text:span><text:span text:style-name="T366"> </text:span><text:span text:style-name="_5f_OOoComputerIdent"><text:span text:style-name="T366">imprime</text:span></text:span><text:span text:style-name="T366"> </text:span><text:span text:style-name="_5f_OOoComputerLiteral"><text:span text:style-name="T366">"Hola tú."</text:span></text:span></text:p>
      <text:p text:style-name="P173"><text:span text:style-name="_5f_OOoComputerIdent"><text:span text:style-name="T366">echo</text:span></text:span><text:span text:style-name="T366"> </text:span><text:span text:style-name="_5f_OOoComputerIdent"><text:span text:style-name="T366">Saludo</text:span></text:span><text:span text:style-name="_5f_OOoComputerKeyWord"><text:span text:style-name="T366">;</text:span></text:span><text:span text:style-name="T366"> </text:span><text:span text:style-name="_5f_OOoComputerKeyWord"><text:span text:style-name="T366">//</text:span></text:span><text:span text:style-name="T366"> </text:span><text:span text:style-name="_5f_OOoComputerIdent"><text:span text:style-name="T366">imprime</text:span></text:span><text:span text:style-name="T366"> </text:span><text:span text:style-name="_5f_OOoComputerLiteral"><text:span text:style-name="T366">"Hola tú."</text:span></text:span></text:p>
      <text:p text:style-name="P21"/>
      <text:p text:style-name="P94">Estructuras de Control En PHP</text:p>
      <text:p text:style-name="P223">El funcionamiento de las estructuras es la misma que se expuso anteriormente se especificará solamente ejemplos de las estructuras aplicadas a PHP.</text:p>
      <text:p text:style-name="P21"/>
      <text:p text:style-name="P94"><text:span text:style-name="T367">I</text:span>f <text:span text:style-name="T367">Else</text:span></text:p>
      <text:p text:style-name="P223">En PHP se puede omitir el ELSE, el bloque de sentencias se encierran entre llaves, </text:p>
      <text:p text:style-name="P58"/>
      <text:p text:style-name="P62"><text:span text:style-name="_5f_OOoComputerKeyWord"><text:span text:style-name="T168">&lt;</text:span></text:span><text:span text:style-name="_5f_OOoComputerIdent"><text:span text:style-name="T168">?php</text:span></text:span></text:p>
      <text:p text:style-name="P62"><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2"><text:span text:style-name="_5f_OOoComputerKeyWord"><text:span text:style-name="T168"/></text:span></text:p>
      <text:p text:style-name="P62"><text:span text:style-name="_5f_OOoComputerKeyWord"><text:span text:style-name="T168">//if</text:span></text:span><text:span text:style-name="T168"> </text:span><text:span text:style-name="_5f_OOoComputerIdent"><text:span text:style-name="T168">solo</text:span></text:span></text:p>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cinco');</text:span></text:span></text:p>
      <text:p text:style-name="P62"><text:span text:style-name="_5f_OOoComputerKeyWord"><text:span text:style-name="T168">}</text:span></text:span></text:p>
      <text:p text:style-name="P62"><text:soft-page-break/><text:span text:style-name="_5f_OOoComputerKeyWord"><text:span text:style-name="T168"/></text:span></text:p>
      <text:p text:style-name="P62"><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enor o igual a cinco');</text:span></text:span></text:p>
      <text:p text:style-name="P62"><text:span text:style-name="_5f_OOoComputerKeyWord"><text:span text:style-name="T168">}else{</text:span></text:span></text:p>
      <text:p text:style-name="P62"><text:span text:style-name="T168"><text:tab/></text:span><text:span text:style-name="_5f_OOoComputerKeyWord"><text:span text:style-name="T168">print(</text:span></text:span><text:span text:style-name="_5f_OOoComputerComment"><text:span text:style-name="T168">'El numero es mayor a cinco');</text:span></text:span></text:p>
      <text:p text:style-name="P62"><text:span text:style-name="_5f_OOoComputerKeyWord"><text:span text:style-name="T168">}</text:span></text:span></text:p>
      <text:p text:style-name="P343"/>
      <text:p text:style-name="P62"><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343"/>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enor o igual a cinco');</text:span></text:span></text:p>
      <text:p text:style-name="P62"><text:span text:style-name="_5f_OOoComputerKeyWord"><text:span text:style-name="T168">else</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ayor a cinco');</text:span></text:span></text:p>
      <text:p text:style-name="P62"><text:span text:style-name="_5f_OOoComputerKeyWord"><text:span text:style-name="T168">endif;</text:span></text:span></text:p>
      <text:p text:style-name="P414"/>
      <text:p text:style-name="P22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3"/>
      <text:p text:style-name="P58"><text:span text:style-name="T78">W</text:span><text:span text:style-name="T70">hile </text:span><text:span text:style-name="T78">y D</text:span><text:span text:style-name="T70">o-while</text:span></text:p>
      <text:p text:style-name="P282">La sintaxis es similar a C/C++</text:p>
      <text:p text:style-name="P282"/>
      <text:p text:style-name="P384"><text:span text:style-name="_5f_OOoComputerKeyWord"><text:span text:style-name="T167">&lt;</text:span></text:span><text:span text:style-name="_5f_OOoComputerIdent"><text:span text:style-name="T22">?php</text:span></text:span></text:p>
      <text:p text:style-name="P281"/>
      <text:p text:style-name="P384"><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281"/>
      <text:p text:style-name="P384"><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384"><text:span text:style-name="_5f_OOoComputerKeyWord"><text:span text:style-name="T167">}</text:span></text:span></text:p>
      <text:p text:style-name="P281"/>
      <text:p text:style-name="P384"><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384"><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84"><text:span text:style-name="_5f_OOoComputerIdent"><text:span text:style-name="T22">endwhile</text:span></text:span><text:span text:style-name="_5f_OOoComputerKeyWord"><text:span text:style-name="T167">;</text:span></text:span></text:p>
      <text:p text:style-name="P384"><text:span text:style-name="_5f_OOoComputerKeyWord"><text:span text:style-name="T22"/></text:span></text:p>
      <text:p text:style-name="P384"><text:span text:style-name="_5f_OOoComputerKeyWord"><text:span text:style-name="T167">do</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84"><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281"/>
      <text:p text:style-name="P21"/>
      <text:p text:style-name="P94">2.14.6.1. switch</text:p>
      <text:p text:style-name="P282">La sintaxis es similar a C/C++</text:p>
      <text:p text:style-name="P415"/>
      <text:p text:style-name="P385"><text:span text:style-name="_5f_OOoComputerKeyWord"><text:span text:style-name="T169">&lt;</text:span></text:span><text:span text:style-name="_5f_OOoComputerIdent"><text:span text:style-name="T169">?php</text:span></text:span></text:p>
      <text:p text:style-name="P416"/>
      <text:p text:style-name="P385"><text:span text:style-name="_5f_OOoComputerKeyWord"><text:span text:style-name="T169">$</text:span></text:span><text:span text:style-name="_5f_OOoComputerIdent"><text:span text:style-name="T169">dia</text:span></text:span><text:span text:style-name="T316"> </text:span><text:span text:style-name="_5f_OOoComputerKeyWord"><text:span text:style-name="T169">=</text:span></text:span><text:span text:style-name="T316"> </text:span><text:span text:style-name="_5f_OOoComputerComment"><text:span text:style-name="T169">'lunes';</text:span></text:span></text:p>
      <text:p text:style-name="P416"/>
      <text:p text:style-name="P385"><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385"><text:span text:style-name="T316"><text:tab/></text:span><text:span text:style-name="_5f_OOoComputerKeyWord"><text:span text:style-name="T169">case</text:span></text:span><text:span text:style-name="T316"> </text:span><text:span text:style-name="_5f_OOoComputerComment"><text:span text:style-name="T169">'lunes':</text:span></text:span></text:p>
      <text:p text:style-name="P385"><text:span text:style-name="T316"><text:tab/><text:tab/></text:span><text:span text:style-name="_5f_OOoComputerKeyWord"><text:span text:style-name="T169">print(</text:span></text:span><text:span text:style-name="_5f_OOoComputerComment"><text:span text:style-name="T169">'Hoy es ' . $dia . ' para hoy tenemos planificación');</text:span></text:span></text:p>
      <text:p text:style-name="P385"><text:soft-page-break/><text:span text:style-name="T316"><text:tab/><text:tab/></text:span><text:span text:style-name="_5f_OOoComputerIdent"><text:span text:style-name="T169">break</text:span></text:span><text:span text:style-name="_5f_OOoComputerKeyWord"><text:span text:style-name="T169">;</text:span></text:span></text:p>
      <text:p text:style-name="P385"><text:span text:style-name="T316"><text:tab/></text:span><text:span text:style-name="_5f_OOoComputerKeyWord"><text:span text:style-name="T169">case</text:span></text:span><text:span text:style-name="T316"> </text:span><text:span text:style-name="_5f_OOoComputerComment"><text:span text:style-name="T169">'martes':</text:span></text:span></text:p>
      <text:p text:style-name="P385"><text:span text:style-name="T316"><text:tab/><text:tab/></text:span><text:span text:style-name="_5f_OOoComputerKeyWord"><text:span text:style-name="T169">print(</text:span></text:span><text:span text:style-name="_5f_OOoComputerComment"><text:span text:style-name="T169">'Hoy es ' . $dia . ' para hoy tenemos desarrollo ');</text:span></text:span></text:p>
      <text:p text:style-name="P385"><text:span text:style-name="T316"><text:tab/><text:tab/></text:span><text:span text:style-name="_5f_OOoComputerIdent"><text:span text:style-name="T169">break</text:span></text:span><text:span text:style-name="_5f_OOoComputerKeyWord"><text:span text:style-name="T169">;</text:span></text:span></text:p>
      <text:p text:style-name="P385"><text:span text:style-name="T316"><text:tab/></text:span><text:span text:style-name="_5f_OOoComputerKeyWord"><text:span text:style-name="T169">case</text:span></text:span><text:span text:style-name="T316"> </text:span><text:span text:style-name="_5f_OOoComputerComment"><text:span text:style-name="T169">'miércoles':</text:span></text:span></text:p>
      <text:p text:style-name="P385"><text:span text:style-name="T316"><text:tab/><text:tab/></text:span><text:span text:style-name="_5f_OOoComputerKeyWord"><text:span text:style-name="T169">print(</text:span></text:span><text:span text:style-name="_5f_OOoComputerComment"><text:span text:style-name="T169">'Hoy es ' . $dia . ' para hoy tenemos diseño');</text:span></text:span></text:p>
      <text:p text:style-name="P385"><text:span text:style-name="T316"><text:tab/><text:tab/></text:span><text:span text:style-name="_5f_OOoComputerIdent"><text:span text:style-name="T169">break</text:span></text:span><text:span text:style-name="_5f_OOoComputerKeyWord"><text:span text:style-name="T169">;</text:span></text:span></text:p>
      <text:p text:style-name="P385"><text:span text:style-name="T316"><text:tab/></text:span><text:span text:style-name="_5f_OOoComputerKeyWord"><text:span text:style-name="T169">case</text:span></text:span><text:span text:style-name="T316"> </text:span><text:span text:style-name="_5f_OOoComputerComment"><text:span text:style-name="T169">'jueves':</text:span></text:span></text:p>
      <text:p text:style-name="P385"><text:span text:style-name="T316"><text:tab/><text:tab/></text:span><text:span text:style-name="_5f_OOoComputerKeyWord"><text:span text:style-name="T169">print(</text:span></text:span><text:span text:style-name="_5f_OOoComputerComment"><text:span text:style-name="T169">'Hoy es ' . $dia . ' para hoy tenemos implementación ');</text:span></text:span></text:p>
      <text:p text:style-name="P385"><text:span text:style-name="T316"><text:tab/><text:tab/></text:span><text:span text:style-name="_5f_OOoComputerIdent"><text:span text:style-name="T169">break</text:span></text:span><text:span text:style-name="_5f_OOoComputerKeyWord"><text:span text:style-name="T169">;</text:span></text:span></text:p>
      <text:p text:style-name="P385"><text:span text:style-name="T316"><text:tab/></text:span><text:span text:style-name="_5f_OOoComputerKeyWord"><text:span text:style-name="T169">case</text:span></text:span><text:span text:style-name="T316"> </text:span><text:span text:style-name="_5f_OOoComputerComment"><text:span text:style-name="T169">'viernes':</text:span></text:span></text:p>
      <text:p text:style-name="P385"><text:span text:style-name="T316"><text:tab/><text:tab/></text:span><text:span text:style-name="_5f_OOoComputerKeyWord"><text:span text:style-name="T169">print(</text:span></text:span><text:span text:style-name="_5f_OOoComputerComment"><text:span text:style-name="T169">'Hoy es ' . $dia . ' para hoy tenemos depuración');</text:span></text:span></text:p>
      <text:p text:style-name="P385"><text:span text:style-name="T316"><text:tab/><text:tab/></text:span><text:span text:style-name="_5f_OOoComputerIdent"><text:span text:style-name="T169">break</text:span></text:span><text:span text:style-name="_5f_OOoComputerKeyWord"><text:span text:style-name="T169">;</text:span></text:span></text:p>
      <text:p text:style-name="P416"/>
      <text:p text:style-name="P385"><text:span text:style-name="_5f_OOoComputerKeyWord"><text:span text:style-name="T352">}</text:span></text:span></text:p>
      <text:p text:style-name="P94"/>
      <text:p text:style-name="P94">2.14.6.1. for</text:p>
      <text:p text:style-name="P283">La sintaxis es similar a C/C++</text:p>
      <text:p text:style-name="P21"/>
      <text:p text:style-name="P367"><text:span text:style-name="_5f_OOoComputerKeyWord"><text:span text:style-name="T368">&lt;</text:span></text:span><text:span text:style-name="_5f_OOoComputerIdent"><text:span text:style-name="T368">?php</text:span></text:span></text:p>
      <text:p text:style-name="P367"><text:span text:style-name="_5f_OOoComputerKeyWord"><text:span text:style-name="T368">$</text:span></text:span><text:span text:style-name="_5f_OOoComputerIdent"><text:span text:style-name="T368">nummero</text:span></text:span><text:span text:style-name="_5f_OOoComputerKeyWord"><text:span text:style-name="T368">;</text:span></text:span></text:p>
      <text:p text:style-name="P367"><text:span text:style-name="_5f_OOoComputerKeyWord"><text:span text:style-name="T368">//</text:span></text:span><text:span text:style-name="_5f_OOoComputerIdent"><text:span text:style-name="T368">imprimer</text:span></text:span><text:span text:style-name="T368"> </text:span><text:span text:style-name="_5f_OOoComputerIdent"><text:span text:style-name="T368">numeros</text:span></text:span><text:span text:style-name="T368"> </text:span><text:span text:style-name="_5f_OOoComputerIdent"><text:span text:style-name="T368">del</text:span></text:span><text:span text:style-name="T368"> </text:span><text:span text:style-name="_5f_OOoComputerLiteral"><text:span text:style-name="T368">0</text:span></text:span><text:span text:style-name="T368"> </text:span><text:span text:style-name="_5f_OOoComputerIdent"><text:span text:style-name="T368">al</text:span></text:span><text:span text:style-name="T368"> </text:span><text:span text:style-name="_5f_OOoComputerLiteral"><text:span text:style-name="T368">100</text:span></text:span></text:p>
      <text:p text:style-name="P367"><text:span text:style-name="_5f_OOoComputerKeyWord"><text:span text:style-name="T368">for</text:span></text:span><text:span text:style-name="T368"> </text:span><text:span text:style-name="_5f_OOoComputerKeyWord"><text:span text:style-name="T368">($</text:span></text:span><text:span text:style-name="_5f_OOoComputerIdent"><text:span text:style-name="T368">i</text:span></text:span><text:span text:style-name="_5f_OOoComputerKeyWord"><text:span text:style-name="T368">=</text:span></text:span><text:span text:style-name="_5f_OOoComputerLiteral"><text:span text:style-name="T368">0</text:span></text:span><text:span text:style-name="_5f_OOoComputerKeyWord"><text:span text:style-name="T368">;$</text:span></text:span><text:span text:style-name="_5f_OOoComputerIdent"><text:span text:style-name="T368">i</text:span></text:span><text:span text:style-name="_5f_OOoComputerKeyWord"><text:span text:style-name="T368">&lt;</text:span></text:span><text:span text:style-name="_5f_OOoComputerLiteral"><text:span text:style-name="T368">100</text:span></text:span><text:span text:style-name="_5f_OOoComputerKeyWord"><text:span text:style-name="T368">;$++){</text:span></text:span></text:p>
      <text:p text:style-name="P367"><text:span text:style-name="T368"><text:tab/></text:span><text:span text:style-name="_5f_OOoComputerKeyWord"><text:span text:style-name="T368">print</text:span></text:span><text:span text:style-name="T368"> </text:span><text:span text:style-name="_5f_OOoComputerKeyWord"><text:span text:style-name="T368">$</text:span></text:span><text:span text:style-name="_5f_OOoComputerIdent"><text:span text:style-name="T368">numero</text:span></text:span><text:span text:style-name="_5f_OOoComputerKeyWord"><text:span text:style-name="T368">;</text:span></text:span></text:p>
      <text:p text:style-name="P367"><text:span text:style-name="_5f_OOoComputerKeyWord"><text:span text:style-name="T368">}</text:span></text:span></text:p>
      <text:p text:style-name="P58"/>
      <text:p text:style-name="P94">2.14.6.1. foreach</text:p>
      <text:p text:style-name="P417">esta sentencia no solo puede recorrer arreglo bidimensionales sino también multidimensionales, para recorrer un arreglo que contienen arreglos se debe anidar foreach tantas veces como sea necesario.</text:p>
      <text:p text:style-name="P417"/>
      <text:p text:style-name="P27"><text:span text:style-name="_5f_OOoComputerKeyWord"><text:span text:style-name="T170">&lt;</text:span></text:span><text:span text:style-name="_5f_OOoComputerIdent"><text:span text:style-name="T170">?php</text:span></text:span></text:p>
      <text:p text:style-name="P344"/>
      <text:p text:style-name="P27"><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7"><text:span text:style-name="T170"><text:tab/><text:tab/><text:tab/><text:tab/><text:tab/><text:tab/></text:span><text:span text:style-name="_5f_OOoComputerComment"><text:span text:style-name="T170">'martes',</text:span></text:span></text:p>
      <text:p text:style-name="P27"><text:span text:style-name="T170"><text:tab/><text:tab/><text:tab/><text:tab/><text:tab/><text:tab/></text:span><text:span text:style-name="_5f_OOoComputerComment"><text:span text:style-name="T170">'miércoles',</text:span></text:span></text:p>
      <text:p text:style-name="P27"><text:span text:style-name="T170"><text:tab/><text:tab/><text:tab/><text:tab/><text:tab/><text:tab/></text:span><text:span text:style-name="_5f_OOoComputerComment"><text:span text:style-name="T170">'viernes',</text:span></text:span></text:p>
      <text:p text:style-name="P27"><text:span text:style-name="T170"><text:tab/><text:tab/><text:tab/><text:tab/><text:tab/><text:tab/></text:span><text:span text:style-name="_5f_OOoComputerComment"><text:span text:style-name="T170">'sábado',</text:span></text:span></text:p>
      <text:p text:style-name="P27"><text:span text:style-name="T170"><text:tab/><text:tab/><text:tab/><text:tab/><text:tab/><text:tab/></text:span><text:span text:style-name="_5f_OOoComputerComment"><text:span text:style-name="T170">'domingo'</text:span></text:span></text:p>
      <text:p text:style-name="P27"><text:span text:style-name="T170"><text:tab/><text:tab/><text:tab/><text:tab/><text:tab/><text:tab/></text:span><text:span text:style-name="_5f_OOoComputerKeyWord"><text:span text:style-name="T170">);</text:span></text:span></text:p>
      <text:p text:style-name="P344"/>
      <text:p text:style-name="P27"><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7"><text:span text:style-name="T170"><text:tab/><text:tab/><text:tab/><text:tab/><text:tab/><text:tab/><text:tab/> <text:s text:c="2"/></text:span><text:span text:style-name="_5f_OOoComputerComment"><text:span text:style-name="T170">'martes' =&gt; 'aeróbicos',</text:span></text:span></text:p>
      <text:p text:style-name="P27"><text:span text:style-name="T170"><text:tab/><text:tab/><text:tab/><text:tab/><text:tab/><text:tab/><text:tab/> <text:s text:c="2"/></text:span><text:span text:style-name="_5f_OOoComputerComment"><text:span text:style-name="T170">'miércoles' =&gt; 'bicicleta',</text:span></text:span></text:p>
      <text:p text:style-name="P27"><text:span text:style-name="T170"><text:tab/><text:tab/><text:tab/><text:tab/><text:tab/><text:tab/><text:tab/> <text:s text:c="2"/></text:span><text:span text:style-name="_5f_OOoComputerComment"><text:span text:style-name="T170">'viernes' =&gt; 'abdominales',</text:span></text:span></text:p>
      <text:p text:style-name="P27"><text:span text:style-name="T170"><text:tab/><text:tab/><text:tab/><text:tab/><text:tab/><text:tab/><text:tab/> <text:s text:c="2"/></text:span><text:span text:style-name="_5f_OOoComputerComment"><text:span text:style-name="T170">'sábado' =&gt; 'caderas',</text:span></text:span></text:p>
      <text:p text:style-name="P27"><text:span text:style-name="T170"><text:tab/><text:tab/><text:tab/><text:tab/><text:tab/><text:tab/><text:tab/> <text:s text:c="2"/></text:span><text:span text:style-name="_5f_OOoComputerComment"><text:span text:style-name="T170">'domingo' =&gt; 'caminata'</text:span></text:span></text:p>
      <text:p text:style-name="P27"><text:span text:style-name="T170"><text:tab/><text:tab/><text:tab/><text:tab/><text:tab/><text:tab/><text:tab/> <text:s text:c="2"/></text:span><text:span text:style-name="_5f_OOoComputerKeyWord"><text:span text:style-name="T170">);</text:span></text:span></text:p>
      <text:p text:style-name="P344"/>
      <text:p text:style-name="P27"><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7"><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7"><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7"><text:soft-page-break/><text:span text:style-name="_5f_OOoComputerKeyWord"><text:span text:style-name="T170">}</text:span></text:span></text:p>
      <text:p text:style-name="P344"/>
      <text:p text:style-name="P27"><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7"><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7"><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7"><text:span text:style-name="_5f_OOoComputerKeyWord"><text:span text:style-name="T170">}</text:span></text:span></text:p>
      <text:p text:style-name="P418"/>
      <text:p text:style-name="P41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18"/>
      <text:p text:style-name="P94">break<text:span text:style-name="T369">(romper)</text:span></text:p>
      <text:p text:style-name="P225">Tiene la capacidad de romper un bucle o una estructura de control, basta escribirla y el bucle <text:s/>no continua más, es muy útil cuando se hacen búsquedas numéricas o para suspender una acción en caso de que algo salga mal.</text:p>
      <text:p text:style-name="P58"/>
      <text:p text:style-name="P403">Relacionar Ficheros En PHP</text:p>
      <text:p text:style-name="P387">Muchas veces los desarrolladores separan el código en archivos diferentes para una mejor compresión y facilitar el mantenimiento de un sistema, PHP brinda la posibilidad de relacionar estos ficheros, pare ello cuenta con algunas sentencias.</text:p>
      <text:p text:style-name="P419"/>
      <text:p text:style-name="P94">require</text:p>
      <text:p text:style-name="P168">Esta sentencia obliga al intérprete de PHP a incluir un fichero de código en el actual, si no se logra incluirlo el servidor termina la aplicación con un error fatal.</text:p>
      <text:p text:style-name="P168">Por ejemplo imaginemos que necesitamos cargar el archivo que permite la conexión con el servidor de base de datos, este sería un recurso necesario sin el cual no podríamos <text:span text:style-name="T370">ejecutar ninguna acción.</text:span></text:p>
      <text:p text:style-name="P58"/>
      <text:p text:style-name="P205">El único parámetro que acepta en la ruta del archivo con el nombre y la extensión</text:p>
      <text:p text:style-name="P58"/>
      <text:p text:style-name="P64"><text:span text:style-name="_5f_OOoComputerKeyWord"><text:span text:style-name="T171">&lt;</text:span></text:span><text:span text:style-name="_5f_OOoComputerIdent"><text:span text:style-name="T171">?php</text:span></text:span></text:p>
      <text:p text:style-name="P64"><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58"/>
      <text:p text:style-name="P94">include</text:p>
      <text:p text:style-name="P21"><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94"/>
      <text:p text:style-name="P64"><text:span text:style-name="_5f_OOoComputerKeyWord"><text:span text:style-name="T171">&lt;</text:span></text:span><text:span text:style-name="_5f_OOoComputerIdent"><text:span text:style-name="T171">?php</text:span></text:span></text:p>
      <text:p text:style-name="P64"><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99"/>
      <text:p text:style-name="P94">require_once / include_once</text:p>
      <text:p text:style-name="P168">No tienen diferencia con sus contrapartidas en los efectos <text:span text:style-name="T370">cuando </text:span>no encuentran el fichero, esta es una optimización de las dos anteriores, solo adjuntan el fichero si ya no se lo hizo antes, es muy útil si se maneja un sitio con un <text:s/>número elevado de visitantes.</text:p>
      <text:p text:style-name="P58"/>
      <text:p text:style-name="P64"><text:span text:style-name="_5f_OOoComputerKeyWord"><text:span text:style-name="T171">&lt;</text:span></text:span><text:span text:style-name="_5f_OOoComputerIdent"><text:span text:style-name="T171">?php</text:span></text:span></text:p>
      <text:p text:style-name="P64"><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4"><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370"/>
      <text:p text:style-name="P94">Funciones En PHP</text:p>
      <text:p text:style-name="P21"><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72">&lt;</text:span></text:span><text:span text:style-name="_5f_OOoComputerIdent"><text:span text:style-name="T172">?php</text:span></text:span></text:p>
      <text:p text:style-name="P28"><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345"><text:s/></text:p>
      <text:p text:style-name="P28"><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28"><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28"><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28"><text:span text:style-name="T172"><text:s/></text:span><text:span text:style-name="_5f_OOoComputerKeyWord"><text:span text:style-name="T172">}</text:span></text:span></text:p>
      <text:p text:style-name="P345"><text:s/></text:p>
      <text:p text:style-name="P28"><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28"><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28"><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28"><text:span text:style-name="T172"><text:s/></text:span><text:span text:style-name="_5f_OOoComputerKeyWord"><text:span text:style-name="T172">}</text:span></text:span></text:p>
      <text:p text:style-name="P345"><text:s/></text:p>
      <text:p text:style-name="P28"><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28"><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58"/>
      <text:p text:style-name="P168">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342"/>
      <text:p text:style-name="P438">Programación Orientada A Objetos En PHP</text:p>
      <text:p text:style-name="P437"><text:span text:style-name="T129">PHP soporta la POO desde la quinta versión, en la que aplica mediante técnicas de programación los conceptos de la POO.</text:span><text:span text:style-name="T80"><text:tab/></text:span></text:p>
      <text:p text:style-name="P161"/>
      <text:p text:style-name="P10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76"/>
      <text:p text:style-name="P226">Revisando el manual oficial de PHP tenemos la siguiente definición para clase:</text:p>
      <text:p text:style-name="P32"/>
      <text:p text:style-name="P493"><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2"/>
      <text:p text:style-name="P258">Ejemplo de clase válida en PHP:</text:p>
      <text:p text:style-name="P490"/>
      <text:p text:style-name="P490"><text:span text:style-name="_5f_OOoComputerKeyWord"><text:span text:style-name="T178">&lt;</text:span></text:span><text:span text:style-name="_5f_OOoComputerIdent"><text:span text:style-name="T178">?php</text:span></text:span></text:p>
      <text:p text:style-name="P490"><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490"><text:span text:style-name="_5f_OOoComputerKeyWord"><text:span text:style-name="T178"><text:tab/>public $</text:span></text:span><text:span text:style-name="_5f_OOoComputerIdent"><text:span text:style-name="T178">Resultado_</text:span></text:span></text:p>
      <text:p text:style-name="P490"><text:span text:style-name="_5f_OOoComputerKeyWord"><text:span text:style-name="T178"/></text:span></text:p>
      <text:p text:style-name="P490"><text:span text:style-name="_5f_OOoComputerKeyWord"><text:span text:style-name="T178"/></text:span></text:p>
      <text:p text:style-name="P490"><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490"><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490"><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490"><text:span text:style-name="_5f_OOoComputerKeyWord"><text:span text:style-name="T178"><text:tab/>}</text:span></text:span></text:p>
      <text:p text:style-name="P490"><text:span text:style-name="_5f_OOoComputerKeyWord"><text:span text:style-name="T178">}</text:span></text:span></text:p>
      <text:p text:style-name="P490"><text:span text:style-name="_5f_OOoComputerKeyWord"><text:span text:style-name="T178"/></text:span></text:p>
      <text:p text:style-name="P490"><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490"><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490"><text:bookmark text:name="__UnoMark__10220_6401378601"/></text:p>
      <text:p text:style-name="P176">Las clases están formadas por componentes que describen las propiedades <text:span text:style-name="T381">(variables)</text:span> <text:span text:style-name="T381">y </text:span>métodos <text:span text:style-name="T381">(funciones)</text:span>, en este caso todos los métodos y propiedades son públicos, veremos más adelante los tipos de ámbito que pueden tener estos componentes.</text:p>
      <text:p text:style-name="P176"/>
      <text:p text:style-name="P227">Las clases no son de un solo tipo, PHP soporta varios tipos de clases, mismas que tienen aplicaciones diferentes.</text:p>
      <text:p text:style-name="P176"/>
      <text:p text:style-name="P67"/>
      <text:p text:style-name="P100">Clase Instanciable</text:p>
      <text:p text:style-name="P176"><text:span text:style-name="T382">Este más que un tipo de clase es la </text:span><text:span text:style-name="T385">predisposición</text:span><text:span text:style-name="T382"> de la clase a ser instanciada, existen clases que no pueden ser instanciadas como lo son las abstractas y las interfaces.</text:span></text:p>
      <text:p text:style-name="P227"/>
      <text:p text:style-name="P32"/>
      <text:p text:style-name="P100">Clase Heredada</text:p>
      <text:p text:style-name="P32"><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347"><text:soft-page-break/><text:span text:style-name="T383">Para definir una clase heredada se usa la palabra reservada “class” seguido por un nombre válido a continuación la palabra “extends” y el nombre de la clase de la que se hereda, </text:span><text:span text:style-name="T386">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350"/>
      <text:p text:style-name="P176">Ejemplo de clase Heredada en PHP.</text:p>
      <text:p text:style-name="P32"/>
      <text:p text:style-name="P490"><text:span text:style-name="_5f_OOoComputerKeyWord"><text:span text:style-name="T179">&lt;</text:span></text:span><text:span text:style-name="_5f_OOoComputerIdent"><text:span text:style-name="T25">?php</text:span></text:span></text:p>
      <text:p text:style-name="P490"><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490"><text:span text:style-name="T25"><text:tab/></text:span><text:span text:style-name="_5f_OOoComputerComment"><text:span text:style-name="T25">//clase que representa una edificación</text:span></text:span></text:p>
      <text:p text:style-name="P490"><text:span text:style-name="_5f_OOoComputerKeyWord"><text:span text:style-name="T179">}</text:span></text:span></text:p>
      <text:p text:style-name="P488"/>
      <text:p text:style-name="P490"><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490"><text:span text:style-name="T25"><text:tab/></text:span><text:span text:style-name="_5f_OOoComputerComment"><text:span text:style-name="T25">//tiene acceso a las propiedades y métodos </text:span></text:span></text:p>
      <text:p text:style-name="P490"><text:span text:style-name="T25"><text:tab/></text:span><text:span text:style-name="_5f_OOoComputerComment"><text:span text:style-name="T25">//de Edificación</text:span></text:span></text:p>
      <text:p text:style-name="P490"><text:span text:style-name="_5f_OOoComputerKeyWord"><text:span text:style-name="T179">}</text:span></text:span></text:p>
      <text:p text:style-name="P488"/>
      <text:p text:style-name="P490"><text:span text:style-name="_5f_OOoComputerComment"><text:span text:style-name="T25">//objeto con las propiedades y métodos de la clase</text:span></text:span></text:p>
      <text:p text:style-name="P490"><text:span text:style-name="_5f_OOoComputerComment"><text:span text:style-name="T25">// Casa</text:span></text:span></text:p>
      <text:p text:style-name="P490"><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490"><text:span text:style-name="_5f_OOoComputerKeyWord"><text:span text:style-name="T179"/></text:span></text:p>
      <text:p text:style-name="P375"><text:span text:style-name="T25">En este caso el objeto “</text:span><text:span text:style-name="T81">$micasa</text:span><text:span text:style-name="T25">” es la representación de la clase casa la misma que tiene acceso a los métodos y propiedades de edificación.</text:span></text:p>
      <text:p text:style-name="P284"/>
      <text:p text:style-name="P10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176"/>
      <text:p text:style-name="P176">Ejemplo de clase abstracta:</text:p>
      <text:p text:style-name="P176"/>
      <text:p text:style-name="P176"><text:span text:style-name="_5f_OOoComputerKeyWord"><text:span text:style-name="T384">&lt;</text:span></text:span><text:span text:style-name="_5f_OOoComputerIdent"><text:span text:style-name="T384">?php</text:span></text:span></text:p>
      <text:p text:style-name="P228"/>
      <text:p text:style-name="P176"><text:span text:style-name="_5f_OOoComputerIdent"><text:span text:style-name="T384">abstract</text:span></text:span><text:span text:style-name="T384"> </text:span><text:span text:style-name="_5f_OOoComputerKeyWord"><text:span text:style-name="T384">class</text:span></text:span><text:span text:style-name="T384"> </text:span><text:span text:style-name="_5f_OOoComputerIdent"><text:span text:style-name="T384">Modelo</text:span></text:span><text:span text:style-name="_5f_OOoComputerKeyWord"><text:span text:style-name="T384">{</text:span></text:span></text:p>
      <text:p text:style-name="P176"><text:span text:style-name="T384"><text:tab/></text:span><text:span text:style-name="_5f_OOoComputerIdent"><text:span text:style-name="T384">var</text:span></text:span><text:span text:style-name="T384"> </text:span><text:span text:style-name="_5f_OOoComputerKeyWord"><text:span text:style-name="T384">$</text:span></text:span><text:span text:style-name="_5f_OOoComputerIdent"><text:span text:style-name="T384">resultado</text:span></text:span><text:span text:style-name="_5f_OOoComputerKeyWord"><text:span text:style-name="T384">;</text:span></text:span></text:p>
      <text:p text:style-name="P176"><text:span text:style-name="T384"><text:tab/></text:span><text:span text:style-name="_5f_OOoComputerIdent"><text:span text:style-name="T384">var</text:span></text:span><text:span text:style-name="T384"> </text:span><text:span text:style-name="_5f_OOoComputerKeyWord"><text:span text:style-name="T384">$</text:span></text:span><text:span text:style-name="_5f_OOoComputerIdent"><text:span text:style-name="T384">connexion</text:span></text:span><text:span text:style-name="_5f_OOoComputerKeyWord"><text:span text:style-name="T384">;</text:span></text:span></text:p>
      <text:p text:style-name="P228"/>
      <text:p text:style-name="P176"><text:span text:style-name="T384"><text:tab/></text:span><text:span text:style-name="_5f_OOoComputerKeyWord"><text:span text:style-name="T384">public</text:span></text:span><text:span text:style-name="T384"> </text:span><text:span text:style-name="_5f_OOoComputerIdent"><text:span text:style-name="T384">function</text:span></text:span><text:span text:style-name="T384"> </text:span><text:span text:style-name="_5f_OOoComputerIdent"><text:span text:style-name="T384">conectarDB</text:span></text:span><text:span text:style-name="_5f_OOoComputerKeyWord"><text:span text:style-name="T384">(){</text:span></text:span></text:p>
      <text:p text:style-name="P176"><text:span text:style-name="T384"><text:tab/><text:tab/></text:span><text:span text:style-name="_5f_OOoComputerKeyWord"><text:span text:style-name="T384">$this-&gt;</text:span></text:span><text:span text:style-name="_5f_OOoComputerIdent"><text:span text:style-name="T384">connexion</text:span></text:span><text:span text:style-name="T384"> </text:span><text:span text:style-name="_5f_OOoComputerKeyWord"><text:span text:style-name="T384">=</text:span></text:span><text:span text:style-name="T384"> </text:span><text:span text:style-name="_5f_OOoComputerKeyWord"><text:span text:style-name="T384">new</text:span></text:span><text:span text:style-name="T384"> </text:span><text:span text:style-name="_5f_OOoComputerIdent"><text:span text:style-name="T384">mysqli</text:span></text:span><text:span text:style-name="_5f_OOoComputerKeyWord"><text:span text:style-name="T384">(</text:span></text:span><text:span text:style-name="_5f_OOoComputerLiteral"><text:span text:style-name="T384">'root'</text:span></text:span><text:span text:style-name="_5f_OOoComputerKeyWord"><text:span text:style-name="T384">,</text:span></text:span><text:span text:style-name="_5f_OOoComputerLiteral"><text:span text:style-name="T384">'123'</text:span></text:span><text:span text:style-name="_5f_OOoComputerKeyWord"><text:span text:style-name="T384">,</text:span></text:span><text:span text:style-name="_5f_OOoComputerLiteral"><text:span text:style-name="T384">'dbprueba'</text:span></text:span><text:span text:style-name="_5f_OOoComputerKeyWord"><text:span text:style-name="T384">);</text:span></text:span></text:p>
      <text:p text:style-name="P176"><text:span text:style-name="T384"><text:tab/><text:tab/></text:span><text:span text:style-name="_5f_OOoComputerKeyWord"><text:span text:style-name="T384">$this-&gt;</text:span></text:span><text:span text:style-name="_5f_OOoComputerIdent"><text:span text:style-name="T384">connexion</text:span></text:span><text:span text:style-name="_5f_OOoComputerKeyWord"><text:span text:style-name="T384">.</text:span></text:span><text:span text:style-name="_5f_OOoComputerIdent"><text:span text:style-name="T384">open</text:span></text:span><text:span text:style-name="_5f_OOoComputerKeyWord"><text:span text:style-name="T384">();</text:span></text:span></text:p>
      <text:p text:style-name="P176"><text:span text:style-name="T384"><text:tab/></text:span><text:span text:style-name="_5f_OOoComputerKeyWord"><text:span text:style-name="T384">}</text:span></text:span></text:p>
      <text:p text:style-name="P228"/>
      <text:p text:style-name="P176"><text:span text:style-name="T384"><text:tab/></text:span><text:span text:style-name="_5f_OOoComputerIdent"><text:span text:style-name="T384">abstract</text:span></text:span><text:span text:style-name="T384"> </text:span><text:span text:style-name="_5f_OOoComputerIdent"><text:span text:style-name="T384">function</text:span></text:span><text:span text:style-name="T384"> </text:span><text:span text:style-name="_5f_OOoComputerIdent"><text:span text:style-name="T384">consultaDb</text:span></text:span><text:span text:style-name="_5f_OOoComputerKeyWord"><text:span text:style-name="T384">($</text:span></text:span><text:span text:style-name="_5f_OOoComputerIdent"><text:span text:style-name="T384">query</text:span></text:span><text:span text:style-name="_5f_OOoComputerKeyWord"><text:span text:style-name="T384">){</text:span></text:span></text:p>
      <text:p text:style-name="P228"/>
      <text:p text:style-name="P176"><text:span text:style-name="T384"><text:tab/></text:span><text:span text:style-name="_5f_OOoComputerKeyWord"><text:span text:style-name="T384">}</text:span></text:span></text:p>
      <text:p text:style-name="P176"><text:soft-page-break/><text:span text:style-name="_5f_OOoComputerKeyWord"><text:span text:style-name="T384">}</text:span></text:span></text:p>
      <text:p text:style-name="P228"/>
      <text:p text:style-name="P176"><text:span text:style-name="_5f_OOoComputerKeyWord"><text:span text:style-name="T384">class</text:span></text:span><text:span text:style-name="T384"> </text:span><text:span text:style-name="_5f_OOoComputerIdent"><text:span text:style-name="T384">Consulta</text:span></text:span><text:span text:style-name="T384"> </text:span><text:span text:style-name="_5f_OOoComputerIdent"><text:span text:style-name="T384">extends</text:span></text:span><text:span text:style-name="T384"> </text:span><text:span text:style-name="_5f_OOoComputerIdent"><text:span text:style-name="T384">Modelo</text:span></text:span><text:span text:style-name="_5f_OOoComputerKeyWord"><text:span text:style-name="T384">{</text:span></text:span></text:p>
      <text:p text:style-name="P228"/>
      <text:p text:style-name="P176"><text:span text:style-name="T384"><text:tab/></text:span><text:span text:style-name="_5f_OOoComputerKeyWord"><text:span text:style-name="T384">public</text:span></text:span><text:span text:style-name="T384"> </text:span><text:span text:style-name="_5f_OOoComputerIdent"><text:span text:style-name="T384">function</text:span></text:span><text:span text:style-name="T384"> </text:span><text:span text:style-name="_5f_OOoComputerIdent"><text:span text:style-name="T384">consultaDb</text:span></text:span><text:span text:style-name="_5f_OOoComputerKeyWord"><text:span text:style-name="T384">($</text:span></text:span><text:span text:style-name="_5f_OOoComputerIdent"><text:span text:style-name="T384">query</text:span></text:span><text:span text:style-name="_5f_OOoComputerKeyWord"><text:span text:style-name="T384">){</text:span></text:span></text:p>
      <text:p text:style-name="P176"><text:span text:style-name="T384"><text:tab/><text:tab/></text:span><text:span text:style-name="_5f_OOoComputerKeyWord"><text:span text:style-name="T384">$this-&gt;</text:span></text:span><text:span text:style-name="_5f_OOoComputerIdent"><text:span text:style-name="T384">conectarDB</text:span></text:span><text:span text:style-name="_5f_OOoComputerKeyWord"><text:span text:style-name="T384">();</text:span></text:span></text:p>
      <text:p text:style-name="P176"><text:span text:style-name="T384"><text:tab/><text:tab/></text:span><text:span text:style-name="_5f_OOoComputerKeyWord"><text:span text:style-name="T384">$this-&gt;</text:span></text:span><text:span text:style-name="_5f_OOoComputerIdent"><text:span text:style-name="T384">resultado</text:span></text:span><text:span text:style-name="T384"> </text:span><text:span text:style-name="_5f_OOoComputerKeyWord"><text:span text:style-name="T384">=</text:span></text:span><text:span text:style-name="T384"> </text:span><text:span text:style-name="_5f_OOoComputerKeyWord"><text:span text:style-name="T384">$this-&gt;</text:span></text:span><text:span text:style-name="_5f_OOoComputerIdent"><text:span text:style-name="T384">connexion</text:span></text:span><text:span text:style-name="_5f_OOoComputerKeyWord"><text:span text:style-name="T384">-&gt;</text:span></text:span><text:span text:style-name="_5f_OOoComputerIdent"><text:span text:style-name="T384">query</text:span></text:span><text:span text:style-name="_5f_OOoComputerKeyWord"><text:span text:style-name="T384">($</text:span></text:span><text:span text:style-name="_5f_OOoComputerIdent"><text:span text:style-name="T384">query</text:span></text:span><text:span text:style-name="_5f_OOoComputerKeyWord"><text:span text:style-name="T384">);</text:span></text:span></text:p>
      <text:p text:style-name="P176"><text:span text:style-name="T384"><text:tab/><text:tab/></text:span><text:span text:style-name="_5f_OOoComputerKeyWord"><text:span text:style-name="T384">return</text:span></text:span><text:span text:style-name="T384"> </text:span><text:span text:style-name="_5f_OOoComputerKeyWord"><text:span text:style-name="T384">$this-&gt;</text:span></text:span><text:span text:style-name="_5f_OOoComputerIdent"><text:span text:style-name="T384">resultado</text:span></text:span><text:span text:style-name="_5f_OOoComputerKeyWord"><text:span text:style-name="T384">;</text:span></text:span></text:p>
      <text:p text:style-name="P176"><text:span text:style-name="T384"><text:tab/></text:span><text:span text:style-name="_5f_OOoComputerKeyWord"><text:span text:style-name="T384">}</text:span></text:span></text:p>
      <text:p text:style-name="P176"><text:span text:style-name="_5f_OOoComputerKeyWord"><text:span text:style-name="T384">}</text:span></text:span></text:p>
      <text:p text:style-name="P228"/>
      <text:p text:style-name="P228"/>
      <text:p text:style-name="P176"><text:span text:style-name="_5f_OOoComputerKeyWord"><text:span text:style-name="T384">$</text:span></text:span><text:span text:style-name="_5f_OOoComputerIdent"><text:span text:style-name="T384">midb</text:span></text:span><text:span text:style-name="T384"> </text:span><text:span text:style-name="_5f_OOoComputerKeyWord"><text:span text:style-name="T384">=</text:span></text:span><text:span text:style-name="T384"> </text:span><text:span text:style-name="_5f_OOoComputerKeyWord"><text:span text:style-name="T384">new</text:span></text:span><text:span text:style-name="T384"> </text:span><text:span text:style-name="_5f_OOoComputerIdent"><text:span text:style-name="T384">Consulta</text:span></text:span><text:span text:style-name="_5f_OOoComputerKeyWord"><text:span text:style-name="T384">();</text:span></text:span></text:p>
      <text:p text:style-name="P176"><text:span text:style-name="_5f_OOoComputerKeyWord"><text:span text:style-name="T384">$</text:span></text:span><text:span text:style-name="_5f_OOoComputerIdent"><text:span text:style-name="T384">datos</text:span></text:span><text:span text:style-name="T384"> </text:span><text:span text:style-name="_5f_OOoComputerKeyWord"><text:span text:style-name="T384">=</text:span></text:span><text:span text:style-name="T384"> </text:span><text:span text:style-name="_5f_OOoComputerKeyWord"><text:span text:style-name="T384">$</text:span></text:span><text:span text:style-name="_5f_OOoComputerIdent"><text:span text:style-name="T384">midb</text:span></text:span><text:span text:style-name="_5f_OOoComputerKeyWord"><text:span text:style-name="T384">-&gt;</text:span></text:span><text:span text:style-name="_5f_OOoComputerIdent"><text:span text:style-name="T384">consultaDb</text:span></text:span><text:span text:style-name="_5f_OOoComputerKeyWord"><text:span text:style-name="T384">(</text:span></text:span><text:span text:style-name="_5f_OOoComputerLiteral"><text:span text:style-name="T384">'SELECT * FROM TABLA'</text:span></text:span><text:span text:style-name="_5f_OOoComputerKeyWord"><text:span text:style-name="T384">);</text:span></text:span></text:p>
      <text:p text:style-name="P32"/>
      <text:p text:style-name="P490"><text:span text:style-name="st0"><text:span text:style-name="T2"/></text:span></text:p>
      <text:p text:style-name="P489"><text:span text:style-name="st1"><text:span text:style-name="T241">Esta es una clase abstracta que tiene un método definido y uno abstracto, el método abstracto </text:span></text:span><text:span text:style-name="st1"><text:span text:style-name="T242">solo puede estar </text:span></text:span><text:span text:style-name="st1"><text:span text:style-name="T241">definido, </text:span></text:span><text:span text:style-name="st1"><text:span text:style-name="T242">para especificar su algoritmo se lo hace desde </text:span></text:span><text:span text:style-name="st1"><text:span text:style-name="T241">la clase hija.</text:span></text:span></text:p>
      <text:p text:style-name="P490"/>
      <text:p text:style-name="P489"><text:span text:style-name="st1"><text:span text:style-name="T240">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490"/>
      <text:p text:style-name="P10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29"/>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30"/>
      <text:p text:style-name="P230">Ejemplo interface:</text:p>
      <text:p text:style-name="P230"/>
      <text:p text:style-name="P32"><text:span text:style-name="_5f_OOoComputerKeyWord"><text:span text:style-name="T180">&lt;</text:span></text:span><text:span text:style-name="_5f_OOoComputerIdent"><text:span text:style-name="T28">?php</text:span></text:span></text:p>
      <text:p text:style-name="P230"/>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2"><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30"/>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30"><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_5f_OOoComputerKeyWord"><text:span text:style-name="T180">}</text:span></text:span></text:p>
      <text:p text:style-name="P230"/>
      <text:p text:style-name="P32"><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30"/>
      <text:p text:style-name="P32"><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2"><text:span text:style-name="T28"><text:tab/></text:span><text:span text:style-name="_5f_OOoComputerKeyWord"><text:span text:style-name="T180">}</text:span></text:span></text:p>
      <text:p text:style-name="P230"><text:tab/></text:p>
      <text:p text:style-name="P32"><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2"><text:span text:style-name="T28"><text:tab/></text:span><text:span text:style-name="_5f_OOoComputerKeyWord"><text:span text:style-name="T180">}</text:span></text:span></text:p>
      <text:p text:style-name="P32"><text:span text:style-name="_5f_OOoComputerKeyWord"><text:span text:style-name="T180">}</text:span></text:span></text:p>
      <text:p text:style-name="P100"/>
      <text:p text:style-name="P28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85"/>
      <text:p text:style-name="P100">Clase Final</text:p>
      <text:p text:style-name="P23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176">Ejemplo de clase final:</text:p>
      <text:p text:style-name="P32"/>
      <text:p text:style-name="P55"><text:span text:style-name="_5f_OOoComputerKeyWord"><text:span text:style-name="T163">&lt;</text:span></text:span><text:span text:style-name="_5f_OOoComputerIdent"><text:span text:style-name="T124">?php</text:span></text:span></text:p>
      <text:p text:style-name="P55"><text:span text:style-name="_5f_OOoComputerIdent"><text:span text:style-name="T124">final</text:span></text:span><text:span text:style-name="T246"> </text:span><text:span text:style-name="_5f_OOoComputerKeyWord"><text:span text:style-name="T163">class</text:span></text:span><text:span text:style-name="T246"> </text:span><text:span text:style-name="_5f_OOoComputerIdent"><text:span text:style-name="T124">Conexion</text:span></text:span><text:span text:style-name="_5f_OOoComputerKeyWord"><text:span text:style-name="T163">{</text:span></text:span></text:p>
      <text:p text:style-name="P55"><text:span text:style-name="T246"><text:tab/></text:span><text:span text:style-name="_5f_OOoComputerIdent"><text:span text:style-name="T124">var</text:span></text:span><text:span text:style-name="T246">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369"/>
      <text:p text:style-name="P55"><text:span text:style-name="T246"><text:tab/></text:span><text:span text:style-name="_5f_OOoComputerKeyWord"><text:span text:style-name="T163">public</text:span></text:span><text:span text:style-name="T246"> </text:span><text:span text:style-name="_5f_OOoComputerIdent"><text:span text:style-name="T124">function</text:span></text:span><text:span text:style-name="T246"> </text:span><text:span text:style-name="_5f_OOoComputerIdent"><text:span text:style-name="T124">conectarDB</text:span></text:span><text:span text:style-name="_5f_OOoComputerKeyWord"><text:span text:style-name="T163">(){</text:span></text:span></text:p>
      <text:p text:style-name="P55"><text:span text:style-name="T246"><text:tab/><text:tab/></text:span><text:span text:style-name="_5f_OOoComputerKeyWord"><text:span text:style-name="T163">$this-&gt;</text:span></text:span><text:span text:style-name="_5f_OOoComputerIdent"><text:span text:style-name="T124">connexion</text:span></text:span><text:span text:style-name="T246"> </text:span><text:span text:style-name="_5f_OOoComputerKeyWord"><text:span text:style-name="T163">=</text:span></text:span><text:span text:style-name="T246"> </text:span><text:span text:style-name="_5f_OOoComputerKeyWord"><text:span text:style-name="T163">new</text:span></text:span><text:span text:style-name="T246">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5"><text:span text:style-name="T246"><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5"><text:span text:style-name="T246"><text:tab/></text:span><text:span text:style-name="_5f_OOoComputerKeyWord"><text:span text:style-name="T163">}</text:span></text:span></text:p>
      <text:p text:style-name="P55"><text:span text:style-name="_5f_OOoComputerKeyWord"><text:span text:style-name="T163">}</text:span></text:span></text:p>
      <text:p text:style-name="P368"/>
      <text:p text:style-name="P368"><text:bookmark text:name="__UnoMark__10254_17261762721"/></text:p>
      <text:p text:style-name="P67"><text:span text:style-name="T70">Resumen </text:span><text:span text:style-name="T103">tipos </text:span><text:span text:style-name="T70">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68">Necesidad…</text:p>
          </table:table-cell>
          <table:table-cell table:style-name="Tabla1.A1" office:value-type="string">
            <text:p text:style-name="P468">Instanciable</text:p>
          </table:table-cell>
          <table:table-cell table:style-name="Tabla1.A1" office:value-type="string">
            <text:p text:style-name="P468">Abstracta</text:p>
          </table:table-cell>
          <table:table-cell table:style-name="Tabla1.A1" office:value-type="string">
            <text:p text:style-name="P468">Final</text:p>
          </table:table-cell>
          <table:table-cell table:style-name="Tabla1.A1" office:value-type="string">
            <text:p text:style-name="P468">Heredada</text:p>
          </table:table-cell>
          <table:table-cell table:style-name="Tabla1.F1" office:value-type="string">
            <text:p text:style-name="P468">Interface</text:p>
          </table:table-cell>
        </table:table-row>
        <table:table-row table:style-name="Tabla1.1">
          <table:table-cell table:style-name="Tabla1.A2" office:value-type="string">
            <text:p text:style-name="P466">Crear una clase que pueda ser instanciada y/o <text:soft-page-break/>heredada</text:p>
          </table:table-cell>
          <table:table-cell table:style-name="Tabla1.B2" office:value-type="string">
            <text:p text:style-name="P476">X</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82"/>
          </table:table-cell>
        </table:table-row>
        <table:table-row table:style-name="Tabla1.1">
          <table:table-cell table:style-name="Tabla1.A2" office:value-type="string">
            <text:p text:style-name="P466">Crear una clase, cuyo objeto guarda relación con los métodos y propiedades de otra clase</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76">X</text:p>
          </table:table-cell>
          <table:table-cell table:style-name="Tabla1.F2" office:value-type="string">
            <text:p text:style-name="P482"/>
          </table:table-cell>
        </table:table-row>
        <table:table-row table:style-name="Tabla1.1">
          <table:table-cell table:style-name="Tabla1.A2" office:value-type="string">
            <text:p text:style-name="P466">Crear una clase que solo sirva de modelo con la capacidad de definir métodos comunes, sin que pueda ser instanciada</text:p>
          </table:table-cell>
          <table:table-cell table:style-name="Tabla1.B2" office:value-type="string">
            <text:p text:style-name="P482"/>
          </table:table-cell>
          <table:table-cell table:style-name="Tabla1.B2" office:value-type="string">
            <text:p text:style-name="P476">X</text:p>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82"/>
          </table:table-cell>
        </table:table-row>
        <table:table-row table:style-name="Tabla1.1">
          <table:table-cell table:style-name="Tabla1.A2" office:value-type="string">
            <text:p text:style-name="P466">Crear una clase que sirva solamente como modelo, que no se pueda instanciar ni definir ningún método</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76">X</text:p>
          </table:table-cell>
        </table:table-row>
        <table:table-row table:style-name="Tabla1.1">
          <table:table-cell table:style-name="Tabla1.A6" office:value-type="string">
            <text:p text:style-name="P466">Crear una clase que necesite ser instanciada pero que no pueda ser heredada.</text:p>
          </table:table-cell>
          <table:table-cell table:style-name="Tabla1.B6" office:value-type="string">
            <text:p text:style-name="P482"/>
          </table:table-cell>
          <table:table-cell table:style-name="Tabla1.B6" office:value-type="string">
            <text:p text:style-name="P482"/>
          </table:table-cell>
          <table:table-cell table:style-name="Tabla1.B6" office:value-type="string">
            <text:p text:style-name="P476">X</text:p>
          </table:table-cell>
          <table:table-cell table:style-name="Tabla1.B6" office:value-type="string">
            <text:p text:style-name="P482"/>
          </table:table-cell>
          <table:table-cell table:style-name="Tabla1.F6" office:value-type="string">
            <text:p text:style-name="P482"/>
          </table:table-cell>
        </table:table-row>
      </table:table>
      <text:p text:style-name="P32"/>
      <text:p text:style-name="P100"/>
      <text:p text:style-name="P100">2.14.8.3.<text:tab/><text:span text:style-name="T387">Auto-carga</text:span> De Clases</text:p>
      <text:p text:style-name="P32"><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286"/>
      <text:p text:style-name="P267">Ejemplo.</text:p>
      <text:p text:style-name="P100"/>
      <text:p text:style-name="P392"/>
      <text:p text:style-name="P391"/>
      <text:p text:style-name="P391">Métodos.-</text:p>
      <text:p text:style-name="P21"><text:span text:style-name="T189">Es el algoritmo asociado a una clase en forma de función PHP, son los métodos los que definen la capacidad de una clase, </text:span><text:span text:style-name="T190">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94"/>
      <text:p text:style-name="P391">Propiedades.-</text:p>
      <text:p text:style-name="P393">Las propiedades son el componente de la clase que almacena la información del objeto, también son los elementos con los que los métodos de la clase <text:soft-page-break/>trabajan, <text:span text:style-name="T371">una propiedad en PHP se define luego de la declaración de la clase fuera de cualquier función, las variables definidas en el cuerpo del método solo </text:span><text:span text:style-name="T371">existen cuando se convoca al método y solo él método al que pertenece puede trabajar con esa información.</text:span></text:p>
      <text:p text:style-name="P395"/>
      <text:p text:style-name="P396">Las propiedades se las define con la palabra clave “var” seguido por la variable PHP valida es decir precedida del signo de dólar $, las propiedades al igual que los métodos tienen una visibilidad.</text:p>
      <text:p text:style-name="P21"/>
      <text:p text:style-name="P423">A continuación un ejemplo completo de una clase escrita en PHP que luego se transforma en objeto.</text:p>
      <text:p text:style-name="P423"/>
      <text:p text:style-name="P420"><text:span text:style-name="_5f_OOoComputerKeyWord"><text:span text:style-name="T173">&lt;</text:span></text:span><text:span text:style-name="_5f_OOoComputerIdent"><text:span text:style-name="T173">?php</text:span></text:span></text:p>
      <text:p text:style-name="P358"/>
      <text:p text:style-name="P420"><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420"><text:span text:style-name="T173"><text:tab/></text:span><text:span text:style-name="_5f_OOoComputerComment"><text:span text:style-name="T173">/**</text:span></text:span></text:p>
      <text:p text:style-name="P420"><text:span text:style-name="T173"><text:tab/></text:span><text:span text:style-name="_5f_OOoComputerComment"><text:span text:style-name="T173">* Clase que calcula un componente MRU</text:span></text:span></text:p>
      <text:p text:style-name="P420"><text:span text:style-name="T173"><text:tab/></text:span><text:span text:style-name="_5f_OOoComputerComment"><text:span text:style-name="T173">* de un </text:span></text:span><text:span text:style-name="_5f_OOoComputerComment"><text:span text:style-name="T174">cuerpo</text:span></text:span></text:p>
      <text:p text:style-name="P420"><text:span text:style-name="T173"><text:tab/></text:span><text:span text:style-name="_5f_OOoComputerComment"><text:span text:style-name="T173">*/</text:span></text:span></text:p>
      <text:p text:style-name="P358"/>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Comment"><text:span text:style-name="T173">// velocidad = distancia/tiempo</text:span></text:span></text:p>
      <text:p text:style-name="P42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Comment"><text:span text:style-name="T173">//distancia = velocidad * tiempo</text:span></text:span></text:p>
      <text:p text:style-name="P42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Comment"><text:span text:style-name="T173">// tiempo = distancia/velocidad</text:span></text:span></text:p>
      <text:p text:style-name="P42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420"><text:span text:style-name="_5f_OOoComputerKeyWord"><text:span text:style-name="T173">}</text:span></text:span></text:p>
      <text:p text:style-name="P358"/>
      <text:p text:style-name="P420"><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421"><text:soft-page-break/><text:span text:style-name="_5f_OOoComputerComment"><text:span text:style-name="T175"/></text:span></text:p>
      <text:p text:style-name="P265"><text:span text:style-name="T371">En este ejemplo podemos ver que se tiene tres </text:span><text:span text:style-name="T372">propiedades</text:span><text:span text:style-name="T371"> la velocidad el tiempo y la distancia elementos claves del movimiento </text:span><text:span text:style-name="T372">rectilíneo</text:span><text:span text:style-name="T371"> uniforme, los </text:span><text:span text:style-name="T372">métodos</text:span><text:span text:style-name="T371"> </text:span><text:span text:style-name="T372">están</text:span><text:span text:style-name="T371"> precedidos de la palabra clave ”public” este es el que indica la visibilidad del </text:span><text:span text:style-name="T372">método</text:span><text:span text:style-name="T371"> si se omite esta palabra el </text:span><text:span text:style-name="T372">método</text:span><text:span text:style-name="T371"> es </text:span><text:span text:style-name="T373">considerado como publico igualmente, </text:span><text:span text:style-name="T374">las variables de la clase, conocidas también como propiedades son precedidas por la palabra clave “var”, por defecto la visibilidad de las propiedades es pública, la visibilidad de las variables será tratada en el próximo </text:span><text:span text:style-name="T375">sub</text:span><text:span text:style-name="T374">capítulo.</text:span></text:p>
      <text:p text:style-name="P146"/>
      <text:p text:style-name="P94">Ámbitos de Propiedades y Métodos En PHP</text:p>
      <text:p text:style-name="P21"><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287"/>
      <text:p text:style-name="P65"/>
      <text:p text:style-name="P76"><text:span text:style-name="T376">P</text:span>ropiedades y métodos públicos:</text:p>
      <text:p text:style-name="P30"><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6">Propiedades y métodos protegidos:</text:p>
      <text:p text:style-name="P175"><text:span text:style-name="T377">Se los define con la palabra clave “protected”</text:span><text:span text:style-name="T250">, </text:span><text:span text:style-name="T251">se accede a ellos con la palabra clave “$this-&gt;nombre”</text:span><text:span text:style-name="T377">. </text:span>Los métodos y propiedades protegidos solo pueden ser vistos por la clase a la que pertenece y por las clases que hereden <text:span text:style-name="T377">de la clase en la que fueron definidos</text:span>.</text:p>
      <text:p text:style-name="P29"/>
      <text:p text:style-name="P76">Propiedades y métodos privados:</text:p>
      <text:p text:style-name="P175"><text:span text:style-name="T377">Se los define con la palabra clave “private”</text:span><text:span text:style-name="T250">, </text:span><text:span text:style-name="T251">se accede a ellos con la palabra clave “$this-&gt;nombre”</text:span><text:span text:style-name="T377">. </text:span>Este tipo de métodos y propiedades solo pueden ser vistos y usados por la clase a la que pertenecen, <text:span text:style-name="T377">ningún componente de la aplicación tiene acceso a una propiedad o método privado, por lo general se los usa para manejar conexiones a bases de datos.</text:span></text:p>
      <text:p text:style-name="P174"/>
      <text:p text:style-name="P29"/>
      <text:p text:style-name="P76"/>
      <text:p text:style-name="P76"/>
      <text:p text:style-name="P76"/>
      <text:p text:style-name="P76">Propiedades y métodos estáticos:</text:p>
      <text:p text:style-name="P175"><text:span text:style-name="T378">Se los define con la palabra clave “static”</text:span><text:span text:style-name="T250">, </text:span><text:span text:style-name="T251">se accede a ellos con la palabra clave “self::nombre” si se lo referencia en la misma clase y con “parent::nombre” desde afuera de la clase. </text:span><text:span text:style-name="T378"><text:s/>Los métodos y propiedades estáticos </text:span>son públicos por defecto, <text:span text:style-name="T378">con la diferencia es que su contenido no puede ser modificado, esto en el caso de las propiedades</text:span>.</text:p>
      <text:p text:style-name="P174"/>
      <text:p text:style-name="P29"><text:span text:style-name="T101">M</text:span><text:span text:style-name="T70">étodos Abstractos:</text:span></text:p>
      <text:p text:style-name="P175"><text:span text:style-name="T251">Se los define con la palabra clave “abstract”</text:span><text:span text:style-name="T250">, </text:span><text:span text:style-name="T251">se accede a ellos con la palabra clave “$this-&gt;nombre”. Este ámbito solamente es aplicable a los métodos y clases, no existen propiedades abstractos, la particularidad de este ámbito es que los </text:span><text:soft-page-break/><text:span text:style-name="T251">métodos son accesibles desde la clase que <text:s/>hereda y esta tiene que implementar </text:span><text:span text:style-name="T251">el algoritmo del método, este tipo de métodos se usa para definir una estructura general en una clase base, se declara el </text:span><text:span text:style-name="T252">método</text:span><text:span text:style-name="T251"> con su nombre y los parámetros que este acepta </text:span><text:span text:style-name="T253">pero no se declara el algoritmo que define su funcionamiento, este algoritmo es definido por la clase que herede, la clase que herede tiene que redefinir el método con el algoritmo.</text:span></text:p>
      <text:p text:style-name="P424"/>
      <text:p text:style-name="P65"><text:span text:style-name="T102">R</text:span><text:span text:style-name="T70">esumen y ejemplo de Ámbito de Métodos y Propiedades</text:span></text:p>
      <text:p text:style-name="P174">Veamos un ejemplo completo de los tipos de métodos y propiedades en funcionamiento dentro de una clase real.</text:p>
      <text:p text:style-name="P29"/>
      <text:p text:style-name="P31"><text:span text:style-name="_5f_OOoComputerKeyWord"><text:span text:style-name="T176">&lt;</text:span></text:span><text:span text:style-name="_5f_OOoComputerIdent"><text:span text:style-name="T176">?php</text:span></text:span></text:p>
      <text:p text:style-name="P351"/>
      <text:p text:style-name="P31"><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1"><text:span text:style-name="T176"><text:tab/></text:span><text:span text:style-name="_5f_OOoComputerComment"><text:span text:style-name="T176">/**</text:span></text:span></text:p>
      <text:p text:style-name="P31"><text:span text:style-name="T176"><text:tab/></text:span><text:span text:style-name="_5f_OOoComputerComment"><text:span text:style-name="T176">* Clase que representa a los vehículos</text:span></text:span></text:p>
      <text:p text:style-name="P31"><text:span text:style-name="T176"><text:tab/></text:span><text:span text:style-name="_5f_OOoComputerComment"><text:span text:style-name="T176">*/</text:span></text:span></text:p>
      <text:p text:style-name="P31"><text:span text:style-name="_5f_OOoComputerComment"><text:span text:style-name="T176"><text:tab/>//</text:span></text:span><text:span text:style-name="_5f_OOoComputerComment"><text:span text:style-name="T177">variables que pueden ser vistas y consultadas</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177">variables </text:span></text:span><text:span text:style-name="_5f_OOoComputerComment"><text:span text:style-name="T379">que se pueden consultar pero no son publicas</text:span></text:span></text:p>
      <text:p text:style-name="P31"><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379">propiedad a la que se tiene acceso solo desde la clase</text:span></text:span></text:p>
      <text:p text:style-name="P31"><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379">propiedades que no cambian</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352"/>
      <text:p text:style-name="P31"><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Comment"><text:span text:style-name="T176">// Método abstracto para el calculo de la velocidad</text:span></text:span></text:p>
      <text:p text:style-name="P31"><text:span text:style-name="T176"><text:tab/></text:span><text:span text:style-name="_5f_OOoComputerKeyWord"><text:span text:style-name="T176">}</text:span></text:span></text:p>
      <text:p text:style-name="P351"/>
      <text:p text:style-name="P31"><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1"><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1"><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text:span></text:span></text:p>
      <text:p text:style-name="P351"/>
      <text:p text:style-name="P31"><text:span text:style-name="T176"><text:tab/></text:span><text:span text:style-name="_5f_OOoComputerKeyWord"><text:span text:style-name="T176">}</text:span></text:span></text:p>
      <text:p text:style-name="P31"><text:span text:style-name="_5f_OOoComputerKeyWord"><text:span text:style-name="T176">}</text:span></text:span></text:p>
      <text:p text:style-name="P351"/>
      <text:p text:style-name="P31"><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1"><text:span text:style-name="T176"><text:tab/></text:span><text:span text:style-name="_5f_OOoComputerComment"><text:span text:style-name="T176">//Clase que hereda de vehículo e implementa las funciones</text:span></text:span></text:p>
      <text:p text:style-name="P351"/>
      <text:p text:style-name="P31"><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351"/>
      <text:p text:style-name="P31"><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text:span></text:span></text:p>
      <text:p text:style-name="P31"><text:span text:style-name="_5f_OOoComputerKeyWord"><text:span text:style-name="T176">}</text:span></text:span></text:p>
      <text:p text:style-name="P351"><text:soft-page-break/><text:tab/></text:p>
      <text:p text:style-name="P288">Para terminar el estudio de los ámbitos de métodos y propiedades, se muestra un recuadro en el que se explica los ámbitos estudiados:</text:p>
      <text:p text:style-name="P14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80">cted</text:span></text:p>
          </table:table-cell>
          <table:table-cell table:style-name="Tabla17.A1" office:value-type="string">
            <text:p text:style-name="P7">P<text:span text:style-name="T380">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80">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439"/>
      <text:p text:style-name="P147"/>
      <text:p text:style-name="P147"/>
      <text:p text:style-name="P66"/>
      <text:p text:style-name="P16"/>
      <text:p text:style-name="P16"/>
      <text:p text:style-name="P16"/>
      <text:list xml:id="list520079682" text:continue-list="list507069722" text:style-name="WWNum3">
        <text:list-item>
          <text:p text:style-name="P618">Capítulo II</text:p>
        </text:list-item>
      </text:list>
      <text:p text:style-name="P163">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1303424247" text:continue-numbering="true" text:style-name="WWNum3">
        <text:list-item>
          <text:list>
            <text:list-header>
              <text:p text:style-name="P648"/>
              <text:p text:style-name="P648"><text:soft-page-break/>INTRODUCCIÓN A HTML</text:p>
            </text:list-header>
          </text:list>
        </text:list-item>
      </text:list>
      <text:p text:style-name="P17"><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335"/>
      <text:p text:style-name="P336">HTML es un lenguaje de etiquetas que interpreta el navegador produciendo un resultado visual la mayoría de veces, para mejorar la apariencia de las paginas HTML existe una tecnología de hojas de estilo llamada CSS.</text:p>
      <text:p text:style-name="P16"/>
      <text:list xml:id="list493247735" text:continue-numbering="true" text:style-name="WWNum3">
        <text:list-item>
          <text:list>
            <text:list-item>
              <text:p text:style-name="P618">Historia HTML</text:p>
            </text:list-item>
          </text:list>
        </text:list-item>
      </text:list>
      <text:p text:style-name="P16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88">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163">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4">¿Qué es la W3C?</text:p>
      <text:p text:style-name="P163">W3C es la abreviatura de World Wide Web Consortium, esta es un consorcio internacional que lleva adelante el desarrollo de los estándares web, <text:span text:style-name="T388">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241419007" text:continue-numbering="true" text:style-name="WWNum3">
        <text:list-item>
          <text:list>
            <text:list-item>
              <text:p text:style-name="P618">Versiones Y Tipos De HTML</text:p>
            </text:list-item>
          </text:list>
        </text:list-item>
      </text:list>
      <text:p text:style-name="P16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89">como consecuencia le está quitando</text:span> mercado a flash player el reproductor de <text:span text:style-name="T389">vídeo</text:span> de Adobe, ya que HTML5 tiene esa capacidad pero hablaremos de ello más adelante. En <text:span text:style-name="T389">la siguiente </text:span>tabla tomada de w3c (entidad encargada del desarrollo del estándar HTML) tenemos el listado oficial de las versiones de HTML desde sus orígenes hasta la actualidad. [11]</text:p>
      <text:p text:style-name="P163"/>
      <text:p text:style-name="P163"><text:soft-page-break/></text:p>
      <text:p text:style-name="P163"/>
      <text:p text:style-name="P163"/>
      <text:p text:style-name="P17"/>
      <table:table table:name="Tabla3" table:style-name="Tabla3">
        <table:table-column table:style-name="Tabla3.A"/>
        <table:table-column table:style-name="Tabla3.B"/>
        <table:table-row table:style-name="Tabla3.1">
          <table:table-cell table:style-name="Tabla3.A1" office:value-type="string">
            <text:p text:style-name="P470">Versión</text:p>
          </table:table-cell>
          <table:table-cell table:style-name="Tabla3.B1" office:value-type="string">
            <text:p text:style-name="P470">Año</text:p>
          </table:table-cell>
        </table:table-row>
        <table:table-row table:style-name="Tabla3.1">
          <table:table-cell table:style-name="Tabla3.A2" office:value-type="string">
            <text:p text:style-name="P470">HTML</text:p>
          </table:table-cell>
          <table:table-cell table:style-name="Tabla3.B2" office:value-type="string">
            <text:p text:style-name="P475">1991</text:p>
          </table:table-cell>
        </table:table-row>
        <table:table-row table:style-name="Tabla3.1">
          <table:table-cell table:style-name="Tabla3.A2" office:value-type="string">
            <text:p text:style-name="P470">HTML+ </text:p>
          </table:table-cell>
          <table:table-cell table:style-name="Tabla3.B2" office:value-type="string">
            <text:p text:style-name="P475">1993</text:p>
          </table:table-cell>
        </table:table-row>
        <table:table-row table:style-name="Tabla3.1">
          <table:table-cell table:style-name="Tabla3.A2" office:value-type="string">
            <text:p text:style-name="P470">HTML 2.0 </text:p>
          </table:table-cell>
          <table:table-cell table:style-name="Tabla3.B2" office:value-type="string">
            <text:p text:style-name="P475">1995</text:p>
          </table:table-cell>
        </table:table-row>
        <table:table-row table:style-name="Tabla3.1">
          <table:table-cell table:style-name="Tabla3.A2" office:value-type="string">
            <text:p text:style-name="P470">HTML 3.2 </text:p>
          </table:table-cell>
          <table:table-cell table:style-name="Tabla3.B2" office:value-type="string">
            <text:p text:style-name="P475">1997</text:p>
          </table:table-cell>
        </table:table-row>
        <table:table-row table:style-name="Tabla3.1">
          <table:table-cell table:style-name="Tabla3.A2" office:value-type="string">
            <text:p text:style-name="P470">HTML 4.01</text:p>
          </table:table-cell>
          <table:table-cell table:style-name="Tabla3.B2" office:value-type="string">
            <text:p text:style-name="P475">1999</text:p>
          </table:table-cell>
        </table:table-row>
        <table:table-row table:style-name="Tabla3.1">
          <table:table-cell table:style-name="Tabla3.A2" office:value-type="string">
            <text:p text:style-name="P470">XHTML 1.0</text:p>
          </table:table-cell>
          <table:table-cell table:style-name="Tabla3.B2" office:value-type="string">
            <text:p text:style-name="P475">2000</text:p>
          </table:table-cell>
        </table:table-row>
        <table:table-row table:style-name="Tabla3.1">
          <table:table-cell table:style-name="Tabla3.A2" office:value-type="string">
            <text:p text:style-name="P470">HTML5 </text:p>
          </table:table-cell>
          <table:table-cell table:style-name="Tabla3.B2" office:value-type="string">
            <text:p text:style-name="P475">2012</text:p>
          </table:table-cell>
        </table:table-row>
        <table:table-row table:style-name="Tabla3.1">
          <table:table-cell table:style-name="Tabla3.A9" office:value-type="string">
            <text:p text:style-name="P470">XHTML5</text:p>
          </table:table-cell>
          <table:table-cell table:style-name="Tabla3.B9" office:value-type="string">
            <text:p text:style-name="P475">2013</text:p>
          </table:table-cell>
        </table:table-row>
      </table:table>
      <text:p text:style-name="P17"/>
      <text:p text:style-name="P163">La razón por la que las versiones <text:s/>no son consecutivas es porque hay estándares que nuca fueron liberados.</text:p>
      <text:p text:style-name="P17"/>
      <text:p text:style-name="P163">Los tipos de HTML, que en realidad son las variantes que tiene el lenguaje para cada versión son:</text:p>
      <text:list xml:id="list9126608282743207467" text:style-name="WWNum13">
        <text:list-item>
          <text:p text:style-name="P633">HTMLStrict: el normal, donde se pueden usar etiquetas HTML, pero no se aceptan etiquetas obsoletas.</text:p>
        </text:list-item>
        <text:list-item>
          <text:p text:style-name="P633">HTML Transitional: este permite usar todo tipo de etiquetas de todas las versiones de HTML, no <text:span text:style-name="T390">se lo recomienda aunque es uno de los más usados en la </text:span><text:span text:style-name="T391">versión</text:span><text:span text:style-name="T390"> 4.0.1</text:span>.</text:p>
        </text:list-item>
        <text:list-item>
          <text:p text:style-name="P633">HTML Frameset: Tiene soporte para frames.</text:p>
        </text:list-item>
      </text:list>
      <text:p text:style-name="P505"/>
      <text:list xml:id="list1557482331" text:continue-list="list241419007" text:style-name="WWNum3">
        <text:list-item>
          <text:list>
            <text:list-item>
              <text:list>
                <text:list-header>
                  <text:p text:style-name="P649">Definición Documento</text:p>
                </text:list-header>
              </text:list>
            </text:list-item>
          </text:list>
        </text:list-item>
      </text:list>
      <text:p text:style-name="P184"><text:span text:style-name="T393">Como se ha venido hablando existen varios estándares de HTML, cuando el diseñador de la página empieza a escribir su estructura debe especificar el </text:span><text:span text:style-name="T411">estándar</text:span><text:span text:style-name="T393"> a usar para </text:span>esto <text:span text:style-name="T393">se lo especificar con la ayuda del </text:span><text:span text:style-name="T198">“</text:span><text:span text:style-name="T197">DOCTYPE”</text:span>, veamos los tipos de definición de documento que tenemos para HTML5:</text:p>
      <text:p text:style-name="P371"/>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XHTML 1.1//ES"</text:span></text:span><text:span text:style-name="T394"> </text:span><text:a xlink:type="simple" xlink:href="http://www.w3.org/TR/xhtml11/DTD/xhtml11.dtd"><text:span text:style-name="_5f_XMLElement"><text:span text:style-name="T394">http:</text:span></text:span></text:a><text:a xlink:type="simple" xlink:href="http://www.w3.org/TR/xhtml11/DTD/xhtml11.dtd"><text:span text:style-name="_5f_XMLBracket"><text:span text:style-name="T394">//</text:span></text:span></text:a><text:a xlink:type="simple" xlink:href="http://www.w3.org/TR/xhtml11/DTD/xhtml11.dtd"><text:span text:style-name="T394">www.w3.org</text:span></text:a><text:a xlink:type="simple" xlink:href="http://www.w3.org/TR/xhtml11/DTD/xhtml11.dtd"><text:span text:style-name="_5f_XMLBracket"><text:span text:style-name="T394">/</text:span></text:span></text:a><text:a xlink:type="simple" xlink:href="http://www.w3.org/TR/xhtml11/DTD/xhtml11.dtd"><text:span text:style-name="T394">TR</text:span></text:a><text:a xlink:type="simple" xlink:href="http://www.w3.org/TR/xhtml11/DTD/xhtml11.dtd"><text:span text:style-name="_5f_XMLBracket"><text:span text:style-name="T394">/</text:span></text:span></text:a><text:a xlink:type="simple" xlink:href="http://www.w3.org/TR/xhtml11/DTD/xhtml11.dtd"><text:span text:style-name="T394">xhtml11</text:span></text:a><text:a xlink:type="simple" xlink:href="http://www.w3.org/TR/xhtml11/DTD/xhtml11.dtd"><text:span text:style-name="_5f_XMLBracket"><text:span text:style-name="T394">/</text:span></text:span></text:a><text:a xlink:type="simple" xlink:href="http://www.w3.org/TR/xhtml11/DTD/xhtml11.dtd"><text:span text:style-name="T394">DTD</text:span></text:a><text:a xlink:type="simple" xlink:href="http://www.w3.org/TR/xhtml11/DTD/xhtml11.dtd"><text:span text:style-name="_5f_XMLBracket"><text:span text:style-name="T394">/</text:span></text:span></text:a><text:a xlink:type="simple" xlink:href="http://www.w3.org/TR/xhtml11/DTD/xhtml11.dtd"><text:span text:style-name="T394">xhtml11.dtd</text:span></text:a><text:span text:style-name="T394">"</text:span><text:span text:style-name="_5f_XMLBracket"><text:span text:style-name="T394">&gt;</text:span></text:span></text:p>
      <text:p text:style-name="P371"><text:span text:style-name="_5f_XMLBracket"><text:span text:style-name="T394"/></text:span></text:p>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XHTML 1.0 Strict//ES"</text:span></text:span><text:span text:style-name="T394"> </text:span><text:span text:style-name="_5f_XMLElement"><text:span text:style-name="T394">"</text:span></text:span><text:a xlink:type="simple" xlink:href="http://www.w3.org/TR/xhtml1/DTD/xhtml1-strict.dtd"><text:span text:style-name="_5f_XMLElement"><text:span text:style-name="T394">http:</text:span></text:span></text:a><text:a xlink:type="simple" xlink:href="http://www.w3.org/TR/xhtml1/DTD/xhtml1-strict.dtd"><text:span text:style-name="_5f_XMLBracket"><text:span text:style-name="T394">//</text:span></text:span></text:a><text:a xlink:type="simple" xlink:href="http://www.w3.org/TR/xhtml1/DTD/xhtml1-strict.dtd"><text:span text:style-name="T394">www.w3.org</text:span></text:a><text:a xlink:type="simple" xlink:href="http://www.w3.org/TR/xhtml1/DTD/xhtml1-strict.dtd"><text:span text:style-name="_5f_XMLBracket"><text:span text:style-name="T394">/</text:span></text:span></text:a><text:a xlink:type="simple" xlink:href="http://www.w3.org/TR/xhtml1/DTD/xhtml1-strict.dtd"><text:span text:style-name="T394">TR</text:span></text:a><text:a xlink:type="simple" xlink:href="http://www.w3.org/TR/xhtml1/DTD/xhtml1-strict.dtd"><text:span text:style-name="_5f_XMLBracket"><text:span text:style-name="T394">/</text:span></text:span></text:a><text:a xlink:type="simple" xlink:href="http://www.w3.org/TR/xhtml1/DTD/xhtml1-strict.dtd"><text:span text:style-name="T394">xhtml1</text:span></text:a><text:a xlink:type="simple" xlink:href="http://www.w3.org/TR/xhtml1/DTD/xhtml1-strict.dtd"><text:span text:style-name="_5f_XMLBracket"><text:span text:style-name="T394">/</text:span></text:span></text:a><text:a xlink:type="simple" xlink:href="http://www.w3.org/TR/xhtml1/DTD/xhtml1-strict.dtd"><text:span text:style-name="T394">DTD</text:span></text:a><text:a xlink:type="simple" xlink:href="http://www.w3.org/TR/xhtml1/DTD/xhtml1-strict.dtd"><text:span text:style-name="_5f_XMLBracket"><text:span text:style-name="T394">/</text:span></text:span></text:a><text:a xlink:type="simple" xlink:href="http://www.w3.org/TR/xhtml1/DTD/xhtml1-strict.dtd"><text:span text:style-name="T394">xhtml1-strict.dtd</text:span></text:a><text:span text:style-name="T394">"</text:span><text:span text:style-name="_5f_XMLBracket"><text:span text:style-name="T394">&gt;</text:span></text:span></text:p>
      <text:p text:style-name="P371"><text:span text:style-name="_5f_XMLBracket"><text:span text:style-name="T394"/></text:span></text:p>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XHTML 1.0 Transitional//ES"</text:span></text:span><text:span text:style-name="T394"> </text:span><text:span text:style-name="_5f_XMLElement"><text:span text:style-name="T394">"</text:span></text:span><text:a xlink:type="simple" xlink:href="http://www.w3.org/TR/xhtml1/DTD/xhtml1-transitional.dtd"><text:span text:style-name="_5f_XMLElement"><text:span text:style-name="T394">http:</text:span></text:span></text:a><text:a xlink:type="simple" xlink:href="http://www.w3.org/TR/xhtml1/DTD/xhtml1-transitional.dtd"><text:span text:style-name="_5f_XMLBracket"><text:span text:style-name="T394">//</text:span></text:span></text:a><text:a xlink:type="simple" xlink:href="http://www.w3.org/TR/xhtml1/DTD/xhtml1-transitional.dtd"><text:span text:style-name="T394">www.w3.org</text:span></text:a><text:a xlink:type="simple" xlink:href="http://www.w3.org/TR/xhtml1/DTD/xhtml1-transitional.dtd"><text:span text:style-name="_5f_XMLBracket"><text:span text:style-name="T394">/</text:span></text:span></text:a><text:a xlink:type="simple" xlink:href="http://www.w3.org/TR/xhtml1/DTD/xhtml1-transitional.dtd"><text:span text:style-name="T394">TR</text:span></text:a><text:a xlink:type="simple" xlink:href="http://www.w3.org/TR/xhtml1/DTD/xhtml1-transitional.dtd"><text:span text:style-name="_5f_XMLBracket"><text:span text:style-name="T394">/</text:span></text:span></text:a><text:a xlink:type="simple" xlink:href="http://www.w3.org/TR/xhtml1/DTD/xhtml1-transitional.dtd"><text:span text:style-name="T394">xhtml1</text:span></text:a><text:a xlink:type="simple" xlink:href="http://www.w3.org/TR/xhtml1/DTD/xhtml1-transitional.dtd"><text:span text:style-name="_5f_XMLBracket"><text:span text:style-name="T394">/</text:span></text:span></text:a><text:a xlink:type="simple" xlink:href="http://www.w3.org/TR/xhtml1/DTD/xhtml1-transitional.dtd"><text:span text:style-name="T394">DTD</text:span></text:a><text:a xlink:type="simple" xlink:href="http://www.w3.org/TR/xhtml1/DTD/xhtml1-transitional.dtd"><text:span text:style-name="_5f_XMLBracket"><text:span text:style-name="T394">/</text:span></text:span></text:a><text:a xlink:type="simple" xlink:href="http://www.w3.org/TR/xhtml1/DTD/xhtml1-transitional.dtd"><text:span text:style-name="T394">xhtml1-transitional.dtd</text:span></text:a><text:span text:style-name="T394">"</text:span><text:span text:style-name="_5f_XMLBracket"><text:span text:style-name="T394">&gt;</text:span></text:span></text:p>
      <text:p text:style-name="P371"><text:span text:style-name="_5f_XMLBracket"><text:span text:style-name="T394"/></text:span></text:p>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XHTML 1.0 Frameset//ES"</text:span></text:span><text:span text:style-name="T394"> </text:span></text:p>
      <text:p text:style-name="P371"><text:span text:style-name="_5f_XMLElement"><text:span text:style-name="T394">"</text:span></text:span><text:a xlink:type="simple" xlink:href="http://www.w3.org/TR/xhtml1/DTD/xhtml1-frameset.dtd"><text:span text:style-name="_5f_XMLElement"><text:span text:style-name="T394">http:</text:span></text:span></text:a><text:a xlink:type="simple" xlink:href="http://www.w3.org/TR/xhtml1/DTD/xhtml1-frameset.dtd"><text:span text:style-name="_5f_XMLBracket"><text:span text:style-name="T394">//</text:span></text:span></text:a><text:a xlink:type="simple" xlink:href="http://www.w3.org/TR/xhtml1/DTD/xhtml1-frameset.dtd"><text:span text:style-name="T394">www.w3.org</text:span></text:a><text:a xlink:type="simple" xlink:href="http://www.w3.org/TR/xhtml1/DTD/xhtml1-frameset.dtd"><text:span text:style-name="_5f_XMLBracket"><text:span text:style-name="T394">/</text:span></text:span></text:a><text:a xlink:type="simple" xlink:href="http://www.w3.org/TR/xhtml1/DTD/xhtml1-frameset.dtd"><text:span text:style-name="T394">TR</text:span></text:a><text:a xlink:type="simple" xlink:href="http://www.w3.org/TR/xhtml1/DTD/xhtml1-frameset.dtd"><text:span text:style-name="_5f_XMLBracket"><text:span text:style-name="T394">/</text:span></text:span></text:a><text:a xlink:type="simple" xlink:href="http://www.w3.org/TR/xhtml1/DTD/xhtml1-frameset.dtd"><text:span text:style-name="T394">xhtml1</text:span></text:a><text:a xlink:type="simple" xlink:href="http://www.w3.org/TR/xhtml1/DTD/xhtml1-frameset.dtd"><text:span text:style-name="_5f_XMLBracket"><text:span text:style-name="T394">/</text:span></text:span></text:a><text:a xlink:type="simple" xlink:href="http://www.w3.org/TR/xhtml1/DTD/xhtml1-frameset.dtd"><text:span text:style-name="T394">DTD</text:span></text:a><text:a xlink:type="simple" xlink:href="http://www.w3.org/TR/xhtml1/DTD/xhtml1-frameset.dtd"><text:span text:style-name="_5f_XMLBracket"><text:span text:style-name="T394">/</text:span></text:span></text:a><text:a xlink:type="simple" xlink:href="http://www.w3.org/TR/xhtml1/DTD/xhtml1-frameset.dtd"><text:span text:style-name="T394">xhtml1-frameset.dtd</text:span></text:a><text:span text:style-name="T394">"</text:span><text:span text:style-name="_5f_XMLBracket"><text:span text:style-name="T394">&gt;</text:span></text:span></text:p>
      <text:p text:style-name="P371"><text:span text:style-name="_5f_XMLBracket"><text:span text:style-name="T394"/></text:span></text:p>
      <text:p text:style-name="P371"><text:soft-page-break/><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_5f_XMLBracket"><text:span text:style-name="T394">&gt;</text:span></text:span></text:p>
      <text:p text:style-name="P371"><text:span text:style-name="_5f_XMLBracket"><text:span text:style-name="T394"/></text:span></text:p>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HTML 4.01//ES"</text:span></text:span><text:span text:style-name="T394"> </text:span><text:span text:style-name="_5f_XMLElement"><text:span text:style-name="T394">"</text:span></text:span><text:a xlink:type="simple" xlink:href="http://www.w3.org/TR/html4/strict.dtd"><text:span text:style-name="_5f_XMLElement"><text:span text:style-name="T394">http:</text:span></text:span></text:a><text:a xlink:type="simple" xlink:href="http://www.w3.org/TR/html4/strict.dtd"><text:span text:style-name="_5f_XMLBracket"><text:span text:style-name="T394">//</text:span></text:span></text:a><text:a xlink:type="simple" xlink:href="http://www.w3.org/TR/html4/strict.dtd"><text:span text:style-name="T394">www.w3.org</text:span></text:a><text:a xlink:type="simple" xlink:href="http://www.w3.org/TR/html4/strict.dtd"><text:span text:style-name="_5f_XMLBracket"><text:span text:style-name="T394">/</text:span></text:span></text:a><text:a xlink:type="simple" xlink:href="http://www.w3.org/TR/html4/strict.dtd"><text:span text:style-name="T394">TR</text:span></text:a><text:a xlink:type="simple" xlink:href="http://www.w3.org/TR/html4/strict.dtd"><text:span text:style-name="_5f_XMLBracket"><text:span text:style-name="T394">/</text:span></text:span></text:a><text:a xlink:type="simple" xlink:href="http://www.w3.org/TR/html4/strict.dtd"><text:span text:style-name="T394">html4</text:span></text:a><text:a xlink:type="simple" xlink:href="http://www.w3.org/TR/html4/strict.dtd"><text:span text:style-name="_5f_XMLBracket"><text:span text:style-name="T394">/</text:span></text:span></text:a><text:a xlink:type="simple" xlink:href="http://www.w3.org/TR/html4/strict.dtd"><text:span text:style-name="T394">strict.dtd</text:span></text:a><text:span text:style-name="T394">"</text:span><text:span text:style-name="_5f_XMLBracket"><text:span text:style-name="T394">&gt;</text:span></text:span></text:p>
      <text:p text:style-name="P371"><text:span text:style-name="_5f_XMLBracket"><text:span text:style-name="T394"/></text:span></text:p>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HTML 4.01 Transitional//ES"</text:span></text:span><text:span text:style-name="T394"> </text:span></text:p>
      <text:p text:style-name="P371"><text:span text:style-name="_5f_XMLElement"><text:span text:style-name="T394">"</text:span></text:span><text:a xlink:type="simple" xlink:href="http://www.w3.org/TR/html4/loose.dtd"><text:span text:style-name="_5f_XMLElement"><text:span text:style-name="T394">http:</text:span></text:span></text:a><text:a xlink:type="simple" xlink:href="http://www.w3.org/TR/html4/loose.dtd"><text:span text:style-name="_5f_XMLBracket"><text:span text:style-name="T394">//</text:span></text:span></text:a><text:a xlink:type="simple" xlink:href="http://www.w3.org/TR/html4/loose.dtd"><text:span text:style-name="T394">www.w3.org</text:span></text:a><text:a xlink:type="simple" xlink:href="http://www.w3.org/TR/html4/loose.dtd"><text:span text:style-name="_5f_XMLBracket"><text:span text:style-name="T394">/</text:span></text:span></text:a><text:a xlink:type="simple" xlink:href="http://www.w3.org/TR/html4/loose.dtd"><text:span text:style-name="T394">TR</text:span></text:a><text:a xlink:type="simple" xlink:href="http://www.w3.org/TR/html4/loose.dtd"><text:span text:style-name="_5f_XMLBracket"><text:span text:style-name="T394">/</text:span></text:span></text:a><text:a xlink:type="simple" xlink:href="http://www.w3.org/TR/html4/loose.dtd"><text:span text:style-name="T394">html4</text:span></text:a><text:a xlink:type="simple" xlink:href="http://www.w3.org/TR/html4/loose.dtd"><text:span text:style-name="_5f_XMLBracket"><text:span text:style-name="T394">/</text:span></text:span></text:a><text:a xlink:type="simple" xlink:href="http://www.w3.org/TR/html4/loose.dtd"><text:span text:style-name="T394">loose.dtd</text:span></text:a><text:span text:style-name="T394">"</text:span><text:span text:style-name="_5f_XMLBracket"><text:span text:style-name="T394">&gt;</text:span></text:span></text:p>
      <text:p text:style-name="P371"><text:span text:style-name="_5f_XMLBracket"><text:span text:style-name="T394"/></text:span></text:p>
      <text:p text:style-name="P371"><text:span text:style-name="_5f_XMLBracket"><text:span text:style-name="T394">&lt;!</text:span></text:span><text:span text:style-name="_5f_XMLKeyWord"><text:span text:style-name="T394">DOCTYPE</text:span></text:span><text:span text:style-name="T394"> </text:span><text:span text:style-name="_5f_XMLElement"><text:span text:style-name="T394">HTML</text:span></text:span><text:span text:style-name="T394"> </text:span><text:span text:style-name="_5f_XMLKeyWord"><text:span text:style-name="T394">PUBLIC</text:span></text:span><text:span text:style-name="T394"> </text:span><text:span text:style-name="_5f_XMLLiteral"><text:span text:style-name="T394">"-//W3C//DTD HTML 4.01 Frameset//ES"</text:span></text:span><text:span text:style-name="T394"> </text:span><text:span text:style-name="_5f_XMLElement"><text:span text:style-name="T394">"</text:span></text:span><text:a xlink:type="simple" xlink:href="http://www.w3.org/TR/html4/frameset.dtd"><text:span text:style-name="_5f_XMLElement"><text:span text:style-name="T394">http:</text:span></text:span></text:a><text:a xlink:type="simple" xlink:href="http://www.w3.org/TR/html4/frameset.dtd"><text:span text:style-name="_5f_XMLBracket"><text:span text:style-name="T394">//</text:span></text:span></text:a><text:a xlink:type="simple" xlink:href="http://www.w3.org/TR/html4/frameset.dtd"><text:span text:style-name="T394">www.w3.org</text:span></text:a><text:a xlink:type="simple" xlink:href="http://www.w3.org/TR/html4/frameset.dtd"><text:span text:style-name="_5f_XMLBracket"><text:span text:style-name="T394">/</text:span></text:span></text:a><text:a xlink:type="simple" xlink:href="http://www.w3.org/TR/html4/frameset.dtd"><text:span text:style-name="T394">TR</text:span></text:a><text:a xlink:type="simple" xlink:href="http://www.w3.org/TR/html4/frameset.dtd"><text:span text:style-name="_5f_XMLBracket"><text:span text:style-name="T394">/</text:span></text:span></text:a><text:a xlink:type="simple" xlink:href="http://www.w3.org/TR/html4/frameset.dtd"><text:span text:style-name="T394">html4</text:span></text:a><text:a xlink:type="simple" xlink:href="http://www.w3.org/TR/html4/frameset.dtd"><text:span text:style-name="_5f_XMLBracket"><text:span text:style-name="T394">/</text:span></text:span></text:a><text:a xlink:type="simple" xlink:href="http://www.w3.org/TR/html4/frameset.dtd"><text:span text:style-name="T394">frameset.dtd</text:span></text:a><text:span text:style-name="T394">"</text:span><text:span text:style-name="_5f_XMLBracket"><text:span text:style-name="T394">&gt;</text:span></text:span></text:p>
      <text:p text:style-name="P69"/>
      <text:p text:style-name="P184"><text:span text:style-name="T394">En el listado anterior tenemos la definición de para los estándares 4 y 5 de HTML, para definir el estándar usado es necesario escribir la palabra </text:span><text:span text:style-name="T197">“DOCTYPE”</text:span><text:span text:style-name="T394"> antes de </text:span><text:span text:style-name="T197">“html”</text:span><text:span text:style-name="T394"> luego la palabra PUBLIC la especificación detallada de la versión la rama de esa versión se esta </text:span><text:span text:style-name="T197">(trasitional,frameset,strict)</text:span><text:span text:style-name="T394"> y luego de dos barras inclinadas la abreviado del lenguaje a usar, en el caso de los ejemplos ateriores el español conocido por la abreviación internacional ES.</text:span></text:p>
      <text:p text:style-name="P299"/>
      <text:list xml:id="list1174728326" text:continue-numbering="true" text:style-name="WWNum3">
        <text:list-item>
          <text:list>
            <text:list-item>
              <text:p text:style-name="P618">Etiquetas</text:p>
            </text:list-item>
          </text:list>
        </text:list-item>
      </text:list>
      <text:p text:style-name="P177">Esta es la parte más básica de HTML las etiquetas son de dos tipos de apertura y cierre, <text:span text:style-name="T391">todo lo que va entre las etiquetas es el contenido este contenido puede ser texto u otras etiquetas que también pueden contener texto o etiquetas, por esta <text:s/></text:span><text:span text:style-name="T393">razón</text:span><text:span text:style-name="T391"> al documento se lo suele llamar árbol de etiquetas. </text:span></text:p>
      <text:p text:style-name="P231"/>
      <text:p text:style-name="P177"><text:span text:style-name="T391">La forma de escribir una etiqueta es con el símbolo menor que</text:span> <text:span text:style-name="T196">“&lt;” </text:span>el nombre de la etiqueta en mayúsculas o minúsculas y el signo de mayor que<text:span text:style-name="T196"> “&gt;”</text:span><text:span text:style-name="T247">,</text:span> la etiqueta de cierre están formadas por el signo menor que y el signo de barra inclinada <text:span text:style-name="T196">“&lt;/”</text:span> el nombre de la etiqueta en mayúsculas o minúsculas y menor que <text:span text:style-name="T196">“&gt;”</text:span>, también existen etiquetas que no contienen ningún tipo de contenido las cuales se cierran en la misma línea como “&lt;br/&gt;” retorno de carro.</text:p>
      <text:p text:style-name="P17"/>
      <text:p text:style-name="P163">Ejemplos para etiquetas validas:</text:p>
      <text:p text:style-name="P177"><text:span text:style-name="_5f_XMLBracket"><text:span text:style-name="T391"/></text:span></text:p>
      <text:p text:style-name="P177"><text:span text:style-name="_5f_XMLBracket"><text:span text:style-name="T391">&lt;</text:span></text:span><text:span text:style-name="_5f_XMLElement"><text:span text:style-name="T391">html</text:span></text:span><text:span text:style-name="_5f_XMLBracket"><text:span text:style-name="T391">&gt;</text:span></text:span></text:p>
      <text:p text:style-name="P177"><text:span text:style-name="T391">&lt;</text:span><text:span text:style-name="_5f_XMLComment"><text:span text:style-name="T391">!-- Comentario en HTML --&gt;</text:span></text:span></text:p>
      <text:p text:style-name="P177"><text:span text:style-name="_5f_XMLComment"><text:span text:style-name="T391">&lt;!--Apertura de etiqueta head--&gt;</text:span></text:span></text:p>
      <text:p text:style-name="P177"><text:span text:style-name="_5f_XMLBracket"><text:span text:style-name="T391">&lt;</text:span></text:span><text:span text:style-name="_5f_XMLElement"><text:span text:style-name="T391">head</text:span></text:span><text:span text:style-name="_5f_XMLBracket"><text:span text:style-name="T391">&gt;</text:span></text:span></text:p>
      <text:p text:style-name="P177"><text:span text:style-name="T391"><text:tab/>&lt;</text:span><text:span text:style-name="_5f_XMLComment"><text:span text:style-name="T391">!--Contenido de head--&gt;</text:span></text:span></text:p>
      <text:p text:style-name="P177"><text:span text:style-name="_5f_XMLComment"><text:span text:style-name="T391"><text:tab/></text:span></text:span><text:span text:style-name="_5f_XMLBracket"><text:span text:style-name="T391">&lt;</text:span></text:span><text:span text:style-name="_5f_XMLKeyWord"><text:span text:style-name="T391">title</text:span></text:span><text:span text:style-name="_5f_XMLBracket"><text:span text:style-name="T391">&gt;&lt;/</text:span></text:span><text:span text:style-name="_5f_XMLKeyWord"><text:span text:style-name="T391">title</text:span></text:span><text:span text:style-name="_5f_XMLBracket"><text:span text:style-name="T391">&gt;</text:span></text:span></text:p>
      <text:p text:style-name="P177"><text:span text:style-name="_5f_XMLBracket"><text:span text:style-name="T391">&lt;/</text:span></text:span><text:span text:style-name="_5f_XMLElement"><text:span text:style-name="T391">head</text:span></text:span><text:span text:style-name="_5f_XMLBracket"><text:span text:style-name="T391">&gt;</text:span></text:span></text:p>
      <text:p text:style-name="P177"><text:span text:style-name="T391">&lt;</text:span><text:span text:style-name="_5f_XMLComment"><text:span text:style-name="T391">!--Cierre de la etiqueta head--&gt;</text:span></text:span></text:p>
      <text:p text:style-name="P177"><text:span text:style-name="_5f_XMLBracket"><text:span text:style-name="T391">&lt;</text:span></text:span><text:span text:style-name="_5f_XMLElement"><text:span text:style-name="T391">body</text:span></text:span><text:span text:style-name="_5f_XMLBracket"><text:span text:style-name="T391">&gt;</text:span></text:span></text:p>
      <text:p text:style-name="P177"><text:span text:style-name="T391">&lt;</text:span><text:span text:style-name="_5f_XMLComment"><text:span text:style-name="T391">!--Contenido de body--&gt;</text:span></text:span></text:p>
      <text:p text:style-name="P177"><text:span text:style-name="_5f_XMLBracket"><text:span text:style-name="T391">&lt;/</text:span></text:span><text:span text:style-name="_5f_XMLElement"><text:span text:style-name="T391">body</text:span></text:span><text:span text:style-name="_5f_XMLBracket"><text:span text:style-name="T391">&gt;</text:span></text:span></text:p>
      <text:p text:style-name="P177"><text:span text:style-name="_5f_XMLBracket"><text:span text:style-name="T391">&lt;/</text:span></text:span><text:span text:style-name="_5f_XMLElement"><text:span text:style-name="T391">html</text:span></text:span><text:span text:style-name="_5f_XMLBracket"><text:span text:style-name="T391">&gt;</text:span></text:span></text:p>
      <text:p text:style-name="P163"/>
      <text:p text:style-name="P33"><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31"><text:soft-page-break/></text:p>
      <text:p text:style-name="P17"><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63"/>
      <text:p text:style-name="P123">Etiquetas Esenciales del HTML:</text:p>
      <text:p text:style-name="P353">A continuación se presenta un listado de las etiquetas más comunes a la hora de crear una página web, se sobrentiende que las etiquetas van entre los símbolos “&lt;” y “&gt;” razón por la cual estos signos serán omitidos de las mismas.</text:p>
      <text:p text:style-name="P353"/>
      <text:list xml:id="list5633040898891522926" text:style-name="L5">
        <text:list-item>
          <text:p text:style-name="P599"><text:span text:style-name="T70">!DOCTYPE:</text:span><text:span text:style-name="T2"> Esta etiqueta se usa para declara el tipo de estándar que usa el fichero HTML</text:span></text:p>
          <text:p text:style-name="P541"/>
        </text:list-item>
        <text:list-item>
          <text:p text:style-name="P599"><text:span text:style-name="T70">html: </text:span><text:span text:style-name="T139">E</text:span><text:span text:style-name="T2">tiqueta contienen a todas las etiquetas de la pagina</text:span></text:p>
          <text:p text:style-name="P541"/>
        </text:list-item>
        <text:list-item>
          <text:p text:style-name="P599"><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599"/>
        </text:list-item>
        <text:list-item>
          <text:p text:style-name="P599"><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599"/>
        </text:list-item>
        <text:list-item>
          <text:p text:style-name="P599"><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599"/>
        </text:list-item>
        <text:list-item>
          <text:p text:style-name="P599"><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599"/>
        </text:list-item>
        <text:list-item>
          <text:p text:style-name="P599"><text:span text:style-name="T70">style:</text:span><text:span text:style-name="T2"> contiene código CSS dentro de la pagina HTML, </text:span><text:span text:style-name="T33">también se lo puede usar como atributo de etiqueta</text:span><text:span text:style-name="T2">.</text:span></text:p>
          <text:p text:style-name="P599"/>
        </text:list-item>
        <text:list-item>
          <text:p text:style-name="P599"><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599"/>
        </text:list-item>
        <text:list-item>
          <text:p text:style-name="P599"><text:span text:style-name="T105">b</text:span><text:span text:style-name="T70">ody: </text:span><text:span text:style-name="T139">Etiqueta que contiene todo el contenido visual del sitio, en este lugar van las etiquetas que muestran información al usuario.</text:span></text:p>
          <text:p text:style-name="P599"/>
        </text:list-item>
        <text:list-item>
          <text:p text:style-name="P599"><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599"/>
        </text:list-item>
        <text:list-item>
          <text:p text:style-name="P599"><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547"/>
        </text:list-item>
        <text:list-item>
          <text:p text:style-name="P600"><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289"/>
      <text:p text:style-name="P289">Las anteriores etiquetas no producen ningún resultado visible, el navegador no muestra más que una pantalla blanca, ahora veamos etiquetas que sirven para mostrar contenidos:</text:p>
      <text:list xml:id="list885393112" text:continue-numbering="true" text:style-name="L5">
        <text:list-header>
          <text:p text:style-name="P599"/>
        </text:list-header>
        <text:list-item>
          <text:p text:style-name="P601"><text:span text:style-name="T106">title: </text:span><text:span text:style-name="T141">Etiqueta que sirve para dar un título al documento.</text:span></text:p>
          <text:p text:style-name="P575"/>
        </text:list-item>
        <text:list-item>
          <text:p text:style-name="P599"><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599"/>
        </text:list-item>
        <text:list-item>
          <text:p text:style-name="P599"><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599"/>
        </text:list-item>
        <text:list-item>
          <text:p text:style-name="P599"><text:span text:style-name="T70">p: </text:span><text:span text:style-name="T142">Etiqueta que da doble salto de linea al inicio y final, haciendo que su contenido quede separado en un párrafo.</text:span></text:p>
          <text:p text:style-name="P599"/>
        </text:list-item>
        <text:list-item>
          <text:p text:style-name="P599"><text:span text:style-name="T70">b: </text:span><text:span text:style-name="T2">Muestra el contenido de la etiqueta en negrita.</text:span></text:p>
          <text:p text:style-name="P599"/>
        </text:list-item>
        <text:list-item>
          <text:p text:style-name="P599"><text:span text:style-name="T110">i</text:span><text:span text:style-name="T70">: </text:span><text:span text:style-name="T2">Muestra el contenido de una etiqueta en itálica (tipografía inclinada)</text:span></text:p>
          <text:p text:style-name="P599"/>
        </text:list-item>
        <text:list-item>
          <text:p text:style-name="P599"><text:span text:style-name="T70">strong: </text:span><text:span text:style-name="T2">Define un texto como importante y lo ubica con negrita.</text:span></text:p>
          <text:p text:style-name="P599"/>
        </text:list-item>
        <text:list-item>
          <text:p text:style-name="P599"><text:span text:style-name="T110">i</text:span><text:span text:style-name="T70">mg:</text:span><text:span text:style-name="T125"> </text:span><text:span text:style-name="T144">ayuda a colocar una imagen en el documento.</text:span></text:p>
          <text:p text:style-name="P599"/>
        </text:list-item>
      </text:list>
      <text:p text:style-name="P298">Existen etiquetas que forman parte de estructuras como listas, tablas y formularios.</text:p>
      <text:p text:style-name="P298"/>
      <text:p text:style-name="P440">Atributos <text:span text:style-name="T410">Generales de </text:span>HTML:</text:p>
      <text:p text:style-name="P183">Las etiquetas no solo son palabras entre símbolos <text:span text:style-name="T393">también</text:span> posen atributos, <text:span text:style-name="T392">estos atributos son usados para separar o agrupar etiquetas que pertenezcan a un determinado lugar en la pagina y aplicarle estilos o asignarles una funcionalidad especifica, veamos cuales son las propiedades más importantes:</text:span></text:p>
      <text:p text:style-name="P38"/>
      <text:list xml:id="list4217523784815563655" text:style-name="L6">
        <text:list-item>
          <text:p text:style-name="P602"><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602"/>
        </text:list-item>
        <text:list-item>
          <text:p text:style-name="P605"><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605"/>
        </text:list-item>
        <text:list-item>
          <text:p text:style-name="P605"><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602"/>
        </text:list-item>
        <text:list-item>
          <text:p text:style-name="P602"><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602"/>
        </text:list-item>
        <text:list-item>
          <text:p text:style-name="P602"><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602"/>
        </text:list-item>
        <text:list-item>
          <text:p text:style-name="P602"><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183">Los atributos van dentro de la etiqueta de apertura separada por un espacio del nombre de la etiqueta y con el signo “=” para asignar su contenido el cual va entre comillas dobles o sencillas.</text:p>
      <text:p text:style-name="P183"/>
      <text:p text:style-name="P183">Ejemplo de Atributos</text:p>
      <text:p text:style-name="P38"/>
      <text:p text:style-name="P491"><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491"><text:span text:style-name="_5f_XMLBracket"><text:span text:style-name="T181">&lt;</text:span></text:span><text:span text:style-name="_5f_XMLElement"><text:span text:style-name="T181">head</text:span></text:span><text:span text:style-name="_5f_XMLBracket"><text:span text:style-name="T181">&gt;</text:span></text:span></text:p>
      <text:p text:style-name="P491"><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491"><text:span text:style-name="st0"><text:span text:style-name="T32">alert('hola mundo');</text:span></text:span></text:p>
      <text:p text:style-name="P491"><text:span text:style-name="_5f_XMLBracket"><text:span text:style-name="T181">&lt;/</text:span></text:span><text:span text:style-name="_5f_XMLElement"><text:span text:style-name="T181">script</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491"><text:span text:style-name="_5f_XMLBracket"><text:span text:style-name="T181">&lt;/</text:span></text:span><text:span text:style-name="_5f_XMLElement"><text:span text:style-name="T181">head</text:span></text:span><text:span text:style-name="_5f_XMLBracket"><text:span text:style-name="T181">&gt;</text:span></text:span></text:p>
      <text:p text:style-name="P491"><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491"><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491"><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491"><text:span text:style-name="_5f_XMLBracket"><text:span text:style-name="T181">&lt;/</text:span></text:span><text:span text:style-name="_5f_XMLElement"><text:span text:style-name="T181">form</text:span></text:span><text:span text:style-name="_5f_XMLBracket"><text:span text:style-name="T181">&gt;</text:span></text:span></text:p>
      <text:p text:style-name="P491"><text:span text:style-name="_5f_XMLBracket"><text:span text:style-name="T181">&lt;/</text:span></text:span><text:span text:style-name="_5f_XMLElement"><text:span text:style-name="T181">body</text:span></text:span><text:span text:style-name="_5f_XMLBracket"><text:span text:style-name="T181">&gt;</text:span></text:span></text:p>
      <text:p text:style-name="P491"><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68"/>
      <text:p text:style-name="P30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66"/>
      <text:p text:style-name="P77"/>
      <text:p text:style-name="P77"/>
      <text:p text:style-name="P77"/>
      <text:p text:style-name="P77"><text:soft-page-break/>Listas</text:p>
      <text:p text:style-name="P178"><text:span text:style-name="T395">Las listas son un conjunto de </text:span><text:span text:style-name="T396">ítems</text:span><text:span text:style-name="T395"> conocidas como numeración y viñetas, </text:span><text:span text:style-name="T396">no solo sirven para mostrar un listado, es muy usado para describir los elementos de un menú y aplicándole estilos CSS</text:span><text:span text:style-name="T395">, </text:span><text:span text:style-name="T396">existen dos tipos:</text:span></text:p>
      <text:p text:style-name="P232"/>
      <text:list xml:id="list6857393597593413191" text:style-name="L7">
        <text:list-item>
          <text:p text:style-name="P644"><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640">Las listas ordenadas tiene cuatro formas de numerar los ítems de las listas, por defecto los numera usando números, pero también se puede usar letras <text:span text:style-name="T397">mayúsculas</text:span> y <text:span text:style-name="T397">minúsculas</text:span>, números romanos <text:span text:style-name="T397">en mayúsculas y minúsculas, para usar cualquiera de estas solamente se cambia el valor del atributo type de la etiqueta por los siguientes</text:span></text:p>
          <text:list>
            <text:list-item>
              <text:p text:style-name="P641">Letras mayúsculas “type=“A”” </text:p>
            </text:list-item>
          </text:list>
        </text:list-item>
      </text:list>
      <text:list xml:id="list6206039405961660426" text:style-name="L7">
        <text:list-item>
          <text:list>
            <text:list-item>
              <text:p text:style-name="P641">Letras minúsculas “type=“a”” </text:p>
            </text:list-item>
          </text:list>
        </text:list-item>
      </text:list>
      <text:list xml:id="list3849021920449637573" text:style-name="L7">
        <text:list-item>
          <text:list>
            <text:list-item>
              <text:p text:style-name="P641">Letras romanos mayúsculas “type=“I”” </text:p>
            </text:list-item>
          </text:list>
        </text:list-item>
      </text:list>
      <text:list xml:id="list7640901590955315074" text:style-name="L7">
        <text:list-item>
          <text:list>
            <text:list-item>
              <text:p text:style-name="P641">Letras romanos minúsculas “type=“i”” </text:p>
            </text:list-item>
          </text:list>
        </text:list-item>
      </text:list>
      <text:list xml:id="list1556116190" text:continue-list="list6857393597593413191" text:style-name="L7">
        <text:list-header>
          <text:p text:style-name="P634"/>
        </text:list-header>
        <text:list-item>
          <text:p text:style-name="P645"><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504"/>
      <text:p text:style-name="P501"><text:span text:style-name="T145">Los ítems de las listas se definen con la etiqueta</text:span><text:span text:style-name="T86"> “&lt;li&gt;” </text:span><text:span text:style-name="T145">sin importar si la lista es ordenada o desordenada.</text:span></text:p>
      <text:p text:style-name="P504"/>
      <text:p text:style-name="P503">Ejemplo de Listas:</text:p>
      <text:p text:style-name="P504"/>
      <text:p text:style-name="P502"><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502"><text:span text:style-name="_5f_XMLBracket"><text:span text:style-name="T182">&lt;</text:span></text:span><text:span text:style-name="_5f_XMLElement"><text:span text:style-name="T182">head</text:span></text:span><text:span text:style-name="_5f_XMLBracket"><text:span text:style-name="T182">&gt;</text:span></text:span></text:p>
      <text:p text:style-name="P502"><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502"><text:span text:style-name="_5f_XMLBracket"><text:span text:style-name="T182">&lt;/</text:span></text:span><text:span text:style-name="_5f_XMLElement"><text:span text:style-name="T182">head</text:span></text:span><text:span text:style-name="_5f_XMLBracket"><text:span text:style-name="T182">&gt;</text:span></text:span></text:p>
      <text:p text:style-name="P502"><text:span text:style-name="_5f_XMLBracket"><text:span text:style-name="T182">&lt;</text:span></text:span><text:span text:style-name="_5f_XMLElement"><text:span text:style-name="T182">body</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con letras may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con min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romanos may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romanos min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span></text:p>
      <text:p text:style-name="P502"><text:span text:style-name="_5f_XMLBracket"><text:span text:style-name="T182"><text:tab/>&lt;</text:span></text:span><text:span text:style-name="_5f_XMLComment"><text:span text:style-name="T182">!-- Esta es una Lista Desordenada--&gt;</text:span></text:span></text:p>
      <text:p text:style-name="P502"><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ul</text:span></text:span><text:span text:style-name="_5f_XMLBracket"><text:span text:style-name="T182">&gt;</text:span></text:span></text:p>
      <text:p text:style-name="P502"><text:span text:style-name="_5f_XMLBracket"><text:span text:style-name="T182">&lt;/</text:span></text:span><text:span text:style-name="_5f_XMLElement"><text:span text:style-name="T182">body</text:span></text:span><text:span text:style-name="_5f_XMLBracket"><text:span text:style-name="T182">&gt;</text:span></text:span></text:p>
      <text:p text:style-name="P502"><text:span text:style-name="_5f_XMLBracket"><text:span text:style-name="T182">&lt;/</text:span></text:span><text:span text:style-name="_5f_XMLElement"><text:span text:style-name="T182">html</text:span></text:span><text:span text:style-name="_5f_XMLBracket"><text:span text:style-name="T182">&gt;</text:span></text:span></text:p>
      <text:p text:style-name="P34"><text:span text:style-name="_5f_XMLBracket"><text:span text:style-name="T186"/></text:span></text:p>
      <text:p text:style-name="P148">Resultado visual del script HTML:</text:p>
      <text:p text:style-name="P148"><draw:frame draw:style-name="fr2" draw:name="gráficos7" text:anchor-type="paragraph" svg:y="0.318cm" svg:width="9.79cm" svg:height="13.785cm" draw:z-index="6"><draw:image xlink:href="Pictures/1000000000000172000002095C1A1F7E.png" xlink:type="simple" xlink:show="embed" xlink:actuate="onLoad"/></draw:frame></text:p>
      <text:p text:style-name="P148"/>
      <text:p text:style-name="P148"/>
      <text:p text:style-name="P148"/>
      <text:p text:style-name="P148"/>
      <text:p text:style-name="P148"/>
      <text:p text:style-name="P148"/>
      <text:p text:style-name="P35"><text:soft-page-break/><text:span text:style-name="T112">T</text:span><text:span text:style-name="T70">ablas</text:span></text:p>
      <text:p text:style-name="P179"><text:span text:style-name="T397">Una tabla es el conjunto de columnas y filas, </text:span><text:span text:style-name="T398">la conbinacion de los dos elementos anteriores recibe el nombre de celdas, las celdas son flexibles en el sentido que se pueden combinar desde y hacia cualquier dirección de la tabla, una tabla se define con la etiqueta </text:span><text:span text:style-name="T199">“table”</text:span><text:span text:style-name="T254">.</text:span></text:p>
      <text:p text:style-name="P180"><text:span text:style-name="T255">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57">en fin son usadas para mostrar datos e información</text:span><text:span text:style-name="T255">.</text:span></text:p>
      <text:p text:style-name="P290"/>
      <text:p text:style-name="P125">Definiendo una Tabla:</text:p>
      <text:p text:style-name="P180"><text:span text:style-name="T256">Para definir una tabla en HTML se usa la etiqueta </text:span><text:span text:style-name="T200">“</text:span><text:span text:style-name="T201">table</text:span><text:span text:style-name="T200">” </text:span><text:span text:style-name="T257">todo el contenido de la tabla incluyendo la estructura de la misma va entre estas etiquetas.</text:span></text:p>
      <text:p text:style-name="P291"/>
      <text:p text:style-name="P125">Definiendo Filas:</text:p>
      <text:p text:style-name="P114"><text:span text:style-name="T257">Antes de crear las celdas es necesario indicar una fila, la etiqueta</text:span><text:span text:style-name="T399"> “tr” </text:span><text:span text:style-name="T258">crea una nueva fila en la tabla</text:span></text:p>
      <text:p text:style-name="P292"/>
      <text:p text:style-name="P126">Definiendo Celdas:</text:p>
      <text:p text:style-name="P29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93"/>
      <text:p text:style-name="P293">Las celdas son las únicas que pueden tener contenido visual, como texto imágenes o vídeos, existen dos tipos de celdas, las celdas de cabecera, mismas que resaltan su contenido, aplican negrilla al texto, se usan para colocar el nombre de la columna.</text:p>
      <text:p text:style-name="P293"/>
      <text:p text:style-name="P268"><text:span text:style-name="T400">Para definir una celda tipo cabecera se usa la etiqueta </text:span><text:span text:style-name="T202">“th”</text:span><text:span text:style-name="T400">.</text:span></text:p>
      <text:p text:style-name="P268"><text:span text:style-name="T400">Para definir una celda norma se usa la etiqueta </text:span><text:span text:style-name="T202">“td”</text:span><text:span text:style-name="T400">.</text:span></text:p>
      <text:p text:style-name="P293"/>
      <text:p text:style-name="P126">Atributos de tablas:</text:p>
      <text:p text:style-name="P293">Para brindar funcionamiento y flexibilidad se dispone de atributos, a continuación un resumen de estos:</text:p>
      <text:p text:style-name="P29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513">Atributos</text:p>
          </table:table-cell>
          <table:table-cell table:style-name="atributostabla.B1" office:value-type="string">
            <text:p text:style-name="P513">Acción</text:p>
          </table:table-cell>
        </table:table-row>
        <table:table-row table:style-name="atributostabla.1">
          <table:table-cell table:style-name="atributostabla.A1" office:value-type="string">
            <text:p text:style-name="P513">align</text:p>
          </table:table-cell>
          <table:table-cell table:style-name="atributostabla.B2" office:value-type="string">
            <text:p text:style-name="P509">Alinea una tabla horizontalmente de acuerdo al entorno.</text:p>
          </table:table-cell>
        </table:table-row>
        <table:table-row table:style-name="atributostabla.1">
          <table:table-cell table:style-name="atributostabla.A1" office:value-type="string">
            <text:p text:style-name="P513">bacground</text:p>
          </table:table-cell>
          <table:table-cell table:style-name="atributostabla.B2" office:value-type="string">
            <text:p text:style-name="P509">Permite colocar un fondo a la tabla a partir de una imagen.</text:p>
          </table:table-cell>
        </table:table-row>
        <table:table-row table:style-name="atributostabla.1">
          <table:table-cell table:style-name="atributostabla.A1" office:value-type="string">
            <text:p text:style-name="P513">bgcolor</text:p>
          </table:table-cell>
          <table:table-cell table:style-name="atributostabla.B2" office:value-type="string">
            <text:p text:style-name="P509">Permite establecer un color de fondo para la tabla</text:p>
          </table:table-cell>
        </table:table-row>
        <table:table-row table:style-name="atributostabla.1">
          <table:table-cell table:style-name="atributostabla.A1" office:value-type="string">
            <text:p text:style-name="P513">border</text:p>
          </table:table-cell>
          <table:table-cell table:style-name="atributostabla.B2" office:value-type="string">
            <text:p text:style-name="P509">Define el ancho de borde en píxeles del entorno principal</text:p>
          </table:table-cell>
        </table:table-row>
        <table:table-row table:style-name="atributostabla.1">
          <table:table-cell table:style-name="atributostabla.A1" office:value-type="string">
            <text:p text:style-name="P513">bordercolor</text:p>
          </table:table-cell>
          <table:table-cell table:style-name="atributostabla.B2" office:value-type="string">
            <text:p text:style-name="P509">Define el color del borde</text:p>
          </table:table-cell>
        </table:table-row>
        <table:table-row table:style-name="atributostabla.1">
          <table:table-cell table:style-name="atributostabla.A1" office:value-type="string">
            <text:p text:style-name="P513">cellpadding</text:p>
          </table:table-cell>
          <table:table-cell table:style-name="atributostabla.B2" office:value-type="string">
            <text:p text:style-name="P506"><text:span text:style-name="T400">Define el ancho del espacio en píxeles entre los bordes </text:span><text:span text:style-name="T401">de las celdas</text:span></text:p>
          </table:table-cell>
        </table:table-row>
        <table:table-row table:style-name="atributostabla.1">
          <table:table-cell table:style-name="atributostabla.A1" office:value-type="string">
            <text:p text:style-name="P513">cellspacing</text:p>
          </table:table-cell>
          <table:table-cell table:style-name="atributostabla.B2" office:value-type="string">
            <text:p text:style-name="P510">Define el ancho entre los bordes</text:p>
          </table:table-cell>
        </table:table-row>
        <table:table-row table:style-name="atributostabla.1">
          <table:table-cell table:style-name="atributostabla.A1" office:value-type="string">
            <text:p text:style-name="P513">height</text:p>
          </table:table-cell>
          <table:table-cell table:style-name="atributostabla.B2" office:value-type="string">
            <text:p text:style-name="P510">Define el altura de la tabla en píxeles o en porcentajes.</text:p>
          </table:table-cell>
        </table:table-row>
        <table:table-row table:style-name="atributostabla.1">
          <table:table-cell table:style-name="atributostabla.A10" office:value-type="string">
            <text:p text:style-name="P513">width</text:p>
          </table:table-cell>
          <table:table-cell table:style-name="atributostabla.B10" office:value-type="string">
            <text:p text:style-name="P510">Define el ancho de la tabla en píxeles o en porcentajes.</text:p>
          </table:table-cell>
        </table:table-row>
      </table:table>
      <text:p text:style-name="P293"/>
      <text:p text:style-name="P127"/>
      <text:p text:style-name="P127">Atributos para filas y celdas:</text:p>
      <text:p text:style-name="P294"><text:soft-page-break/>Al igual que las tablas se dispone de atributos para las filas y columnas, es muy recomendable usar estos atributos para definir la estructura de una tabla en lugar de darle estilo, para eso existe CSS.</text:p>
      <text:p text:style-name="P29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517">Atributos</text:p>
          </table:table-cell>
          <table:table-cell table:style-name="atributosceldas.B1" office:value-type="string">
            <text:p text:style-name="P517">Acción</text:p>
          </table:table-cell>
        </table:table-row>
        <table:table-row table:style-name="atributosceldas.1">
          <table:table-cell table:style-name="atributosceldas.A1" office:value-type="string">
            <text:p text:style-name="P517">align</text:p>
          </table:table-cell>
          <table:table-cell table:style-name="atributosceldas.B2" office:value-type="string">
            <text:p text:style-name="P508"><text:span text:style-name="T401">Alinea el texto horizontalmente se puede establecer “</text:span><text:span text:style-name="T203">left”,</text:span><text:span text:style-name="T401"> “</text:span><text:span text:style-name="T203">center” </text:span><text:span text:style-name="T401">y </text:span><text:span text:style-name="T203">“rigth”</text:span></text:p>
          </table:table-cell>
        </table:table-row>
        <table:table-row table:style-name="atributosceldas.1">
          <table:table-cell table:style-name="atributosceldas.A1" office:value-type="string">
            <text:p text:style-name="P517">valign</text:p>
          </table:table-cell>
          <table:table-cell table:style-name="atributosceldas.B2" office:value-type="string">
            <text:p text:style-name="P508"><text:span text:style-name="T401">Alinea el texto de manera vertical los valores que se pueden establecer son: </text:span><text:span text:style-name="T203">“top”</text:span><text:span text:style-name="T401">, </text:span><text:span text:style-name="T203">“midle”</text:span><text:span text:style-name="T401">, </text:span><text:span text:style-name="T203">“bottom”</text:span><text:span text:style-name="T401">.</text:span></text:p>
          </table:table-cell>
        </table:table-row>
        <table:table-row table:style-name="atributosceldas.1">
          <table:table-cell table:style-name="atributosceldas.A1" office:value-type="string">
            <text:p text:style-name="P517">bgcolor</text:p>
          </table:table-cell>
          <table:table-cell table:style-name="atributosceldas.B2" office:value-type="string">
            <text:p text:style-name="P510">Define un color de fondo para la celda</text:p>
          </table:table-cell>
        </table:table-row>
        <table:table-row table:style-name="atributosceldas.1">
          <table:table-cell table:style-name="atributosceldas.A1" office:value-type="string">
            <text:p text:style-name="P517">bordercolor</text:p>
          </table:table-cell>
          <table:table-cell table:style-name="atributosceldas.B2" office:value-type="string">
            <text:p text:style-name="P510">Define el color del borde para la celda</text:p>
          </table:table-cell>
        </table:table-row>
        <table:table-row table:style-name="atributosceldas.1">
          <table:table-cell table:style-name="atributosceldas.A1" office:value-type="string">
            <text:p text:style-name="P517">background</text:p>
          </table:table-cell>
          <table:table-cell table:style-name="atributosceldas.B2" office:value-type="string">
            <text:p text:style-name="P510">Define una imagen de fondo para la celda</text:p>
          </table:table-cell>
        </table:table-row>
        <table:table-row table:style-name="atributosceldas.1">
          <table:table-cell table:style-name="atributosceldas.A1" office:value-type="string">
            <text:p text:style-name="P517">height</text:p>
          </table:table-cell>
          <table:table-cell table:style-name="atributosceldas.B2" office:value-type="string">
            <text:p text:style-name="P510">Define la altura de la celda en píxeles o porcentajes.</text:p>
          </table:table-cell>
        </table:table-row>
        <table:table-row table:style-name="atributosceldas.1">
          <table:table-cell table:style-name="atributosceldas.A1" office:value-type="string">
            <text:p text:style-name="P517">width</text:p>
          </table:table-cell>
          <table:table-cell table:style-name="atributosceldas.B2" office:value-type="string">
            <text:p text:style-name="P510">Define el ancho de la celda en píxeles o porcentajes.</text:p>
          </table:table-cell>
        </table:table-row>
        <table:table-row table:style-name="atributosceldas.1">
          <table:table-cell table:style-name="atributosceldas.A1" office:value-type="string">
            <text:p text:style-name="P517">colspan</text:p>
          </table:table-cell>
          <table:table-cell table:style-name="atributosceldas.B2" office:value-type="string">
            <text:p text:style-name="P510">Expande una celda horizontalmente el numero de columnas que se indique.</text:p>
          </table:table-cell>
        </table:table-row>
        <table:table-row table:style-name="atributosceldas.1">
          <table:table-cell table:style-name="atributosceldas.A10" office:value-type="string">
            <text:p text:style-name="P517">rowspan</text:p>
          </table:table-cell>
          <table:table-cell table:style-name="atributosceldas.B10" office:value-type="string">
            <text:p text:style-name="P510">Expande una celda verticalmente el numero de filas que se indique.</text:p>
          </table:table-cell>
        </table:table-row>
      </table:table>
      <text:p text:style-name="P294"/>
      <text:p text:style-name="P269"><text:span text:style-name="T203">Observación:</text:span><text:span text:style-name="T401"> <text:s/>El atributo </text:span><text:span text:style-name="T203">“height”</text:span><text:span text:style-name="T401">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69"><text:span text:style-name="T401">El atributo </text:span><text:span text:style-name="T203">“width”</text:span><text:span text:style-name="T401"> funciona en todos los navegadores </text:span><text:span text:style-name="T402">y su uso es recomendado, pero se debe tener en cuenta que si </text:span><text:span text:style-name="T401">asignamos un ancho a la celda, el ancho será respetado y si dicha celda tiene mucho texto o cualquier otro contenido, la celda crecerá hacia abajo todo lo necesario para </text:span><text:span text:style-name="T402">mostrar el contenido</text:span><text:span text:style-name="T401">.</text:span></text:p>
      <text:p text:style-name="P233"/>
      <text:p text:style-name="P128">Ejemplo tabla:</text:p>
      <text:p text:style-name="P128"/>
      <text:p text:style-name="P115"><text:span text:style-name="_5f_XMLBracket"><text:span text:style-name="T403">&lt;!</text:span></text:span><text:span text:style-name="_5f_XMLKeyWord"><text:span text:style-name="T403">DOCTYPE</text:span></text:span><text:span text:style-name="T403"> </text:span><text:span text:style-name="_5f_XMLElement"><text:span text:style-name="T403">html</text:span></text:span><text:span text:style-name="_5f_XMLBracket"><text:span text:style-name="T403">&gt;</text:span></text:span></text:p>
      <text:p text:style-name="P115"><text:span text:style-name="_5f_XMLBracket"><text:span text:style-name="T403">&lt;</text:span></text:span><text:span text:style-name="_5f_XMLElement"><text:span text:style-name="T403">head</text:span></text:span><text:span text:style-name="_5f_XMLBracket"><text:span text:style-name="T403">&gt;</text:span></text:span></text:p>
      <text:p text:style-name="P115"><text:span text:style-name="T403"><text:tab/></text:span><text:span text:style-name="_5f_XMLBracket"><text:span text:style-name="T403">&lt;</text:span></text:span><text:span text:style-name="_5f_XMLKeyWord"><text:span text:style-name="T403">title</text:span></text:span><text:span text:style-name="_5f_XMLBracket"><text:span text:style-name="T403">&gt;</text:span></text:span><text:span text:style-name="_5f_XMLContent"><text:span text:style-name="T403">Tablas</text:span></text:span><text:span text:style-name="_5f_XMLBracket"><text:span text:style-name="T403">&lt;/</text:span></text:span><text:span text:style-name="_5f_XMLKeyWord"><text:span text:style-name="T403">title</text:span></text:span><text:span text:style-name="_5f_XMLBracket"><text:span text:style-name="T403">&gt;</text:span></text:span></text:p>
      <text:p text:style-name="P115"><text:span text:style-name="_5f_XMLBracket"><text:span text:style-name="T403">&lt;/</text:span></text:span><text:span text:style-name="_5f_XMLElement"><text:span text:style-name="T403">head</text:span></text:span><text:span text:style-name="_5f_XMLBracket"><text:span text:style-name="T403">&gt;</text:span></text:span></text:p>
      <text:p text:style-name="P115"><text:span text:style-name="_5f_XMLBracket"><text:span text:style-name="T403">&lt;</text:span></text:span><text:span text:style-name="_5f_XMLElement"><text:span text:style-name="T403">body</text:span></text:span><text:span text:style-name="_5f_XMLBracket"><text:span text:style-name="T403">&gt;</text:span></text:span></text:p>
      <text:p text:style-name="P115"><text:span text:style-name="T403"><text:tab/></text:span><text:span text:style-name="_5f_XMLBracket"><text:span text:style-name="T403">&lt;</text:span></text:span><text:span text:style-name="_5f_XMLElement"><text:span text:style-name="T403">h2</text:span></text:span><text:span text:style-name="_5f_XMLBracket"><text:span text:style-name="T403">&gt;</text:span></text:span><text:span text:style-name="T403"> </text:span><text:span text:style-name="_5f_XMLContent"><text:span text:style-name="T403">Tablas en HTML </text:span></text:span><text:span text:style-name="_5f_XMLBracket"><text:span text:style-name="T403">&lt;/</text:span></text:span><text:span text:style-name="_5f_XMLElement"><text:span text:style-name="T403">h2</text:span></text:span><text:span text:style-name="_5f_XMLBracket"><text:span text:style-name="T403">&gt;</text:span></text:span></text:p>
      <text:p text:style-name="P115"><text:span text:style-name="T403"><text:tab/></text:span><text:span text:style-name="_5f_XMLBracket"><text:span text:style-name="T403">&lt;</text:span></text:span><text:span text:style-name="_5f_XMLElement"><text:span text:style-name="T403">table</text:span></text:span><text:span text:style-name="T403"> </text:span><text:span text:style-name="_5f_XMLElement"><text:span text:style-name="T403">align</text:span></text:span><text:span text:style-name="_5f_XMLBracket"><text:span text:style-name="T403">=</text:span></text:span><text:span text:style-name="_5f_XMLLiteral"><text:span text:style-name="T403">"left"</text:span></text:span><text:span text:style-name="T403"> </text:span><text:span text:style-name="_5f_XMLElement"><text:span text:style-name="T403">border</text:span></text:span><text:span text:style-name="_5f_XMLBracket"><text:span text:style-name="T403">=</text:span></text:span><text:span text:style-name="_5f_XMLLiteral"><text:span text:style-name="T403">"1"</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T403"> <text:s/></text:span><text:span text:style-name="_5f_XMLElement"><text:span text:style-name="T403">bgcolor</text:span></text:span><text:span text:style-name="_5f_XMLBracket"><text:span text:style-name="T403">=</text:span></text:span><text:span text:style-name="_5f_XMLLiteral"><text:span text:style-name="T403">"#9db3bf"</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h</text:span></text:span><text:span text:style-name="_5f_XMLBracket"><text:span text:style-name="T403">&gt;</text:span></text:span><text:span text:style-name="_5f_XMLContent"><text:span text:style-name="T404">Ítem</text:span></text:span><text:span text:style-name="_5f_XMLBracket"><text:span text:style-name="T403">&lt;/</text:span></text:span><text:span text:style-name="_5f_XMLElement"><text:span text:style-name="T403">th</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h</text:span></text:span><text:span text:style-name="_5f_XMLBracket"><text:span text:style-name="T403">&gt;</text:span></text:span><text:span text:style-name="_5f_XMLContent"><text:span text:style-name="T403">Nombre</text:span></text:span><text:span text:style-name="_5f_XMLBracket"><text:span text:style-name="T403">&lt;/</text:span></text:span><text:span text:style-name="_5f_XMLElement"><text:span text:style-name="T403">th</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h</text:span></text:span><text:span text:style-name="_5f_XMLBracket"><text:span text:style-name="T403">&gt;</text:span></text:span><text:span text:style-name="_5f_XMLContent"><text:span text:style-name="T403">Cantidad</text:span></text:span><text:span text:style-name="_5f_XMLBracket"><text:span text:style-name="T403">&lt;/</text:span></text:span><text:span text:style-name="_5f_XMLElement"><text:span text:style-name="T403">th</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h</text:span></text:span><text:span text:style-name="_5f_XMLBracket"><text:span text:style-name="T403">&gt;</text:span></text:span><text:span text:style-name="_5f_XMLContent"><text:span text:style-name="T403">Valor</text:span></text:span><text:span text:style-name="_5f_XMLBracket"><text:span text:style-name="T403">&lt;/</text:span></text:span><text:span text:style-name="_5f_XMLElement"><text:span text:style-name="T403">th</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h</text:span></text:span><text:span text:style-name="_5f_XMLBracket"><text:span text:style-name="T403">&gt;</text:span></text:span><text:span text:style-name="_5f_XMLContent"><text:span text:style-name="T403">Total</text:span></text:span><text:span text:style-name="_5f_XMLBracket"><text:span text:style-name="T403">&lt;/</text:span></text:span><text:span text:style-name="_5f_XMLElement"><text:span text:style-name="T403">th</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T403"> </text:span><text:span text:style-name="_5f_XMLElement"><text:span text:style-name="T403">align</text:span></text:span><text:span text:style-name="_5f_XMLBracket"><text:span text:style-name="T403">=</text:span></text:span><text:span text:style-name="_5f_XMLLiteral"><text:span text:style-name="T403">"center"</text:span></text:span><text:span text:style-name="_5f_XMLBracket"><text:span text:style-name="T403">&gt;</text:span></text:span><text:span text:style-name="_5f_XMLContent"><text:span text:style-name="T403">1</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Zapatos</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32</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45.32</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1450.24</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T403"> </text:span><text:span text:style-name="_5f_XMLElement"><text:span text:style-name="T403">align</text:span></text:span><text:span text:style-name="_5f_XMLBracket"><text:span text:style-name="T403">=</text:span></text:span><text:span text:style-name="_5f_XMLLiteral"><text:span text:style-name="T403">"center"</text:span></text:span><text:span text:style-name="_5f_XMLBracket"><text:span text:style-name="T403">&gt;</text:span></text:span><text:span text:style-name="_5f_XMLContent"><text:span text:style-name="T403">2</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Patalon</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oft-page-break/><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24</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19.34</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464.16</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29"/>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T403"> </text:span><text:span text:style-name="_5f_XMLElement"><text:span text:style-name="T403">align</text:span></text:span><text:span text:style-name="_5f_XMLBracket"><text:span text:style-name="T403">=</text:span></text:span><text:span text:style-name="_5f_XMLLiteral"><text:span text:style-name="T403">"center"</text:span></text:span><text:span text:style-name="_5f_XMLBracket"><text:span text:style-name="T403">&gt;</text:span></text:span><text:span text:style-name="_5f_XMLContent"><text:span text:style-name="T403">3</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Camiseta</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29</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8.97</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_5f_XMLBracket"><text:span text:style-name="T403">&gt;</text:span></text:span><text:span text:style-name="_5f_XMLContent"><text:span text:style-name="T403">260.13</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span><text:span text:style-name="_5f_XMLBracket"><text:span text:style-name="T403">&lt;</text:span></text:span><text:span text:style-name="_5f_XMLElement"><text:span text:style-name="T403">tr</text:span></text:span><text:span text:style-name="_5f_XMLBracket"><text:span text:style-name="T403">&gt;</text:span></text:span></text:p>
      <text:p text:style-name="P115"><text:span text:style-name="T403"><text:tab/><text:tab/><text:tab/></text:span><text:span text:style-name="_5f_XMLBracket"><text:span text:style-name="T403">&lt;</text:span></text:span><text:span text:style-name="_5f_XMLElement"><text:span text:style-name="T403">td</text:span></text:span><text:span text:style-name="T403"> </text:span><text:span text:style-name="_5f_XMLElement"><text:span text:style-name="T403">colspan</text:span></text:span><text:span text:style-name="_5f_XMLBracket"><text:span text:style-name="T403">=</text:span></text:span><text:span text:style-name="_5f_XMLLiteral"><text:span text:style-name="T403">"3"</text:span></text:span><text:span text:style-name="T403"> </text:span><text:span text:style-name="_5f_XMLElement"><text:span text:style-name="T403">align</text:span></text:span><text:span text:style-name="_5f_XMLBracket"><text:span text:style-name="T403">=</text:span></text:span><text:span text:style-name="_5f_XMLLiteral"><text:span text:style-name="T403">"right"</text:span></text:span><text:span text:style-name="_5f_XMLBracket"><text:span text:style-name="T403">&gt;</text:span></text:span><text:span text:style-name="_5f_XMLContent"><text:span text:style-name="T403">Total: </text:span></text:span><text:span text:style-name="_5f_XMLContent"><text:span text:style-name="T404">&amp;nbsp;</text:span></text:span><text:span text:style-name="_5f_XMLBracket"><text:span text:style-name="T403">&lt;/</text:span></text:span><text:span text:style-name="_5f_XMLElement"><text:span text:style-name="T403">td</text:span></text:span><text:span text:style-name="_5f_XMLBracket"><text:span text:style-name="T403">&gt;</text:span></text:span></text:p>
      <text:p text:style-name="P12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29"><text:tab/><text:tab/><text:span text:style-name="_5f_XMLBracket">&lt;/</text:span><text:span text:style-name="_5f_XMLElement">tr</text:span><text:span text:style-name="_5f_XMLBracket">&gt;</text:span></text:p>
      <text:p text:style-name="P129"><text:tab/><text:span text:style-name="_5f_XMLBracket">&lt;/</text:span><text:span text:style-name="_5f_XMLElement">table</text:span><text:span text:style-name="_5f_XMLBracket">&gt;</text:span><text:tab/></text:p>
      <text:p text:style-name="P129"><text:span text:style-name="_5f_XMLBracket">&lt;/</text:span><text:span text:style-name="_5f_XMLElement">body</text:span><text:span text:style-name="_5f_XMLBracket">&gt;</text:span></text:p>
      <text:p text:style-name="P129"><text:span text:style-name="_5f_XMLBracket">&lt;/</text:span><text:span text:style-name="_5f_XMLElement">html</text:span><text:span text:style-name="_5f_XMLBracket">&gt;</text:span></text:p>
      <text:p text:style-name="P128"/>
      <text:p text:style-name="P130">Resultado visual:</text:p>
      <text:p text:style-name="P130"/>
      <text:p text:style-name="P130"><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7">Formularios:</text:p>
      <text:p text:style-name="P36"><text:span text:style-name="T405">Los formularios en HTML son la única manera en el que el usuario puede enviar contenidos al sitio web, los formularios pueden tener una diversidad de </text:span><text:span text:style-name="T405">elementos que reciben información de diferentes tipos textos, fechas, verdadero <text:s/></text:span><text:span text:style-name="T406">o </text:span><text:span text:style-name="T405">falso, opciones, archivos, ubicaciones, etc.</text:span></text:p>
      <text:p text:style-name="P425"/>
      <text:p text:style-name="P36"><text:span text:style-name="T260">A la hora de crear funcional un formulario es necesario que este cumpla con ciertos requerimientos</text:span><text:span text:style-name="T259">:</text:span></text:p>
      <text:p text:style-name="P388"/>
      <text:list xml:id="list1505499967933830484" text:style-name="L8">
        <text:list-item>
          <text:p text:style-name="P603"><text:span text:style-name="T260">Para declarar un formulario se usa la etiqueta </text:span><text:span text:style-name="T204">“form” </text:span></text:p>
          <text:p text:style-name="P606"><text:soft-page-break/></text:p>
        </text:list-item>
        <text:list-item>
          <text:p text:style-name="P603"><text:span text:style-name="T260">Se debe especificar los atributos </text:span><text:span text:style-name="T204">“action”</text:span><text:span text:style-name="T260"> y </text:span><text:span text:style-name="T204">“method” </text:span><text:span text:style-name="T260">de la etiqueta </text:span><text:span text:style-name="T204">“form” </text:span><text:span text:style-name="T260">la primera indica el destino del formulario generalmente es un script de tecnología de servidor como PHP, </text:span><text:span text:style-name="T261">con el segundo parámetro se especifica el método que se usa para enviar los datos se dispone de </text:span><text:span text:style-name="T205">“get”</text:span><text:span text:style-name="T261"> y </text:span><text:span text:style-name="T205">“post” </text:span><text:span text:style-name="T261">el primero envía los datos a </text:span><text:span text:style-name="T262">través</text:span><text:span text:style-name="T261"> de la </text:span><text:span text:style-name="T205">url</text:span><text:span text:style-name="T261"> y el segundo los envía en las cabeceras http.</text:span></text:p>
        </text:list-item>
      </text:list>
      <text:p text:style-name="P389"/>
      <text:list xml:id="list1158007477" text:continue-numbering="true" text:style-name="L8">
        <text:list-item>
          <text:p text:style-name="P604"><text:span text:style-name="T262">Debe tener al menos un elemento </text:span><text:span text:style-name="T206">“input”</text:span></text:p>
          <text:p text:style-name="P607"/>
        </text:list-item>
        <text:list-item>
          <text:p text:style-name="P604"><text:span text:style-name="T262">Debe tener al menos un elemento </text:span><text:span text:style-name="T206">“submit”</text:span></text:p>
        </text:list-item>
      </text:list>
      <text:p text:style-name="P404"/>
      <text:p text:style-name="P182"><text:span text:style-name="T262">Atributos importantes de </text:span><text:span text:style-name="T206">“input”</text:span><text:span text:style-name="T262">:</text:span></text:p>
      <text:p text:style-name="P295"/>
      <table:table table:name="Tabla2" table:style-name="Tabla2">
        <table:table-column table:style-name="Tabla2.A"/>
        <table:table-column table:style-name="Tabla2.B"/>
        <table:table-row table:style-name="Tabla2.1">
          <table:table-cell table:style-name="Tabla2.A1" office:value-type="string">
            <text:p text:style-name="P514">Atributo</text:p>
          </table:table-cell>
          <table:table-cell table:style-name="Tabla2.B1" office:value-type="string">
            <text:p text:style-name="P514">Descripción</text:p>
          </table:table-cell>
        </table:table-row>
        <table:table-row table:style-name="Tabla2.1">
          <table:table-cell table:style-name="Tabla2.A1" office:value-type="string">
            <text:p text:style-name="P516">name</text:p>
          </table:table-cell>
          <table:table-cell table:style-name="Tabla2.B2" office:value-type="string">
            <text:p text:style-name="P511">Indica el nombre del campo</text:p>
          </table:table-cell>
        </table:table-row>
        <table:table-row table:style-name="Tabla2.1">
          <table:table-cell table:style-name="Tabla2.A1" office:value-type="string">
            <text:p text:style-name="P516">value</text:p>
          </table:table-cell>
          <table:table-cell table:style-name="Tabla2.B2" office:value-type="string">
            <text:p text:style-name="P511">Indica el valor del elemento</text:p>
          </table:table-cell>
        </table:table-row>
        <table:table-row table:style-name="Tabla2.1">
          <table:table-cell table:style-name="Tabla2.A1" office:value-type="string">
            <text:p text:style-name="P516">placeholder</text:p>
          </table:table-cell>
          <table:table-cell table:style-name="Tabla2.B2" office:value-type="string">
            <text:p text:style-name="P511">Muestra un texto en el input en el caso de que sea tipo text</text:p>
          </table:table-cell>
        </table:table-row>
        <table:table-row table:style-name="Tabla2.1">
          <table:table-cell table:style-name="Tabla2.A1" office:value-type="string">
            <text:p text:style-name="P516">id</text:p>
          </table:table-cell>
          <table:table-cell table:style-name="Tabla2.B2" office:value-type="string">
            <text:p text:style-name="P511">Identifica un elemento en el formulario</text:p>
          </table:table-cell>
        </table:table-row>
        <table:table-row table:style-name="Tabla2.1">
          <table:table-cell table:style-name="Tabla2.A1" office:value-type="string">
            <text:p text:style-name="P516">class</text:p>
          </table:table-cell>
          <table:table-cell table:style-name="Tabla2.B2" office:value-type="string">
            <text:p text:style-name="P511">Clase a la que pertenece <text:s/></text:p>
          </table:table-cell>
        </table:table-row>
        <table:table-row table:style-name="Tabla2.1">
          <table:table-cell table:style-name="Tabla2.A7" office:value-type="string">
            <text:p text:style-name="P516">type</text:p>
          </table:table-cell>
          <table:table-cell table:style-name="Tabla2.B7" office:value-type="string">
            <text:p text:style-name="P511">Tipos de input</text:p>
          </table:table-cell>
        </table:table-row>
      </table:table>
      <text:p text:style-name="P295"/>
      <text:p text:style-name="P37"><text:span text:style-name="T263">Tipos de</text:span><text:span text:style-name="T207"> “input”</text:span><text:span text:style-name="T263">:</text:span></text:p>
      <text:p text:style-name="P296"/>
      <table:table table:name="formulario" table:style-name="formulario">
        <table:table-column table:style-name="formulario.A"/>
        <table:table-column table:style-name="formulario.B"/>
        <table:table-row table:style-name="formulario.1">
          <table:table-cell table:style-name="formulario.A1" office:value-type="string">
            <text:p text:style-name="P515">Atributo type</text:p>
          </table:table-cell>
          <table:table-cell table:style-name="formulario.B1" office:value-type="string">
            <text:p text:style-name="P515">Efecto en el input</text:p>
          </table:table-cell>
        </table:table-row>
        <table:table-row table:style-name="formulario.1">
          <table:table-cell table:style-name="formulario.A1" office:value-type="string">
            <text:p text:style-name="P515">text</text:p>
          </table:table-cell>
          <table:table-cell table:style-name="formulario.B2" office:value-type="string">
            <text:p text:style-name="P512">Se dibuja una caja de texto en el formulario</text:p>
          </table:table-cell>
        </table:table-row>
        <table:table-row table:style-name="formulario.1">
          <table:table-cell table:style-name="formulario.A1" office:value-type="string">
            <text:p text:style-name="P515">mail</text:p>
          </table:table-cell>
          <table:table-cell table:style-name="formulario.B2" office:value-type="string">
            <text:p text:style-name="P512">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515">number</text:p>
          </table:table-cell>
          <table:table-cell table:style-name="formulario.B2" office:value-type="string">
            <text:p text:style-name="P512">Se dibuja una caja de texto en en el formulario, solo permite números</text:p>
          </table:table-cell>
        </table:table-row>
        <table:table-row table:style-name="formulario.1">
          <table:table-cell table:style-name="formulario.A1" office:value-type="string">
            <text:p text:style-name="P515">date</text:p>
          </table:table-cell>
          <table:table-cell table:style-name="formulario.B2" office:value-type="string">
            <text:p text:style-name="P512">Se dibuja una caja de texto en en el formulario, solo permite fechas</text:p>
          </table:table-cell>
        </table:table-row>
        <table:table-row table:style-name="formulario.1">
          <table:table-cell table:style-name="formulario.A1" office:value-type="string">
            <text:p text:style-name="P515">time</text:p>
          </table:table-cell>
          <table:table-cell table:style-name="formulario.B2" office:value-type="string">
            <text:p text:style-name="P512">Se dibuja una caja de texto en en el formulario, solo permite horas</text:p>
          </table:table-cell>
        </table:table-row>
        <table:table-row table:style-name="formulario.1">
          <table:table-cell table:style-name="formulario.A1" office:value-type="string">
            <text:p text:style-name="P515">radio</text:p>
          </table:table-cell>
          <table:table-cell table:style-name="formulario.B2" office:value-type="string">
            <text:p text:style-name="P512">Se dibuja un botón tipo radio en el formulario</text:p>
          </table:table-cell>
        </table:table-row>
        <table:table-row table:style-name="formulario.1">
          <table:table-cell table:style-name="formulario.A1" office:value-type="string">
            <text:p text:style-name="P515">checkbox</text:p>
          </table:table-cell>
          <table:table-cell table:style-name="formulario.B2" office:value-type="string">
            <text:p text:style-name="P512">Se dibuja un checkbox en el formulario</text:p>
          </table:table-cell>
        </table:table-row>
        <table:table-row table:style-name="formulario.1">
          <table:table-cell table:style-name="formulario.A9" office:value-type="string">
            <text:p text:style-name="P516">button</text:p>
          </table:table-cell>
          <table:table-cell table:style-name="formulario.B9" office:value-type="string">
            <text:p text:style-name="P507"><text:span text:style-name="T408">Se dibuja un botón </text:span><text:span text:style-name="T407">en el formulario</text:span></text:p>
          </table:table-cell>
        </table:table-row>
      </table:table>
      <text:p text:style-name="P296"/>
      <text:p text:style-name="P297">Otros elementos de captura de datos:</text:p>
      <text:p text:style-name="P297"/>
      <text:p text:style-name="P116"><text:span text:style-name="T409">select: </text:span><text:span text:style-name="T264">Nos permite crear una lista de opciones en el formulario, cada una de las opciones va entre las etiquetas </text:span><text:span text:style-name="T409">“&lt;option&gt;”</text:span><text:span text:style-name="T264">, en caso de ser necesario que se muestre un ítem de la lista como seleccionado, se lo puede hacer indicado el atributo </text:span><text:span text:style-name="T409">“selected”</text:span><text:span text:style-name="T264">, es importante nombrar la etiqueta para poder hacerle referencia desde el script de servidor.</text:span></text:p>
      <text:p text:style-name="P297"/>
      <text:p text:style-name="P116"><text:span text:style-name="T409">textarea: </text:span><text:span text:style-name="T264">crea una área en la que se puede introducir un texto muy grande los atributos más importantes son el “name”, <text:s/>“numrows” y “numcolumns” indican el nombre el alto de la caja y el ancho respectivamente.</text:span></text:p>
      <text:p text:style-name="P297"/>
      <text:p text:style-name="P131">Campos ocultos:</text:p>
      <text:p text:style-name="P117"><text:span text:style-name="T265">En ocasiones se desea recupera información que el usuario no puede subministrar, para usarlas en estadísticas como tiempos de respuesta, hábitos del usuario entre </text:span><text:soft-page-break/><text:span text:style-name="T265">otros, existe un input de tipo </text:span><text:span text:style-name="T410">“hidden”</text:span><text:span text:style-name="T265">, que no muestra nada al usuario pero que se lo llena mediante lenguajes de cliente como java script a través de el atributo </text:span><text:span text:style-name="T410">“value”</text:span><text:span text:style-name="T265">.</text:span></text:p>
      <text:p text:style-name="P181"/>
      <text:p text:style-name="P132">Ejemplo de Formulario:</text:p>
      <text:p text:style-name="P132"/>
      <text:p text:style-name="P121"><text:span text:style-name="_5f_XMLBracket"><text:span text:style-name="T354">&lt;!</text:span></text:span><text:span text:style-name="_5f_XMLKeyWord"><text:span text:style-name="T354">DOCTYPE</text:span></text:span><text:span text:style-name="T354"> </text:span><text:span text:style-name="_5f_XMLElement"><text:span text:style-name="T354">html</text:span></text:span><text:span text:style-name="_5f_XMLBracket"><text:span text:style-name="T354">&gt;</text:span></text:span></text:p>
      <text:p text:style-name="P121"><text:span text:style-name="_5f_XMLBracket"><text:span text:style-name="T354">&lt;</text:span></text:span><text:span text:style-name="_5f_XMLElement"><text:span text:style-name="T354">head</text:span></text:span><text:span text:style-name="_5f_XMLBracket"><text:span text:style-name="T354">&gt;</text:span></text:span></text:p>
      <text:p text:style-name="P121"><text:span text:style-name="T354"><text:tab/></text:span><text:span text:style-name="_5f_XMLBracket"><text:span text:style-name="T354">&lt;</text:span></text:span><text:span text:style-name="_5f_XMLElement"><text:span text:style-name="T354">meta</text:span></text:span><text:span text:style-name="T354"> </text:span><text:span text:style-name="_5f_XMLKeyWord"><text:span text:style-name="T354">charset</text:span></text:span><text:span text:style-name="_5f_XMLBracket"><text:span text:style-name="T354">=</text:span></text:span><text:span text:style-name="_5f_XMLLiteral"><text:span text:style-name="T354">"utf-8"</text:span></text:span><text:span text:style-name="_5f_XMLBracket"><text:span text:style-name="T354">&gt;</text:span></text:span></text:p>
      <text:p text:style-name="P121"><text:span text:style-name="T354"><text:tab/></text:span><text:span text:style-name="_5f_XMLBracket"><text:span text:style-name="T354">&lt;</text:span></text:span><text:span text:style-name="_5f_XMLKeyWord"><text:span text:style-name="T354">title</text:span></text:span><text:span text:style-name="_5f_XMLBracket"><text:span text:style-name="T354">&gt;</text:span></text:span><text:span text:style-name="_5f_XMLContent"><text:span text:style-name="T354">Formularios</text:span></text:span><text:span text:style-name="_5f_XMLBracket"><text:span text:style-name="T354">&lt;/</text:span></text:span><text:span text:style-name="_5f_XMLKeyWord"><text:span text:style-name="T354">title</text:span></text:span><text:span text:style-name="_5f_XMLBracket"><text:span text:style-name="T354">&gt;</text:span></text:span></text:p>
      <text:p text:style-name="P121"><text:span text:style-name="_5f_XMLBracket"><text:span text:style-name="T354">&lt;/</text:span></text:span><text:span text:style-name="_5f_XMLElement"><text:span text:style-name="T354">head</text:span></text:span><text:span text:style-name="_5f_XMLBracket"><text:span text:style-name="T354">&gt;</text:span></text:span></text:p>
      <text:p text:style-name="P121"><text:span text:style-name="_5f_XMLBracket"><text:span text:style-name="T354">&lt;</text:span></text:span><text:span text:style-name="_5f_XMLElement"><text:span text:style-name="T354">body</text:span></text:span><text:span text:style-name="_5f_XMLBracket"><text:span text:style-name="T354">&gt;</text:span></text:span></text:p>
      <text:p text:style-name="P121"><text:span text:style-name="T354"><text:tab/></text:span><text:span text:style-name="_5f_XMLBracket"><text:span text:style-name="T354">&lt;</text:span></text:span><text:span text:style-name="_5f_XMLElement"><text:span text:style-name="T354">h2</text:span></text:span><text:span text:style-name="_5f_XMLBracket"><text:span text:style-name="T354">&gt;</text:span></text:span><text:span text:style-name="T354"> </text:span><text:span text:style-name="_5f_XMLContent"><text:span text:style-name="T354">Formularios en HTML </text:span></text:span><text:span text:style-name="_5f_XMLBracket"><text:span text:style-name="T354">&lt;/</text:span></text:span><text:span text:style-name="_5f_XMLElement"><text:span text:style-name="T354">h2</text:span></text:span><text:span text:style-name="_5f_XMLBracket"><text:span text:style-name="T354">&gt;</text:span></text:span></text:p>
      <text:p text:style-name="P121"><text:span text:style-name="T354"><text:tab/></text:span><text:span text:style-name="_5f_XMLBracket"><text:span text:style-name="T354">&lt;</text:span></text:span><text:span text:style-name="_5f_XMLElement"><text:span text:style-name="T354">form</text:span></text:span><text:span text:style-name="T354"> </text:span><text:span text:style-name="_5f_XMLElement"><text:span text:style-name="T354">action</text:span></text:span><text:span text:style-name="_5f_XMLBracket"><text:span text:style-name="T354">=</text:span></text:span><text:span text:style-name="_5f_XMLLiteral"><text:span text:style-name="T354">"mailto:eduardo@sln-ec.com"</text:span></text:span><text:span text:style-name="T354"> </text:span><text:span text:style-name="_5f_XMLElement"><text:span text:style-name="T354">method</text:span></text:span><text:span text:style-name="_5f_XMLBracket"><text:span text:style-name="T354">=</text:span></text:span><text:span text:style-name="_5f_XMLLiteral"><text:span text:style-name="T354">"post"</text:span></text:span><text:span text:style-name="T354"> </text:span><text:span text:style-name="_5f_XMLElement"><text:span text:style-name="T354">enctype</text:span></text:span><text:span text:style-name="_5f_XMLBracket"><text:span text:style-name="T354">=</text:span></text:span><text:span text:style-name="_5f_XMLLiteral"><text:span text:style-name="T354">"text/plain"</text:span></text:span><text:span text:style-name="_5f_XMLBracket"><text:span text:style-name="T354">&gt;</text:span></text:span></text:p>
      <text:p text:style-name="P121"><text:span text:style-name="T354"><text:tab/><text:tab/></text:span><text:span text:style-name="_5f_XMLContent"><text:span text:style-name="T354">Nombre </text:span></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text"</text:span></text:span><text:span text:style-name="T354"> </text:span><text:span text:style-name="_5f_XMLElement"><text:span text:style-name="T354">name</text:span></text:span><text:span text:style-name="_5f_XMLBracket"><text:span text:style-name="T354">=</text:span></text:span><text:span text:style-name="_5f_XMLLiteral"><text:span text:style-name="T354">"nombre"</text:span></text:span><text:span text:style-name="T354"> </text:span><text:span text:style-name="_5f_XMLElement"><text:span text:style-name="T354">size</text:span></text:span><text:span text:style-name="_5f_XMLBracket"><text:span text:style-name="T354">=</text:span></text:span><text:span text:style-name="_5f_XMLLiteral"><text:span text:style-name="T354">"30"</text:span></text:span><text:span text:style-name="T354"> </text:span><text:span text:style-name="_5f_XMLElement"><text:span text:style-name="T354">maxlength</text:span></text:span><text:span text:style-name="_5f_XMLBracket"><text:span text:style-name="T354">=</text:span></text:span><text:span text:style-name="_5f_XMLLiteral"><text:span text:style-name="T354">"100"</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span><text:span text:style-name="_5f_XMLContent"><text:span text:style-name="T354">Email </text:span></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mail"</text:span></text:span><text:span text:style-name="T354"> </text:span><text:span text:style-name="_5f_XMLElement"><text:span text:style-name="T354">name</text:span></text:span><text:span text:style-name="_5f_XMLBracket"><text:span text:style-name="T354">=</text:span></text:span><text:span text:style-name="_5f_XMLLiteral"><text:span text:style-name="T354">"email"</text:span></text:span><text:span text:style-name="T354"> </text:span><text:span text:style-name="_5f_XMLElement"><text:span text:style-name="T354">size</text:span></text:span><text:span text:style-name="_5f_XMLBracket"><text:span text:style-name="T354">=</text:span></text:span><text:span text:style-name="_5f_XMLLiteral"><text:span text:style-name="T354">"25"</text:span></text:span><text:span text:style-name="T354"> </text:span><text:span text:style-name="_5f_XMLElement"><text:span text:style-name="T354">maxlength</text:span></text:span><text:span text:style-name="_5f_XMLBracket"><text:span text:style-name="T354">=</text:span></text:span><text:span text:style-name="_5f_XMLLiteral"><text:span text:style-name="T354">"100"</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span><text:span text:style-name="_5f_XMLContent"><text:span text:style-name="T354">Población </text:span></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text"</text:span></text:span><text:span text:style-name="T354"> </text:span><text:span text:style-name="_5f_XMLElement"><text:span text:style-name="T354">name</text:span></text:span><text:span text:style-name="_5f_XMLBracket"><text:span text:style-name="T354">=</text:span></text:span><text:span text:style-name="_5f_XMLLiteral"><text:span text:style-name="T354">"poblacion"</text:span></text:span><text:span text:style-name="T354"> </text:span><text:span text:style-name="_5f_XMLElement"><text:span text:style-name="T354">size</text:span></text:span><text:span text:style-name="_5f_XMLBracket"><text:span text:style-name="T354">=</text:span></text:span><text:span text:style-name="_5f_XMLLiteral"><text:span text:style-name="T354">"20"</text:span></text:span><text:span text:style-name="T354"> </text:span><text:span text:style-name="_5f_XMLElement"><text:span text:style-name="T354">maxlength</text:span></text:span><text:span text:style-name="_5f_XMLBracket"><text:span text:style-name="T354">=</text:span></text:span><text:span text:style-name="_5f_XMLLiteral"><text:span text:style-name="T354">"60"</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411"><text:tab/><text:tab/>Sexo</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radio"</text:span></text:span><text:span text:style-name="T354"> </text:span><text:span text:style-name="_5f_XMLElement"><text:span text:style-name="T354">name</text:span></text:span><text:span text:style-name="_5f_XMLBracket"><text:span text:style-name="T354">=</text:span></text:span><text:span text:style-name="_5f_XMLLiteral"><text:span text:style-name="T354">"sexo"</text:span></text:span><text:span text:style-name="T354"> </text:span><text:span text:style-name="_5f_XMLElement"><text:span text:style-name="T354">value</text:span></text:span><text:span text:style-name="_5f_XMLBracket"><text:span text:style-name="T354">=</text:span></text:span><text:span text:style-name="_5f_XMLLiteral"><text:span text:style-name="T354">"Varon"</text:span></text:span><text:span text:style-name="T354"> </text:span><text:span text:style-name="_5f_XMLElement"><text:span text:style-name="T354">checked</text:span></text:span><text:span text:style-name="_5f_XMLBracket"><text:span text:style-name="T354">&gt;</text:span></text:span><text:span text:style-name="T354"> Hombre</text:span></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radio"</text:span></text:span><text:span text:style-name="T354"> </text:span><text:span text:style-name="_5f_XMLElement"><text:span text:style-name="T354">name</text:span></text:span><text:span text:style-name="_5f_XMLBracket"><text:span text:style-name="T354">=</text:span></text:span><text:span text:style-name="_5f_XMLLiteral"><text:span text:style-name="T354">"sexo"</text:span></text:span><text:span text:style-name="T354"> </text:span><text:span text:style-name="_5f_XMLElement"><text:span text:style-name="T354">value</text:span></text:span><text:span text:style-name="_5f_XMLBracket"><text:span text:style-name="T354">=</text:span></text:span><text:span text:style-name="_5f_XMLLiteral"><text:span text:style-name="T354">"Hembra"</text:span></text:span><text:span text:style-name="_5f_XMLBracket"><text:span text:style-name="T354">&gt;</text:span></text:span><text:span text:style-name="T354"> Mujer</text:span></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411"><text:tab/><text:tab/>Frecuencia de los viajes</text:p>
      <text:p text:style-name="P121"><text:span text:style-name="T354"><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span><text:span text:style-name="_5f_XMLBracket"><text:span text:style-name="T354">&lt;</text:span></text:span><text:span text:style-name="_5f_XMLElement"><text:span text:style-name="T354">select</text:span></text:span><text:span text:style-name="T354"> </text:span><text:span text:style-name="_5f_XMLElement"><text:span text:style-name="T354">name</text:span></text:span><text:span text:style-name="_5f_XMLBracket"><text:span text:style-name="T354">=</text:span></text:span><text:span text:style-name="_5f_XMLLiteral"><text:span text:style-name="T354">"utilizacion"</text:span></text:span><text:span text:style-name="_5f_XMLBracket"><text:span text:style-name="T354">&gt;</text:span></text:span></text:p>
      <text:p text:style-name="P121"><text:span text:style-name="T354"><text:tab/><text:tab/><text:tab/></text:span><text:span text:style-name="_5f_XMLBracket"><text:span text:style-name="T354">&lt;</text:span></text:span><text:span text:style-name="_5f_XMLElement"><text:span text:style-name="T354">option</text:span></text:span><text:span text:style-name="T354"> </text:span><text:span text:style-name="_5f_XMLElement"><text:span text:style-name="T354">value</text:span></text:span><text:span text:style-name="_5f_XMLBracket"><text:span text:style-name="T354">=</text:span></text:span><text:span text:style-name="_5f_XMLLiteral"><text:span text:style-name="T354">"1"</text:span></text:span><text:span text:style-name="_5f_XMLBracket"><text:span text:style-name="T354">&gt;</text:span></text:span><text:span text:style-name="T354">Varias veces al dia</text:span></text:p>
      <text:p text:style-name="P121"><text:span text:style-name="T354"><text:tab/><text:tab/><text:tab/><text:tab/></text:span><text:span text:style-name="_5f_XMLBracket"><text:span text:style-name="T354">&lt;</text:span></text:span><text:span text:style-name="_5f_XMLElement"><text:span text:style-name="T354">option</text:span></text:span><text:span text:style-name="T354"> </text:span><text:span text:style-name="_5f_XMLElement"><text:span text:style-name="T354">value</text:span></text:span><text:span text:style-name="_5f_XMLBracket"><text:span text:style-name="T354">=</text:span></text:span><text:span text:style-name="_5f_XMLLiteral"><text:span text:style-name="T354">"2"</text:span></text:span><text:span text:style-name="_5f_XMLBracket"><text:span text:style-name="T354">&gt;</text:span></text:span><text:span text:style-name="T354">Una vez al dia</text:span></text:p>
      <text:p text:style-name="P121"><text:span text:style-name="T354"><text:tab/><text:tab/><text:tab/><text:tab/><text:tab/></text:span><text:span text:style-name="_5f_XMLBracket"><text:span text:style-name="T354">&lt;</text:span></text:span><text:span text:style-name="_5f_XMLElement"><text:span text:style-name="T354">option</text:span></text:span><text:span text:style-name="T354"> </text:span><text:span text:style-name="_5f_XMLElement"><text:span text:style-name="T354">value</text:span></text:span><text:span text:style-name="_5f_XMLBracket"><text:span text:style-name="T354">=</text:span></text:span><text:span text:style-name="_5f_XMLLiteral"><text:span text:style-name="T354">"3"</text:span></text:span><text:span text:style-name="_5f_XMLBracket"><text:span text:style-name="T354">&gt;</text:span></text:span><text:span text:style-name="T354">Varias veces a la semana</text:span></text:p>
      <text:p text:style-name="P121"><text:span text:style-name="T354"><text:tab/><text:tab/><text:tab/><text:tab/><text:tab/><text:tab/></text:span><text:span text:style-name="_5f_XMLBracket"><text:span text:style-name="T354">&lt;</text:span></text:span><text:span text:style-name="_5f_XMLElement"><text:span text:style-name="T354">option</text:span></text:span><text:span text:style-name="T354"> </text:span><text:span text:style-name="_5f_XMLElement"><text:span text:style-name="T354">value</text:span></text:span><text:span text:style-name="_5f_XMLBracket"><text:span text:style-name="T354">=</text:span></text:span><text:span text:style-name="_5f_XMLLiteral"><text:span text:style-name="T354">"4"</text:span></text:span><text:span text:style-name="_5f_XMLBracket"><text:span text:style-name="T354">&gt;</text:span></text:span><text:span text:style-name="T354">varias veces al mes</text:span></text:p>
      <text:p text:style-name="P121"><text:span text:style-name="T354"><text:tab/><text:tab/><text:tab/><text:tab/><text:tab/><text:tab/></text:span><text:span text:style-name="_5f_XMLBracket"><text:span text:style-name="T354">&lt;/</text:span></text:span><text:span text:style-name="_5f_XMLElement"><text:span text:style-name="T354">select</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411"><text:tab/><text:tab/><text:tab/><text:tab/><text:tab/><text:tab/>Comentarios sobre su satisfacción personal</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textarea</text:span></text:span><text:span text:style-name="T354"> </text:span><text:span text:style-name="_5f_XMLElement"><text:span text:style-name="T354">cols</text:span></text:span><text:span text:style-name="_5f_XMLBracket"><text:span text:style-name="T354">=</text:span></text:span><text:span text:style-name="_5f_XMLLiteral"><text:span text:style-name="T354">"30"</text:span></text:span><text:span text:style-name="T354"> </text:span><text:span text:style-name="_5f_XMLElement"><text:span text:style-name="T354">rows</text:span></text:span><text:span text:style-name="_5f_XMLBracket"><text:span text:style-name="T354">=</text:span></text:span><text:span text:style-name="_5f_XMLLiteral"><text:span text:style-name="T354">"7"</text:span></text:span><text:span text:style-name="T354"> </text:span><text:span text:style-name="_5f_XMLElement"><text:span text:style-name="T354">name</text:span></text:span><text:span text:style-name="_5f_XMLBracket"><text:span text:style-name="T354">=</text:span></text:span><text:span text:style-name="_5f_XMLLiteral"><text:span text:style-name="T354">"comentarios"</text:span></text:span><text:span text:style-name="_5f_XMLBracket"><text:span text:style-name="T354">&gt;&lt;/</text:span></text:span><text:span text:style-name="_5f_XMLElement"><text:span text:style-name="T354">textarea</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checkbox"</text:span></text:span><text:span text:style-name="T354"> </text:span><text:span text:style-name="_5f_XMLElement"><text:span text:style-name="T354">name</text:span></text:span><text:span text:style-name="_5f_XMLBracket"><text:span text:style-name="T354">=</text:span></text:span><text:span text:style-name="_5f_XMLLiteral"><text:span text:style-name="T354">"recibir_info"</text:span></text:span><text:span text:style-name="T354"> </text:span><text:span text:style-name="_5f_XMLElement"><text:span text:style-name="T354">checked</text:span></text:span><text:span text:style-name="_5f_XMLBracket"><text:span text:style-name="T354">&gt;</text:span></text:span></text:p>
      <text:p text:style-name="P411"><text:tab/><text:tab/><text:tab/><text:tab/><text:tab/><text:tab/>Deseo recibir notificación de las novedades en las líneas de autobuses.</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submit"</text:span></text:span><text:span text:style-name="T354"> </text:span><text:span text:style-name="_5f_XMLElement"><text:span text:style-name="T354">value</text:span></text:span><text:span text:style-name="_5f_XMLBracket"><text:span text:style-name="T354">=</text:span></text:span><text:span text:style-name="_5f_XMLLiteral"><text:span text:style-name="T354">"Enviar formulario"</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br</text:span></text:span><text:span text:style-name="_5f_XMLBracket"><text:span text:style-name="T354">&gt;</text:span></text:span></text:p>
      <text:p text:style-name="P121"><text:span text:style-name="T354"><text:tab/><text:tab/><text:tab/><text:tab/><text:tab/><text:tab/></text:span><text:span text:style-name="_5f_XMLBracket"><text:span text:style-name="T354">&lt;</text:span></text:span><text:span text:style-name="_5f_XMLElement"><text:span text:style-name="T354">input</text:span></text:span><text:span text:style-name="T354"> </text:span><text:span text:style-name="_5f_XMLKeyWord"><text:span text:style-name="T354">type</text:span></text:span><text:span text:style-name="_5f_XMLBracket"><text:span text:style-name="T354">=</text:span></text:span><text:span text:style-name="_5f_XMLLiteral"><text:span text:style-name="T354">"Reset"</text:span></text:span><text:span text:style-name="T354"> </text:span><text:span text:style-name="_5f_XMLElement"><text:span text:style-name="T354">value</text:span></text:span><text:span text:style-name="_5f_XMLBracket"><text:span text:style-name="T354">=</text:span></text:span><text:span text:style-name="_5f_XMLLiteral"><text:span text:style-name="T354">"Borrar todo"</text:span></text:span><text:span text:style-name="_5f_XMLBracket"><text:span text:style-name="T354">&gt;</text:span></text:span></text:p>
      <text:p text:style-name="P121"><text:span text:style-name="T354"><text:tab/><text:tab/><text:tab/><text:tab/><text:tab/></text:span><text:span text:style-name="_5f_XMLBracket"><text:span text:style-name="T354">&lt;/</text:span></text:span><text:span text:style-name="_5f_XMLElement"><text:span text:style-name="T354">form</text:span></text:span><text:span text:style-name="_5f_XMLBracket"><text:span text:style-name="T354">&gt;</text:span></text:span></text:p>
      <text:p text:style-name="P121"><text:span text:style-name="T354"><text:tab/><text:tab/><text:tab/><text:tab/></text:span><text:span text:style-name="_5f_XMLBracket"><text:span text:style-name="T354">&lt;/</text:span></text:span><text:span text:style-name="_5f_XMLElement"><text:span text:style-name="T354">body</text:span></text:span><text:span text:style-name="_5f_XMLBracket"><text:span text:style-name="T354">&gt;</text:span></text:span></text:p>
      <text:p text:style-name="P121"><text:span text:style-name="T354"><text:tab/><text:tab/><text:tab/><text:tab/></text:span><text:span text:style-name="_5f_XMLBracket"><text:span text:style-name="T354">&lt;/</text:span></text:span><text:span text:style-name="_5f_XMLElement"><text:span text:style-name="T354">html</text:span></text:span><text:span text:style-name="_5f_XMLBracket"><text:span text:style-name="T354">&gt;</text:span></text:span></text:p>
      <text:p text:style-name="P408"/>
      <text:p text:style-name="P124"/>
      <text:p text:style-name="P124"/>
      <text:p text:style-name="P132">Resultado visual:</text:p>
      <text:p text:style-name="P185"><draw:frame draw:style-name="fr4" draw:name="gráficos9" text:anchor-type="paragraph" svg:width="15.589cm" svg:height="16.203cm" draw:z-index="8"><draw:image xlink:href="Pictures/1000000000000294000002AE9B8EA9BE.png" xlink:type="simple" xlink:show="embed" xlink:actuate="onLoad"/></draw:frame><text:soft-page-break/></text:p>
      <text:p text:style-name="P73">Introducción a CSS</text:p>
      <text:p text:style-name="P17"><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3">Historia CSS</text:p>
      <text:p text:style-name="P16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3">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7"/>
      <text:p text:style-name="P73">Selectores</text:p>
      <text:p text:style-name="P186"><text:span text:style-name="T412">Son los selectores quienes eligen el destino de los estilos, con un selector se elije a <text:s/>las etiquetas que se de desee aplicar estilos, </text:span><text:span text:style-name="T413">los selectores CSS permiten seleccionar cualquier elemento de la pagina y en cualquier instante, si una etiqueta cambia un atributo o estado, el selector aplica el estilo de manera inmediata. </text:span></text:p>
      <text:p text:style-name="P234"/>
      <text:p text:style-name="P235">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74">Selector</text:p>
          </table:table-cell>
          <table:table-cell table:style-name="Tabla4.A1" office:value-type="string">
            <text:p text:style-name="P474">Ejemplo</text:p>
          </table:table-cell>
          <table:table-cell table:style-name="Tabla4.A1" office:value-type="string">
            <text:p text:style-name="P474">Descripción</text:p>
          </table:table-cell>
          <table:table-cell table:style-name="Tabla4.D1" office:value-type="string">
            <text:p text:style-name="P474">CSS</text:p>
          </table:table-cell>
        </table:table-row>
        <table:table-row table:style-name="Tabla4.2">
          <table:table-cell table:style-name="Tabla4.A1" office:value-type="string">
            <text:p text:style-name="P474">.class</text:p>
          </table:table-cell>
          <table:table-cell table:style-name="Tabla4.B2" office:value-type="string">
            <text:p text:style-name="P481">.intro</text:p>
          </table:table-cell>
          <table:table-cell table:style-name="Tabla4.B2" office:value-type="string">
            <text:p text:style-name="P481">Selecciona las etiquetas conclass="intro"</text:p>
          </table:table-cell>
          <table:table-cell table:style-name="Tabla4.D2" office:value-type="string">
            <text:p text:style-name="P481">1</text:p>
          </table:table-cell>
        </table:table-row>
        <table:table-row table:style-name="Tabla4.3">
          <table:table-cell table:style-name="Tabla4.A1" office:value-type="string">
            <text:p text:style-name="P487"><text:a xlink:type="simple" xlink:href="http://www.w3schools.com/cssref/sel_id.asp"><text:span text:style-name="Internet_20_link"><text:span text:style-name="T323">#id</text:span></text:span></text:a></text:p>
          </table:table-cell>
          <table:table-cell table:style-name="Tabla4.B2" office:value-type="string">
            <text:p text:style-name="P481">#firstname</text:p>
          </table:table-cell>
          <table:table-cell table:style-name="Tabla4.B2" office:value-type="string">
            <text:p text:style-name="P481">Selecciona la etiqueta con id="firstname"</text:p>
          </table:table-cell>
          <table:table-cell table:style-name="Tabla4.D2" office:value-type="string">
            <text:p text:style-name="P481">1</text:p>
          </table:table-cell>
        </table:table-row>
        <table:table-row table:style-name="Tabla4.4">
          <table:table-cell table:style-name="Tabla4.A1" office:value-type="string">
            <text:p text:style-name="P487"><text:a xlink:type="simple" xlink:href="http://www.w3schools.com/cssref/sel_all.asp"><text:span text:style-name="Internet_20_link"><text:span text:style-name="T323">*</text:span></text:span></text:a></text:p>
          </table:table-cell>
          <table:table-cell table:style-name="Tabla4.B2" office:value-type="string">
            <text:p text:style-name="P481">*</text:p>
          </table:table-cell>
          <table:table-cell table:style-name="Tabla4.B2" office:value-type="string">
            <text:p text:style-name="P481">Selecciona todos las etiquetas</text:p>
          </table:table-cell>
          <table:table-cell table:style-name="Tabla4.D2" office:value-type="string">
            <text:p text:style-name="P481">2</text:p>
          </table:table-cell>
        </table:table-row>
        <table:table-row table:style-name="Tabla4.5">
          <table:table-cell table:style-name="Tabla4.A1" office:value-type="string">
            <text:p text:style-name="P487"><text:a xlink:type="simple" xlink:href="http://www.w3schools.com/cssref/sel_element.asp"><text:span text:style-name="Internet_20_link"><text:span text:style-name="T323">etiqueta</text:span></text:span></text:a></text:p>
          </table:table-cell>
          <table:table-cell table:style-name="Tabla4.B2" office:value-type="string">
            <text:p text:style-name="P481">p</text:p>
          </table:table-cell>
          <table:table-cell table:style-name="Tabla4.B2" office:value-type="string">
            <text:p text:style-name="P481">Selección todas las etiquetas &lt;p&gt;</text:p>
          </table:table-cell>
          <table:table-cell table:style-name="Tabla4.D2" office:value-type="string">
            <text:p text:style-name="P481">1</text:p>
          </table:table-cell>
        </table:table-row>
        <table:table-row table:style-name="Tabla4.6">
          <table:table-cell table:style-name="Tabla4.A1" office:value-type="string">
            <text:p text:style-name="P518"><text:a xlink:type="simple" xlink:href="http://www.w3schools.com/cssref/sel_element_comma.asp"><text:span text:style-name="Internet_20_link"><text:span text:style-name="T323">etiqueta,etiqueta</text:span></text:span></text:a></text:p>
          </table:table-cell>
          <table:table-cell table:style-name="Tabla4.B2" office:value-type="string">
            <text:p text:style-name="P481">div,p</text:p>
          </table:table-cell>
          <table:table-cell table:style-name="Tabla4.B2" office:value-type="string">
            <text:p text:style-name="P481">Selecciona todas las etiquetas&lt;div&gt;y &lt;p&gt;</text:p>
          </table:table-cell>
          <table:table-cell table:style-name="Tabla4.D2" office:value-type="string">
            <text:p text:style-name="P481">1</text:p>
          </table:table-cell>
        </table:table-row>
        <table:table-row table:style-name="Tabla4.7">
          <table:table-cell table:style-name="Tabla4.A1" office:value-type="string">
            <text:p text:style-name="P487"><text:a xlink:type="simple" xlink:href="http://www.w3schools.com/cssref/sel_element_element.asp"><text:span text:style-name="Internet_20_link"><text:span text:style-name="T323">Etiqueta.etiqueta</text:span></text:span></text:a></text:p>
          </table:table-cell>
          <table:table-cell table:style-name="Tabla4.B2" office:value-type="string">
            <text:p text:style-name="P481">div p</text:p>
          </table:table-cell>
          <table:table-cell table:style-name="Tabla4.B2" office:value-type="string">
            <text:p text:style-name="P481">Selecciona todas las etiquetas &lt;p&gt;que tengan una etiqueta dentro &lt;div&gt;</text:p>
          </table:table-cell>
          <table:table-cell table:style-name="Tabla4.D2" office:value-type="string">
            <text:p text:style-name="P481">1</text:p>
          </table:table-cell>
        </table:table-row>
        <table:table-row table:style-name="Tabla4.8">
          <table:table-cell table:style-name="Tabla4.A1" office:value-type="string">
            <text:p text:style-name="P487"><text:a xlink:type="simple" xlink:href="http://www.w3schools.com/cssref/sel_element_gt.asp"><text:span text:style-name="Internet_20_link"><text:span text:style-name="T323">etiqueta&gt;etiqueta</text:span></text:span></text:a></text:p>
          </table:table-cell>
          <table:table-cell table:style-name="Tabla4.B2" office:value-type="string">
            <text:p text:style-name="P481">div&gt;p</text:p>
          </table:table-cell>
          <table:table-cell table:style-name="Tabla4.B2" office:value-type="string">
            <text:p text:style-name="P481">Selecciona todas las etiquetas &lt;p&gt;dentro de la etiquetas &lt;div&gt;</text:p>
          </table:table-cell>
          <table:table-cell table:style-name="Tabla4.D2" office:value-type="string">
            <text:p text:style-name="P481">2</text:p>
          </table:table-cell>
        </table:table-row>
        <table:table-row table:style-name="Tabla4.9">
          <table:table-cell table:style-name="Tabla4.A1" office:value-type="string">
            <text:p text:style-name="P487"><text:a xlink:type="simple" xlink:href="http://www.w3schools.com/cssref/sel_element_pluss.asp"><text:span text:style-name="Internet_20_link"><text:span text:style-name="T323">etiqueta+etiqueta</text:span></text:span></text:a></text:p>
          </table:table-cell>
          <table:table-cell table:style-name="Tabla4.B2" office:value-type="string">
            <text:p text:style-name="P481">div+p</text:p>
          </table:table-cell>
          <table:table-cell table:style-name="Tabla4.B2" office:value-type="string">
            <text:p text:style-name="P481">Selecciona todas las etiquetas &lt;p&gt; que tienen un etiqueta&lt;div&gt;como siguiente elemento</text:p>
          </table:table-cell>
          <table:table-cell table:style-name="Tabla4.D2" office:value-type="string">
            <text:p text:style-name="P481">2</text:p>
          </table:table-cell>
        </table:table-row>
        <table:table-row table:style-name="Tabla4.10">
          <table:table-cell table:style-name="Tabla4.A1" office:value-type="string">
            <text:p text:style-name="P487"><text:a xlink:type="simple" xlink:href="http://www.w3schools.com/cssref/sel_attribute.asp"><text:span text:style-name="Internet_20_link"><text:span text:style-name="T323">[atributo]</text:span></text:span></text:a></text:p>
          </table:table-cell>
          <table:table-cell table:style-name="Tabla4.B2" office:value-type="string">
            <text:p text:style-name="P481">[target]</text:p>
          </table:table-cell>
          <table:table-cell table:style-name="Tabla4.B2" office:value-type="string">
            <text:p text:style-name="P481">Selecciona etiquetas por un atributo</text:p>
          </table:table-cell>
          <table:table-cell table:style-name="Tabla4.D2" office:value-type="string">
            <text:p text:style-name="P481">2</text:p>
          </table:table-cell>
        </table:table-row>
        <table:table-row table:style-name="Tabla4.11">
          <table:table-cell table:style-name="Tabla4.A1" office:value-type="string">
            <text:p text:style-name="P487"><text:a xlink:type="simple" xlink:href="http://www.w3schools.com/cssref/sel_attribute_value.asp"><text:span text:style-name="Internet_20_link"><text:span text:style-name="T323">[atributo=valor]</text:span></text:span></text:a></text:p>
          </table:table-cell>
          <table:table-cell table:style-name="Tabla4.B2" office:value-type="string">
            <text:p text:style-name="P481">[target=_blank]</text:p>
          </table:table-cell>
          <table:table-cell table:style-name="Tabla4.B2" office:value-type="string">
            <text:p text:style-name="P481">Selecciona etiquetas con target="_blank"</text:p>
          </table:table-cell>
          <table:table-cell table:style-name="Tabla4.D2" office:value-type="string">
            <text:p text:style-name="P481">2</text:p>
          </table:table-cell>
        </table:table-row>
        <table:table-row table:style-name="Tabla4.12">
          <table:table-cell table:style-name="Tabla4.A1" office:value-type="string">
            <text:p text:style-name="P487"><text:a xlink:type="simple" xlink:href="http://www.w3schools.com/cssref/sel_link.asp"><text:span text:style-name="Internet_20_link"><text:span text:style-name="T323">:link</text:span></text:span></text:a></text:p>
          </table:table-cell>
          <table:table-cell table:style-name="Tabla4.B2" office:value-type="string">
            <text:p text:style-name="P481">a:link</text:p>
          </table:table-cell>
          <table:table-cell table:style-name="Tabla4.B2" office:value-type="string">
            <text:p text:style-name="P481">Selecciona link sin visitar</text:p>
          </table:table-cell>
          <table:table-cell table:style-name="Tabla4.D2" office:value-type="string">
            <text:p text:style-name="P481">1</text:p>
          </table:table-cell>
        </table:table-row>
        <table:table-row table:style-name="Tabla4.13">
          <table:table-cell table:style-name="Tabla4.A1" office:value-type="string">
            <text:p text:style-name="P487"><text:a xlink:type="simple" xlink:href="http://www.w3schools.com/cssref/sel_visited.asp"><text:span text:style-name="Internet_20_link"><text:span text:style-name="T323">:visited</text:span></text:span></text:a></text:p>
          </table:table-cell>
          <table:table-cell table:style-name="Tabla4.B2" office:value-type="string">
            <text:p text:style-name="P481">a:visited</text:p>
          </table:table-cell>
          <table:table-cell table:style-name="Tabla4.B2" office:value-type="string">
            <text:p text:style-name="P481">Selecciona link visitados</text:p>
          </table:table-cell>
          <table:table-cell table:style-name="Tabla4.D2" office:value-type="string">
            <text:p text:style-name="P481">1</text:p>
          </table:table-cell>
        </table:table-row>
        <text:soft-page-break/>
        <table:table-row table:style-name="Tabla4.11">
          <table:table-cell table:style-name="Tabla4.A1" office:value-type="string">
            <text:p text:style-name="P487"><text:a xlink:type="simple" xlink:href="http://www.w3schools.com/cssref/sel_active.asp"><text:span text:style-name="Internet_20_link"><text:span text:style-name="T323">:active</text:span></text:span></text:a></text:p>
          </table:table-cell>
          <table:table-cell table:style-name="Tabla4.B2" office:value-type="string">
            <text:p text:style-name="P481">a:active</text:p>
          </table:table-cell>
          <table:table-cell table:style-name="Tabla4.B2" office:value-type="string">
            <text:p text:style-name="P481">Selecciona links activos</text:p>
          </table:table-cell>
          <table:table-cell table:style-name="Tabla4.D2" office:value-type="string">
            <text:p text:style-name="P481">1</text:p>
          </table:table-cell>
        </table:table-row>
        <table:table-row table:style-name="Tabla4.15">
          <table:table-cell table:style-name="Tabla4.A1" office:value-type="string">
            <text:p text:style-name="P487"><text:a xlink:type="simple" xlink:href="http://www.w3schools.com/cssref/sel_hover.asp"><text:span text:style-name="Internet_20_link"><text:span text:style-name="T323">:hover</text:span></text:span></text:a></text:p>
          </table:table-cell>
          <table:table-cell table:style-name="Tabla4.B2" office:value-type="string">
            <text:p text:style-name="P481">a:hover</text:p>
          </table:table-cell>
          <table:table-cell table:style-name="Tabla4.B2" office:value-type="string">
            <text:p text:style-name="P481">Selecciona links que tengan el puntero del mouse encima</text:p>
          </table:table-cell>
          <table:table-cell table:style-name="Tabla4.D2" office:value-type="string">
            <text:p text:style-name="P481">1</text:p>
          </table:table-cell>
        </table:table-row>
        <table:table-row table:style-name="Tabla4.16">
          <table:table-cell table:style-name="Tabla4.A1" office:value-type="string">
            <text:p text:style-name="P487"><text:a xlink:type="simple" xlink:href="http://www.w3schools.com/cssref/sel_focus.asp"><text:span text:style-name="Internet_20_link"><text:span text:style-name="T323">:focus</text:span></text:span></text:a></text:p>
          </table:table-cell>
          <table:table-cell table:style-name="Tabla4.B2" office:value-type="string">
            <text:p text:style-name="P481">input:focus</text:p>
          </table:table-cell>
          <table:table-cell table:style-name="Tabla4.B2" office:value-type="string">
            <text:p text:style-name="P481">Selecciona etiquetas imput con foco</text:p>
          </table:table-cell>
          <table:table-cell table:style-name="Tabla4.D2" office:value-type="string">
            <text:p text:style-name="P481">2</text:p>
          </table:table-cell>
        </table:table-row>
        <table:table-row table:style-name="Tabla4.10">
          <table:table-cell table:style-name="Tabla4.A1" office:value-type="string">
            <text:p text:style-name="P487"><text:a xlink:type="simple" xlink:href="http://www.w3schools.com/cssref/sel_firstline.asp"><text:span text:style-name="Internet_20_link"><text:span text:style-name="T323">:first-line</text:span></text:span></text:a></text:p>
          </table:table-cell>
          <table:table-cell table:style-name="Tabla4.B2" office:value-type="string">
            <text:p text:style-name="P481">p:first-line</text:p>
          </table:table-cell>
          <table:table-cell table:style-name="Tabla4.B2" office:value-type="string">
            <text:p text:style-name="P481">Selecciona la primera etiqueta &lt;p&gt; del documento</text:p>
          </table:table-cell>
          <table:table-cell table:style-name="Tabla4.D2" office:value-type="string">
            <text:p text:style-name="P481">1</text:p>
          </table:table-cell>
        </table:table-row>
        <table:table-row table:style-name="Tabla4.18">
          <table:table-cell table:style-name="Tabla4.A1" office:value-type="string">
            <text:p text:style-name="P487"><text:a xlink:type="simple" xlink:href="http://www.w3schools.com/cssref/sel_attr_begin.asp"><text:span text:style-name="Internet_20_link"><text:span text:style-name="T323">[attribute^=value]</text:span></text:span></text:a></text:p>
          </table:table-cell>
          <table:table-cell table:style-name="Tabla4.B2" office:value-type="string">
            <text:p text:style-name="P481">a[src^="https"]</text:p>
          </table:table-cell>
          <table:table-cell table:style-name="Tabla4.B2" office:value-type="string">
            <text:p text:style-name="P481">Selecciona etiquetas&lt;a&gt;donde src tenga como valor "https"</text:p>
          </table:table-cell>
          <table:table-cell table:style-name="Tabla4.D2" office:value-type="string">
            <text:p text:style-name="P481">3</text:p>
          </table:table-cell>
        </table:table-row>
        <table:table-row table:style-name="Tabla4.19">
          <table:table-cell table:style-name="Tabla4.A1" office:value-type="string">
            <text:p text:style-name="P487"><text:a xlink:type="simple" xlink:href="http://www.w3schools.com/cssref/sel_root.asp"><text:span text:style-name="Internet_20_link"><text:span text:style-name="T323">:root</text:span></text:span></text:a></text:p>
          </table:table-cell>
          <table:table-cell table:style-name="Tabla4.B2" office:value-type="string">
            <text:p text:style-name="P481">:root</text:p>
          </table:table-cell>
          <table:table-cell table:style-name="Tabla4.B2" office:value-type="string">
            <text:p text:style-name="P481">Selecciona etiquetas de la raíz del documento</text:p>
          </table:table-cell>
          <table:table-cell table:style-name="Tabla4.D2" office:value-type="string">
            <text:p text:style-name="P481">3</text:p>
          </table:table-cell>
        </table:table-row>
        <table:table-row table:style-name="Tabla4.20">
          <table:table-cell table:style-name="Tabla4.A1" office:value-type="string">
            <text:p text:style-name="P487"><text:a xlink:type="simple" xlink:href="http://www.w3schools.com/cssref/sel_empty.asp"><text:span text:style-name="Internet_20_link"><text:span text:style-name="T323">:empty</text:span></text:span></text:a></text:p>
          </table:table-cell>
          <table:table-cell table:style-name="Tabla4.B2" office:value-type="string">
            <text:p text:style-name="P481">p:empty</text:p>
          </table:table-cell>
          <table:table-cell table:style-name="Tabla4.B2" office:value-type="string">
            <text:p text:style-name="P481">Selecciona etiquetas&lt;p&gt;que estén vacías.</text:p>
          </table:table-cell>
          <table:table-cell table:style-name="Tabla4.D2" office:value-type="string">
            <text:p text:style-name="P481">3</text:p>
          </table:table-cell>
        </table:table-row>
        <table:table-row table:style-name="Tabla4.21">
          <table:table-cell table:style-name="Tabla4.A1" office:value-type="string">
            <text:p text:style-name="P487"><text:a xlink:type="simple" xlink:href="http://www.w3schools.com/cssref/sel_enabled.asp"><text:span text:style-name="Internet_20_link"><text:span text:style-name="T323">:enabled</text:span></text:span></text:a></text:p>
          </table:table-cell>
          <table:table-cell table:style-name="Tabla4.B2" office:value-type="string">
            <text:p text:style-name="P481">input:enabled</text:p>
          </table:table-cell>
          <table:table-cell table:style-name="Tabla4.B2" office:value-type="string">
            <text:p text:style-name="P481">Selcciona etiquetas &lt;input&gt; disponibles</text:p>
          </table:table-cell>
          <table:table-cell table:style-name="Tabla4.D2" office:value-type="string">
            <text:p text:style-name="P481">3</text:p>
          </table:table-cell>
        </table:table-row>
        <table:table-row table:style-name="Tabla4.12">
          <table:table-cell table:style-name="Tabla4.A1" office:value-type="string">
            <text:p text:style-name="P487"><text:a xlink:type="simple" xlink:href="http://www.w3schools.com/cssref/sel_disabled.asp"><text:span text:style-name="Internet_20_link"><text:span text:style-name="T323">:disabled</text:span></text:span></text:a></text:p>
          </table:table-cell>
          <table:table-cell table:style-name="Tabla4.B2" office:value-type="string">
            <text:p text:style-name="P481">input:disabled</text:p>
          </table:table-cell>
          <table:table-cell table:style-name="Tabla4.B2" office:value-type="string">
            <text:p text:style-name="P481">Seleccion etiquetas&lt;input&gt;deshabilitadas</text:p>
          </table:table-cell>
          <table:table-cell table:style-name="Tabla4.D2" office:value-type="string">
            <text:p text:style-name="P481">3</text:p>
          </table:table-cell>
        </table:table-row>
        <table:table-row table:style-name="Tabla4.23">
          <table:table-cell table:style-name="Tabla4.A1" office:value-type="string">
            <text:p text:style-name="P487"><text:a xlink:type="simple" xlink:href="http://www.w3schools.com/cssref/sel_checked.asp"><text:span text:style-name="Internet_20_link"><text:span text:style-name="T323">:checked</text:span></text:span></text:a></text:p>
          </table:table-cell>
          <table:table-cell table:style-name="Tabla4.B2" office:value-type="string">
            <text:p text:style-name="P481">input:checked</text:p>
          </table:table-cell>
          <table:table-cell table:style-name="Tabla4.B2" office:value-type="string">
            <text:p text:style-name="P481">Selecciona etiquetas &lt;input&gt;tipo checkbox con check (signo de visto en el cuadro)</text:p>
          </table:table-cell>
          <table:table-cell table:style-name="Tabla4.D2" office:value-type="string">
            <text:p text:style-name="P481">3</text:p>
          </table:table-cell>
        </table:table-row>
        <table:table-row table:style-name="Tabla4.9">
          <table:table-cell table:style-name="Tabla4.A1" office:value-type="string">
            <text:p text:style-name="P487"><text:a xlink:type="simple" xlink:href="http://www.w3schools.com/cssref/sel_not.asp"><text:span text:style-name="Internet_20_link"><text:span text:style-name="T323">:not(selector)</text:span></text:span></text:a></text:p>
          </table:table-cell>
          <table:table-cell table:style-name="Tabla4.B2" office:value-type="string">
            <text:p text:style-name="P481">:not(p)</text:p>
          </table:table-cell>
          <table:table-cell table:style-name="Tabla4.B2" office:value-type="string">
            <text:p text:style-name="P481">Selecciona todas las etiquetas menos las etiquetas &lt;p&gt;</text:p>
          </table:table-cell>
          <table:table-cell table:style-name="Tabla4.D2" office:value-type="string">
            <text:p text:style-name="P481">3</text:p>
          </table:table-cell>
        </table:table-row>
        <table:table-row table:style-name="Tabla4.25">
          <table:table-cell table:style-name="Tabla4.A25" office:value-type="string">
            <text:p text:style-name="P487"><text:a xlink:type="simple" xlink:href="http://www.w3schools.com/cssref/sel_selection.asp"><text:span text:style-name="Internet_20_link"><text:span text:style-name="T323">::selection</text:span></text:span></text:a></text:p>
          </table:table-cell>
          <table:table-cell table:style-name="Tabla4.B25" office:value-type="string">
            <text:p text:style-name="P481">::selection</text:p>
          </table:table-cell>
          <table:table-cell table:style-name="Tabla4.B25" office:value-type="string">
            <text:p text:style-name="P481">Selecciona las etiquetas seleccionadas por el usuario.</text:p>
          </table:table-cell>
          <table:table-cell table:style-name="Tabla4.D25" office:value-type="string">
            <text:p text:style-name="P481">3</text:p>
          </table:table-cell>
        </table:table-row>
      </table:table>
      <text:p text:style-name="P17"/>
      <text:p text:style-name="P17"/>
      <text:p text:style-name="P73">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36"/>
      <text:p text:style-name="P237">Se puede agrupar las propiedades de la siguiente manera.</text:p>
      <text:p text:style-name="P16"/>
      <text:list xml:id="list1048843401504545027" text:style-name="WWNum19">
        <text:list-item>
          <text:p text:style-name="P636">Propiedad color</text:p>
        </text:list-item>
        <text:list-item>
          <text:p text:style-name="P636">Fuentes y Textos</text:p>
        </text:list-item>
        <text:list-item>
          <text:p text:style-name="P636">Bordes</text:p>
        </text:list-item>
        <text:list-item>
          <text:p text:style-name="P636">Márgenes</text:p>
        </text:list-item>
        <text:list-item>
          <text:p text:style-name="P636">Propiedades para Listas</text:p>
        </text:list-item>
        <text:list-item>
          <text:p text:style-name="P636">Tablas</text:p>
        </text:list-item>
        <text:list-item>
          <text:p text:style-name="P636">Dimensiones</text:p>
        </text:list-item>
        <text:list-item>
          <text:p text:style-name="P636">Efectos Visuales</text:p>
        </text:list-item>
        <text:list-item>
          <text:p text:style-name="P636">Ubicación</text:p>
        </text:list-item>
      </text:list>
      <text:p text:style-name="P16"/>
      <text:p text:style-name="P16"><text:soft-page-break/></text:p>
      <text:p text:style-name="P16"><text:span text:style-name="T70">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471">Propiedades</text:p>
          </table:table-cell>
          <table:table-cell table:style-name="Tabla5.B1" office:value-type="string">
            <text:p text:style-name="P471">Descripción</text:p>
          </table:table-cell>
        </table:table-row>
        <table:table-row table:style-name="Tabla5.1">
          <table:table-cell table:style-name="Tabla5.A1" office:value-type="string">
            <text:p text:style-name="P471">background-color</text:p>
          </table:table-cell>
          <table:table-cell table:style-name="Tabla5.B2" office:value-type="string">
            <text:p text:style-name="P477">Aplicar color de fondo a diferentes elementos.</text:p>
          </table:table-cell>
        </table:table-row>
        <table:table-row table:style-name="Tabla5.1">
          <table:table-cell table:style-name="Tabla5.A1" office:value-type="string">
            <text:p text:style-name="P471">background-image</text:p>
          </table:table-cell>
          <table:table-cell table:style-name="Tabla5.B2" office:value-type="string">
            <text:p text:style-name="P477">Utilizar una imagen como fondo.</text:p>
          </table:table-cell>
        </table:table-row>
        <table:table-row table:style-name="Tabla5.1">
          <table:table-cell table:style-name="Tabla5.A1" office:value-type="string">
            <text:p text:style-name="P471">background-repeat</text:p>
          </table:table-cell>
          <table:table-cell table:style-name="Tabla5.B2" office:value-type="string">
            <text:p text:style-name="P477">La imagen de fondo se repite.</text:p>
          </table:table-cell>
        </table:table-row>
        <table:table-row table:style-name="Tabla5.1">
          <table:table-cell table:style-name="Tabla5.A1" office:value-type="string">
            <text:p text:style-name="P471">background-attachment</text:p>
          </table:table-cell>
          <table:table-cell table:style-name="Tabla5.B2" office:value-type="string">
            <text:p text:style-name="P477">Dejar fija la imagen de fondo.</text:p>
          </table:table-cell>
        </table:table-row>
        <table:table-row table:style-name="Tabla5.1">
          <table:table-cell table:style-name="Tabla5.A6" office:value-type="string">
            <text:p text:style-name="P471">background-position</text:p>
          </table:table-cell>
          <table:table-cell table:style-name="Tabla5.B6" office:value-type="string">
            <text:p text:style-name="P477">Ubicar una imagen en un lugar determinado.</text:p>
          </table:table-cell>
        </table:table-row>
      </table:table>
      <text:p text:style-name="P16"/>
      <text:p text:style-name="P17"><text:span text:style-name="T70">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471">Propiedades</text:p>
          </table:table-cell>
          <table:table-cell table:style-name="Tabla6.B1" office:value-type="string">
            <text:p text:style-name="P471">Descripción</text:p>
          </table:table-cell>
        </table:table-row>
        <table:table-row table:style-name="Tabla6.1">
          <table:table-cell table:style-name="Tabla6.A1" office:value-type="string">
            <text:p text:style-name="P471">text-indent</text:p>
          </table:table-cell>
          <table:table-cell table:style-name="Tabla6.B2" office:value-type="string">
            <text:p text:style-name="P477">Como dejar sangría en un texto.</text:p>
          </table:table-cell>
        </table:table-row>
        <table:table-row table:style-name="Tabla6.1">
          <table:table-cell table:style-name="Tabla6.A1" office:value-type="string">
            <text:p text:style-name="P471">text-align</text:p>
          </table:table-cell>
          <table:table-cell table:style-name="Tabla6.B2" office:value-type="string">
            <text:p text:style-name="P477">Centrar un texto.</text:p>
          </table:table-cell>
        </table:table-row>
        <table:table-row table:style-name="Tabla6.1">
          <table:table-cell table:style-name="Tabla6.A1" office:value-type="string">
            <text:p text:style-name="P471">text-decoration</text:p>
          </table:table-cell>
          <table:table-cell table:style-name="Tabla6.B2" office:value-type="string">
            <text:p text:style-name="P477">Definir un texto tachado o subrayado.</text:p>
          </table:table-cell>
        </table:table-row>
        <table:table-row table:style-name="Tabla6.1">
          <table:table-cell table:style-name="Tabla6.A1" office:value-type="string">
            <text:p text:style-name="P471">text-transform</text:p>
          </table:table-cell>
          <table:table-cell table:style-name="Tabla6.B2" office:value-type="string">
            <text:p text:style-name="P483"><text:span text:style-name="T2">Convertir un texto a minúsculas o </text:span><text:span text:style-name="T2">mayúsculas.</text:span></text:p>
          </table:table-cell>
        </table:table-row>
        <table:table-row table:style-name="Tabla6.1">
          <table:table-cell table:style-name="Tabla6.A1" office:value-type="string">
            <text:p text:style-name="P471">letter-spacing</text:p>
          </table:table-cell>
          <table:table-cell table:style-name="Tabla6.B2" office:value-type="string">
            <text:p text:style-name="P477">Controlar el espacio entre letras.</text:p>
          </table:table-cell>
        </table:table-row>
        <table:table-row table:style-name="Tabla6.1">
          <table:table-cell table:style-name="Tabla6.A1" office:value-type="string">
            <text:p text:style-name="P471">word-spacing</text:p>
          </table:table-cell>
          <table:table-cell table:style-name="Tabla6.B2" office:value-type="string">
            <text:p text:style-name="P477">Controlar el espacio entre palabras.</text:p>
          </table:table-cell>
        </table:table-row>
        <table:table-row table:style-name="Tabla6.1">
          <table:table-cell table:style-name="Tabla6.A1" office:value-type="string">
            <text:p text:style-name="P471">white-space</text:p>
          </table:table-cell>
          <table:table-cell table:style-name="Tabla6.B2" office:value-type="string">
            <text:p text:style-name="P477">Definir la ubicación del salto de línea.</text:p>
          </table:table-cell>
        </table:table-row>
        <table:table-row table:style-name="Tabla6.1">
          <table:table-cell table:style-name="Tabla6.A1" office:value-type="string">
            <text:p text:style-name="P471">color</text:p>
          </table:table-cell>
          <table:table-cell table:style-name="Tabla6.B2" office:value-type="string">
            <text:p text:style-name="P477">Colorear el texto a su gusto.</text:p>
          </table:table-cell>
        </table:table-row>
        <table:table-row table:style-name="Tabla6.1">
          <table:table-cell table:style-name="Tabla6.A1" office:value-type="string">
            <text:p text:style-name="P471">direction</text:p>
          </table:table-cell>
          <table:table-cell table:style-name="Tabla6.B2" office:value-type="string">
            <text:p text:style-name="P477">Definir el sentido de la escritura.</text:p>
          </table:table-cell>
        </table:table-row>
        <table:table-row table:style-name="Tabla6.1">
          <table:table-cell table:style-name="Tabla6.A1" office:value-type="string">
            <text:p text:style-name="P471">font-family</text:p>
          </table:table-cell>
          <table:table-cell table:style-name="Tabla6.B2" office:value-type="string">
            <text:p text:style-name="P477">Definir un tipo de fuente.</text:p>
          </table:table-cell>
        </table:table-row>
        <table:table-row table:style-name="Tabla6.1">
          <table:table-cell table:style-name="Tabla6.A1" office:value-type="string">
            <text:p text:style-name="P471">font-style</text:p>
          </table:table-cell>
          <table:table-cell table:style-name="Tabla6.B2" office:value-type="string">
            <text:p text:style-name="P477">Escribir en itálica.</text:p>
          </table:table-cell>
        </table:table-row>
        <table:table-row table:style-name="Tabla6.1">
          <table:table-cell table:style-name="Tabla6.A1" office:value-type="string">
            <text:p text:style-name="P471">font-variant</text:p>
          </table:table-cell>
          <table:table-cell table:style-name="Tabla6.B2" office:value-type="string">
            <text:p text:style-name="P477">Variar la fuente a mayúsculas más pequeñas.</text:p>
          </table:table-cell>
        </table:table-row>
        <table:table-row table:style-name="Tabla6.1">
          <table:table-cell table:style-name="Tabla6.A1" office:value-type="string">
            <text:p text:style-name="P471">font-weight</text:p>
          </table:table-cell>
          <table:table-cell table:style-name="Tabla6.B2" office:value-type="string">
            <text:p text:style-name="P477">Como darle intensidad a la fuente.</text:p>
          </table:table-cell>
        </table:table-row>
        <table:table-row table:style-name="Tabla6.1">
          <table:table-cell table:style-name="Tabla6.A15" office:value-type="string">
            <text:p text:style-name="P471">font-size</text:p>
          </table:table-cell>
          <table:table-cell table:style-name="Tabla6.B15" office:value-type="string">
            <text:p text:style-name="P477">Definir el tamaño de la fuente.</text:p>
          </table:table-cell>
        </table:table-row>
      </table:table>
      <text:p text:style-name="P16"/>
      <text:p text:style-name="P17"><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471">Propiedades</text:p>
          </table:table-cell>
          <table:table-cell table:style-name="Tabla7.B1" office:value-type="string">
            <text:p text:style-name="P471">Descripción</text:p>
          </table:table-cell>
        </table:table-row>
        <table:table-row table:style-name="Tabla7.1">
          <table:table-cell table:style-name="Tabla7.A1" office:value-type="string">
            <text:p text:style-name="P471">border-width</text:p>
          </table:table-cell>
          <table:table-cell table:style-name="Tabla7.B2" office:value-type="string">
            <text:p text:style-name="P477">Establecer el ancho del borde del elemento.</text:p>
          </table:table-cell>
        </table:table-row>
        <table:table-row table:style-name="Tabla7.1">
          <table:table-cell table:style-name="Tabla7.A1" office:value-type="string">
            <text:p text:style-name="P471">border-color</text:p>
          </table:table-cell>
          <table:table-cell table:style-name="Tabla7.B2" office:value-type="string">
            <text:p text:style-name="P477">Colorear el borde.</text:p>
          </table:table-cell>
        </table:table-row>
        <table:table-row table:style-name="Tabla7.1">
          <table:table-cell table:style-name="Tabla7.A1" table:number-rows-spanned="9" office:value-type="string">
            <text:p text:style-name="P471">border-style</text:p>
          </table:table-cell>
          <table:table-cell table:style-name="Tabla7.B2" office:value-type="string">
            <text:p text:style-name="P477">Uso de bordes ocultos.</text:p>
          </table:table-cell>
        </table:table-row>
        <table:table-row table:style-name="Tabla7.1">
          <table:covered-table-cell/>
          <table:table-cell table:style-name="Tabla7.B2" office:value-type="string">
            <text:p text:style-name="P477">Uso de bordes punteados.</text:p>
          </table:table-cell>
        </table:table-row>
        <table:table-row table:style-name="Tabla7.1">
          <table:covered-table-cell/>
          <table:table-cell table:style-name="Tabla7.B2" office:value-type="string">
            <text:p text:style-name="P477">Uso de bordes a rayas.</text:p>
          </table:table-cell>
        </table:table-row>
        <table:table-row table:style-name="Tabla7.1">
          <table:covered-table-cell/>
          <table:table-cell table:style-name="Tabla7.B2" office:value-type="string">
            <text:p text:style-name="P477">Uso de bordes solidos.</text:p>
          </table:table-cell>
        </table:table-row>
        <table:table-row table:style-name="Tabla7.1">
          <table:covered-table-cell/>
          <table:table-cell table:style-name="Tabla7.B2" office:value-type="string">
            <text:p text:style-name="P477">Uso de bordes dobles.</text:p>
          </table:table-cell>
        </table:table-row>
        <table:table-row table:style-name="Tabla7.1">
          <table:covered-table-cell/>
          <table:table-cell table:style-name="Tabla7.B2" office:value-type="string">
            <text:p text:style-name="P477">Uso de bordes sombreados.</text:p>
          </table:table-cell>
        </table:table-row>
        <table:table-row table:style-name="Tabla7.1">
          <table:covered-table-cell/>
          <table:table-cell table:style-name="Tabla7.B2" office:value-type="string">
            <text:p text:style-name="P477">Uso de bordes en relieve.</text:p>
          </table:table-cell>
        </table:table-row>
        <table:table-row table:style-name="Tabla7.1">
          <table:covered-table-cell/>
          <table:table-cell table:style-name="Tabla7.B2" office:value-type="string">
            <text:p text:style-name="P477">Uso de bordes en recuadro.</text:p>
          </table:table-cell>
        </table:table-row>
        <table:table-row table:style-name="Tabla7.1">
          <table:covered-table-cell/>
          <table:table-cell table:style-name="Tabla7.B12" office:value-type="string">
            <text:p text:style-name="P477">Uso de bordes resaltados.</text:p>
          </table:table-cell>
        </table:table-row>
      </table:table>
      <text:p text:style-name="Predeterminado"/>
      <text:p text:style-name="P16"/>
      <text:p text:style-name="P16"><text:span text:style-name="T70">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471">Propiedades</text:p>
          </table:table-cell>
          <table:table-cell table:style-name="Tabla8.B1" office:value-type="string">
            <text:p text:style-name="P471">Descripción</text:p>
          </table:table-cell>
        </table:table-row>
        <table:table-row table:style-name="Tabla8.1">
          <table:table-cell table:style-name="Tabla8.A1" office:value-type="string">
            <text:p text:style-name="P471">margin</text:p>
          </table:table-cell>
          <table:table-cell table:style-name="Tabla8.B2" office:value-type="string">
            <text:p text:style-name="P477">Como dejar un márgen alrededor de un elemento con medidas.</text:p>
          </table:table-cell>
        </table:table-row>
        <table:table-row table:style-name="Tabla8.1">
          <table:table-cell table:style-name="Tabla8.A3" office:value-type="string">
            <text:p text:style-name="P471">margin</text:p>
          </table:table-cell>
          <table:table-cell table:style-name="Tabla8.B3" office:value-type="string">
            <text:p text:style-name="P477">Como dejar un márgen alrededor de un elemento con porcentajes.</text:p>
          </table:table-cell>
        </table:table-row>
      </table:table>
      <text:p text:style-name="P16"/>
      <text:p text:style-name="P17"><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471">Propiedades</text:p>
          </table:table-cell>
          <table:table-cell table:style-name="Tabla9.B1" office:value-type="string">
            <text:p text:style-name="P471">Descripción</text:p>
          </table:table-cell>
        </table:table-row>
        <table:table-row table:style-name="Tabla9.1">
          <table:table-cell table:style-name="Tabla9.A1" table:number-rows-spanned="3" office:value-type="string">
            <text:p text:style-name="P471">list-style-type</text:p>
          </table:table-cell>
          <table:table-cell table:style-name="Tabla9.B2" office:value-type="string">
            <text:p text:style-name="P477">Aplicar diferentes marcadores a los Ítems de una lista desordenada.</text:p>
          </table:table-cell>
        </table:table-row>
        <table:table-row table:style-name="Tabla9.1">
          <table:covered-table-cell/>
          <table:table-cell table:style-name="Tabla9.B2" office:value-type="string">
            <text:p text:style-name="P477">Aplicar números decimales y números romanos en listas ordenadas.</text:p>
          </table:table-cell>
        </table:table-row>
        <table:table-row table:style-name="Tabla9.1">
          <table:covered-table-cell/>
          <table:table-cell table:style-name="Tabla9.B4" office:value-type="string">
            <text:p text:style-name="P477">Aplicar letras, números y blancos para listas ordenadas.</text:p>
          </table:table-cell>
        </table:table-row>
      </table:table>
      <text:p text:style-name="Predeterminado"/>
      <text:p text:style-name="P16"><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471">Propiedades</text:p>
          </table:table-cell>
          <table:table-cell table:style-name="Tabla10.B1" office:value-type="string">
            <text:p text:style-name="P471">Descripción</text:p>
          </table:table-cell>
        </table:table-row>
        <table:table-row table:style-name="Tabla10.1">
          <table:table-cell table:style-name="Tabla10.A1" office:value-type="string">
            <text:p text:style-name="P471">table-layout</text:p>
          </table:table-cell>
          <table:table-cell table:style-name="Tabla10.B2" office:value-type="string">
            <text:p text:style-name="P477">Como controlar el tamaño de las celdas de una tabla.</text:p>
          </table:table-cell>
        </table:table-row>
        <table:table-row table:style-name="Tabla10.1">
          <table:table-cell table:style-name="Tabla10.A3" office:value-type="string">
            <text:p text:style-name="P471">border-collapse</text:p>
          </table:table-cell>
          <table:table-cell table:style-name="Tabla10.B3" office:value-type="string">
            <text:p text:style-name="P477">Definir un borde separado o un borde de una línea fina en una tabla.</text:p>
          </table:table-cell>
        </table:table-row>
      </table:table>
      <text:p text:style-name="Predeterminado"/>
      <text:p text:style-name="P17"><text:span text:style-name="T70">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471">Propiedades</text:p>
          </table:table-cell>
          <table:table-cell table:style-name="Tabla11.B1" office:value-type="string">
            <text:p text:style-name="P471">Descripción</text:p>
          </table:table-cell>
        </table:table-row>
        <table:table-row table:style-name="Tabla11.1">
          <table:table-cell table:style-name="Tabla11.A1" office:value-type="string">
            <text:p text:style-name="P471">width</text:p>
          </table:table-cell>
          <table:table-cell table:style-name="Tabla11.B2" office:value-type="string">
            <text:p text:style-name="P477">Defina el ancho de un párrafo a su gusto.</text:p>
          </table:table-cell>
        </table:table-row>
        <table:table-row table:style-name="Tabla11.1">
          <table:table-cell table:style-name="Tabla11.A1" office:value-type="string">
            <text:p text:style-name="P471">min-width</text:p>
          </table:table-cell>
          <table:table-cell table:style-name="Tabla11.B2" office:value-type="string">
            <text:p text:style-name="P477">Defina un ancho mínimo para un párrafo.</text:p>
          </table:table-cell>
        </table:table-row>
        <table:table-row table:style-name="Tabla11.1">
          <table:table-cell table:style-name="Tabla11.A1" office:value-type="string">
            <text:p text:style-name="P471">max-width</text:p>
          </table:table-cell>
          <table:table-cell table:style-name="Tabla11.B2" office:value-type="string">
            <text:p text:style-name="P477">Como definir un ancho máximo para un párrafo.</text:p>
          </table:table-cell>
        </table:table-row>
        <table:table-row table:style-name="Tabla11.1">
          <table:table-cell table:style-name="Tabla11.A1" office:value-type="string">
            <text:p text:style-name="P471">height</text:p>
          </table:table-cell>
          <table:table-cell table:style-name="Tabla11.B2" office:value-type="string">
            <text:p text:style-name="P477">Como establecer la altura de un elemento.</text:p>
          </table:table-cell>
        </table:table-row>
        <table:table-row table:style-name="Tabla11.1">
          <table:table-cell table:style-name="Tabla11.A1" office:value-type="string">
            <text:p text:style-name="P471">min-height</text:p>
          </table:table-cell>
          <table:table-cell table:style-name="Tabla11.B2" office:value-type="string">
            <text:p text:style-name="P477">Defina una altura mínimo para un elemento.</text:p>
          </table:table-cell>
        </table:table-row>
        <table:table-row table:style-name="Tabla11.1">
          <table:table-cell table:style-name="Tabla11.A1" office:value-type="string">
            <text:p text:style-name="P471">max-height</text:p>
          </table:table-cell>
          <table:table-cell table:style-name="Tabla11.B2" office:value-type="string">
            <text:p text:style-name="P477">Defina una altura máxima para un párrafo.</text:p>
          </table:table-cell>
        </table:table-row>
        <table:table-row table:style-name="Tabla11.1">
          <table:table-cell table:style-name="Tabla11.A8" office:value-type="string">
            <text:p text:style-name="P471">line-height</text:p>
          </table:table-cell>
          <table:table-cell table:style-name="Tabla11.B8" office:value-type="string">
            <text:p text:style-name="P477">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0">Propiedades para Efectos Visuales</text:span><text:span text:style-name="T2">: Estas propiedades ayudan a mostrar el contenido de diferentes maneras, nos ayuda a estructurar los contenidos de las etiquetas.</text:span></text:p>
      <text:p text:style-name="P163"/>
      <text:p text:style-name="P16"/>
      <table:table table:name="Tabla12" table:style-name="Tabla12">
        <table:table-column table:style-name="Tabla12.A"/>
        <table:table-column table:style-name="Tabla12.B"/>
        <table:table-row table:style-name="Tabla12.1">
          <table:table-cell table:style-name="Tabla12.A1" office:value-type="string">
            <text:p text:style-name="P471">Propiedades</text:p>
          </table:table-cell>
          <table:table-cell table:style-name="Tabla12.B1" office:value-type="string">
            <text:p text:style-name="P471">Descripción</text:p>
          </table:table-cell>
        </table:table-row>
        <table:table-row table:style-name="Tabla12.1">
          <table:table-cell table:style-name="Tabla12.A1" office:value-type="string">
            <text:p text:style-name="P471">overflow</text:p>
          </table:table-cell>
          <table:table-cell table:style-name="Tabla12.B2" office:value-type="string">
            <text:p text:style-name="P477">Insertar una barra de desplazamiento en caso que el contenido sea superior a la caja que lo contiene</text:p>
          </table:table-cell>
        </table:table-row>
        <table:table-row table:style-name="Tabla12.1">
          <table:table-cell table:style-name="Tabla12.A1" office:value-type="string">
            <text:p text:style-name="P471">clip</text:p>
          </table:table-cell>
          <table:table-cell table:style-name="Tabla12.B2" office:value-type="string">
            <text:p text:style-name="P477">Mostrar parte de una imagen</text:p>
          </table:table-cell>
        </table:table-row>
        <table:table-row table:style-name="Tabla12.1">
          <table:table-cell table:style-name="Tabla12.A1" office:value-type="string">
            <text:p text:style-name="P471">display</text:p>
          </table:table-cell>
          <table:table-cell table:style-name="Tabla12.B2" office:value-type="string">
            <text:p text:style-name="P477">Como convertir diferentes elementos en Ítems de una lista</text:p>
          </table:table-cell>
        </table:table-row>
        <table:table-row table:style-name="Tabla12.1">
          <table:table-cell table:style-name="Tabla12.A5" office:value-type="string">
            <text:p text:style-name="P471">visibility</text:p>
          </table:table-cell>
          <table:table-cell table:style-name="Tabla12.B5" office:value-type="string">
            <text:p text:style-name="P477">Mostrar u ocultar un texto</text:p>
          </table:table-cell>
        </table:table-row>
      </table:table>
      <text:p text:style-name="P16"/>
      <text:p text:style-name="P17"><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471">Propiedades</text:p>
          </table:table-cell>
          <table:table-cell table:style-name="Tabla13.B1" office:value-type="string">
            <text:p text:style-name="P471">Descripción</text:p>
          </table:table-cell>
        </table:table-row>
        <table:table-row table:style-name="Tabla13.1">
          <table:table-cell table:style-name="Tabla13.A1" table:number-rows-spanned="4" office:value-type="string">
            <text:p text:style-name="P471">position</text:p>
          </table:table-cell>
          <table:table-cell table:style-name="Tabla13.B2" office:value-type="string">
            <text:p text:style-name="P477">Posiciona un elemento dentro de la página por medio del método estático</text:p>
          </table:table-cell>
        </table:table-row>
        <table:table-row table:style-name="Tabla13.1">
          <table:covered-table-cell/>
          <table:table-cell table:style-name="Tabla13.B2" office:value-type="string">
            <text:p text:style-name="P477">Por medio del método relativo</text:p>
          </table:table-cell>
        </table:table-row>
        <table:table-row table:style-name="Tabla13.1">
          <table:covered-table-cell/>
          <table:table-cell table:style-name="Tabla13.B2" office:value-type="string">
            <text:p text:style-name="P477">Por medio del método absoluto</text:p>
          </table:table-cell>
        </table:table-row>
        <table:table-row table:style-name="Tabla13.1">
          <table:covered-table-cell/>
          <table:table-cell table:style-name="Tabla13.B2" office:value-type="string">
            <text:p text:style-name="P477">Por medio del método fijo</text:p>
          </table:table-cell>
        </table:table-row>
        <table:table-row table:style-name="Tabla13.1">
          <table:table-cell table:style-name="Tabla13.A1" office:value-type="string">
            <text:p text:style-name="P471">top<text:line-break/>right<text:line-break/>bottom<text:line-break/>left</text:p>
          </table:table-cell>
          <table:table-cell table:style-name="Tabla13.B2" office:value-type="string">
            <text:p text:style-name="P477">Ubicar un elemento por medio de estas propiedades.</text:p>
          </table:table-cell>
        </table:table-row>
        <table:table-row table:style-name="Tabla13.1">
          <table:table-cell table:style-name="Tabla13.A1" table:number-rows-spanned="2" office:value-type="string">
            <text:p text:style-name="P471">float</text:p>
          </table:table-cell>
          <table:table-cell table:style-name="Tabla13.B2" office:value-type="string">
            <text:p text:style-name="P477">Posicionamiento flotante a la izquierda.</text:p>
          </table:table-cell>
        </table:table-row>
        <table:table-row table:style-name="Tabla13.1">
          <table:covered-table-cell/>
          <table:table-cell table:style-name="Tabla13.B2" office:value-type="string">
            <text:p text:style-name="P477">Posicionamiento flotante a la derecha</text:p>
          </table:table-cell>
        </table:table-row>
        <table:table-row table:style-name="Tabla13.1">
          <table:table-cell table:style-name="Tabla13.A1" table:number-rows-spanned="2" office:value-type="string">
            <text:p text:style-name="P471">clear</text:p>
          </table:table-cell>
          <table:table-cell table:style-name="Tabla13.B2" office:value-type="string">
            <text:p text:style-name="P477">No permite elementos flotantes a la izquierda.</text:p>
          </table:table-cell>
        </table:table-row>
        <table:table-row table:style-name="Tabla13.1">
          <table:covered-table-cell/>
          <table:table-cell table:style-name="Tabla13.B2" office:value-type="string">
            <text:p text:style-name="P477">No permite elementos flotantes a ambos lados</text:p>
          </table:table-cell>
        </table:table-row>
        <table:table-row table:style-name="Tabla13.1">
          <table:table-cell table:style-name="Tabla13.A1" table:number-rows-spanned="10" office:value-type="string">
            <text:p text:style-name="P471">vertical-align</text:p>
          </table:table-cell>
          <table:table-cell table:style-name="Tabla13.B2" office:value-type="string">
            <text:p text:style-name="P477">Alineación vertical del texto : Línea de referencia.</text:p>
          </table:table-cell>
        </table:table-row>
        <table:table-row table:style-name="Tabla13.1">
          <table:covered-table-cell/>
          <table:table-cell table:style-name="Tabla13.B2" office:value-type="string">
            <text:p text:style-name="P477">Por debajo</text:p>
          </table:table-cell>
        </table:table-row>
        <table:table-row table:style-name="Tabla13.1">
          <table:covered-table-cell/>
          <table:table-cell table:style-name="Tabla13.B2" office:value-type="string">
            <text:p text:style-name="P477">Por arriba<text:soft-page-break/></text:p>
          </table:table-cell>
        </table:table-row>
        <table:table-row table:style-name="Tabla13.1">
          <table:covered-table-cell/>
          <table:table-cell table:style-name="Tabla13.B2" office:value-type="string">
            <text:p text:style-name="P477">Por encima</text:p>
          </table:table-cell>
        </table:table-row>
        <table:table-row table:style-name="Tabla13.1">
          <table:covered-table-cell/>
          <table:table-cell table:style-name="Tabla13.B2" office:value-type="string">
            <text:p text:style-name="P477">Texto superior</text:p>
          </table:table-cell>
        </table:table-row>
        <table:table-row table:style-name="Tabla13.1">
          <table:covered-table-cell/>
          <table:table-cell table:style-name="Tabla13.B2" office:value-type="string">
            <text:p text:style-name="P477">Medio</text:p>
          </table:table-cell>
        </table:table-row>
        <table:table-row table:style-name="Tabla13.1">
          <table:covered-table-cell/>
          <table:table-cell table:style-name="Tabla13.B2" office:value-type="string">
            <text:p text:style-name="P477">Inferior</text:p>
          </table:table-cell>
        </table:table-row>
        <table:table-row table:style-name="Tabla13.1">
          <table:covered-table-cell/>
          <table:table-cell table:style-name="Tabla13.B2" office:value-type="string">
            <text:p text:style-name="P477">Texto inferior</text:p>
          </table:table-cell>
        </table:table-row>
        <table:table-row table:style-name="Tabla13.1">
          <table:covered-table-cell/>
          <table:table-cell table:style-name="Tabla13.B2" office:value-type="string">
            <text:p text:style-name="P485"><text:span text:style-name="Emphasis"><text:span text:style-name="T191">Longitud</text:span></text:span></text:p>
          </table:table-cell>
        </table:table-row>
        <table:table-row table:style-name="Tabla13.1">
          <table:covered-table-cell/>
          <table:table-cell table:style-name="Tabla13.B2" office:value-type="string">
            <text:p text:style-name="P484"><text:span text:style-name="Emphasis"><text:span text:style-name="T191">Porcentaje</text:span></text:span></text:p>
          </table:table-cell>
        </table:table-row>
        <table:table-row table:style-name="Tabla13.1">
          <table:table-cell table:style-name="Tabla13.A21" office:value-type="string">
            <text:p text:style-name="P471">z-index</text:p>
          </table:table-cell>
          <table:table-cell table:style-name="Tabla13.B21" office:value-type="string">
            <text:p text:style-name="P477">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3">Ejemplo De Una Página Con CSS</text:p>
      <text:p text:style-name="P17"/>
      <text:p text:style-name="P427"/>
      <text:p text:style-name="P70"><text:span text:style-name="_5f_XMLBracket"><text:span text:style-name="T414"/></text:span></text:p>
      <text:p text:style-name="P70"><text:span text:style-name="_5f_XMLBracket"><text:span text:style-name="T414">&lt;!</text:span></text:span><text:span text:style-name="_5f_XMLKeyWord"><text:span text:style-name="T414">DOCTYPE</text:span></text:span><text:span text:style-name="_5f_XMLBracket"><text:span text:style-name="T414"> </text:span></text:span><text:span text:style-name="_5f_XMLElement"><text:span text:style-name="T414">html</text:span></text:span><text:span text:style-name="_5f_XMLBracket"><text:span text:style-name="T414">&gt;</text:span></text:span></text:p>
      <text:p text:style-name="P70"><text:span text:style-name="_5f_XMLBracket"><text:span text:style-name="T414">&lt;</text:span></text:span><text:span text:style-name="_5f_XMLElement"><text:span text:style-name="T414">html</text:span></text:span><text:span text:style-name="_5f_XMLBracket"><text:span text:style-name="T414"> </text:span></text:span><text:span text:style-name="_5f_XMLElement"><text:span text:style-name="T414">lang</text:span></text:span><text:span text:style-name="_5f_XMLBracket"><text:span text:style-name="T414">=</text:span></text:span><text:span text:style-name="_5f_XMLLiteral"><text:span text:style-name="T414">"en"</text:span></text:span><text:span text:style-name="_5f_XMLBracket"><text:span text:style-name="T414">&gt;</text:span></text:span></text:p>
      <text:p text:style-name="P70"><text:span text:style-name="_5f_XMLBracket"><text:span text:style-name="T414">&lt;</text:span></text:span><text:span text:style-name="_5f_XMLElement"><text:span text:style-name="T414">head</text:span></text:span><text:span text:style-name="_5f_XMLBracket"><text:span text:style-name="T414">&gt;</text:span></text:span></text:p>
      <text:p text:style-name="P70"><text:span text:style-name="_5f_XMLBracket"><text:span text:style-name="T414"><text:tab/>&lt;</text:span></text:span><text:span text:style-name="_5f_XMLElement"><text:span text:style-name="T414">meta</text:span></text:span><text:span text:style-name="_5f_XMLBracket"><text:span text:style-name="T414"> </text:span></text:span><text:span text:style-name="_5f_XMLKeyWord"><text:span text:style-name="T414">charset</text:span></text:span><text:span text:style-name="_5f_XMLBracket"><text:span text:style-name="T414">=</text:span></text:span><text:span text:style-name="_5f_XMLLiteral"><text:span text:style-name="T414">"utf-8"</text:span></text:span><text:span text:style-name="_5f_XMLBracket"><text:span text:style-name="T414">&gt;</text:span></text:span></text:p>
      <text:p text:style-name="P70"><text:span text:style-name="_5f_XMLBracket"><text:span text:style-name="T414">&lt;</text:span></text:span><text:span text:style-name="_5f_XMLKeyWord"><text:span text:style-name="T414">title</text:span></text:span><text:span text:style-name="_5f_XMLBracket"><text:span text:style-name="T414">&gt;</text:span></text:span><text:span text:style-name="_5f_XMLContent"><text:span text:style-name="T414">Página Con CSS</text:span></text:span><text:span text:style-name="_5f_XMLBracket"><text:span text:style-name="T414">&lt;/</text:span></text:span><text:span text:style-name="_5f_XMLKeyWord"><text:span text:style-name="T414">title</text:span></text:span><text:span text:style-name="_5f_XMLBracket"><text:span text:style-name="T414">&gt;</text:span></text:span></text:p>
      <text:p text:style-name="P70"><text:span text:style-name="_5f_XMLBracket"><text:span text:style-name="T414">&lt;</text:span></text:span><text:span text:style-name="_5f_XMLElement"><text:span text:style-name="T414">style</text:span></text:span><text:span text:style-name="_5f_XMLBracket"><text:span text:style-name="T414"> </text:span></text:span><text:span text:style-name="_5f_XMLKeyWord"><text:span text:style-name="T414">type</text:span></text:span><text:span text:style-name="_5f_XMLBracket"><text:span text:style-name="T414">=</text:span></text:span><text:span text:style-name="_5f_XMLLiteral"><text:span text:style-name="T414">"text/css"</text:span></text:span><text:span text:style-name="_5f_XMLBracket"><text:span text:style-name="T414">&gt;</text:span></text:span></text:p>
      <text:p text:style-name="P70"><text:span text:style-name="_5f_OOoComputerKeyWord"><text:span text:style-name="T414">::</text:span></text:span><text:span text:style-name="_5f_OOoComputerIdent"><text:span text:style-name="T414">selection</text:span></text:span><text:span text:style-name="_5f_OOoComputerKeyWord"><text:span text:style-name="T414">{</text:span></text:span><text:span text:style-name="_5f_XMLBracket"><text:span text:style-name="T414"> </text:span></text:span><text:span text:style-name="_5f_OOoComputerIdent"><text:span text:style-name="T414">background</text:span></text:span><text:span text:style-name="_5f_OOoComputerKeyWord"><text:span text:style-name="T414">-</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Ident"><text:span text:style-name="T414">E13300</text:span></text:span><text:span text:style-name="_5f_OOoComputerKeyWord"><text:span text:style-name="T414">;</text:span></text:span><text:span text:style-name="_5f_XMLBracket"><text:span text:style-name="T414"> </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Ident"><text:span text:style-name="T414">white</text:span></text:span><text:span text:style-name="_5f_OOoComputerKeyWord"><text:span text:style-name="T414">;</text:span></text:span><text:span text:style-name="_5f_XMLBracket"><text:span text:style-name="T414"> </text:span></text:span><text:span text:style-name="_5f_OOoComputerKeyWord"><text:span text:style-name="T414">}</text:span></text:span></text:p>
      <text:p text:style-name="P70"><text:span text:style-name="_5f_OOoComputerIdent"><text:span text:style-name="T414">body</text:span></text:span><text:span text:style-name="_5f_XMLBracket"><text:span text:style-name="T414"> </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ackground</text:span></text:span><text:span text:style-name="_5f_OOoComputerKeyWord"><text:span text:style-name="T414">-</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Ident"><text:span text:style-name="T414">fff</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margin</text:span></text:span><text:span text:style-name="_5f_OOoComputerKeyWord"><text:span text:style-name="T414">:</text:span></text:span><text:span text:style-name="_5f_XMLBracket"><text:span text:style-name="T414"> </text:span></text:span><text:span text:style-name="_5f_OOoComputerLiteral"><text:span text:style-name="T414">90</text:span></text:span><text:span text:style-name="_5f_OOoComputerIdent"><text:span text:style-name="T414">px</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font</text:span></text:span><text:span text:style-name="_5f_OOoComputerKeyWord"><text:span text:style-name="T414">:</text:span></text:span><text:span text:style-name="_5f_XMLBracket"><text:span text:style-name="T414"> </text:span></text:span><text:span text:style-name="_5f_OOoComputerLiteral"><text:span text:style-name="T414">13</text:span></text:span><text:span text:style-name="_5f_OOoComputerIdent"><text:span text:style-name="T414">px/20px normal Helvetica</text:span></text:span><text:span text:style-name="_5f_OOoComputerKeyWord"><text:span text:style-name="T414">,</text:span></text:span><text:span text:style-name="_5f_OOoComputerIdent"><text:span text:style-name="T414"> Arial</text:span></text:span><text:span text:style-name="_5f_OOoComputerKeyWord"><text:span text:style-name="T414">,</text:span></text:span><text:span text:style-name="_5f_OOoComputerIdent"><text:span text:style-name="T414"> sans</text:span></text:span><text:span text:style-name="_5f_OOoComputerKeyWord"><text:span text:style-name="T414">-</text:span></text:span><text:span text:style-name="_5f_OOoComputerIdent"><text:span text:style-name="T414">serif</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Literal"><text:span text:style-name="T414">4F5155</text:span></text:span><text:span text:style-name="_5f_OOoComputerKeyWord"><text:span text:style-name="T414">;</text:span></text:span></text:p>
      <text:p text:style-name="P70"><text:span text:style-name="_5f_OOoComputerKeyWord"><text:span text:style-name="T414">}</text:span></text:span></text:p>
      <text:p text:style-name="P70"><text:span text:style-name="_5f_OOoComputerIdent"><text:span text:style-name="T414">a</text:span></text:span><text:span text:style-name="_5f_XMLBracket"><text:span text:style-name="T414"> </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Literal"><text:span text:style-name="T414">003399</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ackground</text:span></text:span><text:span text:style-name="_5f_OOoComputerKeyWord"><text:span text:style-name="T414">-</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Ident"><text:span text:style-name="T414">transparent</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font</text:span></text:span><text:span text:style-name="_5f_OOoComputerKeyWord"><text:span text:style-name="T414">-</text:span></text:span><text:span text:style-name="_5f_OOoComputerIdent"><text:span text:style-name="T414">weight</text:span></text:span><text:span text:style-name="_5f_OOoComputerKeyWord"><text:span text:style-name="T414">:</text:span></text:span><text:span text:style-name="_5f_XMLBracket"><text:span text:style-name="T414"> </text:span></text:span><text:span text:style-name="_5f_OOoComputerIdent"><text:span text:style-name="T414">normal</text:span></text:span><text:span text:style-name="_5f_OOoComputerKeyWord"><text:span text:style-name="T414">;</text:span></text:span></text:p>
      <text:p text:style-name="P70"><text:span text:style-name="_5f_OOoComputerKeyWord"><text:span text:style-name="T414">}</text:span></text:span></text:p>
      <text:p text:style-name="P70"><text:span text:style-name="_5f_OOoComputerIdent"><text:span text:style-name="T414">h1</text:span></text:span><text:span text:style-name="_5f_XMLBracket"><text:span text:style-name="T414"> </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Literal"><text:span text:style-name="T414">444</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ackground</text:span></text:span><text:span text:style-name="_5f_OOoComputerKeyWord"><text:span text:style-name="T414">-</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Ident"><text:span text:style-name="T414">transparent</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order</text:span></text:span><text:span text:style-name="_5f_OOoComputerKeyWord"><text:span text:style-name="T414">-</text:span></text:span><text:span text:style-name="_5f_OOoComputerIdent"><text:span text:style-name="T414">bottom</text:span></text:span><text:span text:style-name="_5f_OOoComputerKeyWord"><text:span text:style-name="T414">:</text:span></text:span><text:span text:style-name="_5f_XMLBracket"><text:span text:style-name="T414"> </text:span></text:span><text:span text:style-name="_5f_OOoComputerLiteral"><text:span text:style-name="T414">1</text:span></text:span><text:span text:style-name="_5f_OOoComputerIdent"><text:span text:style-name="T414">px</text:span></text:span><text:span text:style-name="_5f_XMLBracket"><text:span text:style-name="T414"> </text:span></text:span><text:span text:style-name="_5f_OOoComputerIdent"><text:span text:style-name="T414">solid</text:span></text:span><text:span text:style-name="_5f_XMLBracket"><text:span text:style-name="T414"> </text:span></text:span><text:span text:style-name="_5f_OOoComputerKeyWord"><text:span text:style-name="T414">#</text:span></text:span><text:span text:style-name="_5f_OOoComputerIdent"><text:span text:style-name="T414">D0D0D0</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font</text:span></text:span><text:span text:style-name="_5f_OOoComputerKeyWord"><text:span text:style-name="T414">-</text:span></text:span><text:span text:style-name="_5f_OOoComputerIdent"><text:span text:style-name="T414">size</text:span></text:span><text:span text:style-name="_5f_OOoComputerKeyWord"><text:span text:style-name="T414">:</text:span></text:span><text:span text:style-name="_5f_XMLBracket"><text:span text:style-name="T414"> </text:span></text:span><text:span text:style-name="_5f_OOoComputerLiteral"><text:span text:style-name="T414">19</text:span></text:span><text:span text:style-name="_5f_OOoComputerIdent"><text:span text:style-name="T414">px</text:span></text:span><text:span text:style-name="_5f_OOoComputerKeyWord"><text:span text:style-name="T414">;</text:span></text:span></text:p>
      <text:p text:style-name="P70"><text:soft-page-break/><text:span text:style-name="_5f_XMLBracket"><text:span text:style-name="T414"><text:tab/></text:span></text:span><text:span text:style-name="_5f_OOoComputerIdent"><text:span text:style-name="T414">font</text:span></text:span><text:span text:style-name="_5f_OOoComputerKeyWord"><text:span text:style-name="T414">-</text:span></text:span><text:span text:style-name="_5f_OOoComputerIdent"><text:span text:style-name="T414">weight</text:span></text:span><text:span text:style-name="_5f_OOoComputerKeyWord"><text:span text:style-name="T414">:</text:span></text:span><text:span text:style-name="_5f_XMLBracket"><text:span text:style-name="T414"> </text:span></text:span><text:span text:style-name="_5f_OOoComputerIdent"><text:span text:style-name="T414">normal</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margin</text:span></text:span><text:span text:style-name="_5f_OOoComputerKeyWord"><text:span text:style-name="T414">:</text:span></text:span><text:span text:style-name="_5f_XMLBracket"><text:span text:style-name="T414"> </text:span></text:span><text:span text:style-name="_5f_OOoComputerLiteral"><text:span text:style-name="T414">0</text:span></text:span><text:span text:style-name="_5f_XMLBracket"><text:span text:style-name="T414"> </text:span></text:span><text:span text:style-name="_5f_OOoComputerLiteral"><text:span text:style-name="T414">0</text:span></text:span><text:span text:style-name="_5f_XMLBracket"><text:span text:style-name="T414"> </text:span></text:span><text:span text:style-name="_5f_OOoComputerLiteral"><text:span text:style-name="T414">14</text:span></text:span><text:span text:style-name="_5f_OOoComputerIdent"><text:span text:style-name="T414">px</text:span></text:span><text:span text:style-name="_5f_XMLBracket"><text:span text:style-name="T414"> </text:span></text:span><text:span text:style-name="_5f_OOoComputerLiteral"><text:span text:style-name="T414">0</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padding</text:span></text:span><text:span text:style-name="_5f_OOoComputerKeyWord"><text:span text:style-name="T414">:</text:span></text:span><text:span text:style-name="_5f_XMLBracket"><text:span text:style-name="T414"> </text:span></text:span><text:span text:style-name="_5f_OOoComputerLiteral"><text:span text:style-name="T414">14</text:span></text:span><text:span text:style-name="_5f_OOoComputerIdent"><text:span text:style-name="T414">px</text:span></text:span><text:span text:style-name="_5f_XMLBracket"><text:span text:style-name="T414"> </text:span></text:span><text:span text:style-name="_5f_OOoComputerLiteral"><text:span text:style-name="T414">15</text:span></text:span><text:span text:style-name="_5f_OOoComputerIdent"><text:span text:style-name="T414">px</text:span></text:span><text:span text:style-name="_5f_XMLBracket"><text:span text:style-name="T414"> </text:span></text:span><text:span text:style-name="_5f_OOoComputerLiteral"><text:span text:style-name="T414">10</text:span></text:span><text:span text:style-name="_5f_OOoComputerIdent"><text:span text:style-name="T414">px</text:span></text:span><text:span text:style-name="_5f_XMLBracket"><text:span text:style-name="T414"> </text:span></text:span><text:span text:style-name="_5f_OOoComputerLiteral"><text:span text:style-name="T414">15</text:span></text:span><text:span text:style-name="_5f_OOoComputerIdent"><text:span text:style-name="T414">px</text:span></text:span><text:span text:style-name="_5f_OOoComputerKeyWord"><text:span text:style-name="T414">;</text:span></text:span></text:p>
      <text:p text:style-name="P70"><text:span text:style-name="_5f_OOoComputerKeyWord"><text:span text:style-name="T414">}</text:span></text:span></text:p>
      <text:p text:style-name="P70"><text:span text:style-name="_5f_OOoComputerKeyWord"><text:span text:style-name="T414">.</text:span></text:span><text:span text:style-name="_5f_OOoComputerIdent"><text:span text:style-name="T414">texto</text:span></text:span><text:span text:style-name="_5f_XMLBracket"><text:span text:style-name="T414"> </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font</text:span></text:span><text:span text:style-name="_5f_OOoComputerKeyWord"><text:span text:style-name="T414">-</text:span></text:span><text:span text:style-name="_5f_OOoComputerIdent"><text:span text:style-name="T414">family</text:span></text:span><text:span text:style-name="_5f_OOoComputerKeyWord"><text:span text:style-name="T414">:</text:span></text:span><text:span text:style-name="_5f_XMLBracket"><text:span text:style-name="T414"> </text:span></text:span><text:span text:style-name="_5f_OOoComputerIdent"><text:span text:style-name="T414">Consolas</text:span></text:span><text:span text:style-name="_5f_OOoComputerKeyWord"><text:span text:style-name="T414">,</text:span></text:span><text:span text:style-name="_5f_XMLBracket"><text:span text:style-name="T414"> </text:span></text:span><text:span text:style-name="_5f_OOoComputerIdent"><text:span text:style-name="T414">Monaco</text:span></text:span><text:span text:style-name="_5f_OOoComputerKeyWord"><text:span text:style-name="T414">,</text:span></text:span><text:span text:style-name="_5f_XMLBracket"><text:span text:style-name="T414"> </text:span></text:span><text:span text:style-name="_5f_OOoComputerIdent"><text:span text:style-name="T414">Courier</text:span></text:span><text:span text:style-name="_5f_XMLBracket"><text:span text:style-name="T414"> </text:span></text:span><text:span text:style-name="_5f_OOoComputerKeyWord"><text:span text:style-name="T414">New,</text:span></text:span><text:span text:style-name="_5f_XMLBracket"><text:span text:style-name="T414"> </text:span></text:span><text:span text:style-name="_5f_OOoComputerIdent"><text:span text:style-name="T414">Courier</text:span></text:span><text:span text:style-name="_5f_OOoComputerKeyWord"><text:span text:style-name="T414">,</text:span></text:span><text:span text:style-name="_5f_XMLBracket"><text:span text:style-name="T414"> </text:span></text:span><text:span text:style-name="_5f_OOoComputerIdent"><text:span text:style-name="T414">monospace</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font</text:span></text:span><text:span text:style-name="_5f_OOoComputerKeyWord"><text:span text:style-name="T414">-</text:span></text:span><text:span text:style-name="_5f_OOoComputerIdent"><text:span text:style-name="T414">size</text:span></text:span><text:span text:style-name="_5f_OOoComputerKeyWord"><text:span text:style-name="T414">:</text:span></text:span><text:span text:style-name="_5f_XMLBracket"><text:span text:style-name="T414"> </text:span></text:span><text:span text:style-name="_5f_OOoComputerLiteral"><text:span text:style-name="T414">16</text:span></text:span><text:span text:style-name="_5f_OOoComputerIdent"><text:span text:style-name="T414">px</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ackground</text:span></text:span><text:span text:style-name="_5f_OOoComputerKeyWord"><text:span text:style-name="T414">-</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Ident"><text:span text:style-name="T414">f9f9f9</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order</text:span></text:span><text:span text:style-name="_5f_OOoComputerKeyWord"><text:span text:style-name="T414">:</text:span></text:span><text:span text:style-name="_5f_XMLBracket"><text:span text:style-name="T414"> </text:span></text:span><text:span text:style-name="_5f_OOoComputerLiteral"><text:span text:style-name="T414">1</text:span></text:span><text:span text:style-name="_5f_OOoComputerIdent"><text:span text:style-name="T414">px</text:span></text:span><text:span text:style-name="_5f_XMLBracket"><text:span text:style-name="T414"> </text:span></text:span><text:span text:style-name="_5f_OOoComputerIdent"><text:span text:style-name="T414">solid</text:span></text:span><text:span text:style-name="_5f_XMLBracket"><text:span text:style-name="T414"> </text:span></text:span><text:span text:style-name="_5f_OOoComputerKeyWord"><text:span text:style-name="T414">#</text:span></text:span><text:span text:style-name="_5f_OOoComputerIdent"><text:span text:style-name="T414">D0D0D0</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color</text:span></text:span><text:span text:style-name="_5f_OOoComputerKeyWord"><text:span text:style-name="T414">:</text:span></text:span><text:span text:style-name="_5f_XMLBracket"><text:span text:style-name="T414"> </text:span></text:span><text:span text:style-name="_5f_OOoComputerKeyWord"><text:span text:style-name="T414">#</text:span></text:span><text:span text:style-name="_5f_OOoComputerLiteral"><text:span text:style-name="T414">002166</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display</text:span></text:span><text:span text:style-name="_5f_OOoComputerKeyWord"><text:span text:style-name="T414">:</text:span></text:span><text:span text:style-name="_5f_XMLBracket"><text:span text:style-name="T414"> </text:span></text:span><text:span text:style-name="_5f_OOoComputerIdent"><text:span text:style-name="T414">block</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margin</text:span></text:span><text:span text:style-name="_5f_OOoComputerKeyWord"><text:span text:style-name="T414">:</text:span></text:span><text:span text:style-name="_5f_XMLBracket"><text:span text:style-name="T414"> </text:span></text:span><text:span text:style-name="_5f_OOoComputerLiteral"><text:span text:style-name="T414">14</text:span></text:span><text:span text:style-name="_5f_OOoComputerIdent"><text:span text:style-name="T414">px</text:span></text:span><text:span text:style-name="_5f_XMLBracket"><text:span text:style-name="T414"> </text:span></text:span><text:span text:style-name="_5f_OOoComputerLiteral"><text:span text:style-name="T414">0</text:span></text:span><text:span text:style-name="_5f_XMLBracket"><text:span text:style-name="T414"> </text:span></text:span><text:span text:style-name="_5f_OOoComputerLiteral"><text:span text:style-name="T414">14</text:span></text:span><text:span text:style-name="_5f_OOoComputerIdent"><text:span text:style-name="T414">px</text:span></text:span><text:span text:style-name="_5f_XMLBracket"><text:span text:style-name="T414"> </text:span></text:span><text:span text:style-name="_5f_OOoComputerLiteral"><text:span text:style-name="T414">0</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padding</text:span></text:span><text:span text:style-name="_5f_OOoComputerKeyWord"><text:span text:style-name="T414">:</text:span></text:span><text:span text:style-name="_5f_XMLBracket"><text:span text:style-name="T414"> </text:span></text:span><text:span text:style-name="_5f_OOoComputerLiteral"><text:span text:style-name="T414">12</text:span></text:span><text:span text:style-name="_5f_OOoComputerIdent"><text:span text:style-name="T414">px</text:span></text:span><text:span text:style-name="_5f_XMLBracket"><text:span text:style-name="T414"> </text:span></text:span><text:span text:style-name="_5f_OOoComputerLiteral"><text:span text:style-name="T414">10</text:span></text:span><text:span text:style-name="_5f_OOoComputerIdent"><text:span text:style-name="T414">px</text:span></text:span><text:span text:style-name="_5f_XMLBracket"><text:span text:style-name="T414"> </text:span></text:span><text:span text:style-name="_5f_OOoComputerLiteral"><text:span text:style-name="T414">12</text:span></text:span><text:span text:style-name="_5f_OOoComputerIdent"><text:span text:style-name="T414">px</text:span></text:span><text:span text:style-name="_5f_XMLBracket"><text:span text:style-name="T414"> </text:span></text:span><text:span text:style-name="_5f_OOoComputerLiteral"><text:span text:style-name="T414">10</text:span></text:span><text:span text:style-name="_5f_OOoComputerIdent"><text:span text:style-name="T414">px</text:span></text:span><text:span text:style-name="_5f_OOoComputerKeyWord"><text:span text:style-name="T414">;</text:span></text:span></text:p>
      <text:p text:style-name="P70"><text:span text:style-name="_5f_OOoComputerKeyWord"><text:span text:style-name="T414">}</text:span></text:span></text:p>
      <text:p text:style-name="P70"><text:span text:style-name="_5f_OOoComputerKeyWord"><text:span text:style-name="T414">#</text:span></text:span><text:span text:style-name="_5f_OOoComputerIdent"><text:span text:style-name="T414">container</text:span></text:span><text:span text:style-name="_5f_XMLBracket"><text:span text:style-name="T414"> </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margin</text:span></text:span><text:span text:style-name="_5f_OOoComputerKeyWord"><text:span text:style-name="T414">:</text:span></text:span><text:span text:style-name="_5f_XMLBracket"><text:span text:style-name="T414"> </text:span></text:span><text:span text:style-name="_5f_OOoComputerLiteral"><text:span text:style-name="T414">10</text:span></text:span><text:span text:style-name="_5f_OOoComputerIdent"><text:span text:style-name="T414">px</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border</text:span></text:span><text:span text:style-name="_5f_OOoComputerKeyWord"><text:span text:style-name="T414">:</text:span></text:span><text:span text:style-name="_5f_XMLBracket"><text:span text:style-name="T414"> </text:span></text:span><text:span text:style-name="_5f_OOoComputerLiteral"><text:span text:style-name="T414">1</text:span></text:span><text:span text:style-name="_5f_OOoComputerIdent"><text:span text:style-name="T414">px</text:span></text:span><text:span text:style-name="_5f_XMLBracket"><text:span text:style-name="T414"> </text:span></text:span><text:span text:style-name="_5f_OOoComputerIdent"><text:span text:style-name="T414">solid</text:span></text:span><text:span text:style-name="_5f_XMLBracket"><text:span text:style-name="T414"> </text:span></text:span><text:span text:style-name="_5f_OOoComputerKeyWord"><text:span text:style-name="T414">#</text:span></text:span><text:span text:style-name="_5f_OOoComputerIdent"><text:span text:style-name="T414">D0D0D0</text:span></text:span><text:span text:style-name="_5f_OOoComputerKeyWord"><text:span text:style-name="T414">;</text:span></text:span></text:p>
      <text:p text:style-name="P70"><text:span text:style-name="_5f_XMLBracket"><text:span text:style-name="T414"><text:tab/></text:span></text:span><text:span text:style-name="_5f_OOoComputerKeyWord"><text:span text:style-name="T414">-</text:span></text:span><text:span text:style-name="_5f_OOoComputerIdent"><text:span text:style-name="T414">webkit</text:span></text:span><text:span text:style-name="_5f_OOoComputerKeyWord"><text:span text:style-name="T414">-</text:span></text:span><text:span text:style-name="_5f_OOoComputerIdent"><text:span text:style-name="T414">box</text:span></text:span><text:span text:style-name="_5f_OOoComputerKeyWord"><text:span text:style-name="T414">-</text:span></text:span><text:span text:style-name="_5f_OOoComputerIdent"><text:span text:style-name="T414">shadow</text:span></text:span><text:span text:style-name="_5f_OOoComputerKeyWord"><text:span text:style-name="T414">:</text:span></text:span><text:span text:style-name="_5f_XMLBracket"><text:span text:style-name="T414"> </text:span></text:span><text:span text:style-name="_5f_OOoComputerLiteral"><text:span text:style-name="T414">0</text:span></text:span><text:span text:style-name="_5f_XMLBracket"><text:span text:style-name="T414"> </text:span></text:span><text:span text:style-name="_5f_OOoComputerLiteral"><text:span text:style-name="T414">0</text:span></text:span><text:span text:style-name="_5f_XMLBracket"><text:span text:style-name="T414"> </text:span></text:span><text:span text:style-name="_5f_OOoComputerLiteral"><text:span text:style-name="T414">8</text:span></text:span><text:span text:style-name="_5f_OOoComputerIdent"><text:span text:style-name="T414">px</text:span></text:span><text:span text:style-name="_5f_XMLBracket"><text:span text:style-name="T414"> </text:span></text:span><text:span text:style-name="_5f_OOoComputerKeyWord"><text:span text:style-name="T414">#</text:span></text:span><text:span text:style-name="_5f_OOoComputerIdent"><text:span text:style-name="T414">D0D0D0</text:span></text:span><text:span text:style-name="_5f_OOoComputerKeyWord"><text:span text:style-name="T414">;</text:span></text:span></text:p>
      <text:p text:style-name="P70"><text:span text:style-name="_5f_OOoComputerKeyWord"><text:span text:style-name="T414">}</text:span></text:span></text:p>
      <text:p text:style-name="P70"><text:span text:style-name="_5f_OOoComputerIdent"><text:span text:style-name="T414">p</text:span></text:span><text:span text:style-name="_5f_XMLBracket"><text:span text:style-name="T414"> </text:span></text:span><text:span text:style-name="_5f_OOoComputerKeyWord"><text:span text:style-name="T414">{</text:span></text:span></text:p>
      <text:p text:style-name="P70"><text:span text:style-name="_5f_XMLBracket"><text:span text:style-name="T414"><text:tab/></text:span></text:span><text:span text:style-name="_5f_OOoComputerIdent"><text:span text:style-name="T414">margin</text:span></text:span><text:span text:style-name="_5f_OOoComputerKeyWord"><text:span text:style-name="T414">:</text:span></text:span><text:span text:style-name="_5f_XMLBracket"><text:span text:style-name="T414"> </text:span></text:span><text:span text:style-name="_5f_OOoComputerLiteral"><text:span text:style-name="T414">12</text:span></text:span><text:span text:style-name="_5f_OOoComputerIdent"><text:span text:style-name="T414">px</text:span></text:span><text:span text:style-name="_5f_XMLBracket"><text:span text:style-name="T414"> </text:span></text:span><text:span text:style-name="_5f_OOoComputerLiteral"><text:span text:style-name="T414">15</text:span></text:span><text:span text:style-name="_5f_OOoComputerIdent"><text:span text:style-name="T414">px</text:span></text:span><text:span text:style-name="_5f_XMLBracket"><text:span text:style-name="T414"> </text:span></text:span><text:span text:style-name="_5f_OOoComputerLiteral"><text:span text:style-name="T414">12</text:span></text:span><text:span text:style-name="_5f_OOoComputerIdent"><text:span text:style-name="T414">px</text:span></text:span><text:span text:style-name="_5f_XMLBracket"><text:span text:style-name="T414"> </text:span></text:span><text:span text:style-name="_5f_OOoComputerLiteral"><text:span text:style-name="T414">15</text:span></text:span><text:span text:style-name="_5f_OOoComputerIdent"><text:span text:style-name="T414">px</text:span></text:span><text:span text:style-name="_5f_OOoComputerKeyWord"><text:span text:style-name="T414">;</text:span></text:span></text:p>
      <text:p text:style-name="P70"><text:span text:style-name="_5f_OOoComputerKeyWord"><text:span text:style-name="T414">}</text:span></text:span></text:p>
      <text:p text:style-name="P70"><text:span text:style-name="_5f_XMLBracket"><text:span text:style-name="T414">&lt;/</text:span></text:span><text:span text:style-name="_5f_XMLElement"><text:span text:style-name="T414">style</text:span></text:span><text:span text:style-name="_5f_XMLBracket"><text:span text:style-name="T414">&gt;</text:span></text:span></text:p>
      <text:p text:style-name="P70"><text:span text:style-name="_5f_XMLBracket"><text:span text:style-name="T414">&lt;/</text:span></text:span><text:span text:style-name="_5f_XMLElement"><text:span text:style-name="T414">head</text:span></text:span><text:span text:style-name="_5f_XMLBracket"><text:span text:style-name="T414">&gt;</text:span></text:span></text:p>
      <text:p text:style-name="P70"><text:span text:style-name="_5f_XMLBracket"><text:span text:style-name="T414">&lt;</text:span></text:span><text:span text:style-name="_5f_XMLElement"><text:span text:style-name="T414">body</text:span></text:span><text:span text:style-name="_5f_XMLBracket"><text:span text:style-name="T414">&gt;</text:span></text:span></text:p>
      <text:p text:style-name="P70"><text:span text:style-name="_5f_XMLBracket"><text:span text:style-name="T414"><text:tab/>&lt;</text:span></text:span><text:span text:style-name="_5f_XMLElement"><text:span text:style-name="T414">div</text:span></text:span><text:span text:style-name="_5f_XMLBracket"><text:span text:style-name="T414"> </text:span></text:span><text:span text:style-name="_5f_XMLKeyWord"><text:span text:style-name="T414">id</text:span></text:span><text:span text:style-name="_5f_XMLBracket"><text:span text:style-name="T414">=</text:span></text:span><text:span text:style-name="_5f_XMLLiteral"><text:span text:style-name="T414">"container"</text:span></text:span><text:span text:style-name="_5f_XMLBracket"><text:span text:style-name="T414">&gt;</text:span></text:span></text:p>
      <text:p text:style-name="P70"><text:span text:style-name="_5f_XMLBracket"><text:span text:style-name="T414"><text:tab/><text:tab/>&lt;</text:span></text:span><text:span text:style-name="_5f_XMLElement"><text:span text:style-name="T414">h1</text:span></text:span><text:span text:style-name="_5f_XMLBracket"><text:span text:style-name="T414">&gt;</text:span></text:span><text:span text:style-name="_5f_XMLContent"><text:span text:style-name="T414">Página con estilo CSS</text:span></text:span><text:span text:style-name="_5f_XMLBracket"><text:span text:style-name="T414">&lt;/</text:span></text:span><text:span text:style-name="_5f_XMLElement"><text:span text:style-name="T414">h1</text:span></text:span><text:span text:style-name="_5f_XMLBracket"><text:span text:style-name="T414">&gt;</text:span></text:span></text:p>
      <text:p text:style-name="P70"><text:span text:style-name="_5f_XMLBracket"><text:span text:style-name="T414"><text:tab/><text:tab/>&lt;</text:span></text:span><text:span text:style-name="_5f_XMLElement"><text:span text:style-name="T414">p</text:span></text:span><text:span text:style-name="_5f_XMLBracket"><text:span text:style-name="T414"> </text:span></text:span><text:span text:style-name="_5f_XMLElement"><text:span text:style-name="T414">class</text:span></text:span><text:span text:style-name="_5f_XMLBracket"><text:span text:style-name="T414">=</text:span></text:span><text:span text:style-name="_5f_XMLLiteral"><text:span text:style-name="T414">"texto"</text:span></text:span><text:span text:style-name="_5f_XMLBracket"><text:span text:style-name="T414">&gt;Este parrafo pertenece a una clase, </text:span></text:span></text:p>
      <text:p text:style-name="P70"><text:span text:style-name="_5f_XMLBracket"><text:span text:style-name="T414"><text:tab/><text:tab/><text:tab/></text:span></text:span><text:span text:style-name="_5f_XMLContent"><text:span text:style-name="T414">todo el contenido esta en un contenedor CSS.</text:span></text:span><text:span text:style-name="_5f_XMLBracket"><text:span text:style-name="T414">&lt;/</text:span></text:span><text:span text:style-name="_5f_XMLElement"><text:span text:style-name="T414">p</text:span></text:span><text:span text:style-name="_5f_XMLBracket"><text:span text:style-name="T414">&gt;<text:tab/>&lt;/</text:span></text:span><text:span text:style-name="_5f_XMLElement"><text:span text:style-name="T414">div</text:span></text:span><text:span text:style-name="_5f_XMLBracket"><text:span text:style-name="T414">&gt;</text:span></text:span></text:p>
      <text:p text:style-name="P70"><text:span text:style-name="_5f_XMLBracket"><text:span text:style-name="T414">&lt;/</text:span></text:span><text:span text:style-name="_5f_XMLElement"><text:span text:style-name="T414">body</text:span></text:span><text:span text:style-name="_5f_XMLBracket"><text:span text:style-name="T414">&gt;</text:span></text:span></text:p>
      <text:p text:style-name="P70"><text:span text:style-name="_5f_XMLBracket"><text:span text:style-name="T414">&lt;/</text:span></text:span><text:span text:style-name="_5f_XMLElement"><text:span text:style-name="T414">html</text:span></text:span><text:span text:style-name="_5f_XMLBracket"><text:span text:style-name="T414">&gt;</text:span></text:span></text:p>
      <text:p text:style-name="P16"/>
      <text:p text:style-name="P73">Vista sin CSS:</text:p>
      <text:p text:style-name="P16"/>
      <text:p text:style-name="P16"/>
      <text:p text:style-name="P426"><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text:soft-page-break/></text:p>
      <text:p text:style-name="P16"/>
      <text:p text:style-name="P16"/>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3">Vista con CSS</text:p>
      <text:p text:style-name="P16"/>
      <text:p text:style-name="P428">La diferencia salta a la vista</text:p>
      <text:p text:style-name="P16"/>
      <text:p text:style-name="P73">Introducción A Java Script</text:p>
      <text:p text:style-name="P348"><text:span text:style-name="T415">Este es un lenguaje de programación interpretado que se ejecuta en el navegador del cliente, </text:span><text:span text:style-name="T416">al inicio su principal funcionalidad fue la de verificar los datos que el usuario enviaba al servidor, </text:span><text:span text:style-name="T417">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18">JavaScript</text:span><text:span text:style-name="T417"> en similar a </text:span><text:span text:style-name="T418">C/C++</text:span><text:span text:style-name="T417">, </text:span><text:span text:style-name="T427">la extensión de los ficheros con JavaScript es </text:span><text:span text:style-name="T210">“.js”</text:span><text:span text:style-name="T270">.</text:span></text:p>
      <text:p text:style-name="P354"/>
      <text:p text:style-name="P429"/>
      <text:p text:style-name="P74">2.11.1.<text:tab/>Origen Java Script</text:p>
      <text:p text:style-name="P163"><text:span text:style-name="T419">El ahorro en tiempos de respuesta </text:span>fue una de las principales razones por las que <text:span text:style-name="T419">se creo JavaScript </text:span>, todo empezó en los años 90 cuando las conexiones a internet no eran tan <text:span text:style-name="T419">abundantes</text:span> ni <text:span text:style-name="T419">tenían la velocidad de hoy</text:span>, la velocidad máxima registrada era de 28Kbps, <text:span text:style-name="T419">en el pasado</text:span> presentar una imagen <text:span text:style-name="T419">cobraba tiempo y recursos</text:span>, una de las principales necesidades fue identificada a la hora de validar la información enviada por el usuario al servidor, ya que <text:span text:style-name="T419">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19">de dañar la experiencia</text:span> de usuario.</text:p>
      <text:p text:style-name="P17"/>
      <text:p text:style-name="P17"><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16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191"><text:soft-page-break/>Nota: Netscape es una empresa que ya no existe, desapareció con la llegada de navegadores como Internet Explorer, Firefox, Opera entre otros, pero nos dejó a una de las más importantes tecnologías de hoy en día en la web.</text:p>
      <text:p text:style-name="P40"><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7"/>
      <text:p text:style-name="P73">Usos Java Script</text:p>
      <text:p text:style-name="P101"><text:span text:style-name="T266">Actualmente JavaScript es usado en la mayoria de sitios de comercio, redes sociales, sitios corporativos, etc. Existen empresas de desarrollo que han creado aplicaciones y frameworks con esta tecnología, </text:span><text:span text:style-name="T267">siendo sus objetivos masificar y facilitar su uso:</text:span></text:p>
      <text:p text:style-name="P301"/>
      <text:p text:style-name="P163"><text:span text:style-name="T420">S</text:span>e han creado un sinfín de Frameworks <text:span text:style-name="T420">en el presente documento se listan solo los de mayor popularidad:</text:span></text:p>
      <text:p text:style-name="P238"/>
      <text:list xml:id="list7264485874391950645" text:style-name="WWNum20">
        <text:list-item>
          <text:p text:style-name="P637">JQuery</text:p>
        </text:list-item>
        <text:list-item>
          <text:p text:style-name="P637">JQueryUI</text:p>
        </text:list-item>
        <text:list-item>
          <text:p text:style-name="P637">Wijmo</text:p>
        </text:list-item>
        <text:list-item>
          <text:p text:style-name="P637">Motools</text:p>
        </text:list-item>
        <text:list-item>
          <text:p text:style-name="P637">KendoUI</text:p>
        </text:list-item>
        <text:list-item>
          <text:p text:style-name="P637">Bootrapt</text:p>
        </text:list-item>
        <text:list-item>
          <text:p text:style-name="P637">Boilerplate</text:p>
          <text:p text:style-name="P637"/>
        </text:list-item>
      </text:list>
      <text:p text:style-name="P430">Los Frameworks no solo ayudan a crear webs interactivas y funcionales, en los últimos años se han enfocado en hacer que los sitios web funcionen de la misma manera en todos los sitios web.</text:p>
      <text:p text:style-name="P430"/>
      <text:p text:style-name="P73">Sintaxis <text:span text:style-name="T421">básica</text:span></text:p>
      <text:p text:style-name="P163"><text:span text:style-name="T420">La sintaxis esta basada en </text:span><text:s/>C/C++, <text:span text:style-name="T420">al igual que CSS JavaScript también posee selectores, dispone de eventos lo que permite ejecutar determinadas lineas de código cuando un evento en especial suceda en el sitio, estos eventos son carga del sitio, movimientos de cursor, clics, etc. </text:span><text:span text:style-name="T421">JavaScript es un lenguaje funcional es decir soporta orientación a objetos, funciones, tiene funciones nativas aplicadas a manejo de cadenas, manejo de funciones matemáticas.</text:span></text:p>
      <text:p text:style-name="P239"/>
      <text:p text:style-name="P240">Los comentarios soportados en JavaScript son los mismos de C/C++, las sentencias terminan en un punto y coma.</text:p>
      <text:p text:style-name="P240"/>
      <text:p text:style-name="P338">Variables en JavaScript:</text:p>
      <text:p text:style-name="P422"><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7"/>
      <text:p text:style-name="P431"><text:soft-page-break/></text:p>
      <text:p text:style-name="P431"/>
      <text:p text:style-name="P431">El nombre de una variable en JavaScript es conocido como identificador, el identificador debe cumplir con normas:</text:p>
      <text:p text:style-name="P431"/>
      <text:list xml:id="list1883481946809476354" text:style-name="L9">
        <text:list-item>
          <text:p text:style-name="P608">El nombre de la variable solo esta formado por letras, números, pueden usar los símbolos “$” (dólar) “_” (guión bajo).</text:p>
          <text:p text:style-name="P608"/>
        </text:list-item>
        <text:list-item>
          <text:p text:style-name="P608">El primer caracter del nombre no puede ser un numero.</text:p>
          <text:p text:style-name="P608"/>
        </text:list-item>
      </text:list>
      <text:p text:style-name="P78">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2"/>
      <text:p text:style-name="P56"><text:span text:style-name="_5f_OOoComputerIdent"><text:span text:style-name="T422">function</text:span></text:span><text:span text:style-name="T422"> </text:span><text:span text:style-name="_5f_OOoComputerIdent"><text:span text:style-name="T422">sumarValores</text:span></text:span><text:span text:style-name="_5f_OOoComputerKeyWord"><text:span text:style-name="T422">(</text:span></text:span><text:span text:style-name="_5f_OOoComputerIdent"><text:span text:style-name="T422">numa</text:span></text:span><text:span text:style-name="_5f_OOoComputerKeyWord"><text:span text:style-name="T422">,</text:span></text:span><text:span text:style-name="T422"> </text:span><text:span text:style-name="_5f_OOoComputerIdent"><text:span text:style-name="T422">numb</text:span></text:span><text:span text:style-name="_5f_OOoComputerKeyWord"><text:span text:style-name="T422">)</text:span></text:span><text:span text:style-name="T422"> </text:span><text:span text:style-name="_5f_OOoComputerKeyWord"><text:span text:style-name="T422">{</text:span></text:span></text:p>
      <text:p text:style-name="P56"><text:span text:style-name="_5f_OOoComputerComment"><text:span text:style-name="T422">//cuerpo de la funcion</text:span></text:span></text:p>
      <text:p text:style-name="P56"><text:span text:style-name="_5f_OOoComputerIdent"><text:span text:style-name="T422"><text:tab/>valor</text:span></text:span><text:span text:style-name="T422"> </text:span><text:span text:style-name="_5f_OOoComputerKeyWord"><text:span text:style-name="T422">=</text:span></text:span><text:span text:style-name="T422"> </text:span><text:span text:style-name="_5f_OOoComputerKeyWord"><text:span text:style-name="T422">(</text:span></text:span><text:span text:style-name="_5f_OOoComputerIdent"><text:span text:style-name="T422">numa</text:span></text:span><text:span text:style-name="_5f_OOoComputerKeyWord"><text:span text:style-name="T422">+</text:span></text:span><text:span text:style-name="_5f_OOoComputerIdent"><text:span text:style-name="T422">numb</text:span></text:span><text:span text:style-name="_5f_OOoComputerKeyWord"><text:span text:style-name="T422">);</text:span></text:span></text:p>
      <text:p text:style-name="P56"><text:span text:style-name="_5f_OOoComputerKeyWord"><text:span text:style-name="T422">return</text:span></text:span><text:span text:style-name="T422"> </text:span><text:span text:style-name="_5f_OOoComputerIdent"><text:span text:style-name="T422">valor</text:span></text:span><text:span text:style-name="_5f_OOoComputerKeyWord"><text:span text:style-name="T422">;</text:span></text:span></text:p>
      <text:p text:style-name="P56"><text:span text:style-name="_5f_OOoComputerKeyWord"><text:span text:style-name="T422">}</text:span></text:span></text:p>
      <text:p text:style-name="P56"><text:span text:style-name="_5f_OOoComputerComment"><text:span text:style-name="T422">//invoco a la funcion</text:span></text:span></text:p>
      <text:p text:style-name="P56"><text:span text:style-name="_5f_OOoComputerIdent"><text:span text:style-name="T422">respuesta</text:span></text:span><text:span text:style-name="T422"> </text:span><text:span text:style-name="_5f_OOoComputerKeyWord"><text:span text:style-name="T422">=</text:span></text:span><text:span text:style-name="T422"> </text:span><text:span text:style-name="_5f_OOoComputerIdent"><text:span text:style-name="T422">sumarValores</text:span></text:span><text:span text:style-name="_5f_OOoComputerKeyWord"><text:span text:style-name="T422">(</text:span></text:span><text:span text:style-name="_5f_OOoComputerLiteral"><text:span text:style-name="T422">20</text:span></text:span><text:span text:style-name="_5f_OOoComputerKeyWord"><text:span text:style-name="T422">,</text:span></text:span><text:span text:style-name="_5f_OOoComputerLiteral"><text:span text:style-name="T422">98</text:span></text:span><text:span text:style-name="_5f_OOoComputerKeyWord"><text:span text:style-name="T422">);</text:span></text:span></text:p>
      <text:p text:style-name="P56"><text:span text:style-name="_5f_OOoComputerComment"><text:span text:style-name="T422">//muestro el resultado en un message box</text:span></text:span></text:p>
      <text:p text:style-name="P56"><text:span text:style-name="_5f_OOoComputerIdent"><text:span text:style-name="T422">alert</text:span></text:span><text:span text:style-name="_5f_OOoComputerKeyWord"><text:span text:style-name="T422">(</text:span></text:span><text:span text:style-name="_5f_OOoComputerLiteral"><text:span text:style-name="T422">'La suma es: '</text:span></text:span><text:span text:style-name="T422"> </text:span><text:span text:style-name="_5f_OOoComputerKeyWord"><text:span text:style-name="T422">,</text:span></text:span><text:span text:style-name="T422"> </text:span><text:span text:style-name="_5f_OOoComputerIdent"><text:span text:style-name="T422">respuesta</text:span></text:span><text:span text:style-name="_5f_OOoComputerKeyWord"><text:span text:style-name="T422">);</text:span></text:span></text:p>
      <text:p text:style-name="P432"/>
      <text:p text:style-name="P187">Para invocar a una función se usa el nombre de la función seguido de paréntesis en los que se incluyen parámetros en caso de que la función las requiera.</text:p>
      <text:p text:style-name="P187"/>
      <text:p text:style-name="P10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2"/>
      <text:p text:style-name="P187"><text:span text:style-name="T423">Se usa eventos</text:span> para detectar la actividad del usuario, <text:span text:style-name="T423">es muy util para obtener datos de las </text:span>costumbres de usuario <text:span text:style-name="T423">cuando está en un sitio web</text:span>, <text:span text:style-name="T424">datos usados para cambiar el sitio adaptándolo a las costumbres de usuario</text:span></text:p>
      <text:p text:style-name="P42"/>
      <text:p text:style-name="P11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67">Evento</text:p>
          </table:table-cell>
          <table:table-cell table:style-name="Tabla15.A1" office:value-type="string">
            <text:p text:style-name="P469">Descripción</text:p>
          </table:table-cell>
          <table:table-cell table:style-name="Tabla15.C1" office:value-type="string">
            <text:p text:style-name="P467">Elementos para los que esta definido.</text:p>
          </table:table-cell>
        </table:table-row>
        <table:table-row table:style-name="Tabla15.1">
          <table:table-cell table:style-name="Tabla15.A1" office:value-type="string">
            <text:p text:style-name="P472">onblur</text:p>
          </table:table-cell>
          <table:table-cell table:style-name="Tabla15.B2" office:value-type="string">
            <text:p text:style-name="P478">Deseleccionar el elemento.</text:p>
          </table:table-cell>
          <table:table-cell table:style-name="Tabla15.C2" office:value-type="string">
            <text:p text:style-name="P478">&lt;button&gt;, &lt;input&gt;, &lt;label&gt;, &lt;select&gt;,&lt;textarea&gt;,&lt;body&gt;</text:p>
          </table:table-cell>
        </table:table-row>
        <table:table-row table:style-name="Tabla15.1">
          <table:table-cell table:style-name="Tabla15.A1" office:value-type="string">
            <text:p text:style-name="P472">onchange</text:p>
          </table:table-cell>
          <table:table-cell table:style-name="Tabla15.B2" office:value-type="string">
            <text:p text:style-name="P478">Deseleccionar un elemento que se ha modificado.</text:p>
          </table:table-cell>
          <table:table-cell table:style-name="Tabla15.C2" office:value-type="string">
            <text:p text:style-name="P478">&lt;input&gt;,&lt;select&gt;,&lt;textarea&gt;</text:p>
          </table:table-cell>
        </table:table-row>
        <table:table-row table:style-name="Tabla15.1">
          <table:table-cell table:style-name="Tabla15.A1" office:value-type="string">
            <text:p text:style-name="P472">onclick</text:p>
          </table:table-cell>
          <table:table-cell table:style-name="Tabla15.B2" office:value-type="string">
            <text:p text:style-name="P478">Pinchar y soltar el ratón.</text:p>
          </table:table-cell>
          <table:table-cell table:style-name="Tabla15.C2" office:value-type="string">
            <text:p text:style-name="P478">Todos los elementos<text:soft-page-break/></text:p>
          </table:table-cell>
        </table:table-row>
        <table:table-row table:style-name="Tabla15.1">
          <table:table-cell table:style-name="Tabla15.A1" office:value-type="string">
            <text:p text:style-name="P472">ondbclick</text:p>
          </table:table-cell>
          <table:table-cell table:style-name="Tabla15.B2" office:value-type="string">
            <text:p text:style-name="P478">Pinchar dos veces seguidas con 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focus</text:p>
          </table:table-cell>
          <table:table-cell table:style-name="Tabla15.B2" office:value-type="string">
            <text:p text:style-name="P478">Seleccionar un elemento</text:p>
          </table:table-cell>
          <table:table-cell table:style-name="Tabla15.C2" office:value-type="string">
            <text:p text:style-name="P10">&lt;button&gt;,&lt;input&gt;,&lt;label&gt;,</text:p>
            <text:p text:style-name="P478">&lt;select&gt;,&lt;textarea&gt;,&lt;body&gt;</text:p>
          </table:table-cell>
        </table:table-row>
        <table:table-row table:style-name="Tabla15.1">
          <table:table-cell table:style-name="Tabla15.A1" office:value-type="string">
            <text:p text:style-name="P472">onkeydown</text:p>
          </table:table-cell>
          <table:table-cell table:style-name="Tabla15.B2" office:value-type="string">
            <text:p text:style-name="P478">Pulsar una tecla (sin soltar).</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keypress</text:p>
          </table:table-cell>
          <table:table-cell table:style-name="Tabla15.B2" office:value-type="string">
            <text:p text:style-name="P478">Pulsar una tecla.</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keyup</text:p>
          </table:table-cell>
          <table:table-cell table:style-name="Tabla15.B2" office:value-type="string">
            <text:p text:style-name="P478">Soltar una tecla.</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load</text:p>
          </table:table-cell>
          <table:table-cell table:style-name="Tabla15.B2" office:value-type="string">
            <text:p text:style-name="P478">La página se ha cargado completamente.</text:p>
          </table:table-cell>
          <table:table-cell table:style-name="Tabla15.C2" office:value-type="string">
            <text:p text:style-name="P478">&lt;body&gt;</text:p>
          </table:table-cell>
        </table:table-row>
        <table:table-row table:style-name="Tabla15.1">
          <table:table-cell table:style-name="Tabla15.A1" office:value-type="string">
            <text:p text:style-name="P472">onmousedown</text:p>
          </table:table-cell>
          <table:table-cell table:style-name="Tabla15.B2" office:value-type="string">
            <text:p text:style-name="P478">Pulsar sin soltar un botón d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move</text:p>
          </table:table-cell>
          <table:table-cell table:style-name="Tabla15.B2" office:value-type="string">
            <text:p text:style-name="P478">Mover 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out</text:p>
          </table:table-cell>
          <table:table-cell table:style-name="Tabla15.B2" office:value-type="string">
            <text:p text:style-name="P478">El ratón sale del elemento (pasa por encima de otro elemento).</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over</text:p>
          </table:table-cell>
          <table:table-cell table:style-name="Tabla15.B2" office:value-type="string">
            <text:p text:style-name="P478">El ratón entra en un elemento (pasa por encima del elemento).</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up</text:p>
          </table:table-cell>
          <table:table-cell table:style-name="Tabla15.B2" office:value-type="string">
            <text:p text:style-name="P478">Soltar el botón que estaba pulsado d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reset</text:p>
          </table:table-cell>
          <table:table-cell table:style-name="Tabla15.B2" office:value-type="string">
            <text:p text:style-name="P478">Inicializar el formulario (borrar todos los datos ingresados en las cajas).</text:p>
          </table:table-cell>
          <table:table-cell table:style-name="Tabla15.C2" office:value-type="string">
            <text:p text:style-name="P478">&lt;from&gt;</text:p>
          </table:table-cell>
        </table:table-row>
        <table:table-row table:style-name="Tabla15.1">
          <table:table-cell table:style-name="Tabla15.A1" office:value-type="string">
            <text:p text:style-name="P472">onresize</text:p>
          </table:table-cell>
          <table:table-cell table:style-name="Tabla15.B2" office:value-type="string">
            <text:p text:style-name="P478">Se ha modificado el tamaño de la ventana del navegador.</text:p>
          </table:table-cell>
          <table:table-cell table:style-name="Tabla15.C2" office:value-type="string">
            <text:p text:style-name="P478">&lt;body&gt;</text:p>
          </table:table-cell>
        </table:table-row>
        <table:table-row table:style-name="Tabla15.1">
          <table:table-cell table:style-name="Tabla15.A1" office:value-type="string">
            <text:p text:style-name="P472">onselect</text:p>
          </table:table-cell>
          <table:table-cell table:style-name="Tabla15.B2" office:value-type="string">
            <text:p text:style-name="P478">Seleccionar un texto.</text:p>
          </table:table-cell>
          <table:table-cell table:style-name="Tabla15.C2" office:value-type="string">
            <text:p text:style-name="P478">&lt;input&gt;,&lt;textarea&gt;</text:p>
          </table:table-cell>
        </table:table-row>
        <table:table-row table:style-name="Tabla15.1">
          <table:table-cell table:style-name="Tabla15.A1" office:value-type="string">
            <text:p text:style-name="P472">onsubmit</text:p>
          </table:table-cell>
          <table:table-cell table:style-name="Tabla15.B2" office:value-type="string">
            <text:p text:style-name="P478">Enviar el formulario</text:p>
          </table:table-cell>
          <table:table-cell table:style-name="Tabla15.C2" office:value-type="string">
            <text:p text:style-name="P478">&lt;form&gt;</text:p>
          </table:table-cell>
        </table:table-row>
        <table:table-row table:style-name="Tabla15.1">
          <table:table-cell table:style-name="Tabla15.A20" office:value-type="string">
            <text:p text:style-name="P472">onunload</text:p>
          </table:table-cell>
          <table:table-cell table:style-name="Tabla15.B20" office:value-type="string">
            <text:p text:style-name="P478">Se abandona la página (por ejemplo cerrar el navegador)</text:p>
          </table:table-cell>
          <table:table-cell table:style-name="Tabla15.C20" office:value-type="string">
            <text:p text:style-name="P478">&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text:soft-page-break/></text:p>
      <text:p text:style-name="P41"/>
      <text:p text:style-name="P41"/>
      <text:p text:style-name="P72"><text:span text:style-name="T2">Como se expresó anteriormente las funciones encargadas de manejar los eventos se llaman </text:span><text:span text:style-name="T70">“event handler”</text:span><text:span text:style-name="T2"> veamos los pasos a seguir para usar un evento.</text:span></text:p>
      <text:p text:style-name="P72"/>
      <text:list xml:id="list6633968168951221260" text:style-name="WWNum21">
        <text:list-item>
          <text:p text:style-name="P647"><text:span text:style-name="T2">Asignar el evento a una etiqueta </text:span><text:span text:style-name="T45">HTML</text:span></text:p>
        </text:list-item>
        <text:list-item>
          <text:p text:style-name="P638">Crear una función de acuerdo a las necesidades</text:p>
        </text:list-item>
        <text:list-item>
          <text:p text:style-name="P638">Asignar la función a ser invocada</text:p>
        </text:list-item>
      </text:list>
      <text:p text:style-name="P13"/>
      <text:p text:style-name="P241">Cuando el evento ocurra el manejador de eventos ejecuta el bloque de sentencias especificado por el programador. </text:p>
      <text:p text:style-name="P78"/>
      <text:p text:style-name="P78">Clases y Métodos</text:p>
      <text:p text:style-name="P188">JavaScript es un lenguaje orientado a objetos por lo tanto soporta todas las características que <text:span text:style-name="T425">vistas </text:span>en el capítulo de POO, <text:span text:style-name="T425">JavaScript tiene una forma diferente de trabajar con objetos pero la esencia es la misma, las clases en JavaScript se definen usando la palabra clave </text:span><text:span text:style-name="T208">“function” </text:span><text:span text:style-name="T268">seguida por un nombre válido, acepta parámetros como si se tratara de una </text:span><text:span text:style-name="T269">función.</text:span></text:p>
      <text:p text:style-name="P302"/>
      <text:p text:style-name="P189"><text:span text:style-name="T269">Los métodos al igual que las clases se definen con la palabra </text:span><text:span text:style-name="T209">“function”</text:span><text:span text:style-name="T269"> </text:span></text:p>
      <text:p text:style-name="P303"/>
      <text:p text:style-name="P188"><text:span text:style-name="T268">Para hacer referencia a un objeto en JavaScript se usa la palabra reservada </text:span><text:span text:style-name="T208">“this</text:span><text:span text:style-name="T268">” seguida por el signo </text:span><text:span text:style-name="T208">“.” </text:span><text:span text:style-name="T268">punto </text:span></text:p>
      <text:p text:style-name="P42"/>
      <text:p text:style-name="P433">Ejemplo de clase válida en JavaScript:</text:p>
      <text:p text:style-name="P433"/>
      <text:p text:style-name="P57"><text:span text:style-name="_5f_OOoComputerIdent"><text:span text:style-name="T426">function</text:span></text:span><text:span text:style-name="T426"> </text:span><text:span text:style-name="_5f_OOoComputerIdent"><text:span text:style-name="T426">MiClase</text:span></text:span><text:span text:style-name="T426"> </text:span><text:span text:style-name="_5f_OOoComputerKeyWord"><text:span text:style-name="T426">(</text:span></text:span><text:span text:style-name="_5f_OOoComputerIdent"><text:span text:style-name="T426">valor_inicializacion</text:span></text:span><text:span text:style-name="_5f_OOoComputerKeyWord"><text:span text:style-name="T426">){</text:span></text:span></text:p>
      <text:p text:style-name="P57"><text:span text:style-name="_5f_OOoComputerComment"><text:span text:style-name="T426">//Inicializo las propiedades y métodos</text:span></text:span></text:p>
      <text:p text:style-name="P57"><text:span text:style-name="_5f_OOoComputerKeyWord"><text:span text:style-name="T426">this.</text:span></text:span><text:span text:style-name="_5f_OOoComputerIdent"><text:span text:style-name="T426">miPropiedad</text:span></text:span><text:span text:style-name="T426"> </text:span><text:span text:style-name="_5f_OOoComputerKeyWord"><text:span text:style-name="T426">=</text:span></text:span><text:span text:style-name="T426"> </text:span><text:span text:style-name="_5f_OOoComputerIdent"><text:span text:style-name="T426">valor_inicializacion</text:span></text:span></text:p>
      <text:p text:style-name="P57"><text:span text:style-name="_5f_OOoComputerKeyWord"><text:span text:style-name="T426">this.</text:span></text:span><text:span text:style-name="_5f_OOoComputerIdent"><text:span text:style-name="T426">miMetodo</text:span></text:span><text:span text:style-name="T426"> </text:span><text:span text:style-name="_5f_OOoComputerKeyWord"><text:span text:style-name="T426">=</text:span></text:span><text:span text:style-name="T426"> </text:span><text:span text:style-name="_5f_OOoComputerIdent"><text:span text:style-name="T426">nombre_de_una_funcion_definida</text:span></text:span></text:p>
      <text:p text:style-name="P57"><text:span text:style-name="_5f_OOoComputerKeyWord"><text:span text:style-name="T426">}</text:span></text:span></text:p>
      <text:p text:style-name="P57"><text:span text:style-name="_5f_OOoComputerComment"><text:span text:style-name="T426">//creo el objeto a partir de la clase</text:span></text:span></text:p>
      <text:p text:style-name="P57"><text:span text:style-name="_5f_OOoComputerIdent"><text:span text:style-name="T426">objeto</text:span></text:span><text:span text:style-name="T426"> </text:span><text:span text:style-name="_5f_OOoComputerKeyWord"><text:span text:style-name="T426">=</text:span></text:span><text:span text:style-name="T426"> </text:span><text:span text:style-name="_5f_OOoComputerKeyWord"><text:span text:style-name="T426">new</text:span></text:span><text:span text:style-name="T426"> </text:span><text:span text:style-name="_5f_OOoComputerIdent"><text:span text:style-name="T426">MiClase</text:span></text:span><text:span text:style-name="_5f_OOoComputerKeyWord"><text:span text:style-name="T426">();</text:span></text:span></text:p>
      <text:p text:style-name="P57"><text:span text:style-name="_5f_OOoComputerComment"><text:span text:style-name="T426">//acceder a los metodos de un objeto</text:span></text:span></text:p>
      <text:p text:style-name="P57"><text:span text:style-name="_5f_OOoComputerIdent"><text:span text:style-name="T426">objeto</text:span></text:span><text:span text:style-name="_5f_OOoComputerKeyWord"><text:span text:style-name="T426">.</text:span></text:span><text:span text:style-name="_5f_OOoComputerIdent"><text:span text:style-name="T426">metodo</text:span></text:span><text:span text:style-name="_5f_OOoComputerKeyWord"><text:span text:style-name="T426">(</text:span></text:span><text:span text:style-name="_5f_OOoComputerIdent"><text:span text:style-name="T426">argumentos</text:span></text:span><text:span text:style-name="_5f_OOoComputerKeyWord"><text:span text:style-name="T426">)</text:span></text:span></text:p>
      <text:p text:style-name="P57"><text:span text:style-name="_5f_OOoComputerComment"><text:span text:style-name="T426">//accedemos a un propiedad del objeto</text:span></text:span></text:p>
      <text:p text:style-name="P57"><text:span text:style-name="_5f_OOoComputerIdent"><text:span text:style-name="T426">objeto</text:span></text:span><text:span text:style-name="_5f_OOoComputerKeyWord"><text:span text:style-name="T426">.</text:span></text:span><text:span text:style-name="_5f_OOoComputerIdent"><text:span text:style-name="T426">miPropiedad</text:span></text:span></text:p>
      <text:p text:style-name="P42"/>
      <text:p text:style-name="P17"><text:span text:style-name="T113">Usar</text:span><text:span text:style-name="T70"> Java Script en HTML</text:span></text:p>
      <text:p text:style-name="P74"/>
      <text:p text:style-name="P163"><text:span text:style-name="T427">E</text:span>xisten dos formas de <text:span text:style-name="T428">ejecutar</text:span> archivos JavaScript <text:span text:style-name="T428">en</text:span> una página HTML <text:span text:style-name="T428">una de ellas </text:span><text:span text:style-name="T427">es usando la etiqueta </text:span><text:span text:style-name="T210">“script” </text:span><text:span text:style-name="T270">e introduciendo dentro de ella código JavaScript, la </text:span><text:span text:style-name="T271">segunda</text:span><text:span text:style-name="T270"> forma usa la misma etiqueta </text:span><text:span text:style-name="T210">“script” añadiendo el atributo “sr</text:span><text:span text:style-name="T211">c</text:span><text:span text:style-name="T210">”</text:span><text:span text:style-name="T270">,</text:span><text:span text:style-name="T210"> </text:span><text:span text:style-name="T271">que indica la ruta del archivo JavaScript.</text:span></text:p>
      <text:p text:style-name="P12"/>
      <text:p text:style-name="P242"/>
      <text:p text:style-name="P207"><text:span text:style-name="_5f_OOoComputerKeyWord"><text:span text:style-name="T429">&lt;!</text:span></text:span><text:span text:style-name="_5f_OOoComputerIdent"><text:span text:style-name="T429">DOCTYPE</text:span></text:span><text:span text:style-name="T429"> </text:span><text:span text:style-name="_5f_OOoComputerIdent"><text:span text:style-name="T429">html</text:span></text:span><text:span text:style-name="_5f_OOoComputerKeyWord"><text:span text:style-name="T429">&gt;</text:span></text:span></text:p>
      <text:p text:style-name="P207"><text:span text:style-name="_5f_OOoComputerKeyWord"><text:span text:style-name="T429">&lt;</text:span></text:span><text:span text:style-name="_5f_OOoComputerIdent"><text:span text:style-name="T429">html</text:span></text:span><text:span text:style-name="_5f_OOoComputerKeyWord"><text:span text:style-name="T429">&gt;</text:span></text:span></text:p>
      <text:p text:style-name="P207"><text:span text:style-name="_5f_OOoComputerKeyWord"><text:span text:style-name="T429">&lt;</text:span></text:span><text:span text:style-name="_5f_OOoComputerIdent"><text:span text:style-name="T429">head</text:span></text:span><text:span text:style-name="_5f_OOoComputerKeyWord"><text:span text:style-name="T429">&gt;</text:span></text:span></text:p>
      <text:p text:style-name="P207"><text:span text:style-name="T429"><text:tab/></text:span><text:span text:style-name="_5f_OOoComputerKeyWord"><text:span text:style-name="T429">&lt;</text:span></text:span><text:span text:style-name="_5f_OOoComputerIdent"><text:span text:style-name="T429">title</text:span></text:span><text:span text:style-name="_5f_OOoComputerKeyWord"><text:span text:style-name="T429">&gt;</text:span></text:span><text:span text:style-name="_5f_OOoComputerIdent"><text:span text:style-name="T429">Pagina</text:span></text:span><text:span text:style-name="T429"> </text:span><text:span text:style-name="_5f_OOoComputerIdent"><text:span text:style-name="T429">con</text:span></text:span><text:span text:style-name="T429"> </text:span><text:span text:style-name="_5f_OOoComputerIdent"><text:span text:style-name="T429">JavaScript</text:span></text:span><text:span text:style-name="_5f_OOoComputerKeyWord"><text:span text:style-name="T429">&lt;/</text:span></text:span><text:span text:style-name="_5f_OOoComputerIdent"><text:span text:style-name="T429">title</text:span></text:span><text:span text:style-name="_5f_OOoComputerKeyWord"><text:span text:style-name="T429">&gt;</text:span></text:span></text:p>
      <text:p text:style-name="P207"><text:soft-page-break/><text:span text:style-name="T429"><text:tab/></text:span><text:span text:style-name="_5f_OOoComputerKeyWord"><text:span text:style-name="T429">&lt;</text:span></text:span><text:span text:style-name="_5f_OOoComputerIdent"><text:span text:style-name="T429">meta</text:span></text:span><text:span text:style-name="T429"> </text:span><text:span text:style-name="_5f_OOoComputerIdent"><text:span text:style-name="T429">http</text:span></text:span><text:span text:style-name="_5f_OOoComputerKeyWord"><text:span text:style-name="T429">-</text:span></text:span><text:span text:style-name="_5f_OOoComputerIdent"><text:span text:style-name="T429">equiv</text:span></text:span><text:span text:style-name="_5f_OOoComputerKeyWord"><text:span text:style-name="T429">=</text:span></text:span><text:span text:style-name="_5f_OOoComputerLiteral"><text:span text:style-name="T429">"Content-Type"</text:span></text:span><text:span text:style-name="T429"> </text:span><text:span text:style-name="_5f_OOoComputerIdent"><text:span text:style-name="T429">content</text:span></text:span><text:span text:style-name="_5f_OOoComputerKeyWord"><text:span text:style-name="T429">=</text:span></text:span><text:span text:style-name="_5f_OOoComputerLiteral"><text:span text:style-name="T429">"text/html; charset=UTF-8"</text:span></text:span><text:span text:style-name="_5f_OOoComputerKeyWord"><text:span text:style-name="T429">&gt;</text:span></text:span></text:p>
      <text:p text:style-name="P207"><text:span text:style-name="T429"><text:tab/></text:span><text:span text:style-name="_5f_OOoComputerKeyWord"><text:span text:style-name="T429">&lt;</text:span></text:span><text:span text:style-name="_5f_OOoComputerIdent"><text:span text:style-name="T429">script</text:span></text:span><text:span text:style-name="T429"> </text:span><text:span text:style-name="_5f_OOoComputerIdent"><text:span text:style-name="T429">language</text:span></text:span><text:span text:style-name="_5f_OOoComputerKeyWord"><text:span text:style-name="T429">=</text:span></text:span><text:span text:style-name="_5f_OOoComputerLiteral"><text:span text:style-name="T429">"javascript"</text:span></text:span><text:span text:style-name="_5f_OOoComputerKeyWord"><text:span text:style-name="T429">&gt;</text:span></text:span></text:p>
      <text:p text:style-name="P242"/>
      <text:p text:style-name="P207"><text:span text:style-name="T429"><text:tab/></text:span><text:span text:style-name="_5f_OOoComputerIdent"><text:span text:style-name="T429">function</text:span></text:span><text:span text:style-name="T429"> </text:span><text:span text:style-name="_5f_OOoComputerIdent"><text:span text:style-name="T429">mostrarMensaje</text:span></text:span><text:span text:style-name="_5f_OOoComputerKeyWord"><text:span text:style-name="T429">(){</text:span></text:span></text:p>
      <text:p text:style-name="P207"><text:span text:style-name="T429"><text:tab/><text:tab/></text:span><text:span text:style-name="_5f_OOoComputerIdent"><text:span text:style-name="T429">alert</text:span></text:span><text:span text:style-name="_5f_OOoComputerKeyWord"><text:span text:style-name="T429">(</text:span></text:span><text:span text:style-name="_5f_OOoComputerLiteral"><text:span text:style-name="T429">'este es un handler...'</text:span></text:span><text:span text:style-name="_5f_OOoComputerKeyWord"><text:span text:style-name="T429">)</text:span></text:span></text:p>
      <text:p text:style-name="P207"><text:span text:style-name="T429"><text:tab/></text:span><text:span text:style-name="_5f_OOoComputerKeyWord"><text:span text:style-name="T429">}</text:span></text:span></text:p>
      <text:p text:style-name="P242"/>
      <text:p text:style-name="P207"><text:span text:style-name="T429"><text:tab/></text:span><text:span text:style-name="_5f_OOoComputerIdent"><text:span text:style-name="T429">function</text:span></text:span><text:span text:style-name="T429"> </text:span><text:span text:style-name="_5f_OOoComputerIdent"><text:span text:style-name="T429">eventoInput</text:span></text:span><text:span text:style-name="_5f_OOoComputerKeyWord"><text:span text:style-name="T429">(</text:span></text:span><text:span text:style-name="_5f_OOoComputerIdent"><text:span text:style-name="T429">event</text:span></text:span><text:span text:style-name="_5f_OOoComputerKeyWord"><text:span text:style-name="T429">){</text:span></text:span></text:p>
      <text:p text:style-name="P207"><text:span text:style-name="T429"><text:tab/><text:tab/></text:span><text:span text:style-name="_5f_OOoComputerIdent"><text:span text:style-name="T429">var</text:span></text:span><text:span text:style-name="T429"> </text:span><text:span text:style-name="_5f_OOoComputerIdent"><text:span text:style-name="T429">chCode</text:span></text:span><text:span text:style-name="T429"> </text:span><text:span text:style-name="_5f_OOoComputerKeyWord"><text:span text:style-name="T429">=</text:span></text:span><text:span text:style-name="T429"> </text:span><text:span text:style-name="_5f_OOoComputerKeyWord"><text:span text:style-name="T429">(</text:span></text:span><text:span text:style-name="_5f_OOoComputerLiteral"><text:span text:style-name="T429">'charCode'</text:span></text:span><text:span text:style-name="T429"> </text:span><text:span text:style-name="_5f_OOoComputerIdent"><text:span text:style-name="T429">in</text:span></text:span><text:span text:style-name="T429"> </text:span><text:span text:style-name="_5f_OOoComputerIdent"><text:span text:style-name="T429">event</text:span></text:span><text:span text:style-name="_5f_OOoComputerKeyWord"><text:span text:style-name="T429">)</text:span></text:span><text:span text:style-name="T429"> </text:span><text:span text:style-name="_5f_OOoComputerIdent"><text:span text:style-name="T429">?event</text:span></text:span><text:span text:style-name="_5f_OOoComputerKeyWord"><text:span text:style-name="T429">.</text:span></text:span><text:span text:style-name="_5f_OOoComputerIdent"><text:span text:style-name="T429">charCode</text:span></text:span><text:span text:style-name="T429"> </text:span><text:span text:style-name="_5f_OOoComputerKeyWord"><text:span text:style-name="T429">:</text:span></text:span><text:span text:style-name="T429"> </text:span><text:span text:style-name="_5f_OOoComputerIdent"><text:span text:style-name="T429">event</text:span></text:span><text:span text:style-name="_5f_OOoComputerKeyWord"><text:span text:style-name="T429">.</text:span></text:span><text:span text:style-name="_5f_OOoComputerIdent"><text:span text:style-name="T429">keyCode</text:span></text:span><text:span text:style-name="_5f_OOoComputerKeyWord"><text:span text:style-name="T429">;</text:span></text:span></text:p>
      <text:p text:style-name="P207"><text:span text:style-name="T429"><text:tab/><text:tab/></text:span><text:span text:style-name="_5f_OOoComputerIdent"><text:span text:style-name="T429">alert</text:span></text:span><text:span text:style-name="T429"> </text:span><text:span text:style-name="_5f_OOoComputerKeyWord"><text:span text:style-name="T429">(</text:span></text:span><text:span text:style-name="_5f_OOoComputerLiteral"><text:span text:style-name="T429">"el código ascci de la tecla presionada es: "</text:span></text:span><text:span text:style-name="T429"> </text:span><text:span text:style-name="_5f_OOoComputerKeyWord"><text:span text:style-name="T429">+</text:span></text:span><text:span text:style-name="T429"> </text:span><text:span text:style-name="_5f_OOoComputerIdent"><text:span text:style-name="T429">chCode</text:span></text:span><text:span text:style-name="_5f_OOoComputerKeyWord"><text:span text:style-name="T429">);</text:span></text:span></text:p>
      <text:p text:style-name="P207"><text:span text:style-name="T429"><text:tab/></text:span><text:span text:style-name="_5f_OOoComputerKeyWord"><text:span text:style-name="T429">}</text:span></text:span></text:p>
      <text:p text:style-name="P207"><text:span text:style-name="T429"><text:tab/></text:span><text:span text:style-name="_5f_OOoComputerKeyWord"><text:span text:style-name="T429">&lt;/</text:span></text:span><text:span text:style-name="_5f_OOoComputerIdent"><text:span text:style-name="T429">script</text:span></text:span><text:span text:style-name="_5f_OOoComputerKeyWord"><text:span text:style-name="T429">&gt;</text:span></text:span></text:p>
      <text:p text:style-name="P207"><text:span text:style-name="_5f_OOoComputerKeyWord"><text:span text:style-name="T429">&lt;/</text:span></text:span><text:span text:style-name="_5f_OOoComputerIdent"><text:span text:style-name="T429">head</text:span></text:span><text:span text:style-name="_5f_OOoComputerKeyWord"><text:span text:style-name="T429">&gt;</text:span></text:span></text:p>
      <text:p text:style-name="P207"><text:span text:style-name="_5f_OOoComputerKeyWord"><text:span text:style-name="T429">&lt;</text:span></text:span><text:span text:style-name="_5f_OOoComputerIdent"><text:span text:style-name="T429">body</text:span></text:span><text:span text:style-name="T429"> </text:span><text:span text:style-name="_5f_OOoComputerIdent"><text:span text:style-name="T429">onload</text:span></text:span><text:span text:style-name="_5f_OOoComputerKeyWord"><text:span text:style-name="T429">=</text:span></text:span><text:span text:style-name="_5f_OOoComputerLiteral"><text:span text:style-name="T429">"mostrarMensaje();"</text:span></text:span><text:span text:style-name="_5f_OOoComputerKeyWord"><text:span text:style-name="T429">&gt;</text:span></text:span></text:p>
      <text:p text:style-name="P207"><text:span text:style-name="T429"><text:tab/></text:span><text:span text:style-name="_5f_OOoComputerKeyWord"><text:span text:style-name="T429">&lt;</text:span></text:span><text:span text:style-name="_5f_OOoComputerIdent"><text:span text:style-name="T429">div</text:span></text:span><text:span text:style-name="T429"> </text:span><text:span text:style-name="_5f_OOoComputerKeyWord"><text:span text:style-name="T429">class=</text:span></text:span><text:span text:style-name="_5f_OOoComputerLiteral"><text:span text:style-name="T429">"inicio"</text:span></text:span><text:span text:style-name="T429"> </text:span><text:span text:style-name="_5f_OOoComputerIdent"><text:span text:style-name="T429">onclick</text:span></text:span><text:span text:style-name="_5f_OOoComputerKeyWord"><text:span text:style-name="T429">=</text:span></text:span><text:span text:style-name="_5f_OOoComputerLiteral"><text:span text:style-name="T429">"alert('Hola mundo...');"</text:span></text:span><text:span text:style-name="_5f_OOoComputerKeyWord"><text:span text:style-name="T429">&gt;</text:span></text:span><text:span text:style-name="_5f_OOoComputerIdent"><text:span text:style-name="T429">Pagina</text:span></text:span><text:span text:style-name="T429"> </text:span><text:span text:style-name="_5f_OOoComputerIdent"><text:span text:style-name="T429">Con</text:span></text:span><text:span text:style-name="T429"> </text:span><text:span text:style-name="_5f_OOoComputerIdent"><text:span text:style-name="T429">Java</text:span></text:span><text:span text:style-name="T429"> </text:span><text:span text:style-name="_5f_OOoComputerIdent"><text:span text:style-name="T429">Script</text:span></text:span><text:span text:style-name="_5f_OOoComputerKeyWord"><text:span text:style-name="T429">&lt;/</text:span></text:span><text:span text:style-name="_5f_OOoComputerIdent"><text:span text:style-name="T429">div</text:span></text:span><text:span text:style-name="_5f_OOoComputerKeyWord"><text:span text:style-name="T429">&gt;</text:span></text:span></text:p>
      <text:p text:style-name="P207"><text:span text:style-name="T429"><text:tab/></text:span><text:span text:style-name="_5f_OOoComputerKeyWord"><text:span text:style-name="T429">&lt;</text:span></text:span><text:span text:style-name="_5f_OOoComputerIdent"><text:span text:style-name="T429">p</text:span></text:span><text:span text:style-name="T429"> </text:span><text:span text:style-name="_5f_OOoComputerKeyWord"><text:span text:style-name="T429">class=</text:span></text:span><text:span text:style-name="_5f_OOoComputerLiteral"><text:span text:style-name="T429">"articulo"</text:span></text:span><text:span text:style-name="T429"> </text:span><text:span text:style-name="_5f_OOoComputerIdent"><text:span text:style-name="T429">onmouseover</text:span></text:span><text:span text:style-name="_5f_OOoComputerKeyWord"><text:span text:style-name="T429">=</text:span></text:span><text:span text:style-name="_5f_OOoComputerLiteral"><text:span text:style-name="T429">"alert('EL mouse paso por esta capa');"</text:span></text:span><text:span text:style-name="_5f_OOoComputerKeyWord"><text:span text:style-name="T429">&gt;</text:span></text:span></text:p>
      <text:p text:style-name="P207"><text:span text:style-name="T429"><text:tab/><text:tab/></text:span><text:span text:style-name="_5f_OOoComputerIdent"><text:span text:style-name="T429">Pasa</text:span></text:span><text:span text:style-name="T429"> </text:span><text:span text:style-name="_5f_OOoComputerIdent"><text:span text:style-name="T429">el</text:span></text:span><text:span text:style-name="T429"> </text:span><text:span text:style-name="_5f_OOoComputerIdent"><text:span text:style-name="T429">mouse</text:span></text:span><text:span text:style-name="T429"> </text:span><text:span text:style-name="_5f_OOoComputerIdent"><text:span text:style-name="T429">sobre</text:span></text:span><text:span text:style-name="T429"> </text:span><text:span text:style-name="_5f_OOoComputerIdent"><text:span text:style-name="T429">este</text:span></text:span><text:span text:style-name="T429"> </text:span><text:span text:style-name="_5f_OOoComputerIdent"><text:span text:style-name="T429">texto</text:span></text:span><text:span text:style-name="_5f_OOoComputerKeyWord"><text:span text:style-name="T429">...</text:span></text:span></text:p>
      <text:p text:style-name="P207"><text:span text:style-name="T429"><text:tab/></text:span><text:span text:style-name="_5f_OOoComputerKeyWord"><text:span text:style-name="T429">&lt;/</text:span></text:span><text:span text:style-name="_5f_OOoComputerIdent"><text:span text:style-name="T429">p</text:span></text:span><text:span text:style-name="_5f_OOoComputerKeyWord"><text:span text:style-name="T429">&gt;</text:span></text:span></text:p>
      <text:p text:style-name="P207"><text:span text:style-name="T429"><text:tab/></text:span><text:span text:style-name="_5f_OOoComputerKeyWord"><text:span text:style-name="T429">&lt;</text:span></text:span><text:span text:style-name="_5f_OOoComputerIdent"><text:span text:style-name="T429">form</text:span></text:span><text:span text:style-name="_5f_OOoComputerKeyWord"><text:span text:style-name="T429">&gt;</text:span></text:span></text:p>
      <text:p text:style-name="P207"><text:span text:style-name="T429"><text:tab/><text:tab/></text:span><text:span text:style-name="_5f_OOoComputerKeyWord"><text:span text:style-name="T429">&lt;</text:span></text:span><text:span text:style-name="_5f_OOoComputerIdent"><text:span text:style-name="T429">input</text:span></text:span><text:span text:style-name="T429"> </text:span><text:span text:style-name="_5f_OOoComputerIdent"><text:span text:style-name="T429">name</text:span></text:span><text:span text:style-name="_5f_OOoComputerKeyWord"><text:span text:style-name="T429">=</text:span></text:span><text:span text:style-name="_5f_OOoComputerLiteral"><text:span text:style-name="T429">"nombre"</text:span></text:span><text:span text:style-name="T429"> </text:span><text:span text:style-name="_5f_OOoComputerIdent"><text:span text:style-name="T429">onkeypress</text:span></text:span><text:span text:style-name="_5f_OOoComputerKeyWord"><text:span text:style-name="T429">=</text:span></text:span><text:span text:style-name="_5f_OOoComputerLiteral"><text:span text:style-name="T429">"eventoInput(event)"</text:span></text:span><text:span text:style-name="_5f_OOoComputerKeyWord"><text:span text:style-name="T429">&gt;</text:span></text:span></text:p>
      <text:p text:style-name="P207"><text:span text:style-name="T429"><text:tab/></text:span><text:span text:style-name="_5f_OOoComputerKeyWord"><text:span text:style-name="T429">&lt;/</text:span></text:span><text:span text:style-name="_5f_OOoComputerIdent"><text:span text:style-name="T429">form</text:span></text:span><text:span text:style-name="_5f_OOoComputerKeyWord"><text:span text:style-name="T429">&gt;</text:span></text:span></text:p>
      <text:p text:style-name="P207"><text:span text:style-name="_5f_OOoComputerKeyWord"><text:span text:style-name="T429">&lt;/</text:span></text:span><text:span text:style-name="_5f_OOoComputerIdent"><text:span text:style-name="T429">body</text:span></text:span><text:span text:style-name="_5f_OOoComputerKeyWord"><text:span text:style-name="T429">&gt;</text:span></text:span></text:p>
      <text:p text:style-name="P207"><text:span text:style-name="_5f_OOoComputerKeyWord"><text:span text:style-name="T429">&lt;/</text:span></text:span><text:span text:style-name="_5f_OOoComputerIdent"><text:span text:style-name="T429">html</text:span></text:span><text:span text:style-name="_5f_OOoComputerKeyWord"><text:span text:style-name="T429">&gt;</text:span></text:span></text:p>
      <text:p text:style-name="P103"/>
      <text:p text:style-name="P71"><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49"/>
      <text:p text:style-name="P73">Importancia De Java Script En La Actualidad</text:p>
      <text:p text:style-name="P355">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3"><text:span text:style-name="T430">I</text:span>ntroducción A <text:span text:style-name="T431">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43"/>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44"/>
      <text:p text:style-name="P47"><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45"/>
      <text:p text:style-name="P74">Bases De Datos</text:p>
      <text:p text:style-name="P356">Es el conjunto de datos de varios tipos, organizados e interrelacionados almacenados generalmente en estructuras que se guardan en algún medio.</text:p>
      <text:p text:style-name="P349"><text:span text:style-name="T432">Es necesario conocer algunos elementos que forman parte de una base de datos para aplicar conceptos más complejos como consulta</text:span><text:span text:style-name="T432">s.</text:span></text:p>
      <text:p text:style-name="P356"/>
      <text:p text:style-name="P79">Tabla</text:p>
      <text:p text:style-name="P190"><text:span text:style-name="T432">U</text:span>na tabla es una colección de columnas <text:span text:style-name="T432">cuyos registros </text:span>almacenan información <text:span text:style-name="T433">creada a partir de </text:span>una abstracción del mundo real, a esa abstracción se la conoce como entidad <text:span text:style-name="T433">dentro</text:span><text:span text:style-name="T432"> POO</text:span><text:span text:style-name="T433">, </text:span><text:span text:style-name="T434">la tabla debe tener un nombre y al menos una columna.</text:span></text:p>
      <text:p text:style-name="P79"/>
      <text:p text:style-name="P74">Columna</text:p>
      <text:p text:style-name="P163">La columna es la unidad básica de la estructura de una tabla, posee un nombre y un tipo de dato, es el nombre de la columna a quien se <text:span text:style-name="T434">referencia </text:span>para <text:span text:style-name="T434">realizar consultas.</text:span></text:p>
      <text:p text:style-name="P17"/>
      <text:p text:style-name="P48"><text:span text:style-name="T70">Tipos de Datos </text:span><text:span text:style-name="T114">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73">Tipo de Dato</text:p>
          </table:table-cell>
          <table:table-cell table:style-name="Tabla16.A1" office:value-type="string">
            <text:p text:style-name="P473">Descripción</text:p>
          </table:table-cell>
          <table:table-cell table:style-name="Tabla16.C1" office:value-type="string">
            <text:p text:style-name="P473">Ejemplo</text:p>
          </table:table-cell>
        </table:table-row>
        <table:table-row table:style-name="Tabla16.2">
          <table:table-cell table:style-name="Tabla16.A1" office:value-type="string">
            <text:p text:style-name="P473">char(n)</text:p>
          </table:table-cell>
          <table:table-cell table:style-name="Tabla16.B2" office:value-type="string">
            <text:p text:style-name="P479">Contiene una cadena de longitud constante, es decir se debe cumplir con el límite para que el motor acepte el dato.</text:p>
          </table:table-cell>
          <table:table-cell table:style-name="Tabla16.C2" office:value-type="string">
            <text:p text:style-name="P479">Código char(5) =&gt; ‘ABS09’</text:p>
          </table:table-cell>
        </table:table-row>
        <table:table-row table:style-name="Tabla16.3">
          <table:table-cell table:style-name="Tabla16.A1" office:value-type="string">
            <text:p text:style-name="P473">varchar(n)</text:p>
          </table:table-cell>
          <table:table-cell table:style-name="Tabla16.B2" office:value-type="string">
            <text:p text:style-name="P479">Contiene una cadena de longitud variable, el motor acepta el dato siempre y cuando no supere el límite.</text:p>
          </table:table-cell>
          <table:table-cell table:style-name="Tabla16.C2" office:value-type="string">
            <text:p text:style-name="P479">Nombre varchar(60) =&gt; ‘Eduardo’</text:p>
          </table:table-cell>
        </table:table-row>
        <table:table-row table:style-name="Tabla16.4">
          <table:table-cell table:style-name="Tabla16.A1" office:value-type="string">
            <text:p text:style-name="P473">int(n)</text:p>
          </table:table-cell>
          <table:table-cell table:style-name="Tabla16.B2" office:value-type="string">
            <text:p text:style-name="P479">Contiene un entero de tamaño normal, aunque se puede establecer una longitud.</text:p>
          </table:table-cell>
          <table:table-cell table:style-name="Tabla16.C2" office:value-type="string">
            <text:p text:style-name="P479">Metros int() =&gt; 652334</text:p>
          </table:table-cell>
        </table:table-row>
        <table:table-row table:style-name="Tabla16.5">
          <table:table-cell table:style-name="Tabla16.A1" office:value-type="string">
            <text:p text:style-name="P473">tinyint</text:p>
          </table:table-cell>
          <table:table-cell table:style-name="Tabla16.B2" office:value-type="string">
            <text:p text:style-name="P479">Es una variación de int se usa para <text:soft-page-break/>almacenar enteros muy pequeño, usado para representar booleanos.</text:p>
          </table:table-cell>
          <table:table-cell table:style-name="Tabla16.C2" office:value-type="string">
            <text:p text:style-name="P479">Soltero tinyint =&gt; 1<text:soft-page-break/></text:p>
          </table:table-cell>
        </table:table-row>
        <table:table-row table:style-name="Tabla16.6">
          <table:table-cell table:style-name="Tabla16.A1" office:value-type="string">
            <text:p text:style-name="P473">boolean</text:p>
          </table:table-cell>
          <table:table-cell table:style-name="Tabla16.B2" office:value-type="string">
            <text:p text:style-name="P479">Sinónimo semántico de tinyint</text:p>
          </table:table-cell>
          <table:table-cell table:style-name="Tabla16.C2" office:value-type="string">
            <text:p text:style-name="P480">Soltero tinyint =&gt; 1</text:p>
          </table:table-cell>
        </table:table-row>
        <table:table-row table:style-name="Tabla16.7">
          <table:table-cell table:style-name="Tabla16.A1" office:value-type="string">
            <text:p text:style-name="P473">smallint</text:p>
          </table:table-cell>
          <table:table-cell table:style-name="Tabla16.B2" office:value-type="string">
            <text:p text:style-name="P479">Sinónimo de int pero con un rango menor puede almacenar desde 0 a 65535.</text:p>
          </table:table-cell>
          <table:table-cell table:style-name="Tabla16.C2" office:value-type="string">
            <text:p text:style-name="P486">Edad smallint =&gt; 23</text:p>
          </table:table-cell>
        </table:table-row>
        <table:table-row table:style-name="Tabla16.8">
          <table:table-cell table:style-name="Tabla16.A1" office:value-type="string">
            <text:p text:style-name="P473">mediumint</text:p>
          </table:table-cell>
          <table:table-cell table:style-name="Tabla16.B2" office:value-type="string">
            <text:p text:style-name="P479">Sinónimo de int con mayor capacidad de small int.</text:p>
          </table:table-cell>
          <table:table-cell table:style-name="Tabla16.C2" office:value-type="string">
            <text:p text:style-name="P486">Kilometrage mediumint =&gt; 76527392</text:p>
          </table:table-cell>
        </table:table-row>
        <table:table-row table:style-name="Tabla16.9">
          <table:table-cell table:style-name="Tabla16.A1" office:value-type="string">
            <text:p text:style-name="P473">float</text:p>
          </table:table-cell>
          <table:table-cell table:style-name="Tabla16.B2" office:value-type="string">
            <text:p text:style-name="P479">Numero de punto flotante, <text:span text:style-name="T437">para cálculos de precisión.</text:span></text:p>
          </table:table-cell>
          <table:table-cell table:style-name="Tabla16.C2" office:value-type="string">
            <text:p text:style-name="P479">Precio float <text:span text:style-name="T437">=&gt; 12343,22222</text:span></text:p>
          </table:table-cell>
        </table:table-row>
        <table:table-row table:style-name="Tabla16.10">
          <table:table-cell table:style-name="Tabla16.A1" office:value-type="string">
            <text:p text:style-name="P473">decimal(n,n)</text:p>
          </table:table-cell>
          <table:table-cell table:style-name="Tabla16.B2" office:value-type="string">
            <text:p text:style-name="P479">Tipo de dato que representa a un número, este tipo de dato permite especificar la cantidad de números enteros y la cantidad de decimales.</text:p>
          </table:table-cell>
          <table:table-cell table:style-name="Tabla16.C2" office:value-type="string">
            <text:p text:style-name="P479">Decimal precio(4,2) <text:span text:style-name="T437">=&gt; 232,42</text:span></text:p>
          </table:table-cell>
        </table:table-row>
        <table:table-row table:style-name="Tabla16.11">
          <table:table-cell table:style-name="Tabla16.A1" office:value-type="string">
            <text:p text:style-name="P473">date</text:p>
          </table:table-cell>
          <table:table-cell table:style-name="Tabla16.B2" office:value-type="string">
            <text:p text:style-name="P479">Sirve para almacenar fechas en formato (yyyy-mm-dd)</text:p>
          </table:table-cell>
          <table:table-cell table:style-name="Tabla16.C2" office:value-type="string">
            <text:p text:style-name="P479">Facha date <text:span text:style-name="T437">=&gt; 2013-10-10</text:span></text:p>
          </table:table-cell>
        </table:table-row>
        <table:table-row table:style-name="Tabla16.12">
          <table:table-cell table:style-name="Tabla16.A1" office:value-type="string">
            <text:p text:style-name="P473">datetime</text:p>
          </table:table-cell>
          <table:table-cell table:style-name="Tabla16.B2" office:value-type="string">
            <text:p text:style-name="P479">Almacena un dato que contiene la fecha y hora de acuerdo al siguiente formato (yyyy-mm-dd hh:mm:ss)</text:p>
          </table:table-cell>
          <table:table-cell table:style-name="Tabla16.C2" office:value-type="string">
            <text:p text:style-name="P479">Login datetime <text:span text:style-name="T437">2013-10-21 09:12:09</text:span></text:p>
          </table:table-cell>
        </table:table-row>
        <table:table-row table:style-name="Tabla16.13">
          <table:table-cell table:style-name="Tabla16.A1" office:value-type="string">
            <text:p text:style-name="P473">timestamp</text:p>
          </table:table-cell>
          <table:table-cell table:style-name="Tabla16.B2" office:value-type="string">
            <text:p text:style-name="P479">Es un alias de datetime, la diferencia es que se usa este tipo de dato para almacenar fechas automáticamente.</text:p>
          </table:table-cell>
          <table:table-cell table:style-name="Tabla16.C2" office:value-type="string">
            <text:p text:style-name="P479">Login timestamp</text:p>
          </table:table-cell>
        </table:table-row>
        <table:table-row table:style-name="Tabla16.14">
          <table:table-cell table:style-name="Tabla16.A1" office:value-type="string">
            <text:p text:style-name="P473">time</text:p>
          </table:table-cell>
          <table:table-cell table:style-name="Tabla16.B2" office:value-type="string">
            <text:p text:style-name="P479">Registra la hora de acuerdo al siguiente formato (hh:mm:ss)</text:p>
          </table:table-cell>
          <table:table-cell table:style-name="Tabla16.C2" office:value-type="string">
            <text:p text:style-name="P479">Hora time</text:p>
          </table:table-cell>
        </table:table-row>
        <table:table-row table:style-name="Tabla16.15">
          <table:table-cell table:style-name="Tabla16.A1" office:value-type="string">
            <text:p text:style-name="P473">year</text:p>
          </table:table-cell>
          <table:table-cell table:style-name="Tabla16.B2" office:value-type="string">
            <text:p text:style-name="P479">Registra un año</text:p>
          </table:table-cell>
          <table:table-cell table:style-name="Tabla16.C2" office:value-type="string">
            <text:p text:style-name="P479">Año year</text:p>
          </table:table-cell>
        </table:table-row>
        <table:table-row table:style-name="Tabla16.16">
          <table:table-cell table:style-name="Tabla16.A1" office:value-type="string">
            <text:p text:style-name="P473">blob</text:p>
          </table:table-cell>
          <table:table-cell table:style-name="Tabla16.B2" office:value-type="string">
            <text:p text:style-name="P479">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479">Adjunto blob</text:p>
          </table:table-cell>
        </table:table-row>
        <table:table-row table:style-name="Tabla16.17">
          <table:table-cell table:style-name="Tabla16.A1" office:value-type="string">
            <text:p text:style-name="P473">text</text:p>
          </table:table-cell>
          <table:table-cell table:style-name="Tabla16.B2" office:value-type="string">
            <text:p text:style-name="P479">Este es un tipo de dato en el que se almacena texto con una longitud <text:soft-page-break/>hasta 65535 caracteres</text:p>
          </table:table-cell>
          <table:table-cell table:style-name="Tabla16.C2" office:value-type="string">
            <text:p text:style-name="P479">descripción text</text:p>
          </table:table-cell>
        </table:table-row>
        <table:table-row table:style-name="Tabla16.18">
          <table:table-cell table:style-name="Tabla16.A18" office:value-type="string">
            <text:p text:style-name="P473">mediumtext</text:p>
          </table:table-cell>
          <table:table-cell table:style-name="Tabla16.B18" office:value-type="string">
            <text:p text:style-name="P479">Almacena textos con una longitud máxima de 16777215</text:p>
          </table:table-cell>
          <table:table-cell table:style-name="Tabla16.C18" office:value-type="string">
            <text:p text:style-name="P479">Html mediumtext</text:p>
          </table:table-cell>
        </table:table-row>
      </table:table>
      <text:p text:style-name="P48"/>
      <text:p text:style-name="P193"><text:span text:style-name="T437">En el caso de las variables que tienen un sufijo </text:span><text:span text:style-name="T214">“n” </text:span><text:span text:style-name="T276">significa que aceptan como parámetro un entero que especifica la longitud.</text:span></text:p>
      <text:p text:style-name="P17"/>
      <text:p text:style-name="P405">Dato:</text:p>
      <text:p text:style-name="P359"><text:span text:style-name="T434">Dato es una palabra ambigua para no crear una nueva definición citare un fragmento de un libro llamado </text:span><text:span text:style-name="T212">Mysql con clase </text:span><text:span text:style-name="T434">que dice:</text:span></text:p>
      <text:p text:style-name="P360"/>
      <text:p text:style-name="P498">No es sencillo definir qué es un dato, pero intentaremos ver qué es desde el punto de vista de las bases de datos.</text:p>
      <text:p text:style-name="P498">Podemos decir que un dato es una información que refleja el valor de una característica de un objeto real, sea concreto o abstracto, o imaginario (nada nos impide hacer una base de datos sobre duendes :-).</text:p>
      <text:p text:style-name="P499">Debe cumplir algunas condiciones, por ejemplo, debe permanecer en el tiempo. En ese sentido, <text:span text:style-name="T434">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34">(tomado de </text:span><text:a xlink:type="simple" xlink:href="http://mysql.conclase.net/curso/index.php?cap=001"><text:span text:style-name="T434">http://mysql.conclase.net/curso/index.php?cap=001</text:span></text:a><text:span text:style-name="T434"># </text:span><text:span text:style-name="T330">julio-2013</text:span><text:span text:style-name="T434">)</text:span></text:p>
      <text:p text:style-name="P360"/>
      <text:p text:style-name="P360"><text:span text:style-name="T438">Es una excelente</text:span> definición, razón por la que la cito textualmente.</text:p>
      <text:p text:style-name="P81"/>
      <text:p text:style-name="P74">Procedimiento Almacenado y Funciones</text:p>
      <text:p text:style-name="P192"><text:span text:style-name="T435">MySQL soporta Procedimientos Almacenados y Funciones, l</text:span><text:span text:style-name="T436">o</text:span><text:span text:style-name="T435">s procedimientos almacenados no retornan </text:span><text:span text:style-name="T436">ningún</text:span><text:span text:style-name="T435"> valor mientras que las funciones </text:span><text:span text:style-name="T436">están</text:span><text:span text:style-name="T435"> obligadas a retornar algo </text:span><text:span text:style-name="T436">mediante la palabra reservada </text:span><text:span text:style-name="T213">“return”</text:span><text:span text:style-name="T272">, </text:span><text:span text:style-name="T273">no existe una diferencia en el alcance ambos </text:span><text:span text:style-name="T274">están</text:span><text:span text:style-name="T273"> en capacidad de crear modificar y eliminar tablas y/o vistas, de igual manera pueden trabajar con la </text:span><text:span text:style-name="T274">información</text:span><text:span text:style-name="T273"> (insertar, editar, eliminar). </text:span><text:span text:style-name="T275">También están en capacidad de realizar operaciones complejas con los datos usando funciones matemáticas, lógicas o de estadística.</text:span></text:p>
      <text:p text:style-name="P304"/>
      <text:p text:style-name="P305">Este tipo de herramienta es muy útil para reducir el trabajo de la aplicación, aunque es también usado en entornos en el que las aplicaciones clientes son desarrolladas con diferentes tecnologías.</text:p>
      <text:p text:style-name="P305"/>
      <text:p text:style-name="P305"/>
      <text:p text:style-name="P305"/>
      <text:p text:style-name="P305"/>
      <text:p text:style-name="P305"/>
      <text:p text:style-name="P17"/>
      <text:p text:style-name="P17"/>
      <text:p text:style-name="P152"/>
      <text:p text:style-name="P153">Diseño De Bases De Datos Modelo Entidad Relación</text:p>
      <text:p text:style-name="P306"><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07"/>
      <text:p text:style-name="P133">Modelo Entidad Relación:</text:p>
      <text:p text:style-name="P270"><text:span text:style-name="T439">Este modelo toma un problema de la vida real y lo transforma en entidades relacionadas entre si. Estas entidades pueden ser tablas, vistas, procedimientos, funciones, una consult</text:span><text:span text:style-name="T440">a, una entidad es la representación de un objeto de la vida real, e</text:span><text:span text:style-name="T439">ste modelo ayuda a comprender de mejor manera el problema y forma la base de sistema.</text:span></text:p>
      <text:p text:style-name="P307">La asociación que existe entre las entidades es conocida como relación.</text:p>
      <text:p text:style-name="P307"/>
      <text:p text:style-name="P307">La unión de estos dos conceptos forman un modelo entidad relación.</text:p>
      <text:p text:style-name="P307"/>
      <text:p text:style-name="P80">Clave Primaria</text:p>
      <text:p text:style-name="P194"><text:span text:style-name="T440">Es común encontrase con claves primarias dentro de una tabla de bases de datos, existen motores que no permiten crear una tabla si el desarrollador no especifica una. La clave primaria es aquella que identifica un registro en la tabla</text:span><text:span text:style-name="T441">.</text:span></text:p>
      <text:p text:style-name="P48"/>
      <text:p text:style-name="P82">Clave Foránea</text:p>
      <text:p text:style-name="P195"><text:span text:style-name="T442">P</text:span>ermit<text:span text:style-name="T441">e</text:span> establecer relaciones entre entidades pertenecientes a una misma base de datos, los tipos de relaciones que estas claves soportan son:</text:p>
      <text:p text:style-name="P195"/>
      <text:list xml:id="list1408346102" text:continue-list="list4171855849034550288" text:style-name="WWNum23">
        <text:list-item>
          <text:p text:style-name="P632">Uno a uno (1:1)</text:p>
        </text:list-item>
      </text:list>
      <text:p text:style-name="P14">Esta es una relación en donde la clave foránea es <text:span text:style-name="T442">también clave principal</text:span>.</text:p>
      <text:p text:style-name="P14"/>
      <text:list xml:id="list860620744" text:continue-numbering="true" text:style-name="WWNum23">
        <text:list-item>
          <text:p text:style-name="P632">Uno a muchos (1:n)</text:p>
        </text:list-item>
      </text:list>
      <text:p text:style-name="P14">Esta es una relación donde las claves de la <text:span text:style-name="T443">entidad </text:span>padre <text:span text:style-name="T443">tienen más de una correspondencia en la entidad hija</text:span>.</text:p>
      <text:p text:style-name="P14"/>
      <text:list xml:id="list1589532116" text:continue-numbering="true" text:style-name="WWNum23">
        <text:list-item>
          <text:p text:style-name="P632">Muchos a muchos (n:m)</text:p>
        </text:list-item>
      </text:list>
      <text:p text:style-name="P14">Esta es una relación que se puede expresar pero no se puede implementar directamente, <text:span text:style-name="T444">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96"/>
      <text:p text:style-name="P73">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163">La técnica <text:span text:style-name="T445">usada</text:span> para explicar los comandos es la siguiente, primero <text:span text:style-name="T445">se expondrá </text:span>la sintaxis básica de los comandos, <text:span text:style-name="T445">y luego se explicará la misma con ejemplos prácticos.</text:span></text:p>
      <text:p text:style-name="P17"/>
      <text:p text:style-name="P74"/>
      <text:p text:style-name="P74"><text:soft-page-break/></text:p>
      <text:p text:style-name="P74"/>
      <text:p text:style-name="P74"/>
      <text:p text:style-name="P74">Comandos DDL (Lenguaje de definición de datos)</text:p>
      <text:p text:style-name="P163">Como su nombre lo indica, las sentencias que pertenecen a este grupo son aquellas que sirven para modelar, modificar o eliminar tablas y bases de datos.</text:p>
      <text:p text:style-name="P17"/>
      <text:p text:style-name="P74">Sentencias CREATE</text:p>
      <text:p text:style-name="P163">Este grupo de sentencias sirven para crear estructuras de datos ya sean tablas, vistas, bases de datos, funciones y <text:s/>procedimientos almacenados.</text:p>
      <text:p text:style-name="P17"/>
      <text:p text:style-name="P83">CREATE DATABASE/CREATE SCHEMA</text:p>
      <text:p text:style-name="P246">Sentencia usada para crear bases de datos se debe especificar al menos un nombre para la base de datos.</text:p>
      <text:p text:style-name="P246"/>
      <text:p text:style-name="P441"><text:span text:style-name="_5f_OOoAssemblerComment"><text:span text:style-name="T451">CREATE</text:span></text:span><text:span text:style-name="_5f_OOoAssemblerComment"><text:span text:style-name="T317"> </text:span></text:span><text:span text:style-name="_5f_OOoAssemblerComment"><text:span text:style-name="T451">DATABASE</text:span></text:span><text:span text:style-name="_5f_OOoAssemblerComment"><text:span text:style-name="T317"> MIDB</text:span></text:span><text:span text:style-name="_5f_OOoAssemblerComment"><text:span text:style-name="T475">;</text:span></text:span><text:span text:style-name="_5f_OOoAssemblerComment"><text:span text:style-name="T317"> </text:span></text:span></text:p>
      <text:p text:style-name="P519"><text:span text:style-name="T450">CREATE</text:span> <text:span text:style-name="T450">SCHEMA</text:span> MIDB<text:span text:style-name="T474">;</text:span></text:p>
      <text:p text:style-name="P308">Las dos sentencias producen el mismo resultado.</text:p>
      <text:p text:style-name="P308"/>
      <text:p text:style-name="P49"><text:span text:style-name="T115">C</text:span><text:span text:style-name="T70">REATE TABLE</text:span></text:p>
      <text:p text:style-name="P197"><text:span text:style-name="T446">Se usa esta sentencia para crear entidades en una base de datos, </text:span><text:span text:style-name="T447">es necesario especificar un nombre y al menos una columna</text:span><text:span text:style-name="T446">, </text:span><text:span text:style-name="T448">se puede crear tablas fijas y temporales un ejemplo de los dos:</text:span></text:p>
      <text:p text:style-name="P409"/>
      <text:p text:style-name="P442"><text:span text:style-name="T450">CREATE</text:span> <text:span text:style-name="T450">TABLE</text:span> cliente<text:span text:style-name="T474">(</text:span></text:p>
      <text:p text:style-name="P526"><text:s text:c="8"/>id_cliente <text:span text:style-name="T450">int</text:span> <text:span text:style-name="T450">not</text:span> <text:span text:style-name="T450">null</text:span><text:span text:style-name="T474">,</text:span></text:p>
      <text:p text:style-name="P526"><text:s text:c="8"/>cedula <text:span text:style-name="T450">char</text:span><text:span text:style-name="T474">(</text:span><text:span text:style-name="T492">10</text:span><text:span text:style-name="T474">)</text:span> <text:span text:style-name="T450">not</text:span> <text:span text:style-name="T450">null</text:span><text:span text:style-name="T474">,</text:span></text:p>
      <text:p text:style-name="P526"><text:s text:c="8"/>nombres <text:span text:style-name="T450">varchar</text:span><text:span text:style-name="T474">(</text:span><text:span text:style-name="T492">50</text:span><text:span text:style-name="T474">),</text:span></text:p>
      <text:p text:style-name="P526"><text:s text:c="8"/>direccion <text:span text:style-name="T450">varchar</text:span><text:span text:style-name="T474">(</text:span><text:span text:style-name="T492">200</text:span><text:span text:style-name="T474">),</text:span></text:p>
      <text:p text:style-name="P526"><text:s text:c="8"/>telefono <text:span text:style-name="T450">varchar</text:span><text:span text:style-name="T474">(</text:span><text:span text:style-name="T492">12</text:span><text:span text:style-name="T474">),</text:span></text:p>
      <text:p text:style-name="P526"><text:s text:c="8"/><text:span text:style-name="T450">primary</text:span> <text:span text:style-name="T450">key</text:span><text:span text:style-name="T474">(</text:span>id_cliente<text:span text:style-name="T474">);</text:span></text:p>
      <text:p text:style-name="P526"><text:s text:c="8"/><text:span text:style-name="T474">)</text:span> ENGINE <text:span text:style-name="T474">=</text:span> INNODB<text:span text:style-name="T474">;</text:span></text:p>
      <text:p text:style-name="P530"/>
      <text:p text:style-name="P526"><text:span text:style-name="T450">CREATE</text:span> <text:span text:style-name="T450">TEMPORARY</text:span> <text:span text:style-name="T450">TABLE</text:span> persona<text:span text:style-name="T474">(</text:span></text:p>
      <text:p text:style-name="P526"><text:s text:c="8"/>id_cliente <text:span text:style-name="T450">int</text:span> <text:span text:style-name="T450">not</text:span> <text:span text:style-name="T450">null</text:span><text:span text:style-name="T474">,</text:span></text:p>
      <text:p text:style-name="P526"><text:s text:c="8"/>cedula <text:span text:style-name="T450">char</text:span><text:span text:style-name="T474">(</text:span><text:span text:style-name="T492">10</text:span><text:span text:style-name="T474">)</text:span> <text:span text:style-name="T450">not</text:span> <text:span text:style-name="T450">null</text:span><text:span text:style-name="T474">,</text:span></text:p>
      <text:p text:style-name="P526"><text:s text:c="8"/>nombres <text:span text:style-name="T450">varchar</text:span><text:span text:style-name="T474">(</text:span><text:span text:style-name="T492">50</text:span><text:span text:style-name="T474">),</text:span></text:p>
      <text:p text:style-name="P526"><text:s text:c="8"/>direccion <text:span text:style-name="T450">varchar</text:span><text:span text:style-name="T474">(</text:span><text:span text:style-name="T492">200</text:span><text:span text:style-name="T474">),</text:span></text:p>
      <text:p text:style-name="P526"><text:s text:c="8"/>telefono <text:span text:style-name="T450">varchar</text:span><text:span text:style-name="T474">(</text:span><text:span text:style-name="T492">12</text:span><text:span text:style-name="T474">),</text:span></text:p>
      <text:p text:style-name="P526"><text:s text:c="8"/><text:span text:style-name="T450">primary</text:span> <text:span text:style-name="T450">key</text:span><text:span text:style-name="T474">(</text:span>id_cliente<text:span text:style-name="T474">);</text:span> <text:s text:c="7"/></text:p>
      <text:p text:style-name="P520"><text:s text:c="8"/><text:span text:style-name="T474">)</text:span> ENGINE <text:span text:style-name="T474">=</text:span> INNODB<text:span text:style-name="T474">;</text:span></text:p>
      <text:p text:style-name="P357">Para especificar el tipo de dato se puede usar mayúsculas o minúsculas en los nombres de los tipos de datos.</text:p>
      <text:p text:style-name="P434"/>
      <text:p text:style-name="P434"/>
      <text:p text:style-name="P434"/>
      <text:p text:style-name="P434"/>
      <text:p text:style-name="P84">ALTER TABLE</text:p>
      <text:p text:style-name="P202"><text:soft-page-break/>Esta sentencia permite cambiar la estructura de una tabla existente, <text:span text:style-name="T561">permite crear nuevas columnas, renombrarlas, de ser posible cambiar el tipo de dato, elimina columnas o añade comentarios a las tablas, las acciones de estas sentencias son irreversibles.</text:span></text:p>
      <text:p text:style-name="P457">-- tabla inicial</text:p>
      <text:p text:style-name="P525"><text:span text:style-name="T450">CREATE</text:span> <text:span text:style-name="T450">TABLE</text:span> cliente<text:span text:style-name="T527">(</text:span></text:p>
      <text:p text:style-name="P525"><text:s text:c="8"/>id_cliente <text:span text:style-name="T543">int</text:span> <text:span text:style-name="T474">not</text:span> <text:span text:style-name="T474">null</text:span><text:span text:style-name="T527">,</text:span></text:p>
      <text:p text:style-name="P525"><text:s text:c="8"/>cedula <text:span text:style-name="T543">char</text:span><text:span text:style-name="T474">(</text:span><text:span text:style-name="T492">10</text:span><text:span text:style-name="T474">)</text:span> <text:span text:style-name="T474">not</text:span> <text:span text:style-name="T474">null</text:span><text:span text:style-name="T527">,</text:span></text:p>
      <text:p text:style-name="P525"><text:s text:c="8"/>nombres <text:span text:style-name="T543">varchar</text:span><text:span text:style-name="T474">(</text:span><text:span text:style-name="T492">50</text:span><text:span text:style-name="T474">)</text:span><text:span text:style-name="T527">,</text:span></text:p>
      <text:p text:style-name="P525"><text:s text:c="8"/>direccion <text:span text:style-name="T543">varchar</text:span><text:span text:style-name="T474">(</text:span><text:span text:style-name="T492">200</text:span><text:span text:style-name="T474">)</text:span><text:span text:style-name="T527">,</text:span></text:p>
      <text:p text:style-name="P525"><text:s text:c="8"/>telefono <text:span text:style-name="T543">varchar</text:span><text:span text:style-name="T474">(</text:span><text:span text:style-name="T492">12</text:span><text:span text:style-name="T474">)</text:span><text:span text:style-name="T527">,</text:span></text:p>
      <text:p text:style-name="P525"><text:s text:c="8"/><text:span text:style-name="T450">primary</text:span> <text:span text:style-name="T450">key</text:span><text:span text:style-name="T474">(</text:span>id_cliente<text:span text:style-name="T474">)</text:span></text:p>
      <text:p text:style-name="P525"><text:s text:c="8"/><text:span text:style-name="T527">)</text:span> ENGINE <text:span text:style-name="T474">=</text:span> <text:span text:style-name="T560">INNODB</text:span><text:span text:style-name="T527">;</text:span></text:p>
      <text:p text:style-name="P524"/>
      <text:p text:style-name="P524"/>
      <text:p text:style-name="P532">-- cambios a la tabla</text:p>
      <text:p text:style-name="P525"><text:span text:style-name="T450">ALTER</text:span> <text:span text:style-name="T450">TABLE</text:span> cliente </text:p>
      <text:p text:style-name="P525"><text:span text:style-name="T543">CHARACTER</text:span> <text:span text:style-name="T450">SET</text:span> <text:span text:style-name="T474">=</text:span> utf8 <text:span text:style-name="T527">,</text:span> </text:p>
      <text:p text:style-name="P525">COLLATE <text:span text:style-name="T474">=</text:span> utf8_unicode_ci <text:span text:style-name="T527">,</text:span> </text:p>
      <text:p text:style-name="P525">ENGINE <text:span text:style-name="T474">=</text:span> <text:span text:style-name="T450">MyISAM</text:span> <text:span text:style-name="T527">,</text:span> </text:p>
      <text:p text:style-name="P525"><text:span text:style-name="T450">ADD</text:span> <text:span text:style-name="T450">COLUMN</text:span> <text:span text:style-name="T449">`</text:span><text:span text:style-name="T562">notas</text:span><text:span text:style-name="T449">`</text:span> <text:span text:style-name="T543">TEXT</text:span> <text:span text:style-name="T474">NOT</text:span> <text:span text:style-name="T474">NULL</text:span> <text:s/><text:span text:style-name="T450">AFTER</text:span> <text:span text:style-name="T449">`</text:span><text:span text:style-name="T562">telefono</text:span><text:span text:style-name="T449">`</text:span> <text:span text:style-name="T527">,</text:span> </text:p>
      <text:p text:style-name="P525"><text:span text:style-name="T450">CHANGE</text:span> <text:span text:style-name="T450">COLUMN</text:span> <text:span text:style-name="T449">`</text:span><text:span text:style-name="T562">nombres</text:span><text:span text:style-name="T449">`</text:span> <text:span text:style-name="T449">`</text:span><text:span text:style-name="T562">nombres</text:span><text:span text:style-name="T449">`</text:span> <text:span text:style-name="T543">VARCHAR</text:span><text:span text:style-name="T474">(</text:span><text:span text:style-name="T492">50</text:span><text:span text:style-name="T474">)</text:span> <text:span text:style-name="T474">NOT</text:span> <text:span text:style-name="T474">NULL</text:span> <text:s/><text:span text:style-name="T527">,</text:span> </text:p>
      <text:p text:style-name="P525"><text:span text:style-name="T450">CHANGE</text:span> <text:span text:style-name="T450">COLUMN</text:span> <text:span text:style-name="T449">`</text:span><text:span text:style-name="T562">direccion</text:span><text:span text:style-name="T449">`</text:span> <text:span text:style-name="T449">`</text:span><text:span text:style-name="T562">direccion</text:span><text:span text:style-name="T449">`</text:span> <text:span text:style-name="T543">VARCHAR</text:span><text:span text:style-name="T474">(</text:span><text:span text:style-name="T492">150</text:span><text:span text:style-name="T474">)</text:span> <text:span text:style-name="T474">NULL</text:span> <text:span text:style-name="T560">DEFAULT</text:span> <text:span text:style-name="T474">NULL</text:span> <text:s/><text:span text:style-name="T527">,</text:span> </text:p>
      <text:p text:style-name="P525"><text:span text:style-name="T450">CHANGE</text:span> <text:span text:style-name="T450">COLUMN</text:span> <text:span text:style-name="T449">`</text:span><text:span text:style-name="T562">telefono</text:span><text:span text:style-name="T449">`</text:span> <text:span text:style-name="T449">`</text:span><text:span text:style-name="T562">telefono</text:span><text:span text:style-name="T449">`</text:span> <text:span text:style-name="T543">VARCHAR</text:span><text:span text:style-name="T474">(</text:span><text:span text:style-name="T492">12</text:span><text:span text:style-name="T474">)</text:span> <text:span text:style-name="T474">NOT</text:span> <text:span text:style-name="T474">NULL</text:span> <text:span text:style-name="T560">DEFAULT</text:span> <text:span text:style-name="T513">'PENDIENTE'</text:span> <text:s/><text:span text:style-name="T527">,</text:span> </text:p>
      <text:p text:style-name="P525"><text:span text:style-name="T450">RENAME</text:span> <text:span text:style-name="T450">TO</text:span> <text:s/><text:span text:style-name="T449">`</text:span><text:span text:style-name="T562">procedimientos</text:span><text:span text:style-name="T449">`</text:span><text:span text:style-name="T474">.</text:span><text:span text:style-name="T449">`</text:span><text:span text:style-name="T562">cliente_editado</text:span><text:span text:style-name="T449">`</text:span> <text:span text:style-name="T527">;</text:span></text:p>
      <text:p text:style-name="P524"/>
      <text:p text:style-name="P532">-- estructura tabla final expresado con create table</text:p>
      <text:p text:style-name="P524"/>
      <text:p text:style-name="P525"><text:span text:style-name="T450">CREATE</text:span> <text:span text:style-name="T450">TABLE</text:span> <text:span text:style-name="T449">`</text:span><text:span text:style-name="T562">cliente_editado</text:span><text:span text:style-name="T449">`</text:span> <text:span text:style-name="T474">(</text:span></text:p>
      <text:p text:style-name="P525"><text:s text:c="2"/><text:span text:style-name="T449">`</text:span><text:span text:style-name="T562">id_cliente</text:span><text:span text:style-name="T449">`</text:span> <text:span text:style-name="T543">int</text:span><text:span text:style-name="T474">(</text:span><text:span text:style-name="T492">11</text:span><text:span text:style-name="T474">)</text:span> <text:span text:style-name="T474">NOT</text:span> <text:span text:style-name="T474">NULL</text:span><text:span text:style-name="T527">,</text:span></text:p>
      <text:p text:style-name="P525"><text:s text:c="2"/><text:span text:style-name="T449">`</text:span><text:span text:style-name="T562">cedula</text:span><text:span text:style-name="T449">`</text:span> <text:span text:style-name="T543">char</text:span><text:span text:style-name="T474">(</text:span><text:span text:style-name="T492">10</text:span><text:span text:style-name="T474">)</text:span> <text:span text:style-name="T543">CHARACTER</text:span> <text:span text:style-name="T450">SET</text:span> latin1 <text:span text:style-name="T474">NOT</text:span> <text:span text:style-name="T474">NULL</text:span><text:span text:style-name="T527">,</text:span></text:p>
      <text:p text:style-name="P525"><text:s text:c="2"/><text:span text:style-name="T449">`</text:span><text:span text:style-name="T562">nombres</text:span><text:span text:style-name="T449">`</text:span> <text:span text:style-name="T543">varchar</text:span><text:span text:style-name="T474">(</text:span><text:span text:style-name="T492">50</text:span><text:span text:style-name="T474">)</text:span> COLLATE utf8_unicode_ci <text:span text:style-name="T474">NOT</text:span> <text:span text:style-name="T474">NULL</text:span><text:span text:style-name="T527">,</text:span></text:p>
      <text:p text:style-name="P525"><text:s text:c="2"/><text:span text:style-name="T449">`</text:span><text:span text:style-name="T562">direccion</text:span><text:span text:style-name="T449">`</text:span> <text:span text:style-name="T543">varchar</text:span><text:span text:style-name="T474">(</text:span><text:span text:style-name="T492">150</text:span><text:span text:style-name="T474">)</text:span> COLLATE utf8_unicode_ci <text:span text:style-name="T560">DEFAULT</text:span> <text:span text:style-name="T474">NULL</text:span><text:span text:style-name="T527">,</text:span></text:p>
      <text:p text:style-name="P525"><text:s text:c="2"/><text:span text:style-name="T449">`</text:span><text:span text:style-name="T562">telefono</text:span><text:span text:style-name="T449">`</text:span> <text:span text:style-name="T543">varchar</text:span><text:span text:style-name="T474">(</text:span><text:span text:style-name="T492">12</text:span><text:span text:style-name="T474">)</text:span> COLLATE utf8_unicode_ci <text:span text:style-name="T474">NOT</text:span> <text:span text:style-name="T474">NULL</text:span> <text:span text:style-name="T560">DEFAULT</text:span> <text:span text:style-name="T513">'PENDIENTE'</text:span><text:span text:style-name="T527">,</text:span></text:p>
      <text:p text:style-name="P525"><text:s text:c="2"/><text:span text:style-name="T449">`</text:span><text:span text:style-name="T562">notas</text:span><text:span text:style-name="T449">`</text:span> <text:span text:style-name="T543">text</text:span> COLLATE utf8_unicode_ci <text:span text:style-name="T474">NOT</text:span> <text:span text:style-name="T474">NULL</text:span><text:span text:style-name="T527">,</text:span></text:p>
      <text:p text:style-name="P525"><text:s text:c="2"/><text:span text:style-name="T450">PRIMARY</text:span> <text:span text:style-name="T450">KEY</text:span> <text:span text:style-name="T474">(</text:span><text:span text:style-name="T449">`</text:span><text:span text:style-name="T562">id_cliente</text:span><text:span text:style-name="T449">`</text:span><text:span text:style-name="T474">)</text:span></text:p>
      <text:p text:style-name="P519"><text:span text:style-name="T474">)</text:span> ENGINE<text:span text:style-name="T474">=</text:span><text:span text:style-name="T450">MyISAM</text:span> <text:span text:style-name="T560">DEFAULT</text:span> CHARSET<text:span text:style-name="T474">=</text:span>utf8 COLLATE<text:span text:style-name="T474">=</text:span>utf8_unicode_ci<text:span text:style-name="T527">;</text:span></text:p>
      <text:p text:style-name="P309">Es posible cambiar la mayoría de elementos de una tabla.</text:p>
      <text:p text:style-name="P154"/>
      <text:p text:style-name="P84">CREATE VIEW</text:p>
      <text:p text:style-name="P198"><text:span text:style-name="T277">Las vistas son similares a las tablas,</text:span><text:span text:style-name="T278">con un funcionamiento distinto</text:span><text:span text:style-name="T277">, las tablas <text:s/>son manipulables en sus características como datos, las vistas generalmente son el resultado de una o varias tablas que se almacenan en memoria como datos temporales. </text:span><text:span text:style-name="T279">Las vistas se crean a partir de consultas tipo SELECT.</text:span></text:p>
      <text:p text:style-name="P435"/>
      <text:p text:style-name="P450"><text:span text:style-name="T454">CREATE</text:span><text:span text:style-name="T546"> VIEW V_CLIENTES</text:span></text:p>
      <text:p text:style-name="P525"><text:soft-page-break/><text:s text:c="8"/><text:span text:style-name="T450">AS</text:span></text:p>
      <text:p text:style-name="P519"><text:s text:c="8"/><text:span text:style-name="T450">SELECT</text:span> <text:span text:style-name="T527">*</text:span> <text:span text:style-name="T450">FROM</text:span> CLIENTES<text:span text:style-name="T527">;</text:span></text:p>
      <text:p text:style-name="P50"><text:span text:style-name="T54">Se pude modificar una vista con el comando </text:span><text:span text:style-name="T90">“ALTER VIEW”</text:span><text:span text:style-name="T152">, este comando reescribe la vista, el modo de uso es el mismo usado para crear vistas.</text:span></text:p>
      <text:p text:style-name="P310"/>
      <text:p text:style-name="P134">Variables en MySQL:</text:p>
      <text:p text:style-name="P376"><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11"/>
      <text:p text:style-name="P376"><text:span text:style-name="T55">Es posible definir variables dentro de una consulta tipo SELECT, para asignarle un valor a la variable se una el signo dos puntos igual </text:span><text:span text:style-name="T91">“:=”</text:span><text:span text:style-name="T55">.</text:span></text:p>
      <text:p text:style-name="P311"/>
      <text:p text:style-name="P311">Las variables de usuario son únicas por sesión es decir solo determinada sesión tiene acceso a esas variables, son usadas para pasar valores entre sentencias.</text:p>
      <text:p text:style-name="P135"/>
      <text:p text:style-name="P311"/>
      <text:p text:style-name="P135">Ejemplo:</text:p>
      <text:p text:style-name="P451"><text:span text:style-name="T463">SET</text:span><text:span text:style-name="T55"> </text:span><text:span text:style-name="T511">@numa</text:span><text:span text:style-name="T55"> </text:span><text:span text:style-name="T480">=</text:span><text:span text:style-name="T55"> </text:span><text:span text:style-name="T493">20</text:span><text:span text:style-name="T532">,</text:span><text:span text:style-name="T55"> </text:span><text:span text:style-name="T511">@numb</text:span><text:span text:style-name="T55"> </text:span><text:span text:style-name="T480">=</text:span><text:span text:style-name="T55"> </text:span><text:span text:style-name="T493">45</text:span><text:span text:style-name="T532">,</text:span><text:span text:style-name="T511">@numc</text:span><text:span text:style-name="T480">=</text:span><text:span text:style-name="T493">2</text:span><text:span text:style-name="T532">;</text:span></text:p>
      <text:p text:style-name="P525"><text:span text:style-name="T455">SELECT</text:span> <text:span text:style-name="T508">@resp</text:span><text:span text:style-name="T474">:=</text:span> <text:span text:style-name="T508">@numa</text:span><text:span text:style-name="T474">+</text:span><text:span text:style-name="T508">@numb</text:span><text:span text:style-name="T474">/</text:span><text:span text:style-name="T508">@numc</text:span><text:span text:style-name="T527">;</text:span></text:p>
      <text:p text:style-name="P523"><text:span text:style-name="T455">SELECT</text:span> <text:span text:style-name="T508">@resp</text:span><text:span text:style-name="T527">;</text:span></text:p>
      <text:p text:style-name="P381"><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20"/>
      <text:p text:style-name="P74">CREATE PROCEDURE/CREATE FUNCTION</text:p>
      <text:p text:style-name="P199"><text:span text:style-name="T546">Poseen sintaxis similares, la única diferencia es que la segunda permite el uso de la palabra reservada </text:span><text:span text:style-name="T215">“RETURN”</text:span><text:span text:style-name="T280">, esto debido a que las funciones deben retornar un valor, </text:span><text:span text:style-name="T288">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80">.</text:span></text:p>
      <text:p text:style-name="P312"/>
      <text:p text:style-name="P452"><text:span text:style-name="T280">mibase</text:span><text:span text:style-name="T481">.</text:span><text:span text:style-name="T280">mi_procedimiento</text:span></text:p>
      <text:p text:style-name="P312"/>
      <text:p text:style-name="P199"><text:span text:style-name="T280">Estas herramientas son </text:span><text:span text:style-name="T288">conicidas</text:span><text:span text:style-name="T280"> como procedimientos almacenados en la mayoría de motores de bases de datos, </text:span><text:span text:style-name="T281">se los usa para disminuir la cantidad de datos enviada entre el servidor y el cliente, </text:span><text:span text:style-name="T289">se usa para crear </text:span><text:span text:style-name="T281">bibliotecas </text:span><text:span text:style-name="T289">centralizadas</text:span><text:span text:style-name="T281">.</text:span></text:p>
      <text:p text:style-name="P313"/>
      <text:p text:style-name="P314">Los procedimientos almacenados están en capacidad de crear tablas, leer tablas, modificar tablas, crear vistas, cálculos matemáticos y estadísticos.</text:p>
      <text:p text:style-name="P314"/>
      <text:p text:style-name="P200"><text:span text:style-name="T281">EL algoritmo asociado al procedimiento </text:span><text:span text:style-name="T283">va entre </text:span><text:span text:style-name="T281">las palabras </text:span><text:span text:style-name="T217">“</text:span><text:span text:style-name="T216">BEGING”</text:span><text:span text:style-name="T282"> y </text:span><text:span text:style-name="T216">“END”</text:span><text:span text:style-name="T282">, </text:span><text:span text:style-name="T283">es necesario especificar el símbolo que separa las sentencias que contiene el cuerpo del procedimiento, por lo general las sentencias SQL terminan en punto y coma </text:span><text:span text:style-name="T218">“;”</text:span><text:span text:style-name="T283"> cuando el </text:span><text:span text:style-name="T284">interprete</text:span><text:span text:style-name="T283"> SQL se encuentra con este signo ejecuta la linea en cuestión, al tratarse de un </text:span><text:span text:style-name="T284">procedimiento almacenado se necesita que se ejecute el bloque completo, para esto se cambia el delimitador de consultas punto y coma </text:span><text:span text:style-name="T220">“;”</text:span><text:span text:style-name="T284"> por otro, generalmente se usa dos barras inclinadas </text:span><text:span text:style-name="T219">“//”</text:span><text:span text:style-name="T284">, las sentencias dentro </text:span><text:soft-page-break/><text:span text:style-name="T284">del cuerpo del procedimiento se separan por punto y coma </text:span><text:span text:style-name="T219">“;”</text:span><text:span text:style-name="T284"> pero no se ejecutan hasta que se encuentra con el nuevo delimitador </text:span><text:span text:style-name="T219">“//”</text:span><text:span text:style-name="T284">, esto hace que se envíe la </text:span><text:span text:style-name="T284">función completa en lugar de hacerlo por sentencias, </text:span><text:span text:style-name="T285">es de buena practica restablecer el delimitador por defecto luego de usar un procedimiento almacenado.</text:span></text:p>
      <text:p text:style-name="P313"/>
      <text:p text:style-name="P315">Los procedimientos almacenados permiten en su definición declarar parámetros, estos parámetros son los valores con los que va a trabajar la función, MySQL provee de dos tipos de parámetros:</text:p>
      <text:p text:style-name="P315"/>
      <text:list xml:id="list329430348302361463" text:style-name="L10">
        <text:list-item>
          <text:p text:style-name="P548">Parámetros de entrada “IN”</text:p>
        </text:list-item>
        <text:list-item>
          <text:p text:style-name="P548">Parámetros de salida “OUT”</text:p>
        </text:list-item>
      </text:list>
      <text:p text:style-name="P315"/>
      <text:p text:style-name="P201"><text:span text:style-name="T286">Estos parámetros son variables de MySQL o datos subministrados por el usuario o aplicación , </text:span><text:span text:style-name="T287">en el caso de las funciones se debe definir la variable a la que la función debe retornar el valor.</text:span></text:p>
      <text:p text:style-name="P313"/>
      <text:p text:style-name="P199"><text:span text:style-name="T280">Para usar un procedimiento almacenado se usa la palabra reservada </text:span><text:span text:style-name="T215">“CALL” </text:span><text:span text:style-name="T280">seguido del nombre del procedimiento seguido por paréntesis en los que se envía los parámetros a la función.</text:span></text:p>
      <text:p text:style-name="P17"/>
      <text:p text:style-name="P361">Para facilitar la comprensión de los procedimientos almacenados se describe a continuación un ejemplo completo.</text:p>
      <text:p text:style-name="P362"/>
      <text:p text:style-name="P363">Ejemplo:</text:p>
      <text:p text:style-name="P363"/>
      <text:p text:style-name="P458">-- creando la base de datos</text:p>
      <text:p text:style-name="P528"><text:span text:style-name="T450">CREATE</text:span> <text:span text:style-name="T548">DATABASE</text:span> procedimientos<text:span text:style-name="T527">;</text:span></text:p>
      <text:p text:style-name="P528"><text:span text:style-name="T450">USE</text:span> procedimientos<text:span text:style-name="T527">;</text:span></text:p>
      <text:p text:style-name="P534">-- tabla de pruebas</text:p>
      <text:p text:style-name="P528"><text:span text:style-name="T450">CREATE</text:span> <text:span text:style-name="T450">TABLE</text:span> cliente<text:span text:style-name="T527">(</text:span></text:p>
      <text:p text:style-name="P528">id_cliente <text:span text:style-name="T543">mediumint</text:span> <text:span text:style-name="T474">not</text:span> <text:span text:style-name="T474">null</text:span> <text:span text:style-name="T560">AUTO_INCREMENT</text:span><text:span text:style-name="T527">,</text:span></text:p>
      <text:p text:style-name="P528">nombres <text:span text:style-name="T543">VARCHAR</text:span><text:span text:style-name="T474">(</text:span><text:span text:style-name="T492">90</text:span><text:span text:style-name="T474">)</text:span><text:span text:style-name="T527">,</text:span></text:p>
      <text:p text:style-name="P528">telefono <text:span text:style-name="T543">VARCHAR</text:span><text:span text:style-name="T474">(</text:span><text:span text:style-name="T492">15</text:span><text:span text:style-name="T474">)</text:span><text:span text:style-name="T527">,</text:span></text:p>
      <text:p text:style-name="P528"><text:span text:style-name="T450">PRIMARY</text:span> <text:span text:style-name="T450">KEY</text:span><text:span text:style-name="T474">(</text:span>id_cliente<text:span text:style-name="T474">)</text:span></text:p>
      <text:p text:style-name="P528"><text:span text:style-name="T527">)</text:span>engine<text:span text:style-name="T474">=</text:span><text:span text:style-name="T560">innodb</text:span><text:span text:style-name="T527">;</text:span></text:p>
      <text:p text:style-name="P531"/>
      <text:p text:style-name="P534">-- crea un cliente</text:p>
      <text:p text:style-name="P528">DELIMITE<text:span text:style-name="T547">R //</text:span></text:p>
      <text:p text:style-name="P528"><text:span text:style-name="T450">CREATE</text:span> <text:span text:style-name="T450">PROCEDURE</text:span> ing_cliente<text:span text:style-name="T527">(</text:span><text:span text:style-name="T450">IN</text:span> nombres <text:span text:style-name="T543">VARCHAR</text:span><text:span text:style-name="T474">(</text:span><text:span text:style-name="T492">90</text:span><text:span text:style-name="T474">)</text:span><text:span text:style-name="T527">,</text:span><text:span text:style-name="T450">IN</text:span> telefono <text:span text:style-name="T543">VARCHAR</text:span><text:span text:style-name="T474">(</text:span><text:span text:style-name="T492">15</text:span><text:span text:style-name="T474">)</text:span><text:span text:style-name="T527">)</text:span></text:p>
      <text:p text:style-name="P528"><text:s text:c="8"/><text:span text:style-name="T450">BEGIN</text:span></text:p>
      <text:p text:style-name="P528"><text:s text:c="16"/><text:span text:style-name="T450">INSERT</text:span> <text:span text:style-name="T450">INTO</text:span> cliente <text:span text:style-name="T450">VALUES</text:span> <text:span text:style-name="T527">(</text:span>nombres<text:span text:style-name="T527">,</text:span>telefono<text:span text:style-name="T527">);</text:span></text:p>
      <text:p text:style-name="P528"><text:s text:c="8"/><text:span text:style-name="T450">EN</text:span><text:span text:style-name="T456">D //</text:span></text:p>
      <text:p text:style-name="P528"><text:s text:c="8"/>DELIMITER <text:span text:style-name="T527">;</text:span></text:p>
      <text:p text:style-name="P531"/>
      <text:p text:style-name="P534">-- actualiza un cliente</text:p>
      <text:p text:style-name="P529">DELIMITER <text:span text:style-name="T547">//</text:span></text:p>
      <text:p text:style-name="P528"><text:span text:style-name="T450">CREATE</text:span> <text:span text:style-name="T450">PROCEDURE</text:span> upd_cliente<text:span text:style-name="T527">(</text:span><text:span text:style-name="T450">IN</text:span> nombres <text:span text:style-name="T543">VARCHAR</text:span><text:span text:style-name="T474">(</text:span><text:span text:style-name="T492">90</text:span><text:span text:style-name="T474">)</text:span><text:span text:style-name="T527">,</text:span><text:span text:style-name="T450">IN</text:span> telefono <text:span text:style-name="T543">VARCHAR</text:span><text:span text:style-name="T474">(</text:span><text:span text:style-name="T492">15</text:span><text:span text:style-name="T474">)</text:span><text:span text:style-name="T527">,</text:span><text:span text:style-name="T450">IN</text:span> id_cliente <text:span text:style-name="T543">mediumint</text:span><text:span text:style-name="T527">)</text:span></text:p>
      <text:p text:style-name="P528"><text:s text:c="8"/><text:span text:style-name="T450">BEGIN</text:span></text:p>
      <text:p text:style-name="P528"><text:s text:c="16"/><text:span text:style-name="T450">UPDATE</text:span> cliente </text:p>
      <text:p text:style-name="P528"><text:soft-page-break/><text:s text:c="24"/><text:span text:style-name="T450">SET</text:span> cliente<text:span text:style-name="T474">.</text:span>nombres <text:span text:style-name="T474">=</text:span> nombres<text:span text:style-name="T527">,</text:span></text:p>
      <text:p text:style-name="P528"><text:s text:c="32"/>cliente<text:span text:style-name="T474">.</text:span>telefono <text:span text:style-name="T474">=</text:span> telefono</text:p>
      <text:p text:style-name="P528"><text:s text:c="24"/><text:span text:style-name="T450">WHERE</text:span></text:p>
      <text:p text:style-name="P528"><text:s text:c="32"/>cliente<text:span text:style-name="T474">.</text:span>id_cliente <text:span text:style-name="T474">=</text:span> id_cliente<text:span text:style-name="T527">;</text:span></text:p>
      <text:p text:style-name="P529"><text:s text:c="8"/><text:span text:style-name="T450">EN</text:span><text:span text:style-name="T456">D </text:span><text:span text:style-name="T238">//</text:span></text:p>
      <text:p text:style-name="P528"><text:s text:c="8"/>DELIMITER <text:span text:style-name="T527">;</text:span></text:p>
      <text:p text:style-name="P531"/>
      <text:p text:style-name="P534">-- elimina un cliente</text:p>
      <text:p text:style-name="P529">DELIMITE<text:span text:style-name="T547">R //</text:span></text:p>
      <text:p text:style-name="P528"><text:span text:style-name="T450">CREATE</text:span> <text:span text:style-name="T450">PROCEDURE</text:span> del_cliente<text:span text:style-name="T527">(</text:span><text:span text:style-name="T450">IN</text:span> id_cliente <text:span text:style-name="T543">mediumint</text:span><text:span text:style-name="T527">)</text:span></text:p>
      <text:p text:style-name="P528"><text:s text:c="8"/><text:span text:style-name="T450">BEGIN</text:span></text:p>
      <text:p text:style-name="P528"><text:s text:c="16"/><text:span text:style-name="T450">DELETE</text:span> <text:span text:style-name="T450">FROM</text:span> cliente <text:span text:style-name="T450">WHERE</text:span> cliente<text:span text:style-name="T474">.</text:span>id_cliente <text:span text:style-name="T474">=</text:span> id_cliente<text:span text:style-name="T527">;</text:span></text:p>
      <text:p text:style-name="P529"><text:s text:c="8"/><text:span text:style-name="T450">EN</text:span><text:span text:style-name="T456">D </text:span><text:span text:style-name="T238">//</text:span></text:p>
      <text:p text:style-name="P528"><text:s text:c="8"/>DELIMITER <text:span text:style-name="T527">;</text:span></text:p>
      <text:p text:style-name="P531"/>
      <text:p text:style-name="P534">-- uso de funciones</text:p>
      <text:p text:style-name="P531"/>
      <text:p text:style-name="P528">CALL ing_cliente<text:span text:style-name="T474">(</text:span><text:span text:style-name="T513">'Eduardo Villota'</text:span><text:span text:style-name="T527">,</text:span><text:span text:style-name="T513">'0992926569'</text:span><text:span text:style-name="T474">)</text:span><text:span text:style-name="T527">;</text:span></text:p>
      <text:p text:style-name="P528">CALL upd_cliente<text:span text:style-name="T474">(</text:span><text:span text:style-name="T513">'Juan Buenaño'</text:span><text:span text:style-name="T527">,</text:span><text:span text:style-name="T513">'0239272543'</text:span><text:span text:style-name="T527">,</text:span><text:span text:style-name="T492">21</text:span><text:span text:style-name="T474">)</text:span><text:span text:style-name="T527">;</text:span></text:p>
      <text:p text:style-name="P521">CALL del_cliente<text:span text:style-name="T474">(</text:span><text:span text:style-name="T492">1</text:span><text:span text:style-name="T474">)</text:span><text:span text:style-name="T527">;</text:span></text:p>
      <text:p text:style-name="P74">Sentencias DROP</text:p>
      <text:p text:style-name="P163">Estas sentencias son utilizadas para destruir estructuras, son capaces de eliminar bases de datos índices y tablas.</text:p>
      <text:p text:style-name="P17"/>
      <text:p text:style-name="P455"><text:span text:style-name="comment0_5f_mysql"><text:span text:style-name="T564">-- se elimina la primary key </text:span></text:span></text:p>
      <text:p text:style-name="P525"><text:span text:style-name="T450">DROP</text:span> <text:span text:style-name="T450">INDEX</text:span> id_cliente <text:span text:style-name="T450">ON</text:span> cliente<text:span text:style-name="T527">;</text:span></text:p>
      <text:p text:style-name="P524"/>
      <text:p text:style-name="P532">-- se elimina la tabla cliente</text:p>
      <text:p text:style-name="P525"><text:span text:style-name="T450">DROP</text:span> <text:span text:style-name="T450">TABLE</text:span> cliente<text:span text:style-name="T527">;</text:span></text:p>
      <text:p text:style-name="P524"/>
      <text:p text:style-name="P532">-- Se elimina la base de datos Pruebas</text:p>
      <text:p text:style-name="P519"><text:span text:style-name="T450">DROP</text:span> <text:span text:style-name="T548">DATABASE</text:span> Pruebas<text:span text:style-name="T527">;</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63"/>
      <text:p text:style-name="P74">Comandos DML (Lenguaje de Manipulación <text:s/>de datos)</text:p>
      <text:p text:style-name="P163">Est<text:span text:style-name="T565">á compuesto por un grupo de sentencias usadas</text:span> para manipular los datos, las sentencias que pertenecen a este grupo están en capacidad de trabajar con los datos de forma directa, pueden escribir, editar, leer y actualizar los datos de una tabla.</text:p>
      <text:p text:style-name="P163"/>
      <text:p text:style-name="P247"/>
      <text:p text:style-name="P247"/>
      <text:p text:style-name="P247"/>
      <text:p text:style-name="P247"/>
      <text:p text:style-name="P204"><text:soft-page-break/><text:span text:style-name="T567">Para explicar mejor los ejemplos de las sentencias DDL </text:span><text:span text:style-name="T568">considere</text:span><text:span text:style-name="T567"> el siguiente modelo:</text:span></text:p>
      <text:p text:style-name="P247"/>
      <text:p text:style-name="P459">-- Base De datos</text:p>
      <text:p text:style-name="P528"><text:span text:style-name="T450">CREATE</text:span> <text:span text:style-name="T548">DATABASE</text:span> tienda<text:span text:style-name="T527">;</text:span></text:p>
      <text:p text:style-name="P531"/>
      <text:p text:style-name="P534">-- seleccionamos la base</text:p>
      <text:p text:style-name="P528"><text:span text:style-name="T450">USE</text:span> tienda<text:span text:style-name="T527">;</text:span></text:p>
      <text:p text:style-name="P531"/>
      <text:p text:style-name="P534">-- tabla de cliente</text:p>
      <text:p text:style-name="P528"><text:span text:style-name="T450">CREATE</text:span> <text:span text:style-name="T450">TABLE</text:span> cliente<text:span text:style-name="T527">(</text:span></text:p>
      <text:p text:style-name="P528">id_cliente <text:span text:style-name="T543">INT</text:span> <text:span text:style-name="T474">NOT</text:span> <text:span text:style-name="T474">NULL</text:span> <text:span text:style-name="T560">auto_increment</text:span> <text:span text:style-name="T450">PRIMARY</text:span> <text:span text:style-name="T450">KEY</text:span> <text:span text:style-name="T527">,</text:span></text:p>
      <text:p text:style-name="P528">nombre <text:span text:style-name="T543">VARCHAR</text:span><text:span text:style-name="T474">(</text:span><text:span text:style-name="T492">30</text:span><text:span text:style-name="T474">)</text:span><text:span text:style-name="T527">,</text:span></text:p>
      <text:p text:style-name="P528">telefono <text:span text:style-name="T543">VARCHAR</text:span><text:span text:style-name="T474">(</text:span><text:span text:style-name="T492">15</text:span><text:span text:style-name="T474">)</text:span></text:p>
      <text:p text:style-name="P528"><text:span text:style-name="T527">)</text:span>engine<text:span text:style-name="T474">=</text:span><text:span text:style-name="T560">innodb</text:span><text:span text:style-name="T527">;</text:span></text:p>
      <text:p text:style-name="P531"/>
      <text:p text:style-name="P534">-- tabla de productos</text:p>
      <text:p text:style-name="P528"><text:span text:style-name="T450">CREATE</text:span> <text:span text:style-name="T450">TABLE</text:span> producto<text:span text:style-name="T527">(</text:span></text:p>
      <text:p text:style-name="P528">id_producto <text:span text:style-name="T543">INT</text:span> <text:span text:style-name="T474">NOT</text:span> <text:span text:style-name="T474">NULL</text:span> <text:span text:style-name="T560">auto_increment</text:span> <text:span text:style-name="T450">PRIMARY</text:span> <text:span text:style-name="T450">KEY</text:span> <text:span text:style-name="T527">,</text:span></text:p>
      <text:p text:style-name="P528">nombre <text:span text:style-name="T543">VARCHAR</text:span><text:span text:style-name="T474">(</text:span><text:span text:style-name="T492">90</text:span><text:span text:style-name="T474">)</text:span><text:span text:style-name="T527">,</text:span></text:p>
      <text:p text:style-name="P528">precio <text:span text:style-name="T543">decimal</text:span><text:span text:style-name="T474">(</text:span><text:span text:style-name="T492">4</text:span><text:span text:style-name="T527">,</text:span><text:span text:style-name="T492">2</text:span><text:span text:style-name="T474">)</text:span></text:p>
      <text:p text:style-name="P528"><text:span text:style-name="T527">)</text:span>engine<text:span text:style-name="T474">=</text:span><text:span text:style-name="T560">innodb</text:span><text:span text:style-name="T527">;</text:span></text:p>
      <text:p text:style-name="P531"/>
      <text:p text:style-name="P531"/>
      <text:p text:style-name="P534">-- tabla de ventas </text:p>
      <text:p text:style-name="P528"><text:span text:style-name="T450">CREATE</text:span> <text:span text:style-name="T450">TABLE</text:span> venta<text:span text:style-name="T527">(</text:span></text:p>
      <text:p text:style-name="P528">id_venta <text:span text:style-name="T543">INT</text:span> <text:span text:style-name="T474">NOT</text:span> <text:span text:style-name="T474">NULL</text:span> <text:span text:style-name="T560">auto_increment</text:span> <text:span text:style-name="T450">PRIMARY</text:span> <text:span text:style-name="T450">KEY</text:span> <text:span text:style-name="T527">,</text:span></text:p>
      <text:p text:style-name="P528">id_cliente <text:span text:style-name="T543">INT</text:span> <text:span text:style-name="T474">NOT</text:span> <text:span text:style-name="T474">NULL</text:span><text:span text:style-name="T527">,</text:span></text:p>
      <text:p text:style-name="P528">id_producto <text:span text:style-name="T543">INT</text:span> <text:span text:style-name="T474">NOT</text:span> <text:span text:style-name="T474">NULL</text:span><text:span text:style-name="T527">,</text:span></text:p>
      <text:p text:style-name="P528">cantidad <text:span text:style-name="T543">decimal</text:span><text:span text:style-name="T474">(</text:span><text:span text:style-name="T492">4</text:span><text:span text:style-name="T527">,</text:span><text:span text:style-name="T492">2</text:span><text:span text:style-name="T474">)</text:span><text:span text:style-name="T527">,</text:span></text:p>
      <text:p text:style-name="P528"><text:span text:style-name="T450">FOREIGN</text:span> <text:span text:style-name="T450">KEY</text:span> <text:span text:style-name="T474">(</text:span>id_cliente<text:span text:style-name="T474">)</text:span></text:p>
      <text:p text:style-name="P528"><text:span text:style-name="T450">REFERENCES</text:span> cliente<text:span text:style-name="T474">(</text:span>id_cliente<text:span text:style-name="T474">)</text:span><text:span text:style-name="T527">,</text:span></text:p>
      <text:p text:style-name="P528"><text:span text:style-name="T450">FOREIGN</text:span> <text:span text:style-name="T450">KEY</text:span> <text:span text:style-name="T474">(</text:span>id_producto<text:span text:style-name="T474">)</text:span></text:p>
      <text:p text:style-name="P528"><text:span text:style-name="T450">REFERENCES</text:span> producto<text:span text:style-name="T474">(</text:span>id_producto<text:span text:style-name="T474">)</text:span></text:p>
      <text:p text:style-name="P528"><text:span text:style-name="T527">)</text:span>engine<text:span text:style-name="T474">=</text:span><text:span text:style-name="T560">innodb</text:span><text:span text:style-name="T527">;</text:span></text:p>
      <text:p text:style-name="P531"/>
      <text:p text:style-name="P534">-- datos clientes</text:p>
      <text:p text:style-name="P528"><text:span text:style-name="T450">INSERT</text:span> <text:span text:style-name="T450">INTO</text:span> <text:span text:style-name="T449">`</text:span><text:span text:style-name="T562">tienda</text:span><text:span text:style-name="T449">`</text:span><text:span text:style-name="T474">.</text:span><text:span text:style-name="T449">`</text:span><text:span text:style-name="T562">cliente</text:span><text:span text:style-name="T449">`</text:span> <text:span text:style-name="T474">(</text:span><text:span text:style-name="T449">`</text:span><text:span text:style-name="T562">nombre</text:span><text:span text:style-name="T449">`</text:span><text:span text:style-name="T527">,</text:span> <text:span text:style-name="T449">`</text:span><text:span text:style-name="T562">telefono</text:span><text:span text:style-name="T449">`</text:span><text:span text:style-name="T474">)</text:span> </text:p>
      <text:p text:style-name="P528"><text:span text:style-name="T450">VALUES</text:span> </text:p>
      <text:p text:style-name="P528"><text:span text:style-name="T474">(</text:span><text:span text:style-name="T513">'Xavier'</text:span><text:span text:style-name="T527">,</text:span> <text:span text:style-name="T513">'0964231989'</text:span><text:span text:style-name="T474">)</text:span><text:span text:style-name="T527">,</text:span></text:p>
      <text:p text:style-name="P528"><text:span text:style-name="T474">(</text:span><text:span text:style-name="T513">'Elian'</text:span><text:span text:style-name="T527">,</text:span> <text:span text:style-name="T513">'0986724338'</text:span><text:span text:style-name="T474">)</text:span><text:span text:style-name="T527">,</text:span></text:p>
      <text:p text:style-name="P528"><text:span text:style-name="T474">(</text:span><text:span text:style-name="T513">'Estafania'</text:span><text:span text:style-name="T527">,</text:span> <text:span text:style-name="T513">'0927253722'</text:span><text:span text:style-name="T474">)</text:span><text:span text:style-name="T527">,</text:span></text:p>
      <text:p text:style-name="P528"><text:span text:style-name="T474">(</text:span><text:span text:style-name="T513">'Laura'</text:span><text:span text:style-name="T527">,</text:span> <text:span text:style-name="T513">'0926343809'</text:span><text:span text:style-name="T474">)</text:span><text:span text:style-name="T527">;</text:span></text:p>
      <text:p text:style-name="P531"/>
      <text:p text:style-name="P534">-- productos</text:p>
      <text:p text:style-name="P528"><text:span text:style-name="T450">INSERT</text:span> <text:span text:style-name="T450">INTO</text:span> <text:span text:style-name="T449">`</text:span><text:span text:style-name="T562">tienda</text:span><text:span text:style-name="T449">`</text:span><text:span text:style-name="T474">.</text:span><text:span text:style-name="T449">`</text:span><text:span text:style-name="T562">producto</text:span><text:span text:style-name="T449">`</text:span> <text:span text:style-name="T474">(</text:span><text:span text:style-name="T449">`</text:span><text:span text:style-name="T562">nombre</text:span><text:span text:style-name="T449">`</text:span><text:span text:style-name="T527">,</text:span> <text:span text:style-name="T449">`</text:span><text:span text:style-name="T562">precio</text:span><text:span text:style-name="T449">`</text:span><text:span text:style-name="T474">)</text:span> </text:p>
      <text:p text:style-name="P528"><text:span text:style-name="T450">VALUES</text:span> </text:p>
      <text:p text:style-name="P528"><text:span text:style-name="T474">(</text:span><text:span text:style-name="T513">'Arroz'</text:span><text:span text:style-name="T527">,</text:span> <text:span text:style-name="T569">0.5</text:span><text:span text:style-name="T474">)</text:span><text:span text:style-name="T527">,</text:span></text:p>
      <text:p text:style-name="P528"><text:span text:style-name="T474">(</text:span><text:span text:style-name="T513">'Azucar'</text:span><text:span text:style-name="T527">,</text:span> <text:span text:style-name="T569">0.6</text:span><text:span text:style-name="T474">)</text:span><text:span text:style-name="T527">,</text:span></text:p>
      <text:p text:style-name="P528"><text:span text:style-name="T474">(</text:span><text:span text:style-name="T513">'Aceite'</text:span><text:span text:style-name="T527">,</text:span> <text:span text:style-name="T569">2.25</text:span><text:span text:style-name="T474">)</text:span><text:span text:style-name="T527">,</text:span></text:p>
      <text:p text:style-name="P528"><text:soft-page-break/><text:span text:style-name="T474">(</text:span><text:span text:style-name="T513">'Papa'</text:span><text:span text:style-name="T527">,</text:span> <text:span text:style-name="T569">0.32</text:span><text:span text:style-name="T474">)</text:span><text:span text:style-name="T527">,</text:span></text:p>
      <text:p text:style-name="P528"><text:span text:style-name="T474">(</text:span><text:span text:style-name="T513">'Fideos'</text:span><text:span text:style-name="T527">,</text:span> <text:span text:style-name="T569">0.45</text:span><text:span text:style-name="T474">)</text:span><text:span text:style-name="T527">;</text:span></text:p>
      <text:p text:style-name="P531"/>
      <text:p text:style-name="P534">-- ventas</text:p>
      <text:p text:style-name="P528"><text:span text:style-name="T450">INSERT</text:span> <text:span text:style-name="T450">INTO</text:span> <text:span text:style-name="T449">`</text:span><text:span text:style-name="T562">tienda</text:span><text:span text:style-name="T449">`</text:span><text:span text:style-name="T474">.</text:span><text:span text:style-name="T449">`</text:span><text:span text:style-name="T562">venta</text:span><text:span text:style-name="T449">`</text:span> <text:span text:style-name="T474">(</text:span><text:span text:style-name="T449">`</text:span><text:span text:style-name="T562">id_cliente</text:span><text:span text:style-name="T449">`</text:span><text:span text:style-name="T527">,</text:span> <text:span text:style-name="T449">`</text:span><text:span text:style-name="T562">id_producto</text:span><text:span text:style-name="T449">`</text:span><text:span text:style-name="T527">,</text:span> <text:span text:style-name="T449">`</text:span><text:span text:style-name="T562">cantidad</text:span><text:span text:style-name="T449">`</text:span><text:span text:style-name="T474">)</text:span> </text:p>
      <text:p text:style-name="P528"><text:span text:style-name="T450">VALUES</text:span> </text:p>
      <text:p text:style-name="P528"><text:span text:style-name="T474">(</text:span><text:span text:style-name="T492">1</text:span><text:span text:style-name="T527">,</text:span> <text:span text:style-name="T492">1</text:span><text:span text:style-name="T527">,</text:span> <text:span text:style-name="T492">3</text:span><text:span text:style-name="T474">)</text:span><text:span text:style-name="T527">,</text:span></text:p>
      <text:p text:style-name="P528"><text:span text:style-name="T474">(</text:span><text:span text:style-name="T492">1</text:span><text:span text:style-name="T527">,</text:span> <text:span text:style-name="T492">3</text:span><text:span text:style-name="T527">,</text:span> <text:span text:style-name="T569">4.5</text:span><text:span text:style-name="T474">)</text:span><text:span text:style-name="T527">,</text:span></text:p>
      <text:p text:style-name="P528"><text:span text:style-name="T474">(</text:span><text:span text:style-name="T492">2</text:span><text:span text:style-name="T527">,</text:span> <text:span text:style-name="T492">5</text:span><text:span text:style-name="T527">,</text:span> <text:span text:style-name="T492">1</text:span><text:span text:style-name="T474">)</text:span><text:span text:style-name="T527">,</text:span></text:p>
      <text:p text:style-name="P528"><text:span text:style-name="T474">(</text:span><text:span text:style-name="T492">2</text:span><text:span text:style-name="T527">,</text:span> <text:span text:style-name="T492">2</text:span><text:span text:style-name="T527">,</text:span> <text:span text:style-name="T492">4</text:span><text:span text:style-name="T474">)</text:span><text:span text:style-name="T527">,</text:span></text:p>
      <text:p text:style-name="P528"><text:span text:style-name="T474">(</text:span><text:span text:style-name="T492">1</text:span><text:span text:style-name="T527">,</text:span> <text:span text:style-name="T492">5</text:span><text:span text:style-name="T527">,</text:span> <text:span text:style-name="T492">4</text:span><text:span text:style-name="T474">)</text:span><text:span text:style-name="T527">,</text:span></text:p>
      <text:p text:style-name="P528"><text:span text:style-name="T474">(</text:span><text:span text:style-name="T492">3</text:span><text:span text:style-name="T527">,</text:span> <text:span text:style-name="T492">1</text:span><text:span text:style-name="T527">,</text:span> <text:span text:style-name="T492">2</text:span><text:span text:style-name="T474">)</text:span><text:span text:style-name="T527">,</text:span></text:p>
      <text:p text:style-name="P528"><text:span text:style-name="T474">(</text:span><text:span text:style-name="T492">4</text:span><text:span text:style-name="T527">,</text:span> <text:span text:style-name="T492">3</text:span><text:span text:style-name="T527">,</text:span> <text:span text:style-name="T492">10</text:span><text:span text:style-name="T474">)</text:span><text:span text:style-name="T527">,</text:span></text:p>
      <text:p text:style-name="P528"><text:span text:style-name="T474">(</text:span><text:span text:style-name="T492">1</text:span><text:span text:style-name="T527">,</text:span> <text:span text:style-name="T492">4</text:span><text:span text:style-name="T527">,</text:span> <text:span text:style-name="T492">3</text:span><text:span text:style-name="T474">)</text:span><text:span text:style-name="T527">,</text:span></text:p>
      <text:p text:style-name="P521"><text:span text:style-name="T474">(</text:span><text:span text:style-name="T492">4</text:span><text:span text:style-name="T527">,</text:span> <text:span text:style-name="T492">4</text:span><text:span text:style-name="T527">,</text:span> <text:span text:style-name="T492">2</text:span><text:span text:style-name="T474">)</text:span><text:span text:style-name="T527">;</text:span></text:p>
      <text:p text:style-name="P436">En este modelo se muestra una base de datos de una tienda, en la que se registran sus clientes, los productos sus ventas.</text:p>
      <text:p text:style-name="P17"/>
      <text:p text:style-name="P74">Sentencias SELECT</text:p>
      <text:p text:style-name="P163">Esta sentencia es usada para <text:span text:style-name="T566">recuperar</text:span> datos de una o más tablas, es la única que permite <text:span text:style-name="T566">mostrar</text:span> datos, posee elementos que la hacen muy potente, está en capacidad de elaborar consultas muy complejas aplicando lógica de <text:span text:style-name="T566">álgebra</text:span> relacional.</text:p>
      <text:p text:style-name="P248"/>
      <text:p text:style-name="P203"><text:span text:style-name="T566">Se denominan consultas al lenguaje SQL por la existencia de esta sentencia, </text:span><text:span text:style-name="T221">“SELECT” </text:span><text:span text:style-name="T290">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1">“SELECT”</text:span><text:span text:style-name="T290">.</text:span></text:p>
      <text:p text:style-name="P412"/>
      <text:p text:style-name="P456">SELECT</text:p>
      <text:p text:style-name="P528"><text:s text:c="4"/>[<text:span text:style-name="T450">ALL</text:span> <text:span text:style-name="T474">|</text:span> <text:span text:style-name="T450">DISTINCT</text:span> <text:span text:style-name="T474">|</text:span> <text:span text:style-name="T450">DISTINCTROW</text:span> ]</text:p>
      <text:p text:style-name="P528"><text:s text:c="6"/>[<text:span text:style-name="T450">HIGH_PRIORITY</text:span>]</text:p>
      <text:p text:style-name="P528"><text:s text:c="6"/>[<text:span text:style-name="T450">STRAIGHT_JOIN</text:span>]</text:p>
      <text:p text:style-name="P528"><text:s text:c="6"/>[<text:span text:style-name="T450">SQL_SMALL_RESULT</text:span>] [<text:span text:style-name="T450">SQL_BIG_RESULT</text:span>] [<text:span text:style-name="T450">SQL_BUFFER_RESULT</text:span>]</text:p>
      <text:p text:style-name="P528"><text:s text:c="6"/>[SQL_CACHE <text:span text:style-name="T474">|</text:span> SQL_NO_CACHE] [SQL_CALC_FOUND_ROWS]</text:p>
      <text:p text:style-name="P528"><text:s text:c="4"/>columna [<text:span text:style-name="T527">,</text:span> columna <text:span text:style-name="T474">...</text:span>]</text:p>
      <text:p text:style-name="P528"><text:s text:c="4"/>[<text:span text:style-name="T450">FROM</text:span> tabla_referenciada</text:p>
      <text:p text:style-name="P528"><text:s text:c="4"/>[<text:span text:style-name="T450">WHERE</text:span> condicion_where]</text:p>
      <text:p text:style-name="P528"><text:s text:c="4"/>[<text:span text:style-name="T450">GROUP</text:span> <text:span text:style-name="T450">BY</text:span> {nombre_col <text:span text:style-name="T474">|</text:span> expr <text:span text:style-name="T474">|</text:span> posicion}</text:p>
      <text:p text:style-name="P528"><text:s text:c="6"/>[<text:span text:style-name="T450">ASC</text:span> <text:span text:style-name="T474">|</text:span> <text:span text:style-name="T450">DESC</text:span>]<text:span text:style-name="T527">,</text:span> <text:span text:style-name="T474">...</text:span> [<text:span text:style-name="T450">WITH</text:span> ROLLUP]]</text:p>
      <text:p text:style-name="P528"><text:s text:c="4"/>[<text:span text:style-name="T450">HAVING</text:span> where_condition]</text:p>
      <text:p text:style-name="P528"><text:s text:c="4"/>[<text:span text:style-name="T450">ORDER</text:span> <text:span text:style-name="T450">BY</text:span> {nombre_col <text:span text:style-name="T474">|</text:span> expr <text:span text:style-name="T474">|</text:span> posicion}</text:p>
      <text:p text:style-name="P528"><text:s text:c="6"/>[<text:span text:style-name="T450">ASC</text:span> <text:span text:style-name="T474">|</text:span> <text:span text:style-name="T450">DESC</text:span>]<text:span text:style-name="T527">,</text:span> <text:span text:style-name="T474">...</text:span>]</text:p>
      <text:p text:style-name="P528"><text:s text:c="4"/>[<text:span text:style-name="T450">LIMIT</text:span> {[offset<text:span text:style-name="T527">,</text:span>] row_count <text:span text:style-name="T474">|</text:span> row_count OFFSET offset}]</text:p>
      <text:p text:style-name="P528"><text:s text:c="4"/>[<text:span text:style-name="T450">PROCEDURE</text:span> nombre_procedimiento<text:span text:style-name="T474">(</text:span>lista_argumentos<text:span text:style-name="T474">)</text:span>]</text:p>
      <text:p text:style-name="P528"><text:s text:c="4"/>[<text:span text:style-name="T450">INTO</text:span> <text:span text:style-name="T450">OUTFILE</text:span> <text:span text:style-name="T513">'nombre_archivo'</text:span></text:p>
      <text:p text:style-name="P528"><text:s text:c="8"/>[<text:span text:style-name="T543">CHARACTER</text:span> <text:span text:style-name="T450">SET</text:span> nombre_charset]</text:p>
      <text:p text:style-name="P528"><text:s text:c="8"/>export_options</text:p>
      <text:p text:style-name="P528"><text:soft-page-break/><text:s text:c="6"/><text:span text:style-name="T474">|</text:span> <text:span text:style-name="T450">INTO</text:span> <text:span text:style-name="T450">DUMPFILE</text:span> <text:span text:style-name="T513">'nombre_archivo'</text:span></text:p>
      <text:p text:style-name="P528"><text:s text:c="6"/><text:span text:style-name="T474">|</text:span> <text:span text:style-name="T450">INTO</text:span> nombre_variable [<text:span text:style-name="T527">,</text:span> nombre_variable]]</text:p>
      <text:p text:style-name="P521"><text:s text:c="4"/>[<text:span text:style-name="T450">FOR</text:span> <text:span text:style-name="T450">UPDATE</text:span> <text:span text:style-name="T474">|</text:span> <text:span text:style-name="T450">LOCK</text:span> <text:span text:style-name="T450">IN</text:span> <text:span text:style-name="T450">SHARE</text:span> <text:span text:style-name="T450">MODE</text:span>]]</text:p>
      <text:p text:style-name="P248">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48"/>
      <text:p text:style-name="P136">Ejemplo:</text:p>
      <text:p text:style-name="P136"/>
      <text:p text:style-name="P443"><text:span text:style-name="T457">SELECT</text:span><text:span text:style-name="T533"> </text:span></text:p>
      <text:p text:style-name="P528">venta<text:span text:style-name="T474">.</text:span>id_venta<text:span text:style-name="T527">,</text:span>cliente<text:span text:style-name="T474">.</text:span>nombre<text:span text:style-name="T527">,</text:span>producto<text:span text:style-name="T474">.</text:span>nombre<text:span text:style-name="T527">,</text:span></text:p>
      <text:p text:style-name="P528">venta<text:span text:style-name="T474">.</text:span>cantidad<text:span text:style-name="T527">,</text:span><text:span text:style-name="T474">(</text:span>venta<text:span text:style-name="T474">.</text:span>cantidad<text:span text:style-name="T474">*</text:span>producto<text:span text:style-name="T474">.</text:span>precio<text:span text:style-name="T474">)</text:span> <text:span text:style-name="T450">as</text:span> total</text:p>
      <text:p text:style-name="P536">FROM</text:p>
      <text:p text:style-name="P528">cliente<text:span text:style-name="T527">,</text:span>producto<text:span text:style-name="T527">,</text:span>venta</text:p>
      <text:p text:style-name="P536">WHERE</text:p>
      <text:p text:style-name="P528">venta<text:span text:style-name="T474">.</text:span>id_cliente <text:span text:style-name="T474">=</text:span> cliente<text:span text:style-name="T474">.</text:span>id_cliente</text:p>
      <text:p text:style-name="P537">AND</text:p>
      <text:p text:style-name="P528">venta<text:span text:style-name="T474">.</text:span>id_producto <text:span text:style-name="T474">=</text:span> producto<text:span text:style-name="T474">.</text:span>id_producto<text:span text:style-name="T527">;</text:span></text:p>
      <text:p text:style-name="P521"><text:span text:style-name="T450">ORDER</text:span> <text:span text:style-name="T450">BY</text:span> venta<text:span text:style-name="T474">.</text:span>id_venta<text:span text:style-name="T527">;</text:span></text:p>
      <text:p text:style-name="P463"/>
      <text:p text:style-name="P119"><text:span text:style-name="T291">Este es un ejemplo común de sentencias </text:span><text:span text:style-name="T570">“SELECT”</text:span><text:span text:style-name="T291">,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16"/>
      <text:p text:style-name="P119"><draw:frame draw:style-name="fr7" draw:name="gráficos12" text:anchor-type="paragraph" svg:width="12.171cm" svg:height="6.932cm" draw:z-index="11"><draw:image xlink:href="Pictures/10000000000001CC000001065B1B217F.png" xlink:type="simple" xlink:show="embed" xlink:actuate="onLoad"/></draw:frame></text:p>
      <text:p text:style-name="P137"/>
      <text:p text:style-name="P85">Sentencias JOIN</text:p>
      <text:p text:style-name="P377"><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17"/>
      <text:p text:style-name="P447"><text:span text:style-name="T464">SELECT</text:span><text:span text:style-name="T192"> </text:span></text:p>
      <text:p text:style-name="P528">venta<text:span text:style-name="T474">.</text:span>id_venta<text:span text:style-name="T527">,</text:span>cliente<text:span text:style-name="T474">.</text:span>nombre<text:span text:style-name="T527">,</text:span>producto<text:span text:style-name="T474">.</text:span>nombre<text:span text:style-name="T527">,</text:span></text:p>
      <text:p text:style-name="P528">venta<text:span text:style-name="T474">.</text:span>cantidad<text:span text:style-name="T527">,</text:span><text:span text:style-name="T474">(</text:span>venta<text:span text:style-name="T474">.</text:span>cantidad<text:span text:style-name="T474">*</text:span>producto<text:span text:style-name="T474">.</text:span>precio<text:span text:style-name="T474">)</text:span> <text:span text:style-name="T450">as</text:span> total</text:p>
      <text:p text:style-name="P536">FROM</text:p>
      <text:p text:style-name="P528">venta</text:p>
      <text:p text:style-name="P528"><text:span text:style-name="T450">JOIN</text:span> cliente <text:span text:style-name="T450">ON</text:span> </text:p>
      <text:p text:style-name="P528"><text:span text:style-name="T474">(</text:span>venta<text:span text:style-name="T474">.</text:span>id_cliente <text:span text:style-name="T474">=</text:span> cliente<text:span text:style-name="T474">.</text:span>id_cliente<text:span text:style-name="T474">)</text:span></text:p>
      <text:p text:style-name="P528"><text:span text:style-name="T450">JOIN</text:span> producto <text:span text:style-name="T450">ON</text:span></text:p>
      <text:p text:style-name="P528"><text:span text:style-name="T474">(</text:span>venta<text:span text:style-name="T474">.</text:span>id_producto <text:span text:style-name="T474">=</text:span> producto<text:span text:style-name="T474">.</text:span>id_producto<text:span text:style-name="T474">)</text:span></text:p>
      <text:p text:style-name="P521"><text:span text:style-name="T450">ORDER</text:span> <text:span text:style-name="T450">BY</text:span> venta<text:span text:style-name="T474">.</text:span>id_venta<text:span text:style-name="T527">;</text:span></text:p>
      <text:p text:style-name="P319">Resultado:</text:p>
      <text:p text:style-name="P319"/>
      <text:p text:style-name="P319"><draw:frame draw:style-name="fr7" draw:name="gráficos13" text:anchor-type="paragraph" svg:width="12.171cm" svg:height="6.932cm" draw:z-index="12"><draw:image xlink:href="Pictures/10000000000001CC000001065B1B217F.png" xlink:type="simple" xlink:show="embed" xlink:actuate="onLoad"/></draw:frame></text:p>
      <text:p text:style-name="P319"/>
      <text:p text:style-name="P378"><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18"/>
      <text:p text:style-name="P318">Hay personas que prefieren usar “WHERE” en lugar de “JOIN”, se recomienda usar “JOIN” por ser especifico para producto cartesiano, tiene un mejor perfomanse, y hace que las consultas sean más fáciles de leer, explicar y entender.</text:p>
      <text:p text:style-name="P155"/>
      <text:p text:style-name="P86">Sentencias INSERT</text:p>
      <text:p text:style-name="P249">Esta sentencia es la única que permite ingresar datos a una tabla en MySQL, <text:span text:style-name="T571">su </text:span></text:p>
      <text:p text:style-name="P251"/>
      <text:p text:style-name="P250"><text:span text:style-name="T571">Sintaxis sentencia </text:span><text:span text:style-name="T222">“INSERT”</text:span></text:p>
      <text:p text:style-name="P413"/>
      <text:p text:style-name="P444"><text:span text:style-name="T465">INSERT</text:span><text:span text:style-name="T195"> [</text:span><text:span text:style-name="T465">LOW_PRIORITY</text:span><text:span text:style-name="T195"> </text:span><text:span text:style-name="T488">|</text:span><text:span text:style-name="T195"> </text:span><text:span text:style-name="T465">DELAYED</text:span><text:span text:style-name="T195"> </text:span><text:span text:style-name="T488">|</text:span><text:span text:style-name="T195"> </text:span><text:span text:style-name="T465">HIGH_PRIORITY</text:span><text:span text:style-name="T195">] [</text:span><text:span text:style-name="T465">IGNORE</text:span><text:span text:style-name="T195">]</text:span></text:p>
      <text:p text:style-name="P528"><text:s text:c="4"/>[<text:span text:style-name="T450">INTO</text:span>] nombre_tabla [<text:span text:style-name="T474">(</text:span>nombre_col<text:span text:style-name="T527">,</text:span><text:span text:style-name="T474">...)</text:span>]</text:p>
      <text:p text:style-name="P528"><text:s text:c="4"/>{<text:span text:style-name="T450">VALUES</text:span> <text:span text:style-name="T474">|</text:span> Valores} <text:span text:style-name="T474">(</text:span>{expr <text:span text:style-name="T474">|</text:span> <text:span text:style-name="T560">DEFAULT</text:span>}<text:span text:style-name="T527">,</text:span><text:span text:style-name="T474">...)</text:span><text:span text:style-name="T527">,</text:span><text:span text:style-name="T474">(...)</text:span><text:span text:style-name="T527">,</text:span><text:span text:style-name="T474">...</text:span></text:p>
      <text:p text:style-name="P528"><text:soft-page-break/><text:s text:c="4"/>[ <text:span text:style-name="T450">ON</text:span> DUPLICATE <text:span text:style-name="T450">KEY</text:span> <text:span text:style-name="T450">UPDATE</text:span></text:p>
      <text:p text:style-name="P528"><text:s text:c="6"/>nombre_col<text:span text:style-name="T474">=</text:span>expr</text:p>
      <text:p text:style-name="P521"><text:s text:c="8"/>[<text:span text:style-name="T527">,</text:span> nombre_col<text:span text:style-name="T474">=</text:span>expr] <text:span text:style-name="T474">...</text:span> ]</text:p>
      <text:p text:style-name="P252"/>
      <text:p text:style-name="P252"/>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52"/>
      <text:p text:style-name="P138">Ejemplos Tomando como referencia el modelo inicial:</text:p>
      <text:p text:style-name="P138"/>
      <text:p text:style-name="P461">-- Inserción sin nombrar las columnas</text:p>
      <text:p text:style-name="P528"><text:span text:style-name="T450">INSERT</text:span> <text:span text:style-name="T450">INTO</text:span> cliente <text:span text:style-name="T450">VALUES</text:span><text:span text:style-name="T527">(</text:span><text:span text:style-name="T513">'5'</text:span><text:span text:style-name="T527">,</text:span><text:span text:style-name="T513">'Marco'</text:span><text:span text:style-name="T527">,</text:span><text:span text:style-name="T513">'098756532'</text:span><text:span text:style-name="T527">);</text:span></text:p>
      <text:p text:style-name="P531"/>
      <text:p text:style-name="P534">-- Inserción sin nombrar columnas </text:p>
      <text:p text:style-name="P534">-- Estableciendo un campo default</text:p>
      <text:p text:style-name="P528"><text:span text:style-name="T450">INSERT</text:span> <text:span text:style-name="T450">INTO</text:span> cliente <text:span text:style-name="T450">VALUES</text:span><text:span text:style-name="T527">(</text:span><text:span text:style-name="T513">'5'</text:span><text:span text:style-name="T527">,</text:span><text:span text:style-name="T513">'Marco'</text:span><text:span text:style-name="T527">,</text:span><text:span text:style-name="T560">DEFAULT</text:span><text:span text:style-name="T527">);</text:span></text:p>
      <text:p text:style-name="P531"/>
      <text:p text:style-name="P534">-- Inserción normal y completa</text:p>
      <text:p text:style-name="P528"><text:span text:style-name="T450">INSERT</text:span> <text:span text:style-name="T450">INTO</text:span> <text:span text:style-name="T449">`</text:span><text:span text:style-name="T562">tienda</text:span><text:span text:style-name="T449">`</text:span><text:span text:style-name="T474">.</text:span><text:span text:style-name="T449">`</text:span><text:span text:style-name="T562">cliente</text:span><text:span text:style-name="T449">`</text:span></text:p>
      <text:p text:style-name="P537">(</text:p>
      <text:p text:style-name="P528"><text:span text:style-name="T449">`</text:span><text:span text:style-name="T562">nombre</text:span><text:span text:style-name="T449">`</text:span><text:span text:style-name="T527">,</text:span></text:p>
      <text:p text:style-name="P528"><text:span text:style-name="T449">`</text:span><text:span text:style-name="T562">telefono</text:span><text:span text:style-name="T449">`</text:span><text:span text:style-name="T474">)</text:span></text:p>
      <text:p text:style-name="P536">VALUES</text:p>
      <text:p text:style-name="P537">(</text:p>
      <text:p text:style-name="P528"><text:span text:style-name="T513">'Marco'</text:span><text:span text:style-name="T527">,</text:span></text:p>
      <text:p text:style-name="P538">DEFAULT</text:p>
      <text:p text:style-name="P522"><text:span text:style-name="T474">)</text:span><text:span text:style-name="T527">;</text:span></text:p>
      <text:p text:style-name="P379"><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56"/>
      <text:p text:style-name="P88">Sentencias UPDATE</text:p>
      <text:p text:style-name="P253">Estas son sentencias que cambian los valores de un registro guardado, recupera el registro a través de una condición y lo modifica, sintaxis básica:</text:p>
      <text:p text:style-name="P253"/>
      <text:p text:style-name="P448"><text:span text:style-name="T458">UPDATE</text:span><text:span text:style-name="T572"> [</text:span><text:span text:style-name="T458">LOW_PRIORITY</text:span><text:span text:style-name="T572">] [</text:span><text:span text:style-name="T458">IGNORE</text:span><text:span text:style-name="T572">] nombre_tabla</text:span></text:p>
      <text:p text:style-name="P528"><text:s text:c="4"/><text:span text:style-name="T450">SET</text:span> nombre_col1<text:span text:style-name="T474">=</text:span>{valor1<text:span text:style-name="T474">|</text:span><text:span text:style-name="T560">DEFAULT</text:span>} [<text:span text:style-name="T527">,</text:span> nombre_col2<text:span text:style-name="T474">=</text:span>{valor2<text:span text:style-name="T474">|</text:span><text:span text:style-name="T560">DEFAULT</text:span>}] <text:span text:style-name="T474">...</text:span></text:p>
      <text:p text:style-name="P528"><text:s text:c="4"/>[<text:span text:style-name="T450">WHERE</text:span> condicion_where]</text:p>
      <text:p text:style-name="P528"><text:s text:c="4"/>[<text:span text:style-name="T450">ORDER</text:span> <text:span text:style-name="T450">BY</text:span> <text:span text:style-name="T474">...</text:span>]</text:p>
      <text:p text:style-name="P522"><text:s text:c="4"/>[<text:span text:style-name="T450">LIMIT</text:span> numero_registros]</text:p>
      <text:p text:style-name="P380"><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21"/>
      <text:p text:style-name="P462">-- Actualizando una columna</text:p>
      <text:p text:style-name="P528"><text:span text:style-name="T450">UPDATE</text:span> <text:span text:style-name="T449">`</text:span><text:span text:style-name="T562">tienda</text:span><text:span text:style-name="T449">`</text:span><text:span text:style-name="T474">.</text:span><text:span text:style-name="T449">`</text:span><text:span text:style-name="T562">cliente</text:span><text:span text:style-name="T449">`</text:span> <text:span text:style-name="T450">SET</text:span> <text:span text:style-name="T449">`</text:span><text:span text:style-name="T562">nombre</text:span><text:span text:style-name="T449">`</text:span><text:span text:style-name="T474">=</text:span><text:span text:style-name="T513">'Laura Villareal'</text:span> <text:span text:style-name="T450">WHERE</text:span> <text:span text:style-name="T449">`</text:span><text:span text:style-name="T562">id_cliente</text:span><text:span text:style-name="T449">`</text:span><text:span text:style-name="T474">=</text:span><text:span text:style-name="T513">'1'</text:span><text:span text:style-name="T527">;</text:span></text:p>
      <text:p text:style-name="P531"/>
      <text:p text:style-name="P534">-- actualizando dos columnas </text:p>
      <text:p text:style-name="P521"><text:span text:style-name="T450">UPDATE</text:span> <text:span text:style-name="T449">`</text:span><text:span text:style-name="T562">tienda</text:span><text:span text:style-name="T449">`</text:span><text:span text:style-name="T474">.</text:span><text:span text:style-name="T449">`</text:span><text:span text:style-name="T562">cliente</text:span><text:span text:style-name="T449">`</text:span> <text:span text:style-name="T450">SET</text:span> <text:span text:style-name="T449">`</text:span><text:span text:style-name="T562">nombre</text:span><text:span text:style-name="T449">`</text:span><text:span text:style-name="T474">=</text:span><text:span text:style-name="T513">'Estafania Caiza'</text:span> <text:span text:style-name="T450">WHERE</text:span> <text:span text:style-name="T449">`</text:span><text:span text:style-name="T562">id_cliente</text:span><text:span text:style-name="T449">`</text:span><text:span text:style-name="T474">=</text:span><text:span text:style-name="T513">'2'</text:span><text:span text:style-name="T527">;</text:span></text:p>
      <text:p text:style-name="P445"><text:span text:style-name="T466">UPDATE</text:span><text:span text:style-name="T193"> producto</text:span></text:p>
      <text:p text:style-name="P536">SET</text:p>
      <text:p text:style-name="P528"><text:span text:style-name="T449">`</text:span><text:span text:style-name="T562">precio</text:span><text:span text:style-name="T449">`</text:span> <text:span text:style-name="T474">=</text:span> <text:span text:style-name="T569">23.43</text:span></text:p>
      <text:p text:style-name="P521"><text:span text:style-name="T450">WHERE</text:span> id_producto <text:span text:style-name="T474">&lt;</text:span> <text:span text:style-name="T492">5</text:span> <text:span text:style-name="T450">LIMIT</text:span> <text:span text:style-name="T492">3</text:span><text:span text:style-name="T527">;</text:span></text:p>
      <text:p text:style-name="P322">La tercera sentencia actualiza a los tres primeros registros que posea un id menor a 5, establece el mismo precio para los tres productos.</text:p>
      <text:p text:style-name="P157"/>
      <text:p text:style-name="P89">Sentencias DELETE</text:p>
      <text:p text:style-name="P254">Esta sentencia se usa para eliminar registros de una tabla, sintaxis:</text:p>
      <text:p text:style-name="P254"/>
      <text:p text:style-name="P446"><text:span text:style-name="T467">DELETE</text:span><text:span text:style-name="T194"> [</text:span><text:span text:style-name="T467">LOW_PRIORITY</text:span><text:span text:style-name="T194">] [</text:span><text:span text:style-name="T467">QUICK</text:span><text:span text:style-name="T194">] [</text:span><text:span text:style-name="T467">IGNORE</text:span><text:span text:style-name="T194">] </text:span><text:span text:style-name="T467">FROM</text:span><text:span text:style-name="T194"> nombre_tabla</text:span></text:p>
      <text:p text:style-name="P528">[<text:span text:style-name="T450">WHERE</text:span> condición]</text:p>
      <text:p text:style-name="P528">[<text:span text:style-name="T450">ORDER</text:span> <text:span text:style-name="T450">BY</text:span> <text:span text:style-name="T474">...</text:span>]</text:p>
      <text:p text:style-name="P521"><text:span text:style-name="T450">LIMIT</text:span> número_entero]</text:p>
      <text:p text:style-name="P386"><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58"/>
      <text:p text:style-name="P105"/>
      <text:p text:style-name="P73">MySql Triggers:</text:p>
      <text:p text:style-name="P17"><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63"/>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55"/>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180912900344598356" text:style-name="L11">
        <text:list-item>
          <text:p text:style-name="P542"><text:soft-page-break/>INSERT</text:p>
        </text:list-item>
        <text:list-item>
          <text:p text:style-name="P542">UPDATE</text:p>
        </text:list-item>
        <text:list-item text:start-value="1">
          <text:p text:style-name="P542">DELETE</text:p>
        </text:list-item>
      </text:list>
      <text:p text:style-name="P255"/>
      <text:p text:style-name="P257">los momentos de disparo se usan antes de ejecutar la sentencia y/o después de su ejecución, sintaxis básica:</text:p>
      <text:p text:style-name="P257"><text:s/></text:p>
      <text:p text:style-name="P17"/>
      <text:p text:style-name="P460">-- Sintaxis de CREATE TRIGGER</text:p>
      <text:p text:style-name="P528"><text:span text:style-name="T450">CREATE</text:span> TRIGGER nombre_disp momento_disp evento_disp</text:p>
      <text:p text:style-name="P521"><text:span text:style-name="T450">ON</text:span> nombre_tabla <text:span text:style-name="T450">FOR</text:span> EACH <text:span text:style-name="T450">ROW</text:span> sentencia_disp</text:p>
      <text:p text:style-name="P17"><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56"/>
      <text:p text:style-name="P53"><text:span text:style-name="T67">Los disparadores son muy usados para verificar la información ingresada</text:span><text:span text:style-name="T67"> a la tabla o realizar un control en los registros, se pueden usar con fines estadísticos.</text:span></text:p>
      <text:p text:style-name="P73"/>
      <text:p text:style-name="P104">Introducción A CodeIgniter PHP</text:p>
      <text:p text:style-name="P334"><text:span text:style-name="T573">CodeIgniter </text:span><text:span text:style-name="T574">es un Framework para desarrollo rápido de </text:span><text:span text:style-name="T575">aplicaciones web </text:span><text:span text:style-name="T578">con</text:span><text:span text:style-name="T575"> </text:span><text:span text:style-name="T578">orientación a objetos</text:span><text:span text:style-name="T575"> </text:span><text:span text:style-name="T576">usando el</text:span><text:span text:style-name="T575"> lenguaje de programación PHP, </text:span><text:span text:style-name="T577">es un Framework muy ligero y flexible permite crear aplicaciones muy potentes con poco código, CodeIgniter permite al desarrolla</text:span><text:span text:style-name="T578">d</text:span><text:span text:style-name="T577">or </text:span><text:span text:style-name="T578">enfocarse</text:span><text:span text:style-name="T577"> en el producto final, en lugar de programar </text:span><text:span text:style-name="T578">librerías</text:span><text:span text:style-name="T577">, dispone </text:span><text:span text:style-name="T578">de características para</text:span><text:span text:style-name="T577"> todo tipo de actividades como manejo de archivos, sesiones, base de datos, entre otro</text:span><text:span text:style-name="T578">s.</text:span></text:p>
      <text:p text:style-name="P323"/>
      <text:p text:style-name="P334"><text:span text:style-name="T577">CodeIgniter es un Framework muy sencillo de usar posee una curva de </text:span><text:span text:style-name="T578">aprendizaje</text:span><text:span text:style-name="T577"> corta, </text:span><text:span text:style-name="T578">brinda al desarrollador la facilidad de usar o no las librerías, se puede crear librerías y helpers o extender el core del Framework, </text:span><text:span text:style-name="T579">es uno de los Frameworks aceptados por los creadores de PHP.</text:span></text:p>
      <text:p text:style-name="P150"/>
      <text:p text:style-name="P104">Diagrama de Flujo de la Aplicación</text:p>
      <text:p text:style-name="P324">CodeIgniter ofrece un diagrama que especifica su funcionamiento para una mejor comprensión del desarrollador.</text:p>
      <text:p text:style-name="P324"/>
      <text:p text:style-name="P324"><draw:frame draw:style-name="fr8" draw:name="gráficos14" text:anchor-type="paragraph" svg:width="15.589cm" svg:height="4.27cm" draw:z-index="13"><draw:image xlink:href="Pictures/1000000000000301000000D5EA63BE53.png" xlink:type="simple" xlink:show="embed" xlink:actuate="onLoad"/></draw:frame></text:p>
      <text:p text:style-name="P271"><text:span text:style-name="T583">La parte que controla el flujo de la aplicación es el </text:span><text:span text:style-name="T223">“index.php”</text:span><text:span text:style-name="T583">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584">se considera a los controladores el núcleo de la aplicación </text:span><text:span text:style-name="T583">.</text:span></text:p>
      <text:p text:style-name="P87"><text:soft-page-break/></text:p>
      <text:p text:style-name="P104"/>
      <text:p text:style-name="P104">Modelo Vista Controlador</text:p>
      <text:p text:style-name="P272"><text:span text:style-name="T584">Este es un </text:span><text:span text:style-name="T585">patrón </text:span><text:span text:style-name="T584">de diseño </text:span><text:span text:style-name="T585">usado para crear software, este patrón divide a una aplicación en tres secciones conocidas como capas:</text:span></text:p>
      <text:p text:style-name="P120"><text:span text:style-name="T585">Modelo: </text:span><text:span text:style-name="T292">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585"> </text:span></text:p>
      <text:p text:style-name="P139"/>
      <text:p text:style-name="P120"><text:span text:style-name="T585">Vista: </text:span><text:span text:style-name="T292">Esta capa contiene la estructura visual de la aplicación llamadas plantillas, las plantillas están construidas con código HTML para la parte estática (estructura) y PHP para la parte dinámica (Información).</text:span></text:p>
      <text:p text:style-name="P325"/>
      <text:p text:style-name="P120"><text:span text:style-name="T585">Controlador: </text:span><text:span text:style-name="T293">Es la parte central de</text:span><text:span text:style-name="T294">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0"/>
      <text:p text:style-name="P142">Distribución Directorios:</text:p>
      <text:p text:style-name="P327">Los directorios en CodeIgniter son tres especificados de la siguiente manera:</text:p>
      <text:p text:style-name="P328"/>
      <text:list xml:id="list2071739378725674055" text:style-name="L12">
        <text:list-item>
          <text:p text:style-name="P549"><text:span text:style-name="T225">application:</text:span><text:span text:style-name="T588"> Lugar donde se guarda el código fuente de la aplicación creada por el desarrollador.</text:span></text:p>
          <text:p text:style-name="P550"/>
        </text:list-item>
        <text:list-item>
          <text:p text:style-name="P576"><text:span text:style-name="T588">system: </text:span><text:span text:style-name="T295">directorio donde se encuentra alojado el código del Framework </text:span><text:span text:style-name="T297">o nucleo (core en inglés)</text:span><text:span text:style-name="T295">, no se debe modificar ninguno de sus contenidos, a menos que se desee agregar nuevas funcionalidades al Framework.</text:span></text:p>
          <text:p text:style-name="P550"/>
        </text:list-item>
        <text:list-item>
          <text:p text:style-name="P576"><text:span text:style-name="T588">user_guide: </text:span><text:span text:style-name="T296">Guía</text:span><text:span text:style-name="T295"> de usuario en ingles, se puede eliminar este directorio sin que ello represente problemas al sistema.</text:span></text:p>
          <text:p text:style-name="P550"/>
        </text:list-item>
      </text:list>
      <text:p text:style-name="P141"><text:span text:style-name="T295">Además posee un archivo con el texto de la licencia del Framework y el fichero de inicio llamado </text:span><text:span text:style-name="T588">“index.php” </text:span><text:span text:style-name="T295">es </text:span><text:span text:style-name="T296">el encargado de hacer funcionar el sitio</text:span><text:span text:style-name="T295">.</text:span></text:p>
      <text:p text:style-name="P142"/>
      <text:p text:style-name="P104">Instrucciones De Instalación</text:p>
      <text:p text:style-name="P326">CodeIgniter necesita que el servidor <text:span text:style-name="T589">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26"/>
      <text:p text:style-name="P273"><text:span text:style-name="T586">Una vez que se tiene el fichero descomprimido en el directorio correspondiente podemos acceder a él desde un navegador escribiendo la siguiente ruta </text:span><text:a xlink:type="simple" xlink:href="http://127.0.0.1/nombre_carpeta"><text:span text:style-name="T586">http://127.0.0.1/nombre_carpeta</text:span></text:a><text:span text:style-name="T586"> esta ruta es la dirección IP del computador y el nombre de la carpeta en l</text:span><text:span text:style-name="T590">a</text:span><text:span text:style-name="T586"> que se extrajo el fichero .zip, aparecerá en la pantalla del navegador lo siguiente:</text:span></text:p>
      <text:p text:style-name="P326"/>
      <text:p text:style-name="P32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26"/>
      <text:p text:style-name="P326"/>
      <text:p text:style-name="P104">Configuración</text:p>
      <text:p text:style-name="P275"><text:span text:style-name="T587">Se puede apreciar que CodeIgniter no necesita de ninguna configuración inicial para </text:span><text:span text:style-name="T591">funcionar</text:span><text:span text:style-name="T587">.</text:span></text:p>
      <text:p text:style-name="P329"/>
      <text:p text:style-name="P274"><text:span text:style-name="T587">Se recomienda revisar los ficheros de configuración ubicado en </text:span><text:span text:style-name="T224">“application/config” </text:span><text:span text:style-name="T587">los más importantes de este directorio son:</text:span></text:p>
      <text:p text:style-name="P143"/>
      <text:list xml:id="list9015614122763431152" text:style-name="L13">
        <text:list-item>
          <text:p text:style-name="P551"><text:span text:style-name="T224">autoload: </text:span><text:span text:style-name="T587">En este fichero se especifican elementos que deben estar siempre presente, es muy útil para cargar de manera automática ficheros de configuración, librerías, modelos </text:span><text:span text:style-name="T591">y</text:span><text:span text:style-name="T587"> helpers.</text:span></text:p>
        </text:list-item>
        <text:list-item>
          <text:p text:style-name="P551"><text:span text:style-name="T224">config: </text:span><text:span text:style-name="T587">Fichero de configuración de seguridad, rutas, nombres de sesiones página principal, lenguaje, juego de caracteres entre otros.</text:span></text:p>
        </text:list-item>
        <text:list-item>
          <text:p text:style-name="P551"><text:span text:style-name="T224">database: </text:span><text:span text:style-name="T587">En este fichero se encuentra un conjunto de </text:span><text:span text:style-name="T591">opciones</text:span><text:span text:style-name="T587"> que permiten a la aplicación conectarse con la mayoría de motores de bases de datos.</text:span></text:p>
        </text:list-item>
        <text:list-item text:start-value="1">
          <text:p text:style-name="P551"><text:span text:style-name="T224">routes: </text:span><text:span text:style-name="T587">Fichero en el que se puede definir rutas, especifica rutas para controlador principal y la pagina de contenido no encontrado.</text:span></text:p>
        </text:list-item>
      </text:list>
      <text:p text:style-name="P159"/>
      <text:p text:style-name="P274"><text:span text:style-name="T587">Adicional CodeIgniter permite realizar cambios en los nombres de los directorios tanto de la aplicación como del núcleo del Framework, en caso de cambiar el nombre de los directorios se debe modificar el valor asignados a las variables <text:s/></text:span><text:span text:style-name="T224">“$system_path” </text:span><text:span text:style-name="T587"><text:s/>y </text:span><text:span text:style-name="T224">“$application_folder” </text:span><text:span text:style-name="T587">del fichero </text:span><text:span text:style-name="T224">“index.php” </text:span><text:span text:style-name="T591">por el nuevo nombre del directorio</text:span><text:span text:style-name="T224">.</text:span></text:p>
      <text:p text:style-name="P330"/>
      <text:p text:style-name="P106"><text:span text:style-name="T298">El desarrollador debe conocer el funcionamiento al menos de los conceptos básicos del </text:span><text:span text:style-name="T299">Framework</text:span><text:span text:style-name="T298"> a continuación se describen los principales.</text:span></text:p>
      <text:p text:style-name="P160"/>
      <text:p text:style-name="P104">URLS De CodeIgniter</text:p>
      <text:p text:style-name="P90"><text:span text:style-name="T298">Las</text:span><text:span text:style-name="T593"> URL's </text:span><text:span text:style-name="T298">CodeIgniter </text:span><text:span text:style-name="T300">están</text:span><text:span text:style-name="T298"> estructuradas en segmentos </text:span><text:span text:style-name="T301">URI</text:span><text:span text:style-name="T298">, </text:span><text:span text:style-name="T301">están están</text:span><text:span text:style-name="T300"> diseñadas para ser </text:span><text:span text:style-name="T301">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31"/>
      <text:p text:style-name="P332">Sintáxis:</text:p>
      <text:p text:style-name="P332"/>
      <text:p text:style-name="P107"><text:span text:style-name="_5f_OOoComputerIdent"><text:span text:style-name="T319">http</text:span></text:span><text:span text:style-name="_5f_OOoComputerKeyWord"><text:span text:style-name="T319">://</text:span></text:span><text:span text:style-name="_5f_OOoComputerIdent"><text:span text:style-name="T319">sitio</text:span></text:span><text:span text:style-name="_5f_OOoComputerKeyWord"><text:span text:style-name="T319">.</text:span></text:span><text:span text:style-name="_5f_OOoComputerIdent"><text:span text:style-name="T319">com/</text:span></text:span><text:span text:style-name="_5f_OOoComputerIdent"><text:span text:style-name="T594">[clase</text:span></text:span><text:span text:style-name="_5f_OOoComputerKeyWord"><text:span text:style-name="T594">-</text:span></text:span><text:span text:style-name="_5f_OOoComputerIdent"><text:span text:style-name="T594">controlador</text:span></text:span><text:span text:style-name="_5f_OOoComputerKeyWord"><text:span text:style-name="T594">]</text:span></text:span><text:span text:style-name="_5f_OOoComputerKeyWord"><text:span text:style-name="T319">/</text:span></text:span><text:span text:style-name="_5f_OOoComputerKeyWord"><text:span text:style-name="T596">[</text:span></text:span><text:span text:style-name="_5f_OOoComputerIdent"><text:span text:style-name="T596">método</text:span></text:span><text:span text:style-name="_5f_OOoComputerKeyWord"><text:span text:style-name="T596">-</text:span></text:span><text:span text:style-name="_5f_OOoComputerIdent"><text:span text:style-name="T596">controlador</text:span></text:span><text:span text:style-name="_5f_OOoComputerKeyWord"><text:span text:style-name="T598">]/[</text:span></text:span><text:span text:style-name="_5f_OOoComputerIdent"><text:span text:style-name="T598">argumentos</text:span></text:span><text:span text:style-name="_5f_OOoComputerKeyWord"><text:span text:style-name="T598">]</text:span></text:span></text:p>
      <text:p text:style-name="P332"><text:soft-page-break/>Ejemplos:</text:p>
      <text:p text:style-name="P151"><text:a xlink:type="simple" xlink:href="http://sitio.com/%5Bclase-controlador%5D/%5Bmétodo-controlador%5D/%5Bargumentos"><text:span text:style-name="_5f_OOoComputerIdent"><text:span text:style-name="T320">http</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text:span text:style-name="T320">sitio</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text:span text:style-name="T320">com/</text:span></text:span></text:a></text:p>
      <text:p text:style-name="P151"><text:a xlink:type="simple" xlink:href="http://sitio.com/%5Bclase-controlador%5D/%5Bmétodo-controlador%5D/%5Bargumentos"><text:span text:style-name="_5f_OOoComputerIdent"><text:span text:style-name="T320">http</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text:span text:style-name="T320">sitio</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text:span text:style-name="T320">com/</text:span></text:span></text:a><text:a xlink:type="simple" xlink:href="http://sitio.com/%5Bclase-controlador%5D/%5Bmétodo-controlador%5D/%5Bargumentos"><text:span text:style-name="_5f_OOoComputerIdent"><text:span text:style-name="T321">index.php</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inici</text:span></text:a><text:span text:style-name="_5f_OOoComputerIdent"><text:span text:style-name="T595">o/</text:span></text:span></text:p>
      <text:p text:style-name="P151"><text:a xlink:type="simple" xlink:href="http://sitio.com/%5Bclase-controlador%5D/%5Bmétodo-controlador%5D/%5Bargumentos"><text:span text:style-name="_5f_OOoComputerIdent"><text:span text:style-name="T320">http</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text:span text:style-name="T320">sitio</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Ident"><text:span text:style-name="T320">com/</text:span></text:span></text:a><text:a xlink:type="simple" xlink:href="http://sitio.com/%5Bclase-controlador%5D/%5Bmétodo-controlador%5D/%5Bargumentos"><text:span text:style-name="_5f_OOoComputerIdent"><text:span text:style-name="T321">index.php/</text:span></text:span></text:a><text:a xlink:type="simple" xlink:href="http://sitio.com/%5Bclase-controlador%5D/%5Bmétodo-controlador%5D/%5Bargumentos"><text:span text:style-name="_5f_OOoComputerIdent"><text:span text:style-name="T595">noticias</text:span></text:span></text:a><text:a xlink:type="simple" xlink:href="http://sitio.com/%5Bclase-controlador%5D/%5Bmétodo-controlador%5D/%5Bargumentos"><text:span text:style-name="_5f_OOoComputerKeyWord"><text:span text:style-name="T320">/</text:span></text:span></text:a><text:a xlink:type="simple" xlink:href="http://sitio.com/%5Bclase-controlador%5D/%5Bmétodo-controlador%5D/%5Bargumentos"><text:span text:style-name="_5f_OOoComputerKeyWord"><text:span text:style-name="T321">mi_noticia</text:span></text:span></text:a><text:span text:style-name="_5f_OOoComputerKeyWord"><text:span text:style-name="T599">/</text:span></text:span></text:p>
      <text:p text:style-name="P151"><text:a xlink:type="simple" xlink:href="http://sitio.com/index.php/zapatos/%5Bmétodo-controlador%5D/%5Bargumentos"><text:span text:style-name="_5f_OOoComputerIdent"><text:span text:style-name="T320">http</text:span></text:span></text:a><text:a xlink:type="simple" xlink:href="http://sitio.com/index.php/zapatos/%5Bmétodo-controlador%5D/%5Bargumentos"><text:span text:style-name="_5f_OOoComputerKeyWord"><text:span text:style-name="T320">://</text:span></text:span></text:a><text:a xlink:type="simple" xlink:href="http://sitio.com/index.php/zapatos/%5Bmétodo-controlador%5D/%5Bargumentos"><text:span text:style-name="_5f_OOoComputerIdent"><text:span text:style-name="T320">sitio</text:span></text:span></text:a><text:a xlink:type="simple" xlink:href="http://sitio.com/index.php/zapatos/%5Bmétodo-controlador%5D/%5Bargumentos"><text:span text:style-name="_5f_OOoComputerKeyWord"><text:span text:style-name="T320">.</text:span></text:span></text:a><text:a xlink:type="simple" xlink:href="http://sitio.com/index.php/zapatos/%5Bmétodo-controlador%5D/%5Bargumentos"><text:span text:style-name="_5f_OOoComputerIdent"><text:span text:style-name="T320">com/</text:span></text:span></text:a><text:a xlink:type="simple" xlink:href="http://sitio.com/index.php/zapatos/%5Bmétodo-controlador%5D/%5Bargumentos"><text:span text:style-name="_5f_OOoComputerIdent"><text:span text:style-name="T321">index.php/</text:span></text:span></text:a><text:a xlink:type="simple" xlink:href="http://sitio.com/index.php/zapatos/%5Bmétodo-controlador%5D/%5Bargumentos"><text:span text:style-name="_5f_OOoComputerIdent"><text:span text:style-name="T595">zapatos</text:span></text:span></text:a><text:a xlink:type="simple" xlink:href="http://sitio.com/index.php/zapatos/%5Bmétodo-controlador%5D/%5Bargumentos"><text:span text:style-name="_5f_OOoComputerKeyWord"><text:span text:style-name="T320">/</text:span></text:span></text:a><text:a xlink:type="simple" xlink:href="http://sitio.com/index.php/zapatos/%5Bmétodo-controlador%5D/%5Bargumentos"><text:span text:style-name="_5f_OOoComputerKeyWord"><text:span text:style-name="T597">buscar</text:span></text:span></text:a><text:a xlink:type="simple" xlink:href="http://sitio.com/index.php/zapatos/%5Bmétodo-controlador%5D/%5Bargumentos"><text:span text:style-name="_5f_OOoComputerKeyWord"><text:span text:style-name="T599">/</text:span></text:span></text:a><text:a xlink:type="simple" xlink:href="http://sitio.com/index.php/zapatos/%5Bmétodo-controlador%5D/%5Bargumentos"><text:span text:style-name="_5f_OOoComputerKeyWord"><text:span text:style-name="T600">color/negro/talla/40</text:span></text:span></text:a></text:p>
      <text:p text:style-name="P151"><text:span text:style-name="_5f_OOoComputerKeyWord"><text:span text:style-name="T599"/></text:span></text:p>
      <text:p text:style-name="P91"><text:span text:style-name="T302">El primer ejemplo ejecuta el controlador por defecto del sitio, este controlador ejecuta el método </text:span><text:span text:style-name="T601">“index“ </text:span><text:span text:style-name="T302">este <text:s/>método se ejecutará siempre y cuando no se especifique un nombre de método </text:span><text:span text:style-name="T303">distinto, </text:span><text:span text:style-name="T304">en </text:span><text:span text:style-name="T303">el segundo se especifica el nombre de un controlador, </text:span><text:span text:style-name="T304">el tercero adicional ejecuta un método específico</text:span><text:span text:style-name="T302">, </text:span><text:span text:style-name="T303">en el ultimo ejemplo la URL especifica el método (buscar) de un controlador (zapatos) </text:span><text:span text:style-name="T304">le</text:span><text:span text:style-name="T303"> pasa </text:span><text:span text:style-name="T304">los </text:span><text:span text:style-name="T303">argumentos </text:span><text:span text:style-name="T304">color negro y talla 40</text:span><text:span text:style-name="T303">.</text:span></text:p>
      <text:p text:style-name="P108"><text:span text:style-name="_5f_OOoComputerKeyWord"><text:span text:style-name="T592"/></text:span></text:p>
      <text:p text:style-name="P104">Controladores</text:p>
      <text:p text:style-name="P33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07">a</text:span> asociar a una URL <text:span text:style-name="T607">y el nombre de la clase debe iniciar con letra mayúscula debe extender a la clase </text:span><text:span text:style-name="T226">“CI_Controller”</text:span><text:span text:style-name="T607"> y declarar una función constructora que ejecute la función constructora de </text:span><text:span text:style-name="T226">“CI_Controller”.</text:span></text:p>
      <text:p text:style-name="P560"/>
      <text:p text:style-name="P561">Ejemplo de un controlador.</text:p>
      <text:p text:style-name="P561"/>
      <text:p text:style-name="P449"><text:span text:style-name="T499">&lt;?php</text:span><text:span text:style-name="T495"> </text:span><text:span text:style-name="T453">if</text:span><text:span text:style-name="T495"> </text:span><text:span text:style-name="T477">(</text:span><text:span text:style-name="T495"> </text:span><text:span text:style-name="T477">!</text:span><text:span text:style-name="T495"> </text:span><text:span text:style-name="T550">defined</text:span><text:span text:style-name="T477">(</text:span><text:span text:style-name="T515">'BASEPATH'</text:span><text:span text:style-name="T477">))</text:span><text:span text:style-name="T495"> </text:span><text:span text:style-name="T453">exit</text:span><text:span text:style-name="T477">(</text:span><text:span text:style-name="T515">'No direct script access allowed'</text:span><text:span text:style-name="T477">)</text:span><text:span text:style-name="T529">;</text:span></text:p>
      <text:p text:style-name="P531"/>
      <text:p text:style-name="P528"><text:span text:style-name="T452">class</text:span><text:span text:style-name="T494"> </text:span><text:span text:style-name="T496">Blog</text:span><text:span text:style-name="T494"> </text:span><text:span text:style-name="T452">extends</text:span><text:span text:style-name="T494"> CI_Controller </text:span><text:span text:style-name="T528">{</text:span></text:p>
      <text:p text:style-name="P531"/>
      <text:p text:style-name="P528"><text:span text:style-name="T494"><text:s text:c="8"/></text:span><text:span text:style-name="T452">public</text:span><text:span text:style-name="T494"> </text:span><text:span text:style-name="T452">function</text:span><text:span text:style-name="T494"> </text:span><text:span text:style-name="T549">__construct</text:span><text:span text:style-name="T476">()</text:span><text:span text:style-name="T528">{</text:span></text:p>
      <text:p text:style-name="P528"><text:span text:style-name="T494"><text:s text:c="16"/></text:span><text:span text:style-name="T452">parent</text:span><text:span text:style-name="T528">::</text:span><text:span text:style-name="T549">__construct</text:span><text:span text:style-name="T476">()</text:span><text:span text:style-name="T528">;</text:span></text:p>
      <text:p text:style-name="P521"><text:span text:style-name="T494"><text:s text:c="8"/></text:span><text:span text:style-name="T528">}</text:span></text:p>
      <text:p text:style-name="P92"><text:span text:style-name="T305">La línea “</text:span><text:span text:style-name="T462">if</text:span><text:span text:style-name="T322"> </text:span><text:span text:style-name="T479">(</text:span><text:span text:style-name="T322"> </text:span><text:span text:style-name="T479">!</text:span><text:span text:style-name="T322"> </text:span><text:span text:style-name="T551">defined</text:span><text:span text:style-name="T479">(</text:span><text:span text:style-name="T516">'BASEPATH'</text:span><text:span text:style-name="T479">))</text:span><text:span text:style-name="T322"> </text:span><text:span text:style-name="T462">exit</text:span><text:span text:style-name="T479">(</text:span><text:span text:style-name="T516">'No direct script access allowed'</text:span><text:span text:style-name="T479">)</text:span><text:span text:style-name="T531">;</text:span><text:span text:style-name="T305">” no es obligatoria pero es recomendable incluirla al inicio de cualquier script PHP, esta línea comprueba que está definida la variable de entorno “BASEPATH”, </text:span><text:span text:style-name="T306">el nombre del archivo es </text:span><text:span text:style-name="T602">“blog.php”.</text:span></text:p>
      <text:p text:style-name="P584"/>
      <text:p text:style-name="P585"><text:span text:style-name="T614">Funciones:</text:span></text:p>
      <text:p text:style-name="P574"><text:span text:style-name="T580">De forma práctica los controladores representan una página del sitio y las funciones o métodos una sección de la misma, </text:span><text:span text:style-name="T581">cuando el usuario accede a una página en el sitio lo hace a través de una URL esta indica el nombre del controlador , si no se especifica un nombre de función, por defecto se ejecuta la función</text:span><text:span text:style-name="T227"> “index” </text:span><text:span text:style-name="T581">del controlador, por esta razón se recomienda tener un método</text:span><text:span text:style-name="T227"> “index” </text:span><text:span text:style-name="T581">en todas las clases de controlador </text:span><text:span text:style-name="T582">para evitar errores 404, los métodos son los encargados de brindar funcionalidad a la página y los únicos que pueden tener código PHP en una clase.</text:span></text:p>
      <text:p text:style-name="P562"/>
      <text:p text:style-name="P563">Los nombres de las funciones también van dentro de la ruta URI a si mismo es posible enviarle parámetros a las funciones desde la URI, los parámetros son recibidos de forma automática por la función.</text:p>
      <text:p text:style-name="P563"/>
      <text:p text:style-name="P563"/>
      <text:p text:style-name="P563"><text:soft-page-break/></text:p>
      <text:p text:style-name="P563">Ejemplo funciones :</text:p>
      <text:p text:style-name="P563"/>
      <text:p text:style-name="P651"><text:span text:style-name="T500">&lt;?php</text:span><text:span text:style-name="T608"> </text:span><text:span text:style-name="T459">if</text:span><text:span text:style-name="T608"> </text:span><text:span text:style-name="T489">(</text:span><text:span text:style-name="T608"> </text:span><text:span text:style-name="T489">!</text:span><text:span text:style-name="T608"> </text:span><text:span text:style-name="T552">defined</text:span><text:span text:style-name="T489">(</text:span><text:span text:style-name="T517">'BASEPATH'</text:span><text:span text:style-name="T489">))</text:span><text:span text:style-name="T608"> </text:span><text:span text:style-name="T459">exit</text:span><text:span text:style-name="T489">(</text:span><text:span text:style-name="T517">'No direct script access allowed'</text:span><text:span text:style-name="T489">)</text:span><text:span text:style-name="T534">;</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3">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Función por defecto</text:p>
      <text:p text:style-name="P664"><text:tab/> <text:s/>* <text:span text:style-name="T613">URL www.sitio.com/index.php/noticias</text:span></text:p>
      <text:p text:style-name="P663"><text:s text:c="8"/>*/</text:p>
      <text:p text:style-name="P661"><text:s text:c="8"/><text:span text:style-name="T450">public</text:span> <text:span text:style-name="T450">function</text:span> index<text:span text:style-name="T474">()</text:span><text:span text:style-name="T527">{</text:span></text:p>
      <text:p text:style-name="P661"><text:s text:c="16"/><text:span text:style-name="T450">print</text:span> <text:span text:style-name="T513">"Hola soy la función por defecto"</text:span><text:span text:style-name="T527">;</text:span></text:p>
      <text:p text:style-name="P661"><text:s text:c="8"/><text:span text:style-name="T527">}</text:span></text:p>
      <text:p text:style-name="P660"/>
      <text:p text:style-name="P661"><text:s text:c="8"/><text:span text:style-name="T563">/**</text:span></text:p>
      <text:p text:style-name="P663"><text:s text:c="8"/>* <text:span text:style-name="T609">Función</text:span> normal</text:p>
      <text:p text:style-name="P664"><text:tab/> <text:s/>* <text:span text:style-name="T613">URL www.sitio.com/index.php/noticias/articulos</text:span></text:p>
      <text:p text:style-name="P663"><text:s text:c="8"/>*/</text:p>
      <text:p text:style-name="P661"><text:s text:c="8"/><text:span text:style-name="T450">public</text:span> <text:span text:style-name="T450">function</text:span> articulos<text:span text:style-name="T474">()</text:span><text:span text:style-name="T527">{</text:span></text:p>
      <text:p text:style-name="P661"><text:s text:c="16"/><text:span text:style-name="T450">print</text:span> <text:span text:style-name="T513">"Listado de artículos"</text:span><text:span text:style-name="T527">;</text:span></text:p>
      <text:p text:style-name="P661"><text:s text:c="8"/><text:span text:style-name="T527">}</text:span></text:p>
      <text:p text:style-name="P660"/>
      <text:p text:style-name="P661"><text:s text:c="8"/><text:span text:style-name="T563">/**</text:span></text:p>
      <text:p text:style-name="P663"><text:s text:c="8"/>* <text:span text:style-name="T609">Función</text:span> con parámetros</text:p>
      <text:p text:style-name="P664"><text:tab/> <text:s/>* <text:span text:style-name="T613">URL www.sitio.com/index.php/noticias/articulo/23</text:span></text:p>
      <text:p text:style-name="P663"><text:s text:c="8"/>*/</text:p>
      <text:p text:style-name="P661"><text:s text:c="8"/><text:span text:style-name="T450">public</text:span> <text:span text:style-name="T450">function</text:span> articulo<text:span text:style-name="T474">(</text:span><text:span text:style-name="T508">$id</text:span><text:span text:style-name="T474">)</text:span><text:span text:style-name="T527">{</text:span></text:p>
      <text:p text:style-name="P661"><text:s text:c="16"/><text:span text:style-name="T450">print</text:span> <text:span text:style-name="T513">"Artículo Específico"</text:span></text:p>
      <text:p text:style-name="P661"><text:s text:c="8"/><text:span text:style-name="T527">}</text:span></text:p>
      <text:p text:style-name="P667">}</text:p>
      <text:p text:style-name="P609"/>
      <text:p text:style-name="P276"><text:span text:style-name="T610">En el ejemplo anterior tenemos un controlador de una página llamada </text:span><text:span text:style-name="T228">Noticias </text:span><text:span text:style-name="T611">con cuatro funciones.</text:span></text:p>
      <text:p text:style-name="P570"/>
      <text:list xml:id="list3135662994823577481" text:style-name="L14">
        <text:list-item>
          <text:p text:style-name="P552"><text:span text:style-name="T611">La primera es la función constructora es la que se encarga de que la clase sea un objeto manipulable por CodeIgniter, </text:span><text:span text:style-name="T612">no se lo puede invocar ya que es un constructor se ejecuta de manera automática.</text:span></text:p>
          <text:p text:style-name="P573"/>
        </text:list-item>
        <text:list-item text:start-value="1">
          <text:p text:style-name="P571">La siguiente es una función por defecto, esta función se ejecuta si no se menciona el nombre de otra función de la clase en la URI</text:p>
          <text:p text:style-name="P571"/>
        </text:list-item>
        <text:list-item>
          <text:p text:style-name="P572"><text:soft-page-break/>Esta es una función normal en CodeIgniter, para ejecutar esta función es necesario indicar su nombre en la URI</text:p>
          <text:p text:style-name="P572"/>
        </text:list-item>
        <text:list-item>
          <text:p text:style-name="P559"><text:span text:style-name="T611">La ultima función </text:span><text:span text:style-name="T612">necesita de un parámetro para ejecutarse este debe ser indicado en la URI al igual que el nombre de la </text:span><text:span text:style-name="T613">función</text:span></text:p>
        </text:list-item>
      </text:list>
      <text:p text:style-name="P570"/>
      <text:p text:style-name="P564"><text:span text:style-name="T613">En el mismo ejemplo del controlador </text:span><text:span text:style-name="T229">“Noticias” </text:span><text:span text:style-name="T613">se especifica la URL con la que se accede a la función, en el caso de la ultima función se puede apreciar que el parámetro de la función esta indicado luego del nombre de la misma.</text:span></text:p>
      <text:p text:style-name="P568"/>
      <text:p text:style-name="P577"><text:span text:style-name="T614">Definir un controlador por defecto</text:span></text:p>
      <text:p text:style-name="P565"><text:span text:style-name="T614">Para configurar un controlador por defecto es necesario modificar el archivo </text:span><text:span text:style-name="T230">“application/config/routes.php” </text:span><text:span text:style-name="T614">buscar la variable </text:span><text:span text:style-name="T230">“$route['default_controllre'] = 'Noticias';”</text:span><text:span text:style-name="T614">, esto es muy útil ya que garantiza que se muestre un contenido si el usuario accede al sitio solo con el nombre del dominio, de no especificar esta variable cuando el usuario intente entrar al sitio solo con el nombre del dominio </text:span><text:span text:style-name="T615">se muestra una pagina en blanco</text:span><text:span text:style-name="T614">.</text:span></text:p>
      <text:p text:style-name="P569"><text:span text:style-name="T614"/></text:p>
      <text:p text:style-name="P578"><text:span text:style-name="T615">Funciones Privadas:</text:span></text:p>
      <text:p text:style-name="P566"><text:span text:style-name="T615">En muchas ocasiones es imprescindible el uso de funciones </text:span><text:span text:style-name="T616">para ayudar a realizar una tarea, para crear una función privada es necesario crearla en con el ámbito </text:span><text:span text:style-name="T231">“private”</text:span><text:span text:style-name="T616">, el nombre de la función debe iniciar con un guión bajo </text:span><text:span text:style-name="T231">“_” </text:span><text:span text:style-name="T616">con esto no se podrá acceder a ella mediante la URL.</text:span></text:p>
      <text:p text:style-name="P566"><text:span text:style-name="T616"/></text:p>
      <text:p text:style-name="P567"><text:span text:style-name="T616">Ejemplo:</text:span></text:p>
      <text:p text:style-name="P567"><text:span text:style-name="T616"/></text:p>
      <text:p text:style-name="P652"><text:span text:style-name="T497">&lt;?php</text:span> <text:span text:style-name="T450">if</text:span> <text:span text:style-name="T474">(</text:span> <text:span text:style-name="T474">!</text:span> <text:span text:style-name="T548">defined</text:span><text:span text:style-name="T474">(</text:span><text:span text:style-name="T513">'BASEPATH'</text:span><text:span text:style-name="T474">))</text:span> <text:span text:style-name="T450">exit</text:span><text:span text:style-name="T474">(</text:span><text:span text:style-name="T513">'No direct script access allowed'</text:span><text:span text:style-name="T474">)</text:span><text:span text:style-name="T527">;</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3">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text:span text:style-name="T617">Función</text:span> normal</text:p>
      <text:p text:style-name="P663"><text:s text:c="8"/>*/</text:p>
      <text:p text:style-name="P661"><text:s text:c="8"/><text:span text:style-name="T450">public</text:span> <text:span text:style-name="T450">function</text:span> articulos<text:span text:style-name="T474">()</text:span><text:span text:style-name="T527">{</text:span></text:p>
      <text:p text:style-name="P661"><text:s text:c="16"/><text:span text:style-name="T450">print</text:span> <text:span text:style-name="T508">$</text:span><text:span text:style-name="T450">this</text:span><text:span text:style-name="T474">-&gt;</text:span>_render<text:span text:style-name="T474">(</text:span><text:span text:style-name="T508">$</text:span><text:span text:style-name="T450">this</text:span><text:span text:style-name="T474">-&gt;</text:span><text:span text:style-name="T508">dbsitio</text:span><text:span text:style-name="T474">-&gt;</text:span>articulos<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text:span text:style-name="T617">función</text:span> con <text:span text:style-name="T617">privada</text:span></text:p>
      <text:p text:style-name="P663"><text:s text:c="8"/>*/</text:p>
      <text:p text:style-name="P661"><text:s text:c="8"/><text:span text:style-name="T450">private</text:span> <text:span text:style-name="T450">function</text:span> _render<text:span text:style-name="T474">(</text:span><text:span text:style-name="T508">$data</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pagina'</text:span><text:span text:style-name="T474">,</text:span><text:span text:style-name="T508">$data</text:span><text:span text:style-name="T474">,</text:span>TRUE<text:span text:style-name="T474">)</text:span></text:p>
      <text:p text:style-name="P661"><text:s text:c="16"/><text:span text:style-name="T450">return</text:span> <text:span text:style-name="T508">$pagina</text:span><text:span text:style-name="T527">;</text:span></text:p>
      <text:p text:style-name="P661"><text:s text:c="8"/><text:span text:style-name="T527">}</text:span></text:p>
      <text:p text:style-name="P667"><text:soft-page-break/>}</text:p>
      <text:p text:style-name="P612"><text:span text:style-name="T183">En el ejemplo anterior tenemos una clase con una función normal y una privada, se puede ver que la función normal recupera los datos y se lo pasa a la función privada para que cree las vistas, esta a su vez devuelve el HTML de la página.</text:span></text:p>
      <text:p text:style-name="P614"><text:span text:style-name="T187"/></text:p>
      <text:p text:style-name="P614"><text:span text:style-name="T185">Vistas </text:span></text:p>
      <text:p text:style-name="P612"><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612"><text:span text:style-name="T184"/></text:p>
      <text:p text:style-name="P615"><text:span text:style-name="T184">Como crear una vista:</text:span></text:p>
      <text:p text:style-name="P613"><text:span text:style-name="T184">Los archivos de las vistas se deben almacenar en la ruta <text:s/></text:span><text:span text:style-name="T188">“application/views” </text:span><text:span text:style-name="T184">y deben tener la extensión </text:span><text:span text:style-name="T188">“.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8">HTML</text:span><text:span text:style-name="T184">.</text:span></text:p>
      <text:p text:style-name="P613"><text:span text:style-name="T184"/></text:p>
      <text:p text:style-name="P659"><text:span text:style-name="T618">&lt;?php</text:span></text:p>
      <text:p text:style-name="P661"><text:span text:style-name="T474">&lt;</text:span>html lang<text:span text:style-name="T474">=</text:span><text:span text:style-name="T513">"es"</text:span><text:span text:style-name="T474">&gt;</text:span></text:p>
      <text:p text:style-name="P661"><text:span text:style-name="T474">&lt;</text:span>meta charset<text:span text:style-name="T474">=</text:span><text:span text:style-name="T513">'utf-8'</text:span><text:span text:style-name="T474">&gt;</text:span> </text:p>
      <text:p text:style-name="P661"><text:span text:style-name="T474">&lt;</text:span>head<text:span text:style-name="T474">&gt;</text:span></text:p>
      <text:p text:style-name="P661"><text:s text:c="8"/><text:span text:style-name="T474">&lt;</text:span><text:span text:style-name="T548">title</text:span><text:span text:style-name="T474">&gt;</text:span>Una vista en CodeIgniter<text:span text:style-name="T474">&lt;/</text:span><text:span text:style-name="T548">title</text:span><text:span text:style-name="T474">&gt;</text:span></text:p>
      <text:p text:style-name="P661"><text:span text:style-name="T474">&lt;/</text:span>head<text:span text:style-name="T474">&gt;</text:span></text:p>
      <text:p text:style-name="P661"><text:span text:style-name="T474">&lt;</text:span>body<text:span text:style-name="T474">&gt;</text:span></text:p>
      <text:p text:style-name="P661"><text:s text:c="8"/>Esta es una vista en <text:s/>CodeIgniter</text:p>
      <text:p text:style-name="P661"><text:span text:style-name="T474">&lt;/</text:span>body<text:span text:style-name="T474">&gt;</text:span></text:p>
      <text:p text:style-name="P661"><text:span text:style-name="T474">&lt;/</text:span>html<text:span text:style-name="T474">&gt;</text:span></text:p>
      <text:p text:style-name="P611"><text:span text:style-name="T618"/></text:p>
      <text:p text:style-name="P588"><text:span text:style-name="T307">Se puede apreciar lo fácil que es crear una vista el único requisito es que la vista sea un fichero con la extensión </text:span><text:span text:style-name="T603">“.php”</text:span><text:span text:style-name="T307">.</text:span></text:p>
      <text:p text:style-name="P586"><text:span text:style-name="T307"/></text:p>
      <text:p text:style-name="P579"><text:span text:style-name="T619">Cargar una Vista:</text:span></text:p>
      <text:p text:style-name="P553"><text:span text:style-name="T620">Una vez comprendida lo que es una vista, es necesario indicar la forma de usarla para cargar una vista en CodeIgniter se usa </text:span><text:span text:style-name="T621">el método </text:span><text:span text:style-name="T233">“view”</text:span><text:span text:style-name="T621"> de </text:span><text:span text:style-name="T620">la clase </text:span><text:span text:style-name="T232">“load“ </text:span><text:span text:style-name="T620">desde el controlador, </text:span><text:span text:style-name="T621">el método </text:span><text:span text:style-name="T233">“view” </text:span><text:span text:style-name="T621">acepta como parámetro el nombre de la clase sin la extensión </text:span><text:span text:style-name="T233">“.php”</text:span><text:span text:style-name="T621">, veamos como se cargaría la vista anterior.</text:span></text:p>
      <text:p text:style-name="P586"><text:span text:style-name="T307"/></text:p>
      <text:p text:style-name="P654"><text:span text:style-name="T501">&lt;?php</text:span><text:span text:style-name="T307"> </text:span><text:span text:style-name="T468">if</text:span><text:span text:style-name="T307"> </text:span><text:span text:style-name="T482">(</text:span><text:span text:style-name="T307"> </text:span><text:span text:style-name="T482">!</text:span><text:span text:style-name="T307"> </text:span><text:span text:style-name="T553">defined</text:span><text:span text:style-name="T482">(</text:span><text:span text:style-name="T518">'BASEPATH'</text:span><text:span text:style-name="T482">))</text:span><text:span text:style-name="T307"> </text:span><text:span text:style-name="T468">exit</text:span><text:span text:style-name="T482">(</text:span><text:span text:style-name="T518">'No direct script access allowed'</text:span><text:span text:style-name="T482">)</text:span><text:span text:style-name="T535">;</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3">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oft-page-break/><text:s text:c="8"/>* Funcion normal</text:p>
      <text:p text:style-name="P663"><text:s text:c="8"/>*/</text:p>
      <text:p text:style-name="P661"><text:s text:c="8"/><text:span text:style-name="T450">public</text:span> <text:span text:style-name="T450">function</text:span> index<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mivista'</text:span><text:span text:style-name="T474">)</text:span><text:span text:style-name="T527">;</text:span></text:p>
      <text:p text:style-name="P661"><text:s text:c="8"/><text:span text:style-name="T527">}</text:span></text:p>
      <text:p text:style-name="P660"/>
      <text:p text:style-name="P667">}</text:p>
      <text:p text:style-name="P590"><text:span text:style-name="T308">CodeIgniter permite al desarrollador nombrar a las vistas como lo desee, a diferencia de los controladores que tienen un estándar para definir el nombre, las vistas no, la única restricción son los espacios en el nombre.</text:span></text:p>
      <text:p text:style-name="P590"><text:span text:style-name="T308"/></text:p>
      <text:p text:style-name="P590"><text:span text:style-name="T308">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span></text:p>
      <text:p text:style-name="P590"><text:span text:style-name="T308"/></text:p>
      <text:p text:style-name="P655"><text:span text:style-name="T502">&lt;?php</text:span><text:span text:style-name="T308"> </text:span><text:span text:style-name="T469">if</text:span><text:span text:style-name="T308"> </text:span><text:span text:style-name="T483">(</text:span><text:span text:style-name="T308"> </text:span><text:span text:style-name="T483">!</text:span><text:span text:style-name="T308"> </text:span><text:span text:style-name="T554">defined</text:span><text:span text:style-name="T483">(</text:span><text:span text:style-name="T519">'BASEPATH'</text:span><text:span text:style-name="T483">))</text:span><text:span text:style-name="T308"> </text:span><text:span text:style-name="T469">exit</text:span><text:span text:style-name="T483">(</text:span><text:span text:style-name="T519">'No direct script access allowed'</text:span><text:span text:style-name="T483">)</text:span><text:span text:style-name="T536">;</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3">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Funcion normal que carga una vista</text:p>
      <text:p text:style-name="P663"><text:s text:c="8"/>*/</text:p>
      <text:p text:style-name="P661"><text:s text:c="8"/><text:span text:style-name="T450">public</text:span> <text:span text:style-name="T450">function</text:span> index<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cabecera'</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menu_superior'</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barra_lateral'</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articulos'</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pie_pagina'</text:span><text:span text:style-name="T474">)</text:span><text:span text:style-name="T527">;</text:span></text:p>
      <text:p text:style-name="P661"><text:s text:c="8"/><text:span text:style-name="T527">}</text:span></text:p>
      <text:p text:style-name="P660"/>
      <text:p text:style-name="P667">}</text:p>
      <text:p text:style-name="P590"><text:span text:style-name="T308">Al final se obtendrá una página completa CodeIgniter concatena de forma automática las vistas en el orden en el que son llamadas en el controlador.</text:span></text:p>
      <text:p text:style-name="P590"><text:span text:style-name="T308"/></text:p>
      <text:p text:style-name="P580"><text:span text:style-name="T621">Vistas en subcarpetas:</text:span></text:p>
      <text:p text:style-name="P590"><text:span text:style-name="T308">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08">administrador y otro para las vistas de usuario, </text:span><text:span text:style-name="T309">la forma de cargar las vistas es similar, lo único diferente es que se debe especificar el nombre de la carpeta seguido por una barra </text:span><text:span text:style-name="T604">“/” </text:span><text:span text:style-name="T309">y el nombre de la vista.</text:span></text:p>
      <text:p text:style-name="P590"><text:span text:style-name="T309"/></text:p>
      <text:p text:style-name="P655"><text:span text:style-name="T503">&lt;?php</text:span><text:span text:style-name="T309"> </text:span><text:span text:style-name="T470">if</text:span><text:span text:style-name="T309"> </text:span><text:span text:style-name="T484">(</text:span><text:span text:style-name="T309"> </text:span><text:span text:style-name="T484">!</text:span><text:span text:style-name="T309"> </text:span><text:span text:style-name="T555">defined</text:span><text:span text:style-name="T484">(</text:span><text:span text:style-name="T520">'BASEPATH'</text:span><text:span text:style-name="T484">))</text:span><text:span text:style-name="T309"> </text:span><text:span text:style-name="T470">exit</text:span><text:span text:style-name="T484">(</text:span><text:span text:style-name="T520">'No direct script access allowed'</text:span><text:span text:style-name="T484">)</text:span><text:span text:style-name="T537">;</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3">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Funcion normal que carga una vista</text:p>
      <text:p text:style-name="P663"><text:s text:c="8"/>*/</text:p>
      <text:p text:style-name="P661"><text:s text:c="8"/><text:span text:style-name="T450">public</text:span> <text:span text:style-name="T450">function</text:span> index<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administrador/cabecera'</text:span><text:span text:style-name="T474">)</text:span><text:span text:style-name="T527">;</text:span> <text:s text:c="11"/></text:p>
      <text:p text:style-name="P661"><text:s text:c="8"/><text:span text:style-name="T527">}</text:span></text:p>
      <text:p text:style-name="P660"/>
      <text:p text:style-name="P667">}</text:p>
      <text:p text:style-name="P596"><text:span text:style-name="T622">Datos dinámicos en la vistas</text:span></text:p>
      <text:p text:style-name="P593"><text:span text:style-name="T310">Las vistas que solo contienen información estática son de muy poca utilidad, CodeIgniter nos permite crear las vistas con variables cuyos valores son </text:span><text:span text:style-name="T312">subministrados </text:span><text:span text:style-name="T310"><text:s/>por el controlador al momento de cargarlas.</text:span></text:p>
      <text:p text:style-name="P595"><text:span text:style-name="T311">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12">el método </text:span><text:span text:style-name="T605">“view”</text:span><text:span text:style-name="T312"> de la clase</text:span><text:span text:style-name="T605"> “load” </text:span><text:span text:style-name="T312">acepta un segundo parámetro que recibe los datos de la vista. </text:span></text:p>
      <text:p text:style-name="P594"><text:span text:style-name="T311"/></text:p>
      <text:p text:style-name="P656"><text:span text:style-name="T504">&lt;?php</text:span><text:span text:style-name="T311"> </text:span><text:span text:style-name="T471">if</text:span><text:span text:style-name="T311"> </text:span><text:span text:style-name="T485">(</text:span><text:span text:style-name="T311"> </text:span><text:span text:style-name="T485">!</text:span><text:span text:style-name="T311"> </text:span><text:span text:style-name="T556">defined</text:span><text:span text:style-name="T485">(</text:span><text:span text:style-name="T521">'BASEPATH'</text:span><text:span text:style-name="T485">))</text:span><text:span text:style-name="T311"> </text:span><text:span text:style-name="T471">exit</text:span><text:span text:style-name="T485">(</text:span><text:span text:style-name="T521">'No direct script access allowed'</text:span><text:span text:style-name="T485">)</text:span><text:span text:style-name="T538">;</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3">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Funcion normal que carga una vista</text:p>
      <text:p text:style-name="P663"><text:s text:c="8"/>*/</text:p>
      <text:p text:style-name="P661"><text:s text:c="8"/><text:span text:style-name="T450">public</text:span> <text:span text:style-name="T450">function</text:span> index<text:span text:style-name="T474">()</text:span><text:span text:style-name="T527">{</text:span></text:p>
      <text:p text:style-name="P661"><text:s text:c="16"/><text:span text:style-name="T508">$data</text:span> <text:span text:style-name="T474">=</text:span> <text:span text:style-name="T450">array</text:span><text:span text:style-name="T474">(</text:span></text:p>
      <text:p text:style-name="P661"><text:s text:c="24"/><text:span text:style-name="T513">'titulo'</text:span> <text:span text:style-name="T474">=&gt;</text:span> <text:span text:style-name="T513">'Noticias'</text:span><text:span text:style-name="T474">,</text:span> </text:p>
      <text:p text:style-name="P661"><text:soft-page-break/><text:s text:c="24"/><text:span text:style-name="T513">'titulo_articulo'</text:span> <text:span text:style-name="T474">=&gt;</text:span> <text:span text:style-name="T513">'mi primer artículo'</text:span><text:span text:style-name="T474">,</text:span> </text:p>
      <text:p text:style-name="P661"><text:s text:c="24"/><text:span text:style-name="T513">'articulo'</text:span> <text:span text:style-name="T474">=&gt;</text:span> <text:span text:style-name="T513">'cuerpo de mi primer artículo'</text:span><text:span text:style-name="T474">,</text:span> </text:p>
      <text:p text:style-name="P661"><text:s text:c="24"/><text:span text:style-name="T513">'fuente'</text:span> <text:span text:style-name="T474">=&gt;</text:span> <text:span text:style-name="T513">'Mi fuente'</text:span></text:p>
      <text:p text:style-name="P661"><text:s text:c="24"/><text:span text:style-name="T474">)</text:span><text:span text:style-name="T527">;</text:span></text:p>
      <text:p text:style-name="P661"><text:s text:c="16"/></text:p>
      <text:p text:style-name="P661"><text:s text:c="16"/><text:span text:style-name="T508">$</text:span><text:span text:style-name="T450">this</text:span><text:span text:style-name="T474">-&gt;</text:span><text:span text:style-name="T508">load</text:span><text:span text:style-name="T474">-&gt;</text:span>view<text:span text:style-name="T474">(</text:span><text:span text:style-name="T513">'noticias'</text:span><text:span text:style-name="T474">,</text:span><text:span text:style-name="T508">$data</text:span><text:span text:style-name="T474">)</text:span><text:span text:style-name="T527">;</text:span> <text:s text:c="11"/></text:p>
      <text:p text:style-name="P661"><text:s text:c="8"/><text:span text:style-name="T527">}</text:span></text:p>
      <text:p text:style-name="P660"/>
      <text:p text:style-name="P667">}</text:p>
      <text:p text:style-name="P591"><text:span text:style-name="T315">Los datos enviados a la vista también pueden ser arreglos, para recorrer el arreglo recibido se puede usar código PHP.</text:span></text:p>
      <text:p text:style-name="P591"><text:span text:style-name="T315"/></text:p>
      <text:p text:style-name="P581"><text:span text:style-name="T350">Vistas Como datos</text:span></text:p>
      <text:p text:style-name="P581"><text:span text:style-name="T315">En ocasiones puede ser que se necesite no mostrar la vista directamente al usuario para esto se puede usar el tercer parámetro del método </text:span><text:span text:style-name="T350">“view”</text:span><text:span text:style-name="T315">, es un método booleano que indica si la vista se devuelve como datos o no.</text:span></text:p>
      <text:p text:style-name="P581"><text:span text:style-name="T315"/></text:p>
      <text:p text:style-name="P657"><text:span text:style-name="T505">&lt;?php</text:span><text:span text:style-name="T313"> </text:span><text:span text:style-name="T472">if</text:span><text:span text:style-name="T313"> </text:span><text:span text:style-name="T486">(</text:span><text:span text:style-name="T313"> </text:span><text:span text:style-name="T486">!</text:span><text:span text:style-name="T313"> </text:span><text:span text:style-name="T557">defined</text:span><text:span text:style-name="T486">(</text:span><text:span text:style-name="T522">'BASEPATH'</text:span><text:span text:style-name="T486">))</text:span><text:span text:style-name="T313"> </text:span><text:span text:style-name="T472">exit</text:span><text:span text:style-name="T486">(</text:span><text:span text:style-name="T522">'No direct script access allowed'</text:span><text:span text:style-name="T486">)</text:span><text:span text:style-name="T539">;</text:span></text:p>
      <text:p text:style-name="P660"/>
      <text:p text:style-name="P661"><text:span text:style-name="T450">class</text:span> Noticias <text:span text:style-name="T450">extends</text:span> CI_Controller<text:span text:style-name="T527">{</text:span></text:p>
      <text:p text:style-name="P661"><text:s text:c="8"/><text:span text:style-name="T563">/**</text:span></text:p>
      <text:p text:style-name="P663"><text:s text:c="8"/>* función <text:span text:style-name="T624">constructora</text:span></text:p>
      <text:p text:style-name="P663"><text:s text:c="8"/>*/</text:p>
      <text:p text:style-name="P661"><text:s text:c="8"/><text:span text:style-name="T450">public</text:span> <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1"><text:s text:c="8"/><text:span text:style-name="T563">/**</text:span></text:p>
      <text:p text:style-name="P663"><text:s text:c="8"/>* <text:span text:style-name="T624">Función</text:span> normal que carga una vista</text:p>
      <text:p text:style-name="P663"><text:s text:c="8"/>*/</text:p>
      <text:p text:style-name="P661"><text:s text:c="8"/><text:span text:style-name="T450">public</text:span> <text:span text:style-name="T450">function</text:span> index<text:span text:style-name="T474">()</text:span><text:span text:style-name="T527">{</text:span></text:p>
      <text:p text:style-name="P661"><text:s text:c="16"/><text:span text:style-name="T508">$data</text:span> <text:span text:style-name="T474">=</text:span> <text:span text:style-name="T450">array</text:span><text:span text:style-name="T474">(</text:span></text:p>
      <text:p text:style-name="P661"><text:s text:c="24"/><text:span text:style-name="T513">'titulo'</text:span> <text:span text:style-name="T474">=&gt;</text:span> <text:span text:style-name="T513">'Noticias'</text:span><text:span text:style-name="T474">,</text:span> </text:p>
      <text:p text:style-name="P661"><text:s text:c="24"/><text:span text:style-name="T513">'titulo_articulo'</text:span> <text:span text:style-name="T474">=&gt;</text:span> <text:span text:style-name="T513">'mi primer artículo'</text:span><text:span text:style-name="T474">,</text:span> </text:p>
      <text:p text:style-name="P661"><text:s text:c="24"/><text:span text:style-name="T513">'articulo'</text:span> <text:span text:style-name="T474">=&gt;</text:span> <text:span text:style-name="T513">'cuerpo de mi primer artículo'</text:span><text:span text:style-name="T474">,</text:span> </text:p>
      <text:p text:style-name="P661"><text:s text:c="24"/><text:span text:style-name="T513">'fuente'</text:span> <text:span text:style-name="T474">=&gt;</text:span> <text:span text:style-name="T513">'Mi fuente'</text:span></text:p>
      <text:p text:style-name="P661"><text:s text:c="24"/><text:span text:style-name="T474">)</text:span><text:span text:style-name="T527">;</text:span></text:p>
      <text:p text:style-name="P661"><text:s text:c="16"/></text:p>
      <text:p text:style-name="P661"><text:s text:c="16"/><text:span text:style-name="T508">$html</text:span> <text:span text:style-name="T474">=</text:span> <text:span text:style-name="T508">$</text:span><text:span text:style-name="T450">this</text:span><text:span text:style-name="T474">-&gt;</text:span><text:span text:style-name="T508">load</text:span><text:span text:style-name="T474">-&gt;</text:span>view<text:span text:style-name="T474">(</text:span><text:span text:style-name="T513">'noticias'</text:span><text:span text:style-name="T474">,</text:span><text:span text:style-name="T508">$data</text:span><text:span text:style-name="T474">,</text:span>TRUE<text:span text:style-name="T474">)</text:span><text:span text:style-name="T527">;</text:span> <text:s text:c="14"/></text:p>
      <text:p text:style-name="P661"><text:s text:c="16"/><text:span text:style-name="T450">print</text:span> <text:span text:style-name="T508">$html</text:span><text:span text:style-name="T527">;</text:span></text:p>
      <text:p text:style-name="P661"><text:s text:c="8"/><text:span text:style-name="T527">}</text:span></text:p>
      <text:p text:style-name="P660"/>
      <text:p text:style-name="P667">}</text:p>
      <text:p text:style-name="P591"><text:span text:style-name="T313">En caso de que se envíe como tercer parámetro </text:span><text:span text:style-name="T606">“FALSE”</text:span><text:span text:style-name="T313">, la vista se mostrará al usuario de forma normal.</text:span></text:p>
      <text:p text:style-name="P591"><text:span text:style-name="T313"/></text:p>
      <text:p text:style-name="P591"><text:span text:style-name="T313"/></text:p>
      <text:p text:style-name="P591"><text:soft-page-break/><text:span text:style-name="T624">Modelos:</text:span></text:p>
      <text:p text:style-name="P554"><text:span text:style-name="T624">Los modelos son la parte primaria de una aplicación </text:span><text:span text:style-name="T62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54"><text:span text:style-name="T625"/></text:p>
      <text:p text:style-name="P555"><text:span text:style-name="T625">Un modelo es una clase que hereda o extiende a la clase </text:span><text:span text:style-name="T234">“CI_Model” </text:span><text:span text:style-name="T625">de la misma forma que el controlador es necesario la definición de la función constructora.</text:span></text:p>
      <text:p text:style-name="P555"><text:span text:style-name="T625"/></text:p>
      <text:p text:style-name="P653"><text:span text:style-name="T507">&lt;</text:span><text:span text:style-name="T497">?php</text:span> <text:span text:style-name="T450">if</text:span> <text:span text:style-name="T474">(</text:span> <text:span text:style-name="T474">!</text:span> <text:span text:style-name="T548">defined</text:span><text:span text:style-name="T474">(</text:span><text:span text:style-name="T513">'BASEPATH'</text:span><text:span text:style-name="T474">))</text:span> <text:span text:style-name="T450">exit</text:span><text:span text:style-name="T474">(</text:span><text:span text:style-name="T513">'No direct script access allowed'</text:span><text:span text:style-name="T474">)</text:span><text:span text:style-name="T527">;</text:span></text:p>
      <text:p text:style-name="P660"/>
      <text:p text:style-name="P661"><text:span text:style-name="T450">class</text:span> mimodelo <text:span text:style-name="T450">extends</text:span> CI_Model<text:span text:style-name="T527">{</text:span></text:p>
      <text:p text:style-name="P660"/>
      <text:p text:style-name="P661"><text:s text:c="8"/><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8"/><text:span text:style-name="T527">}</text:span></text:p>
      <text:p text:style-name="P660"/>
      <text:p text:style-name="P667">}</text:p>
      <text:p text:style-name="P582"><text:span text:style-name="T625">Cargar un modelo:</text:span></text:p>
      <text:p text:style-name="P555"><text:span text:style-name="T625">Un modelo solo puede ser cargado únicamente por un controlador, si se intenta cargarlo desde otro lugar, la aplicación no funcionará, para cargar el modelo se usa el método </text:span><text:span text:style-name="T234">“model”</text:span><text:span text:style-name="T625"> de la clase </text:span><text:span text:style-name="T234">“load” </text:span><text:span text:style-name="T625">seguido por el nombre del modelo, se recomienda hacerlo dentro del constructor de la clase.</text:span></text:p>
      <text:p text:style-name="P555"><text:span text:style-name="T625"/></text:p>
      <text:p text:style-name="P653"><text:span text:style-name="T507">&lt;?php</text:span><text:span text:style-name="T625"> </text:span><text:span text:style-name="T460">if</text:span><text:span text:style-name="T625"> </text:span><text:span text:style-name="T490">(</text:span><text:span text:style-name="T625"> </text:span><text:span text:style-name="T490">!</text:span><text:span text:style-name="T625"> </text:span><text:span text:style-name="T559">defined</text:span><text:span text:style-name="T490">(</text:span><text:span text:style-name="T524">'BASEPATH'</text:span><text:span text:style-name="T490">))</text:span><text:span text:style-name="T625"> </text:span><text:span text:style-name="T460">exit</text:span><text:span text:style-name="T490">(</text:span><text:span text:style-name="T524">'No direct script access allowed'</text:span><text:span text:style-name="T490">)</text:span><text:span text:style-name="T541">;</text:span></text:p>
      <text:p text:style-name="P660"/>
      <text:p text:style-name="P661"><text:span text:style-name="T450">class</text:span> Noticias <text:span text:style-name="T450">extends</text:span> CI_Controller<text:span text:style-name="T527">{</text:span></text:p>
      <text:p text:style-name="P660"/>
      <text:p text:style-name="P661"><text:s text:c="8"/><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model<text:span text:style-name="T474">(</text:span><text:span text:style-name="T513">'mimodelo'</text:span><text:span text:style-name="T474">)</text:span><text:span text:style-name="T527">;</text:span></text:p>
      <text:p text:style-name="P661"><text:s text:c="8"/><text:span text:style-name="T527">}</text:span></text:p>
      <text:p text:style-name="P660"/>
      <text:p text:style-name="P669"><text:span text:style-name="T527">}</text:span></text:p>
      <text:p text:style-name="P555"><text:span text:style-name="T625">Para conectarse a una base de datos CodeIgniter posee un fichero de configuración en </text:span><text:span text:style-name="T234">“application/config/database.php” </text:span><text:span text:style-name="T625">en el que se especifican los parámetros </text:span><text:span text:style-name="T625"><text:s/>de la configuración</text:span><text:span text:style-name="T626"> siendo los más importantes:</text:span></text:p>
      <text:p text:style-name="P610"><text:span text:style-name="T626"/></text:p>
      <text:p text:style-name="P653"><text:span text:style-name="T512">$active_group</text:span><text:span text:style-name="T626"> </text:span><text:span text:style-name="T491">=</text:span><text:span text:style-name="T626"> </text:span><text:span text:style-name="T525">'default'</text:span><text:span text:style-name="T542">;</text:span></text:p>
      <text:p text:style-name="P661"><text:span text:style-name="T508">$active_record</text:span> <text:span text:style-name="T474">=</text:span> TRUE<text:span text:style-name="T527">;</text:span></text:p>
      <text:p text:style-name="P660"/>
      <text:p text:style-name="P661"><text:span text:style-name="T508">$db</text:span><text:span text:style-name="T474">[</text:span><text:span text:style-name="T513">'default'</text:span><text:span text:style-name="T474">][</text:span><text:span text:style-name="T513">'hostname'</text:span><text:span text:style-name="T474">]</text:span> <text:span text:style-name="T474">=</text:span> <text:span text:style-name="T513">'localhost'</text:span><text:span text:style-name="T527">;</text:span></text:p>
      <text:p text:style-name="P661"><text:span text:style-name="T508">$db</text:span><text:span text:style-name="T474">[</text:span><text:span text:style-name="T513">'default'</text:span><text:span text:style-name="T474">][</text:span><text:span text:style-name="T513">'username'</text:span><text:span text:style-name="T474">]</text:span> <text:span text:style-name="T474">=</text:span> <text:span text:style-name="T513">'root'</text:span><text:span text:style-name="T527">;</text:span></text:p>
      <text:p text:style-name="P661"><text:span text:style-name="T508">$db</text:span><text:span text:style-name="T474">[</text:span><text:span text:style-name="T513">'default'</text:span><text:span text:style-name="T474">][</text:span><text:span text:style-name="T513">'password'</text:span><text:span text:style-name="T474">]</text:span> <text:span text:style-name="T474">=</text:span> <text:span text:style-name="T513">'</text:span><text:span text:style-name="T526">miclave</text:span><text:span text:style-name="T513">'</text:span><text:span text:style-name="T527">;</text:span></text:p>
      <text:p text:style-name="P661"><text:span text:style-name="T508">$db</text:span><text:span text:style-name="T474">[</text:span><text:span text:style-name="T513">'default'</text:span><text:span text:style-name="T474">][</text:span><text:span text:style-name="T513">'database'</text:span><text:span text:style-name="T474">]</text:span> <text:span text:style-name="T474">=</text:span> <text:span text:style-name="T513">'liposerv_ispade'</text:span><text:span text:style-name="T527">;</text:span></text:p>
      <text:p text:style-name="P670"><text:span text:style-name="T508">$db</text:span><text:span text:style-name="T474">[</text:span><text:span text:style-name="T513">'default'</text:span><text:span text:style-name="T474">][</text:span><text:span text:style-name="T513">'dbdriver'</text:span><text:span text:style-name="T474">]</text:span> <text:span text:style-name="T474">=</text:span> <text:span text:style-name="T513">'mysql'</text:span><text:span text:style-name="T527">;</text:span></text:p>
      <text:p text:style-name="P555"><text:soft-page-break/><text:span text:style-name="T626"/></text:p>
      <text:p text:style-name="P556"><text:span text:style-name="T627"/></text:p>
      <text:p text:style-name="P592"><text:span text:style-name="T627">Usar Los Helpers De CodeIgniter</text:span></text:p>
      <text:p text:style-name="P557"><text:span text:style-name="T628">Los </text:span><text:span text:style-name="T235">“helpers”</text:span><text:span text:style-name="T628"> son elementos que ayudan con determinadas tareas como crear formularios, manejo de URI, manejo de fechas, manejo textos, etc. </text:span><text:span text:style-name="T629">En CodeIgniter los “</text:span><text:span text:style-name="T236">helpers” </text:span><text:span text:style-name="T629">no están escritos en formato orientado a objetos, son ficheros de código PHP que contienen funciones sin dependencia con otras funciones, los helpers están ubicados en la ruta </text:span><text:span text:style-name="T236">“system/helpers”</text:span><text:span text:style-name="T629"> o </text:span><text:span text:style-name="T236">“application/helpers</text:span><text:span text:style-name="T629">”,</text:span><text:span text:style-name="T236"> </text:span><text:span text:style-name="T629">cuando el desarrollador crea sus propio helpers los ubica en la segunda ruta lugar en el que CodeIgniter buscará primero de no encontrarlo en esa ruta buscara en la ruta principal.</text:span></text:p>
      <text:p text:style-name="P557"><text:span text:style-name="T628"/></text:p>
      <text:p text:style-name="P583"><text:span text:style-name="T630">Cargar un Helper:</text:span></text:p>
      <text:p text:style-name="P583"><text:span text:style-name="T314">Para cargar un helper se usa el método </text:span><text:span text:style-name="T630">“helper” </text:span><text:span text:style-name="T314">de la clase </text:span><text:span text:style-name="T630">“load” </text:span><text:span text:style-name="T314">pasando como parámetro el nombre del helper, se recomienda cargar los helpers en el constructor de la clase.</text:span></text:p>
      <text:p text:style-name="P583"><text:span text:style-name="T314"/></text:p>
      <text:p text:style-name="P658"><text:span text:style-name="T506">&lt;?php</text:span><text:span text:style-name="T314"> </text:span><text:span text:style-name="T473">if</text:span><text:span text:style-name="T314"> </text:span><text:span text:style-name="T487">(</text:span><text:span text:style-name="T314"> </text:span><text:span text:style-name="T487">!</text:span><text:span text:style-name="T314"> </text:span><text:span text:style-name="T558">defined</text:span><text:span text:style-name="T487">(</text:span><text:span text:style-name="T523">'BASEPATH'</text:span><text:span text:style-name="T487">))</text:span><text:span text:style-name="T314"> </text:span><text:span text:style-name="T473">exit</text:span><text:span text:style-name="T487">(</text:span><text:span text:style-name="T523">'No direct script access allowed'</text:span><text:span text:style-name="T487">)</text:span><text:span text:style-name="T540">;</text:span></text:p>
      <text:p text:style-name="P660"/>
      <text:p text:style-name="P661"><text:span text:style-name="T450">class</text:span> Noticias <text:span text:style-name="T450">extends</text:span> CI_Controller<text:span text:style-name="T527">{</text:span></text:p>
      <text:p text:style-name="P660"/>
      <text:p text:style-name="P661"><text:s text:c="8"/><text:span text:style-name="T450">function</text:span> <text:span text:style-name="T548">__construct</text:span><text:span text:style-name="T474">()</text:span><text:span text:style-name="T527">{</text:span></text:p>
      <text:p text:style-name="P661"><text:s text:c="16"/><text:span text:style-name="T450">parent</text:span><text:span text:style-name="T527">::</text:span><text:span text:style-name="T548">__construct</text:span><text:span text:style-name="T474">()</text:span><text:span text:style-name="T527">;</text:span></text:p>
      <text:p text:style-name="P661"><text:s text:c="16"/><text:span text:style-name="T508">$</text:span><text:span text:style-name="T450">this</text:span><text:span text:style-name="T474">-&gt;</text:span><text:span text:style-name="T508">load</text:span><text:span text:style-name="T474">-&gt;</text:span>helper<text:span text:style-name="T474">(</text:span><text:span text:style-name="T513">'url'</text:span><text:span text:style-name="T474">)</text:span><text:span text:style-name="T527">;</text:span></text:p>
      <text:p text:style-name="P661"><text:s text:c="8"/><text:span text:style-name="T527">}</text:span></text:p>
      <text:p text:style-name="P660"/>
      <text:p text:style-name="P667">}</text:p>
      <text:p text:style-name="P583"><text:span text:style-name="T630">Helper modo de uso</text:span></text:p>
      <text:p text:style-name="P558"><text:span text:style-name="T630">Para usar un helper se accede a sus funciones en la forma convencional de invocar a una función PHP, vasta con escribir el nombre de una función contenida en el helper directamente en el código y pasarle los parámetros requeridos por la misma.</text:span></text:p>
      <text:p text:style-name="P558"><text:span text:style-name="T630"/></text:p>
      <text:p text:style-name="P583"><text:span text:style-name="T630">Crear un helper</text:span></text:p>
      <text:p text:style-name="P558"><text:span text:style-name="T630">CodeIgniter posee un directorio en el cual se puede crear helpers </text:span><text:span text:style-name="T237">“application/helpers”</text:span><text:span text:style-name="T630"> se puede tomar referencia de un fichero de helper de CodeIgniter para su estructura el nombre del helper debe terminar con </text:span><text:span text:style-name="T237">“_helper.php”</text:span><text:span text:style-name="T630"> para que CodeIgniter lo reconozca como tal, la forma de usarlo es la misma que con un helper normal</text:span></text:p>
      <text:p text:style-name="P557"><text:span text:style-name="T628"/></text:p>
      <text:p text:style-name="P591">Usar Las Bibliotecas De CodeIgniter</text:p>
      <text:p text:style-name="P591"/>
      <text:p text:style-name="P87">5.2.6.6.<text:tab/>Crear Bibliotecas En CodeIgniter</text:p>
      <text:p text:style-name="P87">5.2.6.7.<text:tab/>Ruteo URI</text:p>
      <text:p text:style-name="P87"/>
      <text:p text:style-name="P87"/>
      <text:p text:style-name="P87"/>
      <text:p text:style-name="P87"/>
      <text:p text:style-name="P87"/>
      <text:p text:style-name="P87"/>
      <text:p text:style-name="P87"><text:soft-page-break/>5.2.6.8.<text:tab/>Funciones Comunes</text:p>
      <text:p text:style-name="P87">5.2.6.9.<text:tab/>Manejo de Errores</text:p>
      <text:p text:style-name="P87">5.2.6.10.<text:tab/>Seguridad</text:p>
      <text:p text:style-name="P87">5.2.6.11.<text:tab/>Estilo y Sintaxis Generales</text:p>
      <text:p text:style-name="P87">5.2.7.<text:tab/>Clases de CodeIgniter </text:p>
      <text:p text:style-name="P87">5.2.7.1.<text:tab/>Clase Config</text:p>
      <text:p text:style-name="P87">5.2.7.2.<text:tab/>Clase Database</text:p>
      <text:p text:style-name="P87">5.2.7.3.<text:tab/>Clase Email</text:p>
      <text:p text:style-name="P87">5.2.7.4.<text:tab/>Clase Encrypt</text:p>
      <text:p text:style-name="P87">5.2.7.5.<text:tab/>Clase Input</text:p>
      <text:p text:style-name="P87">5.2.7.6.<text:tab/>Clase Pagination</text:p>
      <text:p text:style-name="P87">5.2.7.7.<text:tab/>Clase Session</text:p>
      <text:p text:style-name="P87">5.2.7.8.<text:tab/>Clase Upload</text:p>
      <text:p text:style-name="P87">5.2.8.<text:tab/>Helpers de CodeIgniter</text:p>
      <text:p text:style-name="P87">5.2.8.1.<text:tab/>Helper Download</text:p>
      <text:p text:style-name="P87">5.2.8.2.<text:tab/>Helper Form</text:p>
      <text:p text:style-name="P87">5.2.8.3.<text:tab/>Helper URL</text:p>
      <text:p text:style-name="P87"/>
      <text:p text:style-name="P87"/>
      <text:p text:style-name="P87"/>
      <text:p text:style-name="P87">5.3.<text:tab/>IntroducciónA Bootstrap CSS</text:p>
      <text:p text:style-name="P87">5.3.1.<text:tab/>Como UsarBootstrap</text:p>
      <text:p text:style-name="P87">5.3.2.<text:tab/>Sintaxis De Bootstrap</text:p>
      <text:p text:style-name="P87">5.3.3.<text:tab/>Prestaciones Del Framework Bootstrap</text:p>
      <text:p text:style-name="P87">5.3.4.<text:tab/>Scaffolding</text:p>
      <text:p text:style-name="P87">5.3.4.1.<text:tab/>Grid System</text:p>
      <text:p text:style-name="P87">5.3.4.2.<text:tab/>Fluid Grid System</text:p>
      <text:p text:style-name="P87">5.3.4.3.<text:tab/>Layouts</text:p>
      <text:p text:style-name="P87">5.3.5.<text:tab/>Base CSS</text:p>
      <text:p text:style-name="P87">5.3.5.1.<text:tab/>Tables</text:p>
      <text:p text:style-name="P87">5.3.5.2.<text:tab/>Forms</text:p>
      <text:p text:style-name="P87">5.3.5.3.<text:tab/>Buttons</text:p>
      <text:p text:style-name="P87">5.3.5.4.<text:tab/>Images</text:p>
      <text:p text:style-name="P87">5.3.5.5.<text:tab/>Icons</text:p>
      <text:p text:style-name="P87">5.3.6.<text:tab/>Components</text:p>
      <text:p text:style-name="P87">5.3.6.1.<text:tab/>Dropdowns</text:p>
      <text:p text:style-name="P87">5.3.6.2.<text:tab/>Button Dropdowns</text:p>
      <text:p text:style-name="P87">5.3.6.3.<text:tab/>Nav</text:p>
      <text:p text:style-name="P87">5.3.6.4.<text:tab/>Navbar</text:p>
      <text:p text:style-name="P87">5.3.6.5.<text:tab/>Pagination</text:p>
      <text:p text:style-name="P87">5.3.6.6.<text:tab/>Labels</text:p>
      <text:p text:style-name="P87">5.3.6.7.<text:tab/>Alerts</text:p>
      <text:p text:style-name="P87">5.3.7.<text:tab/>Java Script</text:p>
      <text:p text:style-name="P87">5.3.7.1.<text:tab/>Modal</text:p>
      <text:p text:style-name="P87">5.3.7.2.<text:tab/>Tab</text:p>
      <text:p text:style-name="P87">5.3.7.3.<text:tab/>Tooltip</text:p>
      <text:p text:style-name="P87">5.3.7.4.<text:tab/>Collapse</text:p>
      <text:p text:style-name="P87">6.<text:tab/>Capítulo VI</text:p>
      <text:p text:style-name="P87"/>
      <text:p text:style-name="P74"/>
      <text:p text:style-name="P74">3.<text:tab/>Capítulo III</text:p>
      <text:p text:style-name="P74">3.1.<text:tab/>Recolección De Información</text:p>
      <text:p text:style-name="P74">3.1.1.<text:tab/>Identificar Fuentes De Información</text:p>
      <text:p text:style-name="P74"><text:soft-page-break/>3.2.<text:tab/>Definición De Problema. ¿Qué Es Un CMS?</text:p>
      <text:p text:style-name="P163">Es necesario conocer lo más que se pueda lo que es un CMS, con esto me refiero saber lo que es más allá de los conceptos, su funcionalidad, su objetivo,empezaré citando la definición de Wikipedia la cual dice </text:p>
      <text:p text:style-name="P17"/>
      <text:p text:style-name="P17"><text:span text:style-name="T2">“</text:span><text:span text:style-name="T118">referencia wikipedia</text:span><text:span text:style-name="T2">”</text:span></text:p>
      <text:p text:style-name="P17"/>
      <text:p text:style-name="P163">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2361015353340396016" text:style-name="WWNum2">
        <text:list-item>
          <text:p text:style-name="P635">Maneja las Imágenes</text:p>
        </text:list-item>
      </text:list>
      <text:p text:style-name="P620">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216462700" text:continue-numbering="true" text:style-name="WWNum2">
        <text:list-item>
          <text:p text:style-name="P635">Manejar Videos </text:p>
        </text:list-item>
      </text:list>
      <text:p text:style-name="P620">EL soporte de videos esta dado simplemente con mostrar videos de servidores externos el único a soportar será Youtube</text:p>
      <text:p text:style-name="P12"/>
      <text:list xml:id="list993940648" text:continue-numbering="true" text:style-name="WWNum2">
        <text:list-item>
          <text:p text:style-name="P635">Google CustomSearch (GCS)</text:p>
        </text:list-item>
      </text:list>
      <text:p text:style-name="P620">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620">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642">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803743634" text:continue-numbering="true" text:style-name="WWNum2">
        <text:list-item>
          <text:p text:style-name="P635">Google Analytics (GA)</text:p>
        </text:list-item>
      </text:list>
      <text:p text:style-name="P620">Una vez que se pone en funcionamiento el sitio es necesario conocer sus estadísticas, la intención de este trabajo no es de mencionar cuantos <text:soft-page-break/>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487883439" text:continue-numbering="true" text:style-name="WWNum2">
        <text:list-item>
          <text:p text:style-name="P635">Google Maps</text:p>
        </text:list-item>
      </text:list>
      <text:p text:style-name="P620">Es un servicio de mapas, lo vamos a usar en lo mas básico que es mostrar la ubicación de la empresa en la pagina de contactos.</text:p>
      <text:p text:style-name="P17"/>
      <text:list xml:id="list650458010" text:continue-numbering="true" text:style-name="WWNum2">
        <text:list-item>
          <text:p text:style-name="P635">SEO Básico</text:p>
        </text:list-item>
        <text:list-item>
          <text:p text:style-name="P646"><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635">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620">Twitter</text:p>
      <text:p text:style-name="P620">Facebook</text:p>
      <text:p text:style-name="P620">Google Plus</text:p>
      <text:p text:style-name="P12"/>
      <text:p text:style-name="P74">3.2.1.<text:tab/>Definición De CMS</text:p>
      <text:p text:style-name="P74">3.2.2.<text:tab/>Historia De CMS</text:p>
      <text:p text:style-name="P74">3.2.3.<text:tab/>Tipos De CMS</text:p>
      <text:p text:style-name="P74">3.2.3.1.<text:tab/>Abiertos</text:p>
      <text:p text:style-name="P74">3.2.3.2.<text:tab/>Cerrados</text:p>
      <text:p text:style-name="P74">3.2.3.3.<text:tab/>Comerciales</text:p>
      <text:p text:style-name="P74">3.3.<text:tab/>Ventajas </text:p>
      <text:p text:style-name="P74">3.4.<text:tab/>Desventajas</text:p>
      <text:p text:style-name="P74">3.5.<text:tab/>Estudio Del Funcionamiento De Un CMS</text:p>
      <text:p text:style-name="P74">3.5.1.<text:tab/>Análisis De Las Prestaciones</text:p>
      <text:p text:style-name="P74">3.5.2.<text:tab/>Reconocimiento De La Estructura De Un CMS</text:p>
      <text:p text:style-name="P74">3.5.3.<text:tab/>Manejo De La Información Del Sitio Por Parte Del CMS</text:p>
      <text:p text:style-name="P74">3.5.4.<text:tab/>Almacenamiento De Datos</text:p>
      <text:p text:style-name="P74">3.5.5.<text:tab/>Manipulación De Datos Por El Usuario</text:p>
      <text:p text:style-name="P74">3.5.6.<text:tab/>Flujo De Datos</text:p>
      <text:p text:style-name="P74">3.5.7.<text:tab/>Conclusiones</text:p>
      <text:p text:style-name="P74">4.<text:tab/>Capítulo IV</text:p>
      <text:p text:style-name="P74">4.1.<text:tab/>Definición De Las Prestaciones Del Sistema</text:p>
      <text:p text:style-name="P74"><text:soft-page-break/>4.1.1.<text:tab/>Análisis De Requerimientos</text:p>
      <text:p text:style-name="P74">4.1.1.1.<text:tab/>Hardware</text:p>
      <text:p text:style-name="P74">4.1.1.2.<text:tab/>Software</text:p>
      <text:p text:style-name="P74">4.1.1.3.<text:tab/>Personal Humano</text:p>
      <text:p text:style-name="P74">4.1.2.<text:tab/>Definición De Funcionalidades Del Sistema</text:p>
      <text:p text:style-name="P74">4.2.<text:tab/>Creación Del Modelo De Base De Datos</text:p>
      <text:p text:style-name="P74">4.2.1.<text:tab/>Creando El Primer Modelo</text:p>
      <text:p text:style-name="P74">4.2.2.<text:tab/>Sometiendo A Pruebas Modelo</text:p>
      <text:p text:style-name="P74">4.2.3.<text:tab/>Definición De Funciones Y Vistas</text:p>
      <text:p text:style-name="P74">4.3.<text:tab/>Análisis Diseño Lógico Del Sistema</text:p>
      <text:p text:style-name="P74">4.3.1.<text:tab/>Casos De Uso</text:p>
      <text:p text:style-name="P74">4.3.2.<text:tab/>Crear Diagramas De Modelo UML</text:p>
      <text:p text:style-name="P74">4.4.<text:tab/>Elaboración Completa Del Sistema En Diagramas</text:p>
      <text:p text:style-name="P74">4.4.1.<text:tab/>Diagrama De Bases De Datos</text:p>
      <text:p text:style-name="P74">4.4.2.<text:tab/>Diagrama De Clases</text:p>
      <text:p text:style-name="P74">4.5.<text:tab/>Dividir La Estructura Del Sistema</text:p>
      <text:p text:style-name="P74">4.5.1.<text:tab/>Introducción A Patrones De Diseño</text:p>
      <text:p text:style-name="P74">4.5.2.<text:tab/>Estructura Del Sistema Con Boilerplate</text:p>
      <text:p text:style-name="P74">5.<text:tab/>Capítulo V</text:p>
      <text:p text:style-name="P74">5.1.<text:tab/>Análisis General A Los Frameworks CodeIgniter Y Bootstrap</text:p>
      <text:p text:style-name="P74">5.1.1.<text:tab/>Propósitos</text:p>
      <text:p text:style-name="P74">5.1.2.<text:tab/>Estructura</text:p>
      <text:p text:style-name="P74">5.1.3.<text:tab/>Requerimientos</text:p>
      <text:p text:style-name="P74">6.1.<text:tab/>Análisis De Interfaz De Usuario</text:p>
      <text:p text:style-name="P74">6.1.1.<text:tab/>Interfaz de Administrador</text:p>
      <text:p text:style-name="P74">6.1.2.<text:tab/>Interfaz de Usuario</text:p>
      <text:p text:style-name="P74">6.2.<text:tab/>Construcción De Interfaces</text:p>
      <text:p text:style-name="P74">6.2.1.<text:tab/>Construcción De Interfaz Administrador Con Bootstrap</text:p>
      <text:p text:style-name="P74">6.2.2.<text:tab/>Construcción De Interfaz Usuario Con Bootstrap</text:p>
      <text:p text:style-name="P74">6.3.<text:tab/>Pruebas De Interfaces</text:p>
      <text:p text:style-name="P74">6.3.1.<text:tab/>Implementación De <text:s/>Modelos</text:p>
      <text:p text:style-name="P74">6.3.2.<text:tab/>Implementación Modelo De Base Datos</text:p>
      <text:p text:style-name="P74">6.3.3.<text:tab/>Implementación Modelo De Clases</text:p>
      <text:p text:style-name="P74">6.3.4.<text:tab/>Implementación Diagrama General Del Sistema</text:p>
      <text:p text:style-name="P74">6.4.<text:tab/>Pruebas Del Sistema</text:p>
      <text:p text:style-name="P74">6.5.<text:tab/>Correcciones Al Sistema</text:p>
      <text:p text:style-name="P74">6.6.<text:tab/>Publicación Del Sistema</text:p>
      <text:p text:style-name="P74">7.<text:tab/>Capítulo VII</text:p>
      <text:p text:style-name="P74">7.1.<text:tab/>Conclusiones</text:p>
      <text:p text:style-name="P74">7.2.<text:tab/>Recomendaciones</text:p>
      <text:p text:style-name="P74">7.3.<text:tab/>Bibliografía</text:p>
      <text:p text:style-name="P17"/>
      <text:p text:style-name="P74">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163">[3] dibujo de la aprne de wikipedia</text:p>
      <text:p text:style-name="P163">[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163">[6]Van Gurp J. y Bosch J. 2001. Implementation and Evolution of Object-Oriented Frameworks: concepts &amp; guidelines. Software: Practice andExperience. pp. 277-300</text:p>
      <text:p text:style-name="P163">[7]</text:p>
      <text:p text:style-name="P163">[8]http://eugeniabahit.blogspot.com/p/poo-y-mvc-en-php.html</text:p>
      <text:p text:style-name="P17"><text:span text:style-name="T2">[9]http://</text:span><text:span text:style-name="T121">www.desarrolloweb.com</text:span><text:span text:style-name="T2">/articulos/que-es-html.html</text:span></text:p>
      <text:p text:style-name="P17"><text:soft-page-break/><text:span text:style-name="T2">[10]</text:span><text:a xlink:type="simple" xlink:href="http://es.wikipedia.org/wiki/HTML#Historia_de_HTML"><text:span text:style-name="Internet_20_link"><text:span text:style-name="T2">http://es.wikipedia.org/wiki/HTML#Historia_de_HTML</text:span></text:span></text:a></text:p>
      <text:p text:style-name="P163">[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163">[15]http://www.cristalab.com/tutoriales/introduccion-a-html5-c92171l/</text:p>
      <text:p text:style-name="P17"><text:span text:style-name="T2">[16]</text:span><text:a xlink:type="simple" xlink:href="http://www.w3schools.com/cssref/css_selectors.asp">http://www.w3schools.com/cssref/css_selectors.asp</text:a></text:p>
      <text:p text:style-name="P163"/>
      <text:p text:style-name="P543"><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543">pie de pagina</text:p>
      <text:p text:style-name="P543"/>
      <text:p text:style-name="P543"/>
      <text:p text:style-name="P543"/>
      <text:p text:style-name="P543">articulos del home</text:p>
      <text:p text:style-name="P543"><draw:frame draw:style-name="fr9" draw:name="gráficos2" text:anchor-type="paragraph" svg:width="15.589cm" svg:height="3.814cm" draw:z-index="1"><draw:image xlink:href="Pictures/10000000000005550000014EEE83631A.png" xlink:type="simple" xlink:show="embed" xlink:actuate="onLoad"/></draw:frame>carrucel</text:p>
      <text:p text:style-name="P543"><draw:frame draw:style-name="fr9" draw:name="gráficos3" text:anchor-type="paragraph" svg:width="15.589cm" svg:height="6.452cm" draw:z-index="3"><draw:image xlink:href="Pictures/100000000000055500000235C122A64C.png" xlink:type="simple" xlink:show="embed" xlink:actuate="onLoad"/></draw:frame></text:p>
      <text:p text:style-name="P543"/>
      <text:p text:style-name="P543">menu superior</text:p>
      <text:p text:style-name="P543"/>
      <text:p text:style-name="P544"><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544"/>
      <text:p text:style-name="P544"><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3</text:page-number></text:span><text:span text:style-name="MT1"> de </text:span><text:span text:style-name="MT1"><text:page-count>9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9T17:28:50</dc:date>
    <meta:editing-cycles>591</meta:editing-cycles>
    <meta:editing-duration>P6DT8H10M45S</meta:editing-duration>
    <meta:generator>LibreOffice/4.0.2.2$Linux_x86 LibreOffice_project/400m0$Build-2</meta:generator>
    <meta:document-statistic meta:table-count="20" meta:image-count="15" meta:object-count="0" meta:page-count="98" meta:paragraph-count="2499" meta:word-count="27323" meta:character-count="172234" meta:non-whitespace-character-count="144416"/>
    <meta:template xlink:type="simple" xlink:actuate="onRequest" xlink:title="Normal" xlink:href=""/>
  </office:meta>
</office:document-meta>
</file>